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fo:font-size="9pt" style:font-size-asian="9pt" style:font-size-complex="9pt"/>
    </style:style>
    <style:style style:name="P3" style:family="paragraph" style:parent-style-name="Standard">
      <style:text-properties fo:color="#c9211e" loext:opacity="100%" fo:font-size="9pt" fo:font-weight="bold" style:font-size-asian="9pt" style:font-weight-asian="bold" style:font-size-complex="9pt" style:font-weight-complex="bold"/>
    </style:style>
    <style:style style:name="P4" style:family="paragraph" style:parent-style-name="Standard">
      <style:text-properties fo:font-size="9pt" style:font-size-asian="9pt" style:font-size-complex="9pt"/>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023-10-16 19:12:43.467 +02:00 [DBG] Logger successfully initialized.</text:p>
      <text:p text:style-name="P2">2023-10-16 19:12:43.486 +02:00 [DBG] Reverser initialized.</text:p>
      <text:p text:style-name="P2">2023-10-16 19:12:43.488 +02:00 [DBG] Start initializing translations.</text:p>
      <text:p text:style-name="P2">2023-10-16 19:12:43.530 +02:00 [DBG] Translations successfully initialized.</text:p>
      <text:p text:style-name="P2">2023-10-16 19:12:50.624 +02:00 [DBG] Start initializing source files.</text:p>
      <text:p text:style-name="P2">2023-10-16 19:12:50.629 +02:00 [DBG] Source files successfully initialized.</text:p>
      <text:p text:style-name="P2"/>
      <text:p text:style-name="P2">2023-10-16 19:12:50.631 +02:00 [INF] Start translating <text:span text:style-name="T1">C:\Users\fkinz\source\repos\FolkerKinzel.Strings\src\FolkerKinzel.Strings\Intls\CollectionConverter.cs</text:span></text:p>
      <text:p text:style-name="P2">2023-10-16 19:12:50.634 +02:00 [INF] Save<text:line-break/>C:\Users\fkinz\source\repos\FolkerKinzel.Strings\src\FolkerKinzel.Strings\Intls\CollectionConverter.cs to<text:line-break/>C:\Users\fkinz\source\repos\FolkerKinzel.Strings\src\FolkerKinzel.Strings\Intls\CollectionConverter.cs.</text:p>
      <text:p text:style-name="P2"/>
      <text:p text:style-name="P2">2023-10-16 19:12:50.636 +02:00 [INF] Start translating <text:span text:style-name="T1">C:\Users\fkinz\source\repos\FolkerKinzel.Strings\src\FolkerKinzel.Strings\Intls\Utf8Validator.cs</text:span></text:p>
      <text:p text:style-name="P2">2023-10-16 19:12:50.718 +02:00 [INF] Try to translate: <text:s/>Provides methods to examine data in order to see whether it is UTF-8 text. </text:p>
      <text:p text:style-name="P2">2023-10-16 19:12:50.724 +02:00 [INF] Translation found: Provides methods to examine data in order to see whether it is UTF-8 text.</text:p>
      <text:p text:style-name="P2">2023-10-16 19:12:50.777 +02:00 [INF] Try to translate: <text:s/>ctor </text:p>
      <text:p text:style-name="P2">2023-10-16 19:12:50.779 +02:00 [INF] Translation found: ctor</text:p>
      <text:p text:style-name="P2">2023-10-16 19:12:50.780 +02:00 [INF] Try to translate: <text:s/>Tests whether the byte sequence of &lt;paramref name="stream" /&gt; that starts with the current &lt;see cref="Stream.Position" /&gt; and is at least &lt;paramref name="count" /&gt; characters long is UTF-8 text. The method takes the Byte Order Mark (BOM) into account. </text:p>
      <text:p text:style-name="P2">2023-10-16 19:12:50.783 +02:00 [INF] Translation found: Tests whether the byte sequence of &lt;paramref name="stream"/&gt; that starts with the current &lt;see cref="Stream.Position"/&gt; and is at least &lt;paramref name="count"/&gt; characters long is UTF-8 text. The method takes the Byte Order Mark (BOM) into account.</text:p>
      <text:p text:style-name="P2">2023-10-16 19:12:50.784 +02:00 [INF] Try to translate: The &lt;see cref="Stream" /&gt; to examine.</text:p>
      <text:p text:style-name="P2">2023-10-16 19:12:50.785 +02:00 [INF] Translation found: The &lt;see cref="Stream"/&gt; to examine.</text:p>
      <text:p text:style-name="P2">2023-10-16 19:12:50.786 +02:00 [INF] Try to translate: The number of characters to examine at least. If &lt;paramref name="count" /&gt; is larger than &lt;paramref name="stream" /&gt; has data, &lt;paramref name="stream" /&gt; is examined until EOF. Passing a negative number to this parameter lets the method examine the whole &lt;paramref name="stream" /&gt; from the current position until EOF. Passing &lt;c&gt;0&lt;/c&gt; lets the method examine the BOM only.</text:p>
      <text:p text:style-name="P2">2023-10-16 19:12:50.788 +02:00 [INF] Translation found: The number of characters to examine at least. If &lt;paramref name="count"/&gt; is larger than &lt;paramref name="stream"/&gt; has data, &lt;paramref name="stream"/&gt; is examined until EOF. Passing a negative number to this parameter lets the method examine the whole &lt;paramref name="stream"/&gt; from the current position until EOF. Passing &lt;c&gt;0&lt;/c&gt; lets the method examine the BOM only.</text:p>
      <text:p text:style-name="P2">2023-10-16 19:12:50.790 +02:00 [INF] Try to translate: &lt;c&gt;false&lt;/c&gt; to let the method close the &lt;paramref name="stream" /&gt;, &lt;c&gt;true&lt;/c&gt; otherwise.</text:p>
      <text:p text:style-name="P2">2023-10-16 19:12:50.794 +02:00 [INF] Translation found: &lt;c&gt;false&lt;/c&gt; to let the method close the &lt;paramref name="stream"/&gt;, &lt;c&gt;true&lt;/c&gt; otherwise.</text:p>
      <text:p text:style-name="P2">2023-10-16 19:12:50.796 +02:00 [INF] Try to translate: &lt;c&gt;true&lt;/c&gt; if &lt;paramref name="stream" /&gt; might be UTF-8 text, otherwise &lt;c&gt;false&lt;/c&gt;. If the method finds a UTF-8 BOM, it always returns &lt;c&gt;true&lt;/c&gt;. If &lt;paramref name="count" /&gt; is &lt;c&gt;0&lt;/c&gt; and there's no BOM, it returns &lt;c&gt;false&lt;/c&gt;.</text:p>
      <text:p text:style-name="P2">2023-10-16 19:12:50.797 +02:00 [INF] Translation found: &lt;c&gt;true&lt;/c&gt; if &lt;paramref name="stream"/&gt; might be UTF-8 text, otherwise &lt;c&gt;false&lt;/c&gt;. If the method finds a UTF-8 BOM, it always returns &lt;c&gt;true&lt;/c&gt;. If &lt;paramref name="count"/&gt; is &lt;c&gt;0&lt;/c&gt; and there's no BOM, it returns &lt;c&gt;false&lt;/c&gt;.</text:p>
      <text:p text:style-name="P2">2023-10-16 19:12:50.798 +02:00 [INF] Try to translate: &lt;paramref name="stream" /&gt; is &lt;c&gt;null&lt;/c&gt;.</text:p>
      <text:p text:style-name="P2">2023-10-16 19:12:50.799 +02:00 [INF] Translation found: &lt;paramref name="stream"/&gt; is &lt;c&gt;null&lt;/c&gt;.</text:p>
      <text:p text:style-name="P2">2023-10-16 19:12:50.800 +02:00 [INF] Try to translate: I/O error.</text:p>
      <text:p text:style-name="P2">2023-10-16 19:12:50.801 +02:00 [INF] Translation found: I/O error.</text:p>
      <text:p text:style-name="P2">2023-10-16 19:12:50.802 +02:00 [INF] Try to translate: &lt;paramref name="stream" /&gt; was already closed.</text:p>
      <text:p text:style-name="P2">2023-10-16 19:12:50.803 +02:00 [INF] Translation found: &lt;paramref name="stream"/&gt; was already closed.</text:p>
      <text:p text:style-name="P2">2023-10-16 19:12:50.804 +02:00 [INF] Try to translate: &lt;paramref name="stream" /&gt; is not readable or &lt;paramref name="stream" /&gt; does not support seek operations.</text:p>
      <text:p text:style-name="P2">2023-10-16 19:12:50.805 +02:00 [INF] Translation found: </text:p>
      <text:p text:style-name="P2">2023-10-16 19:12:50.807 +02:00 [INF] Try to translate: <text:s/>Tests whether the &lt;see cref="byte" /&gt; sequence of &lt;paramref name="stream" /&gt; that starts with the current &lt;see cref="Stream.Position" /&gt; and is at least &lt;paramref name="count" /&gt; characters long is valid UTF-8 text. </text:p>
      <text:p text:style-name="P2">2023-10-16 19:12:50.808 +02:00 [INF] Translation found: </text:p>
      <text:p text:style-name="P2">2023-10-16 19:12:50.812 +02:00 [INF] Try to translate: The &lt;see cref="Stream" /&gt; to examine.</text:p>
      <text:p text:style-name="P2">2023-10-16 19:12:50.813 +02:00 [INF] Translation found: The &lt;see cref="Stream"/&gt; to examine.</text:p>
      <text:p text:style-name="P2">2023-10-16 19:12:50.814 +02:00 [INF] Try to translate: The number of characters to examine from the &lt;paramref name="stream" /&gt; at least. If &lt;paramref name="count" /&gt; is larger than &lt;paramref name="stream" /&gt; has data, &lt;paramref name="stream" /&gt; is examined until EOF. Passing a negative number to this parameter lets the method examine from the current position until EOF. &lt;c&gt;0&lt;/c&gt; is not allowed.</text:p>
      <text:p text:style-name="P2">2023-10-16 19:12:50.816 +02:00 [INF] Translation found: The number of characters to examine from the &lt;paramref name="stream"/&gt; at least. If &lt;paramref name="count"/&gt; is larger than &lt;paramref name="stream"/&gt; has data, &lt;paramref name="stream"/&gt; is examined until EOF. Passing a negative number to this parameter lets the method examine from the current position until EOF. &lt;c&gt;0&lt;/c&gt; is not allowed.</text:p>
      <text:p text:style-name="P2">2023-10-16 19:12:50.817 +02:00 [INF] Try to translate: &lt;c&gt;false&lt;/c&gt; to let the method close the &lt;paramref name="stream" /&gt;, &lt;c&gt;true&lt;/c&gt; otherwise.</text:p>
      <text:p text:style-name="P2">2023-10-16 19:12:50.818 +02:00 [INF] Translation found: &lt;c&gt;false&lt;/c&gt; to let the method close the &lt;paramref name="stream"/&gt;, &lt;c&gt;true&lt;/c&gt; otherwise.</text:p>
      <text:p text:style-name="P2">2023-10-16 19:12:50.819 +02:00 [INF] Try to translate: &lt;c&gt;true&lt;/c&gt; if the examined sequence in &lt;paramref name="stream" /&gt; is valid UTF-8 text, otherwise &lt;c&gt;false&lt;/c&gt;.</text:p>
      <text:p text:style-name="P2">2023-10-16 19:12:50.821 +02:00 [INF] Translation found: &lt;c&gt;true&lt;/c&gt; if the examined sequence in &lt;paramref name="stream"/&gt; is valid UTF-8 text, otherwise &lt;c&gt;false&lt;/c&gt;.</text:p>
      <text:p text:style-name="P2">2023-10-16 19:12:50.822 +02:00 [INF] Try to translate: &lt;paramref name="stream" /&gt; is &lt;c&gt;null&lt;/c&gt;.</text:p>
      <text:p text:style-name="P2">2023-10-16 19:12:50.823 +02:00 [INF] Translation found: &lt;paramref name="stream"/&gt; is &lt;c&gt;null&lt;/c&gt;.</text:p>
      <text:p text:style-name="P2">2023-10-16 19:12:50.823 +02:00 [INF] Try to translate: &lt;paramref name="count" /&gt; is &lt;c&gt;0&lt;/c&gt;.</text:p>
      <text:p text:style-name="P2">2023-10-16 19:12:50.824 +02:00 [INF] Translation found: &lt;paramref name="count"/&gt; is &lt;c&gt;0&lt;/c&gt;.</text:p>
      <text:p text:style-name="P2">2023-10-16 19:12:50.828 +02:00 [INF] Try to translate: I/O error.</text:p>
      <text:p text:style-name="P2">2023-10-16 19:12:50.829 +02:00 [INF] Translation found: I/O error.</text:p>
      <text:p text:style-name="P2">2023-10-16 19:12:50.830 +02:00 [INF] Try to translate: &lt;paramref name="stream" /&gt; was already closed.</text:p>
      <text:p text:style-name="P2">2023-10-16 19:12:50.831 +02:00 [INF] Translation found: &lt;paramref name="stream"/&gt; was already closed.</text:p>
      <text:p text:style-name="P2">2023-10-16 19:12:50.832 +02:00 [INF] Try to translate: &lt;paramref name="stream" /&gt; is not readable.</text:p>
      <text:p text:style-name="P2">2023-10-16 19:12:50.833 +02:00 [INF] Translation found: &lt;paramref name="stream"/&gt; is not readable.</text:p>
      <text:p text:style-name="P2">2023-10-16 19:12:50.836 +02:00 [INF] Save<text:line-break/>C:\Users\fkinz\source\repos\FolkerKinzel.Strings\src\FolkerKinzel.Strings\Intls\Utf8Validator.cs to<text:line-break/>C:\Users\fkinz\source\repos\FolkerKinzel.Strings\src\FolkerKinzel.Strings\Intls\Utf8Validator.cs.</text:p>
      <text:p text:style-name="P2"/>
      <text:p text:style-name="P2">2023-10-16 19:12:50.847 +02:00 [INF] Start translating <text:span text:style-name="T1">C:\Users\fkinz\source\repos\FolkerKinzel.Strings\src\FolkerKinzel.Strings\Intls\_Array.cs</text:span></text:p>
      <text:p text:style-name="P2">2023-10-16 19:12:50.848 +02:00 [INF] Save<text:line-break/>C:\Users\fkinz\source\repos\FolkerKinzel.Strings\src\FolkerKinzel.Strings\Intls\_Array.cs to<text:line-break/>C:\Users\fkinz\source\repos\FolkerKinzel.Strings\src\FolkerKinzel.Strings\Intls\_Array.cs.</text:p>
      <text:p text:style-name="P2"/>
      <text:p text:style-name="P2">2023-10-16 19:12:50.850 +02:00 [INF] Start translating <text:span text:style-name="T1">C:\Users\fkinz\source\repos\FolkerKinzel.Strings\src\FolkerKinzel.Strings\Polyfills\ReadOnlyMemoryPolyfillExtension.cs</text:span></text:p>
      <text:p text:style-name="P2">2023-10-16 19:12:50.851 +02:00 [INF] Try to translate: <text:s/>Erweiterungsmethoden für die &lt;see cref="ReadOnlyMemory{T}"&gt;ReadOnlyMemory&amp;lt;Char&amp;gt;&lt;/see&gt;-Struktur, die in .NET Framework 4.5, .NET Standard 2.0 und .NET Standard 2.1 als Polyfills für Methoden aus aktuellen .NET-Versionen dienen. </text:p>
      <text:p text:style-name="P2">2023-10-16 19:12:50.853 +02:00 [INF] Translation found: Extension methods for the &lt;see cref="ReadOnlyMemory{T}"&gt;ReadOnlyMemory&amp;lt;Char&amp;gt;&lt;/see&gt; structure, which are used in .NET Framework 4.5, .NET Standard 2.0 and <text:s/>.NET Standard 2.1 as polyfills for methods from current .NET versions.</text:p>
      <text:p text:style-name="P2">2023-10-16 19:12:50.854 +02:00 [INF] Try to translate: <text:s/>Die Methoden dieser Klasse sollten ausschließlich in der Erweiterungsmethodensyntax verwendet zu werden, um die in moderneren Frameworks vorhandenen Originalmethoden der&lt;see cref="ReadOnlyMemory{T}"&gt;ReadOnlyMemory&amp;lt;Char&amp;gt;&lt;/see&gt;-Struktur zu simulieren. </text:p>
      <text:p text:style-name="P2">2023-10-16 19:12:50.856 +02:00 [INF] Translation found: The methods of this class should only be used in the extension method syntax to simulate the methods of the &lt;see cref="ReadOnlyMemory{T}"&gt;ReadOnlyMemory&amp;lt;Char&amp;gt;&lt;/see&gt; structure, which exist in more modern frameworks.</text:p>
      <text:p text:style-name="P2">2023-10-16 19:12:50.857 +02:00 [INF] Try to translate: <text:s/>Entfernt alle führenden und nachfolgenden Leerzeichen aus einem schreibgeschützten Zeichenspeicherbereich. </text:p>
      <text:p text:style-name="P2">2023-10-16 19:12:50.860 +02:00 [INF] Translation found: Removes all leading and trailing white space characters from a read-only character memory region.</text:p>
      <text:p text:style-name="P2">2023-10-16 19:12:50.862 +02:00 [INF] Try to translate: Der Quellspeicher, aus dem die Zeichen entfernt werden.</text:p>
      <text:p text:style-name="P2">2023-10-16 19:12:50.863 +02:00 [INF] Translation found: The source memory from which the characters are removed.</text:p>
      <text:p text:style-name="P2">2023-10-16 19:12:50.865 +02:00 [INF] Try to translate: Der zugeschnittene Zeichenspeicherbereich.</text:p>
      <text:p text:style-name="P2">2023-10-16 19:12:50.865 +02:00 [INF] Translation found: The trimmed character memory region.</text:p>
      <text:p text:style-name="P2">2023-10-16 19:12:50.866 +02:00 [INF] Try to translate: <text:s/>Entfernt alle führenden Leerzeichen aus einem schreibgeschützten Speicherbereich. </text:p>
      <text:p text:style-name="P2">2023-10-16 19:12:50.867 +02:00 [INF] Translation found: Removes all leading white space characters from a read-only character memory region.</text:p>
      <text:p text:style-name="P2">2023-10-16 19:12:50.868 +02:00 [INF] Try to translate: Der Quellspeicher, aus dem die Zeichen entfernt werden.</text:p>
      <text:p text:style-name="P2">2023-10-16 19:12:50.869 +02:00 [INF] Translation found: The source memory from which the characters are removed.</text:p>
      <text:p text:style-name="P2">2023-10-16 19:12:50.870 +02:00 [INF] Try to translate: Der zugeschnittene Zeichenspeicherbereich.</text:p>
      <text:p text:style-name="P2">2023-10-16 19:12:50.871 +02:00 [INF] Translation found: The trimmed character memory region.</text:p>
      <text:p text:style-name="P2">2023-10-16 19:12:50.872 +02:00 [INF] Try to translate: <text:s/>Entfernt alle nachfolgenden Leerzeichen aus einem schreibgeschützten Zeichenspeicherbereich. </text:p>
      <text:p text:style-name="P2">2023-10-16 19:12:50.873 +02:00 [INF] Translation found: Removes all trailing white space characters from a read-only character memory region.</text:p>
      <text:p text:style-name="P2">2023-10-16 19:12:50.874 +02:00 [INF] Try to translate: Der Quellspeicher, aus dem die Zeichen entfernt werden.</text:p>
      <text:p text:style-name="P2">2023-10-16 19:12:50.877 +02:00 [INF] Translation found: The source memory from which the characters are removed.</text:p>
      <text:p text:style-name="P2">2023-10-16 19:12:50.878 +02:00 [INF] Try to translate: Der zugeschnittene Zeichenspeicherbereich.</text:p>
      <text:p text:style-name="P2">2023-10-16 19:12:50.879 +02:00 [INF] Translation found: The trimmed character memory region.</text:p>
      <text:p text:style-name="P2">2023-10-16 19:12:50.880 +02:00 [INF] Save<text:line-break/>C:\Users\fkinz\source\repos\FolkerKinzel.Strings\src\FolkerKinzel.Strings\Polyfills\ReadOnlyMemoryPolyfillExtension.cs to<text:line-break/>C:\Users\fkinz\source\repos\FolkerKinzel.Strings\src\FolkerKinzel.Strings\Polyfills\ReadOnlyMemoryPolyfillExtension.cs.</text:p>
      <text:p text:style-name="P2"/>
      <text:p text:style-name="P2">2023-10-16 19:12:50.882 +02:00 [INF] Start translating <text:span text:style-name="T1">C:\Users\fkinz\source\repos\FolkerKinzel.Strings\src\FolkerKinzel.Strings\Polyfills\ReadOnlySpanExtensionPolyfillExtension.cs</text:span></text:p>
      <text:p text:style-name="P2">2023-10-16 19:12:50.885 +02:00 [INF] Try to translate: <text:s/>Erweiterungsmethoden, die als Polyfills für die Erweiterungsmethoden der Klasse &lt;see cref="ReadOnlySpanExtension" /&gt; dienen. </text:p>
      <text:p text:style-name="P2">2023-10-16 19:12:50.886 +02:00 [INF] Translation found: Extension methods, which act as Polyfills for the extension methods of the class &lt;see cref="ReadOnlySpanExtension"/&gt;.</text:p>
      <text:p text:style-name="P2">2023-10-16 19:12:50.887 +02:00 [INF] Try to translate: <text:s/>Gibt die NULL-basierte Indexposition des letzten Vorkommens einer angegebenen Zeichenfolge &lt;paramref name="span" /&gt; an. Die Suche beginnt an einer angegebenen Zeichenposition und verläuft für eine angegebene Anzahl von Zeichenpositionen rückwärts zum Anfang der Zeichenspanne. Ein Parameter gibt den Typ des bei der Suche nach der angegebenen Zeichenfolge auszuführenden Vergleichs an. </text:p>
      <text:p text:style-name="P2">2023-10-16 19:12:50.888 +02:00 [INF] Translation found: Specifies the <text:s/>zero based index position of the last occurrence of a specified string in &lt;paramref name ="span"/&gt;. The search begins at a specified character position and runs backwards to the beginning of the character span for a specified number of character positions. A parameter specifies the type of comparison to be performed when searching for the specified string.</text:p>
      <text:p text:style-name="P2">2023-10-16 19:12:50.889 +02:00 [INF] Try to translate: Die zu durchsuchende Zeichenspanne.</text:p>
      <text:p text:style-name="P2">2023-10-16 19:12:50.892 +02:00 [INF] Translation found: The span to search.</text:p>
      <text:p text:style-name="P2">2023-10-16 19:12:50.893 +02:00 [INF] Try to translate: Der zu suchende &lt;see cref="string" /&gt; oder &lt;c&gt;null&lt;/c&gt;.</text:p>
      <text:p text:style-name="P2">2023-10-16 19:12:50.894 +02:00 [INF] Translation found: The &lt;see cref="string"/&gt; to search for, or &lt;c&gt;null&lt;/c&gt;.</text:p>
      <text:p text:style-name="P2">2023-10-16 19:12:50.895 +02:00 [INF] Try to translate: Die Anfangsposition der Suche. Die Suche wird von &lt;paramref name="startIndex" /&gt; bis zum Anfang von &lt;paramref name="span" /&gt; fortgesetzt.</text:p>
      <text:p text:style-name="P2">2023-10-16 19:12:50.896 +02:00 [INF] Translation found: The start index of the search. The search is done backwards to the beginning of &lt;paramref name="span"/&gt;.</text:p>
      <text:p text:style-name="P2">2023-10-16 19:12:50.898 +02:00 [INF] Try to translate: Die Anzahl der zu überprüfenden Zeichenpositionen.</text:p>
      <text:p text:style-name="P2">2023-10-16 19:12:50.899 +02:00 [INF] Translation found: The number of character positions to examine.</text:p>
      <text:p text:style-name="P2">2023-10-16 19:12:50.900 +02:00 [INF] Try to translate: Einer der Enumerationswerte, der die Regeln für die Suche angibt.</text:p>
      <text:p text:style-name="P2">2023-10-16 19:12:50.901 +02:00 [INF] Translation found: One of the enumeration values that specifies the rules for the comparison.</text:p>
      <text:p text:style-name="P2">2023-10-16 19:12:50.902 +02:00 [INF] Try to translate: Die nullbasierte Anfangsindexposition des &lt;paramref name="value" /&gt;-Parameters, wenn diese Zeichenfolge gefunden wurde, oder -1, wenn sie nicht gefunden wurde oder &lt;paramref name="span" /&gt; leer ist.</text:p>
      <text:p text:style-name="P2">2023-10-16 19:12:50.903 +02:00 [INF] Translation found: The zero-based start index of the &lt;paramref name ="value"/&gt; parameter if this character sequence was found, or -1 if it was not found or &lt;paramref name ="span"/&gt; is empty.</text:p>
      <text:p text:style-name="P2">2023-10-16 19:12:50.904 +02:00 [INF] Try to translate: &lt;para&gt;&lt;paramref name="count" /&gt; ist ein negativer Wert &lt;/para&gt;&lt;para&gt; - oder - &lt;/para&gt;&lt;para&gt;&lt;paramref name="span" /&gt; ist nicht &lt;see cref="ReadOnlySpan{T}.Empty" /&gt;, und &lt;paramref name="startIndex" /&gt; ist ein negativer Wert. &lt;/para&gt;&lt;para&gt; - oder - &lt;/para&gt;&lt;para&gt;&lt;paramref name="span" /&gt; ist nicht &lt;see cref="ReadOnlySpan{T}.Empty" /&gt;, und &lt;paramref name="startIndex" /&gt; ist größer als die Länge von &lt;paramref name="span" /&gt;. &lt;/para&gt;&lt;para&gt; - oder - &lt;/para&gt;&lt;para&gt;&lt;paramref name="span" /&gt; ist nicht &lt;see cref="ReadOnlySpan{T}.Empty" /&gt;, und &lt;paramref name="startIndex" /&gt; + 1 - &lt;paramref name="count" /&gt; gibt eine Position an, die nicht innerhalb von &lt;paramref name="span" /&gt; liegt. &lt;/para&gt;&lt;para&gt; - oder - &lt;/para&gt;&lt;para&gt;&lt;paramref name="span" /&gt; ist &lt;see cref="ReadOnlySpan{T}.Empty" /&gt;, und &lt;paramref name="startIndex" /&gt; ist kleiner als -1 oder größer als 0. &lt;/para&gt;</text:p>
      <text:p text:style-name="P2">2023-10-16 19:12:50.908 +02:00 [INF] Translation found: &lt;para&gt;<text:line-break/>&lt;paramref name ="count"/&gt; is a negative value<text:line-break/>&lt;/para&gt;<text:line-break/>&lt;para&gt;<text:line-break/>- or -<text:line-break/>&lt;/para&gt;<text:line-break/>&lt;para&gt;<text:line-break/>&lt;paramref name ="span"/&gt; is not &lt;see cref="ReadOnlySpan{T}.Empty"/&gt;, and &lt;paramref name ="startIndex"/&gt; is a negative value.<text:line-break/>&lt;/para&gt;<text:line-break/>&lt;para&gt;<text:line-break/>- or -<text:line-break/>&lt;/para&gt;<text:line-break/>&lt;para&gt;<text:line-break/>&lt;paramref name ="span"/&gt; is not &lt;see cref="ReadOnlySpan{T}.Empty"/&gt;, and &lt;paramref name ="startIndex"/&gt; is greater than the length of &lt;paramref name ="span"/&gt;.<text:line-break/>&lt;/para&gt;<text:line-break/>&lt;para&gt;<text:line-break/>- or -<text:line-break/>&lt;/para&gt;<text:line-break/>&lt;para&gt;<text:line-break/>&lt;paramref name ="span"/&gt; is not &lt;see cref="ReadOnlySpan{T}.Empty"/&gt;, and &lt;paramref name ="startIndex"/&gt; + 1 - &lt;paramref name ="count"/&gt; indicates a position that is not within &lt;paramref name ="span"/&gt;.<text:line-break/>&lt;/para&gt;<text:line-break/>&lt;para&gt;<text:line-break/>- or -<text:line-break/>&lt;/para&gt;<text:line-break/>&lt;para&gt;<text:line-break/>&lt;paramref name ="span"/&gt; is &lt;see cref="ReadOnlySpan{T}.Empty"/&gt;, and &lt;paramref name ="startIndex"/&gt; is less than -1 or greater than 0.<text:line-break/>&lt;/para&gt;</text:p>
      <text:p text:style-name="P2">2023-10-16 19:12:50.912 +02:00 [INF] Try to translate: &lt;paramref name="comparisonType" /&gt; ist kein gültiger &lt;see cref="StringComparison" /&gt;-Wert. </text:p>
      <text:p text:style-name="P2">2023-10-16 19:12:50.913 +02:00 [INF] Translation found: &lt;paramref name="comparisonType"/&gt; is not a defined value of the &lt;see cref="StringComparison"/&gt; enum.</text:p>
      <text:p text:style-name="P2">2023-10-16 19:12:50.916 +02:00 [INF] Try to translate: <text:s/>Gibt an, ob in einer schreibgeschüzten Zeichenspanne eines der Zeichen vorkommt, die der Methode als Zeichenfolge übergeben werden. </text:p>
      <text:p text:style-name="P2">2023-10-16 19:12:50.917 +02:00 [INF] Translation found: Indicates whether a read-only character span contains one of the Unicode characters that are passed to the method as a string.</text:p>
      <text:p text:style-name="P2">2023-10-16 19:12:50.919 +02:00 [INF] Try to translate: Die zu untersuchende Spanne.</text:p>
      <text:p text:style-name="P2">2023-10-16 19:12:50.920 +02:00 [INF] Translation found: The span to examine.</text:p>
      <text:p text:style-name="P2">2023-10-16 19:12:50.921 +02:00 [INF] Try to translate: Eine Zeichenfolge, die die zu suchenden Zeichen enthält oder &lt;c&gt;null&lt;/c&gt;.</text:p>
      <text:p text:style-name="P2">2023-10-16 19:12:50.923 +02:00 [INF] Translation found: A string containing the characters to search for, or &lt;c&gt;null&lt;/c&gt;.</text:p>
      <text:p text:style-name="P2">2023-10-16 19:12:50.924 +02:00 [INF] Try to translate: &lt;c&gt;true&lt;/c&gt;, wenn in &lt;paramref name="span" /&gt; eines der in &lt;paramref name="values" /&gt; enthaltenen Zeichen vorkommt. Wenn &lt;paramref name="span" /&gt; eine leere Spanne oder &lt;paramref name="values" /&gt; &lt;c&gt;null&lt;/c&gt; oder eine leere Zeichenfolge ist, wird &lt;c&gt;false&lt;/c&gt; zurückgegeben.</text:p>
      <text:p text:style-name="P2">2023-10-16 19:12:50.927 +02:00 [INF] Translation found: &lt;c&gt;true&lt;/c&gt; if &lt;paramref name="span"/&gt; contains one of the characters passed with &lt;paramref name="values"/&gt;. If &lt;paramref name="span"/&gt; is empty or &lt;paramref name="values"/&gt; is &lt;c&gt;null&lt;/c&gt; or empty, &lt;c&gt;false&lt;/c&gt; is returned.</text:p>
      <text:p text:style-name="P2">2023-10-16 19:12:50.928 +02:00 [INF] Try to translate: <text:s/>Wenn die Länge von &lt;paramref name="values" /&gt; kleiner als 5 ist, verwendet die Methode für den Vergleich &lt;see cref="MemoryExtensions.IndexOfAny{T}(ReadOnlySpan{T}, ReadOnlySpan{T})"&gt;MemoryExtensions.IndexOfAny&amp;lt;T&amp;gt;(ReadOnlySpan&amp;lt;T&amp;gt;, ReadOnlySpan&amp;lt;T&amp;gt;)&lt;/see&gt;. Ist die Länge von &lt;paramref name="values" /&gt; größer, wird - um Performanceprobleme zu vermeiden - &lt;see cref="string.IndexOfAny(char[])"&gt;String.IndexOfAny(char[])&lt;/see&gt; verwendet. </text:p>
      <text:p text:style-name="P2">2023-10-16 19:12:50.930 +02:00 [INF] Translation found: If the length of &lt;paramref name="values"/&gt; is less than 5, the method uses &lt;see cref="MemoryExtensions.IndexOfAny{T}(ReadOnlySpan{T}, ReadOnlySpan{T})"&gt;MemoryExtensions.IndexOfAny&amp;lt;T&amp;gt;(ReadOnlySpan&amp;lt;T&amp;gt;, ReadOnlySpan&amp;lt;T&amp;gt;)&lt;/see&gt; for the comparison. If the length of &lt;paramref name="values"/&gt; is greater, &lt;see cref="string.IndexOfAny(char[])"&gt;String.IndexOfAny(char[])&lt;/see&gt; is used to avoid performance issues.</text:p>
      <text:p text:style-name="P2">2023-10-16 19:12:50.931 +02:00 [INF] Try to translate: <text:s/>Sucht nach dem NULL-basierten Index des ersten Vorkommens eines der angegebenen Unicode-Zeichen. </text:p>
      <text:p text:style-name="P2">2023-10-16 19:12:50.932 +02:00 [INF] Translation found: Searches for the zero-based index of the first occurrence of one of the specified Unicode characters.</text:p>
      <text:p text:style-name="P2">2023-10-16 19:12:50.934 +02:00 [INF] Try to translate: Die zu untersuchende Spanne.</text:p>
      <text:p text:style-name="P2">2023-10-16 19:12:50.935 +02:00 [INF] Translation found: The span to examine.</text:p>
      <text:p text:style-name="P2">2023-10-16 19:12:50.935 +02:00 [INF] Try to translate: Eine Zeichenfolge, die die zu suchenden Zeichen enthält oder &lt;c&gt;null&lt;/c&gt;.</text:p>
      <text:p text:style-name="P2">2023-10-16 19:12:50.936 +02:00 [INF] Translation found: A string containing the characters to search for, or &lt;c&gt;null&lt;/c&gt;.</text:p>
      <text:p text:style-name="P2">2023-10-16 19:12:50.939 +02:00 [INF] Try to translate: Der NULL-basierte Index des ersten Vorkommens eines beliebigen Zeichens aus &lt;paramref name="values" /&gt; in &lt;paramref name="span" /&gt; oder -1, wenn keines der Zeichen gefunden wurde. Wenn &lt;paramref name="values" /&gt; &lt;c&gt;null&lt;/c&gt; oder eine leere Zeichenfolge ist, gibt die Methode -1 zurück.</text:p>
      <text:p text:style-name="P2">2023-10-16 19:12:50.941 +02:00 [INF] Translation found: The zero-based index of the first occurrence of one of the specified Unicode characters in &lt;paramref name="span"/&gt; or -1 if none of these characters have been found. If &lt;paramref name="values"/&gt; is &lt;c&gt;null&lt;/c&gt; or empty, the method returns -1.</text:p>
      <text:p text:style-name="P2">2023-10-16 19:12:50.943 +02:00 [INF] Try to translate: <text:s/>Wenn die Länge von &lt;paramref name="values" /&gt; kleiner als 5 ist, verwendet die Methode für den Vergleich &lt;see cref="MemoryExtensions.IndexOfAny{T}(ReadOnlySpan{T}, ReadOnlySpan{T})"&gt;MemoryExtensions.IndexOfAny&amp;lt;T&amp;gt;(ReadOnlySpan&amp;lt;T&amp;gt;, ReadOnlySpan&amp;lt;T&amp;gt;)&lt;/see&gt;. Ist die Länge von &lt;paramref name="values" /&gt; größer, wird - um Performanceprobleme zu vermeiden - &lt;see cref="string.IndexOfAny(char[])"&gt;String.IndexOfAny(char[])&lt;/see&gt; verwendet. </text:p>
      <text:p text:style-name="P2">2023-10-16 19:12:50.945 +02:00 [INF] Translation found: If the length of &lt;paramref name="values"/&gt; is less than 5, the method uses &lt;see cref="MemoryExtensions.IndexOfAny{T}(ReadOnlySpan{T}, ReadOnlySpan{T})"&gt;MemoryExtensions.IndexOfAny&amp;lt;T&amp;gt;(ReadOnlySpan&amp;lt;T&amp;gt;, ReadOnlySpan&amp;lt;T&amp;gt;)&lt;/see&gt; for the comparison. If the length of &lt;paramref name="values"/&gt; is greater, &lt;see cref="string.IndexOfAny(char[])"&gt;String.IndexOfAny(char[])&lt;/see&gt; is used to avoid performance issues.</text:p>
      <text:p text:style-name="P2">2023-10-16 19:12:50.947 +02:00 [INF] Try to translate: <text:s/>Sucht nach dem NULL-basierten Index des letzten Vorkommens eines der angegebenen Unicode-Zeichen. </text:p>
      <text:p text:style-name="P2">2023-10-16 19:12:50.948 +02:00 [INF] Translation found: Searches for the zero-based index of the last occurrence of one of the specified Unicode characters.</text:p>
      <text:p text:style-name="P2">2023-10-16 19:12:50.949 +02:00 [INF] Try to translate: Die zu untersuchende Spanne.</text:p>
      <text:p text:style-name="P2">2023-10-16 19:12:50.950 +02:00 [INF] Translation found: The span to examine.</text:p>
      <text:p text:style-name="P2">2023-10-16 19:12:50.951 +02:00 [INF] Try to translate: Eine Zeichenfolge, die die zu suchenden Zeichen enthält oder &lt;c&gt;null&lt;/c&gt;.</text:p>
      <text:p text:style-name="P2">2023-10-16 19:12:50.952 +02:00 [INF] Translation found: A string containing the characters to search for, or &lt;c&gt;null&lt;/c&gt;.</text:p>
      <text:p text:style-name="P2">2023-10-16 19:12:50.952 +02:00 [INF] Try to translate: Der NULL-basierte Index des letzten Vorkommens eines beliebigen Zeichens aus &lt;paramref name="values" /&gt; in &lt;paramref name="span" /&gt; oder -1, wenn keines der Zeichen gefunden wurde. Wenn &lt;paramref name="values" /&gt; &lt;c&gt;null&lt;/c&gt; oder eine leere Zeichenfolge ist, wird -1 zurückgegeben</text:p>
      <text:p text:style-name="P2">2023-10-16 19:12:50.955 +02:00 [INF] Translation found: The zero-based index of the last occurrence of one of the specified Unicode characters in &lt;paramref name="span"/&gt; or -1 if none of these characters have been found. If &lt;paramref name="values"/&gt; is &lt;c&gt;null&lt;/c&gt; or empty, the method returns -1.</text:p>
      <text:p text:style-name="P2">2023-10-16 19:12:50.956 +02:00 [INF] Try to translate: <text:s/>Wenn die Länge von &lt;paramref name="values" /&gt; kleiner als 5 ist, verwendet die Methode für den Vergleich &lt;see cref="MemoryExtensions.LastIndexOfAny{T}(Span{T}, ReadOnlySpan{T})"&gt;MemoryExtensions.LastIndexOfAny&amp;lt;T&amp;gt;(ReadOnlySpan&amp;lt;T&amp;gt;, ReadOnlySpan&amp;lt;T&amp;gt;)&lt;/see&gt;. Ist die Länge von &lt;paramref name="values" /&gt; größer, wird - um Performanceprobleme zu vermeiden - &lt;see cref="string.LastIndexOfAny(char[])"&gt;String.LastIndexOfAny(char[])&lt;/see&gt; verwendet. </text:p>
      <text:p text:style-name="P3">2023-10-16 19:12:50.958 +02:00 [WRN] No translation found.</text:p>
      <text:p text:style-name="P2">2023-10-16 19:12:50.960 +02:00 [INF] Try to translate: <text:s/>Gibt die nullbasierte Indexposition des letzten Vorkommens eines der angegebenen Zeichen in &lt;paramref name="span" /&gt; an. Die Suche beginnt an einer angegebenen Zeichenposition und verläuft für eine angegebene Anzahl von Zeichenpositionen rückwärts zum Anfang der Zeichenfolge. </text:p>
      <text:p text:style-name="P2">2023-10-16 19:12:50.962 +02:00 [INF] Translation found: Returns the zero-based index of the last occurrence of one of the specified characters in &lt;paramref name="span"/&gt;. The search begins at a specified character position and runs a specified number of character positions backwards to the beginning of the &lt;paramref name="span"/&gt;.</text:p>
      <text:p text:style-name="P2">2023-10-16 19:12:50.963 +02:00 [INF] Try to translate: Die zu durchsuchende schreibgeschützte Zeichenspanne.</text:p>
      <text:p text:style-name="P2">2023-10-16 19:12:50.964 +02:00 [INF] Translation found: The span to search.</text:p>
      <text:p text:style-name="P2">2023-10-16 19:12:50.965 +02:00 [INF] Try to translate: Eine Zeichenfolge, die die zu suchenden Zeichen enthält oder &lt;c&gt;null&lt;/c&gt;.</text:p>
      <text:p text:style-name="P2">2023-10-16 19:12:50.966 +02:00 [INF] Translation found: A string containing the characters to search for, or &lt;c&gt;null&lt;/c&gt;.</text:p>
      <text:p text:style-name="P2">2023-10-16 19:12:50.967 +02:00 [INF] Try to translate: Die Anfangsposition der Suche. Die Suche erfolgt rückwärts zum Anfang von &lt;paramref name="span" /&gt;.</text:p>
      <text:p text:style-name="P2">2023-10-16 19:12:50.968 +02:00 [INF] Translation found: The start index of the search. The search is done backwards to the beginning of &lt;paramref name="span"/&gt;.</text:p>
      <text:p text:style-name="P2">2023-10-16 19:12:50.971 +02:00 [INF] Try to translate: Die Anzahl der zu überprüfenden Zeichenpositionen in &lt;paramref name="span" /&gt;.</text:p>
      <text:p text:style-name="P2">2023-10-16 19:12:50.972 +02:00 [INF] Translation found: The number of characters positions to examine in &lt;paramref name="span"/&gt;.</text:p>
      <text:p text:style-name="P2">2023-10-16 19:12:50.974 +02:00 [INF] Try to translate: Der nullbasierte Index des letzten Vorkommens eines beliebigen Zeichens aus &lt;paramref name="values" /&gt; in &lt;paramref name="span" /&gt; oder -1, wenn keines dieser Zeichen gefunden wurde.</text:p>
      <text:p text:style-name="P2">2023-10-16 19:12:50.976 +02:00 [INF] Translation found: The zero-based index of the last occurrence of one of the specified Unicode characters in &lt;paramref name="span"/&gt; or -1 if none of these characters have been found.</text:p>
      <text:p text:style-name="P2">2023-10-16 19:12:50.979 +02:00 [INF] Try to translate: <text:s/>Wenn die Länge von &lt;paramref name="values" /&gt; kleiner als 5 ist, verwendet die Methode für den Vergleich &lt;see cref="MemoryExtensions.LastIndexOfAny{T}(Span{T}, ReadOnlySpan{T})"&gt;MemoryExtensions.LastIndexOfAny&amp;lt;T&amp;gt;(ReadOnlySpan&amp;lt;T&amp;gt;, ReadOnlySpan&amp;lt;T&amp;gt;)&lt;/see&gt;. Ist die Länge von &lt;paramref name="values" /&gt; größer, wird - um Performanceprobleme zu vermeiden - &lt;see cref="string.LastIndexOfAny(char[])"&gt;String.LastIndexOfAny(char[])&lt;/see&gt; verwendet. </text:p>
      <text:p text:style-name="P3">2023-10-16 19:12:50.983 +02:00 [WRN] No translation found.</text:p>
      <text:p text:style-name="P2">2023-10-16 19:12:50.984 +02:00 [INF] Try to translate: &lt;para&gt;&lt;paramref name="span" /&gt; ist nicht &lt;see cref="ReadOnlySpan{T}.Empty" /&gt; und &lt;paramref name="startIndex" /&gt; ist kleiner als 0 oder größer oder gleich der Länge von &lt;paramref name="span" /&gt;&lt;/para&gt;&lt;para&gt; - oder - &lt;/para&gt;&lt;para&gt;&lt;paramref name="span" /&gt; ist nicht &lt;see cref="ReadOnlySpan{T}.Empty" /&gt; und &lt;paramref name="startIndex" /&gt; - &lt;paramref name="count" /&gt; + 1 ist kleiner als 0. &lt;/para&gt;</text:p>
      <text:p text:style-name="P2">2023-10-16 19:12:50.986 +02:00 [INF] Translation found: &lt;para&gt;<text:line-break/>&lt;paramref name="span"/&gt; is not &lt;see cref="ReadOnlySpan{T}.Empty"/&gt; and &lt;paramref name ="startIndex"/&gt; is less than zero or greater than or equal to the length of &lt;paramref name="span"/&gt;<text:line-break/>&lt;/para&gt;<text:line-break/>&lt;para&gt;<text:line-break/>- or -<text:line-break/>&lt;/para&gt;<text:line-break/>&lt;para&gt;<text:line-break/>&lt;paramref name ="span"/&gt; is not &lt;see cref="ReadOnlySpan{T}.Empty"/&gt; and &lt;paramref name ="startIndex"/&gt; - &lt;paramref name ="count"/&gt; + 1 is less than zero.<text:line-break/>&lt;/para&gt;</text:p>
      <text:p text:style-name="P2">2023-10-16 19:12:50.988 +02:00 [INF] Save<text:line-break/>C:\Users\fkinz\source\repos\FolkerKinzel.Strings\src\FolkerKinzel.Strings\Polyfills\ReadOnlySpanExtensionPolyfillExtension.cs to<text:line-break/>C:\Users\fkinz\source\repos\FolkerKinzel.Strings\src\FolkerKinzel.Strings\Polyfills\ReadOnlySpanExtensionPolyfillExtension.cs.</text:p>
      <text:p text:style-name="P2"/>
      <text:p text:style-name="P2">2023-10-16 19:12:50.991 +02:00 [INF] Start translating <text:span text:style-name="T1">C:\Users\fkinz\source\repos\FolkerKinzel.Strings\src\FolkerKinzel.Strings\Polyfills\ReadOnlySpanPolyfillExtension.cs</text:span></text:p>
      <text:p text:style-name="P2">2023-10-16 19:12:50.995 +02:00 [INF] Try to translate: <text:s/>Erweiterungsmethoden für die &lt;see cref="ReadOnlySpan{T}"&gt;ReadOnlySpan&amp;lt;Char&amp;gt;&lt;/see&gt;-Struktur, die in .NET Framework 4.5, .NET Standard 2.0 und .NET Standard 2.1 als Polyfills für Methoden aus aktuellen .NET-Versionen dienen. </text:p>
      <text:p text:style-name="P2">2023-10-16 19:12:50.997 +02:00 [INF] Translation found: Extension methods for the &lt;see cref="ReadOnlySpan{T}"&gt;ReadOnlySpan&amp;lt;Char&amp;gt;&lt;/see&gt; structure, which are used in .NET Framework 4.5, .NET Standard 2.0 and <text:s/>.NET Standard 2.1 as polyfills for methods from current .NET versions.</text:p>
      <text:p text:style-name="P2">2023-10-16 19:12:50.999 +02:00 [INF] Try to translate: <text:s/>Die Methoden dieser Klasse sollten ausschließlich in der Erweiterungsmethodensyntax verwendet zu werden, um die in moderneren Frameworks vorhandenen Originalmethoden der&lt;see cref="ReadOnlySpan{T}"&gt;ReadOnlySpan&amp;lt;Char&amp;gt;&lt;/see&gt;-Struktur zu simulieren. </text:p>
      <text:p text:style-name="P2">2023-10-16 19:12:51.000 +02:00 [INF] Translation found: The methods of this class should only be used in the extension method syntax to simulate the methods of the &lt;see cref="ReadOnlySpan{T}"&gt;ReadOnlySpan&amp;lt;Char&amp;gt;&lt;/see&gt; structure, which exist in more modern frameworks.</text:p>
      <text:p text:style-name="P2">2023-10-16 19:12:51.001 +02:00 [INF] Try to translate: <text:s/>Gibt an, ob ein angegebenes Unicodezeichen in der Spanne gefunden wird. Zum Vergleich wird MemoryExtensions.IndexOf(this ReadOnlySpan&amp;lt;T&amp;gt;, T) verwendet. </text:p>
      <text:p text:style-name="P2">2023-10-16 19:12:51.002 +02:00 [INF] Translation found: Indicates whether a read-only character span contains the Unicode character that is passed to the method as argument.</text:p>
      <text:p text:style-name="P2">2023-10-16 19:12:51.003 +02:00 [INF] Try to translate: Die zu durchsuchende Spanne.</text:p>
      <text:p text:style-name="P2">2023-10-16 19:12:51.005 +02:00 [INF] Translation found: The span to search.</text:p>
      <text:p text:style-name="P2">2023-10-16 19:12:51.006 +02:00 [INF] Try to translate: Das zu suchende Unicodezeichen.</text:p>
      <text:p text:style-name="P2">2023-10-16 19:12:51.007 +02:00 [INF] Translation found: The Unicode character to search for.</text:p>
      <text:p text:style-name="P2">2023-10-16 19:12:51.008 +02:00 [INF] Try to translate: &lt;c&gt;true&lt;/c&gt;, wenn &lt;paramref name="value" /&gt; gefunden wurde, andernfalls &lt;c&gt;false&lt;/c&gt;.</text:p>
      <text:p text:style-name="P2">2023-10-16 19:12:51.010 +02:00 [INF] Translation found: &lt;c&gt;true&lt;/c&gt; if &lt;paramref name="value"/&gt; has been found, &lt;c&gt;false&lt;/c&gt; otherwise.</text:p>
      <text:p text:style-name="P2">2023-10-16 19:12:51.013 +02:00 [INF] Try to translate: <text:s/>Gibt den NULL-basierten Index des letzten Vorkommens einer angegebenen Zeichenfolge in &lt;paramref name="span" /&gt; an. Ein Parameter gibt den Typ der Suche für die angegebene Zeichenfolge an. </text:p>
      <text:p text:style-name="P2">2023-10-16 19:12:51.015 +02:00 [INF] Translation found: Specifies the zero-based index of the last occurrence of a specified string in &lt;paramref name ="span"/&gt;. A parameter specifies the type of search for the specified string.</text:p>
      <text:p text:style-name="P2">2023-10-16 19:12:51.016 +02:00 [INF] Try to translate: Die zu durchsuchende Zeichenspanne.</text:p>
      <text:p text:style-name="P2">2023-10-16 19:12:51.017 +02:00 [INF] Translation found: The span to search.</text:p>
      <text:p text:style-name="P2">2023-10-16 19:12:51.018 +02:00 [INF] Try to translate: Die zu suchende Zeichenfolge.</text:p>
      <text:p text:style-name="P2">2023-10-16 19:12:51.019 +02:00 [INF] Translation found: The span to search for.</text:p>
      <text:p text:style-name="P2">2023-10-16 19:12:51.020 +02:00 [INF] Try to translate: Einer der Enumerationswerte, der die Regeln für die Suche angibt.</text:p>
      <text:p text:style-name="P2">2023-10-16 19:12:51.021 +02:00 [INF] Translation found: One of the enumeration values that specifies the rules for the comparison.</text:p>
      <text:p text:style-name="P2">2023-10-16 19:12:51.022 +02:00 [INF] Try to translate: Die nullbasierte Indexposition des &lt;paramref name="value" /&gt;-Parameters, wenn diese Zeichenfolge gefunden wurde, andernfalls -1. Wenn &lt;paramref name="value" /&gt; &lt;see cref="ReadOnlySpan{T}.Empty" /&gt; ist, wird die letzte Indexposition in &lt;paramref name="span" /&gt; zurückgegeben. In dem speziellen Fall, dass &lt;paramref name="span" /&gt; &lt;see cref="ReadOnlySpan{T}.Empty" /&gt; ist, ist das &lt;c&gt;0&lt;/c&gt;.</text:p>
      <text:p text:style-name="P2">2023-10-16 19:12:51.023 +02:00 [INF] Translation found: The zero-based index of &lt;paramref name="value"/&gt; if that character sequence is found, or -1 if it is not. If &lt;paramref name="value"/&gt; is &lt;see cref="ReadOnlySpan{T}.Empty"/&gt;, the last index position in &lt;paramref name="span"/&gt; is returned. In the specific case that &lt;paramref name="span"/&gt; is &lt;see cref="ReadOnlySpan{T}.Empty"/&gt;, that is &lt;c&gt;0&lt;/c&gt;.</text:p>
      <text:p text:style-name="P2">2023-10-16 19:12:51.024 +02:00 [INF] Try to translate: <text:s/>Das Verhalten der Methode ist identisch mit dem von &lt;see cref="string.LastIndexOf(string, StringComparison)" /&gt; der jeweiligen Framework-Version. Dieses hat sich mit .NET 5.0 geändert: Seitdem wird &lt;paramref name="span" /&gt;.Length zurückgegeben, wenn &lt;paramref name="value" /&gt; &lt;see cref="ReadOnlySpan{T}.Empty" /&gt; ist. </text:p>
      <text:p text:style-name="P3">2023-10-16 19:12:51.028 +02:00 [WRN] No translation found.</text:p>
      <text:p text:style-name="P2">2023-10-16 19:12:51.029 +02:00 [INF] Try to translate: &lt;paramref name="comparisonType" /&gt; ist kein gültiger &lt;see cref="StringComparison" /&gt;-Wert.</text:p>
      <text:p text:style-name="P2">2023-10-16 19:12:51.030 +02:00 [INF] Translation found: &lt;paramref name="comparisonType"/&gt; is not a defined value of the &lt;see cref="StringComparison"/&gt; enum.</text:p>
      <text:p text:style-name="P2">2023-10-16 19:12:51.032 +02:00 [INF] Try to translate: <text:s/>Bestimmt, ob dieser &lt;paramref name="span" /&gt; und der angegebene &lt;paramref name="other" /&gt;-&lt;see cref="string" /&gt; dieselben Zeichen aufweisen, wenn sie mit der angegebenen &lt;paramref name="comparisonType" /&gt;-Option verglichen werden. </text:p>
      <text:p text:style-name="P2">2023-10-16 19:12:51.033 +02:00 [INF] Translation found: Determines whether this &lt;paramref name="span"/&gt; and the specified other &lt;paramref name="other"/&gt;&amp;#160;&lt;see cref="string"/&gt; have the same characters when compared using the specified &lt;paramref name="comparisonType"/&gt; option.</text:p>
      <text:p text:style-name="P2">2023-10-16 19:12:51.034 +02:00 [INF] Try to translate: Die Quellspanne.</text:p>
      <text:p text:style-name="P2">2023-10-16 19:12:51.035 +02:00 [INF] Translation found: The source span.</text:p>
      <text:p text:style-name="P2">2023-10-16 19:12:51.036 +02:00 [INF] Try to translate: Der Wert, der mit der Quellspanne verglichen werden soll.</text:p>
      <text:p text:style-name="P2">2023-10-16 19:12:51.037 +02:00 [INF] Translation found: The value to compare with the source span.</text:p>
      <text:p text:style-name="P2">2023-10-16 19:12:51.038 +02:00 [INF] Try to translate: Ein Enumerationswert, der bestimmt, wie &lt;paramref name="span" /&gt; und &lt;paramref name="other" /&gt; verglichen werden.</text:p>
      <text:p text:style-name="P2">2023-10-16 19:12:51.039 +02:00 [INF] Translation found: An enumeration value that determines how &lt;paramref name="span"/&gt; and &lt;paramref name="other"/&gt; are compared.</text:p>
      <text:p text:style-name="P2">2023-10-16 19:12:51.040 +02:00 [INF] Try to translate: &lt;c&gt;true&lt;/c&gt;, sofern identisch, andernfalls &lt;c&gt;false&lt;/c&gt;.</text:p>
      <text:p text:style-name="P2">2023-10-16 19:12:51.041 +02:00 [INF] Translation found: &lt;c&gt;true&lt;/c&gt; if identical, &lt;c&gt;false&lt;/c&gt; otherwise.</text:p>
      <text:p text:style-name="P2">2023-10-16 19:12:51.044 +02:00 [INF] Try to translate: <text:s/>Gibt an, ob ein angegebener Wert innerhalb einer schreibgeschützten Zeichenspanne auftritt. </text:p>
      <text:p text:style-name="P2">2023-10-16 19:12:51.046 +02:00 [INF] Translation found: Indicates whether a specified value occurs within a read-only character span.</text:p>
      <text:p text:style-name="P2">2023-10-16 19:12:51.047 +02:00 [INF] Try to translate: Die Quellspanne.</text:p>
      <text:p text:style-name="P2">2023-10-16 19:12:51.049 +02:00 [INF] Translation found: The source span.</text:p>
      <text:p text:style-name="P2">2023-10-16 19:12:51.050 +02:00 [INF] Try to translate: Der innerhalb der Quellspanne zu suchende Wert. &lt;paramref name="value" /&gt; darf &lt;c&gt;null&lt;/c&gt; sein.</text:p>
      <text:p text:style-name="P2">2023-10-16 19:12:51.051 +02:00 [INF] Translation found: The value to seek within the source span. &lt;paramref name="value"/&gt; can be &lt;c&gt;null&lt;/c&gt;.</text:p>
      <text:p text:style-name="P2">2023-10-16 19:12:51.052 +02:00 [INF] Try to translate: Ein Enumerationswert, der bestimmt, wie die Zeichen in &lt;paramref name="span" /&gt; und &lt;paramref name="value" /&gt; verglichen werden.</text:p>
      <text:p text:style-name="P2">2023-10-16 19:12:51.054 +02:00 [INF] Translation found: An enumeration value that determines how &lt;paramref name="span"/&gt; and &lt;paramref name="other"/&gt; are compared.</text:p>
      <text:p text:style-name="P2">2023-10-16 19:12:51.055 +02:00 [INF] Try to translate: &lt;c&gt;true&lt;/c&gt;, wenn &lt;paramref name="value" /&gt; innerhalb der Spanne auftritt, andernfalls &lt;c&gt;false&lt;/c&gt;.</text:p>
      <text:p text:style-name="P2">2023-10-16 19:12:51.056 +02:00 [INF] Translation found: &lt;c&gt;true&lt;/c&gt; if &lt;paramref name="value"/&gt; has been found, &lt;c&gt;false&lt;/c&gt; otherwise.</text:p>
      <text:p text:style-name="P2">2023-10-16 19:12:51.057 +02:00 [INF] Try to translate: <text:s/>Gibt den NULL-basierten Index des letzten Vorkommens einer angegebenen Zeichenfolge in &lt;paramref name="span" /&gt; an. Ein Parameter gibt den Typ der Suche für die angegebene Zeichenfolge an. </text:p>
      <text:p text:style-name="P2">2023-10-16 19:12:51.058 +02:00 [INF] Translation found: Specifies the zero-based index of the last occurrence of a specified string in &lt;paramref name ="span"/&gt;. A parameter specifies the type of search for the specified string.</text:p>
      <text:p text:style-name="P2">2023-10-16 19:12:51.061 +02:00 [INF] Try to translate: Die zu durchsuchende Zeichenspanne.</text:p>
      <text:p text:style-name="P2">2023-10-16 19:12:51.062 +02:00 [INF] Translation found: The span to search.</text:p>
      <text:p text:style-name="P2">2023-10-16 19:12:51.063 +02:00 [INF] Try to translate: Der zu suchende &lt;see cref="string" /&gt; oder &lt;c&gt;null&lt;/c&gt;.</text:p>
      <text:p text:style-name="P2">2023-10-16 19:12:51.064 +02:00 [INF] Translation found: The &lt;see cref="string"/&gt; to search for, or &lt;c&gt;null&lt;/c&gt;.</text:p>
      <text:p text:style-name="P2">2023-10-16 19:12:51.065 +02:00 [INF] Try to translate: Einer der Enumerationswerte, der die Regeln für die Suche angibt.</text:p>
      <text:p text:style-name="P2">2023-10-16 19:12:51.066 +02:00 [INF] Translation found: One of the enumeration values that specifies the rules for the comparison.</text:p>
      <text:p text:style-name="P2">2023-10-16 19:12:51.067 +02:00 [INF] Try to translate: Die nullbasierte Indexposition des &lt;paramref name="value" /&gt;-Parameters, wenn diese Zeichenfolge gefunden wurde, andernfalls -1. Wenn &lt;paramref name="value" /&gt; &lt;see cref="string.Empty" /&gt; oder &lt;c&gt;null&lt;/c&gt; ist, wird die letzte Indexposition in &lt;paramref name="span" /&gt; zurückgegeben. In dem speziellen Fall, dass &lt;paramref name="span" /&gt; &lt;see cref="ReadOnlySpan{T}.Empty" /&gt; ist, ist das &lt;c&gt;0&lt;/c&gt;.</text:p>
      <text:p text:style-name="P2">2023-10-16 19:12:51.068 +02:00 [INF] Translation found: The zero-based index of &lt;paramref name="value"/&gt; if that character sequence is found, or -1 if it is not. If &lt;paramref name="value"/&gt; is &lt;see cref="P:System.String.Empty"/&gt; or &lt;c&gt;null&lt;/c&gt;, the last index position in &lt;paramref name="span"/&gt; is returned. In the specific case that &lt;paramref name="span"/&gt; is &lt;see cref="ReadOnlySpan{T}.Empty"/&gt;, that is &lt;c&gt;0&lt;/c&gt;.</text:p>
      <text:p text:style-name="P2">2023-10-16 19:12:51.069 +02:00 [INF] Try to translate: <text:s/>Das Verhalten der Methode ist identisch mit dem von &lt;see cref="string.LastIndexOf(string, StringComparison)" /&gt; der jeweiligen Framework-Version. Dieses hat sich mit .NET 5.0 geändert: Seitdem wird &lt;paramref name="span" /&gt;.Length zurückgegeben, wenn &lt;paramref name="value" /&gt; &lt;see cref="string.Empty" /&gt; ist. </text:p>
      <text:p text:style-name="P3">2023-10-16 19:12:51.071 +02:00 [WRN] No translation found.</text:p>
      <text:p text:style-name="P2">2023-10-16 19:12:51.071 +02:00 [INF] Try to translate: &lt;paramref name="comparisonType" /&gt; ist kein gültiger &lt;see cref="StringComparison" /&gt;-Wert.</text:p>
      <text:p text:style-name="P2">2023-10-16 19:12:51.073 +02:00 [INF] Translation found: &lt;paramref name="comparisonType"/&gt; is not a defined value of the &lt;see cref="StringComparison"/&gt; enum.</text:p>
      <text:p text:style-name="P2">2023-10-16 19:12:51.074 +02:00 [INF] Try to translate: <text:s/>Bestimmt, ob eine schreibgeschützte Zeichenspanne mit einem angegebenen &lt;see cref="string" /&gt; beginnt. </text:p>
      <text:p text:style-name="P2">2023-10-16 19:12:51.077 +02:00 [INF] Translation found: Indicates whether a read-only span of characters starts with the specified &lt;see cref="string"/&gt;.</text:p>
      <text:p text:style-name="P2">2023-10-16 19:12:51.079 +02:00 [INF] Try to translate: Die Quellspanne.</text:p>
      <text:p text:style-name="P2">2023-10-16 19:12:51.080 +02:00 [INF] Translation found: The source span.</text:p>
      <text:p text:style-name="P2">2023-10-16 19:12:51.081 +02:00 [INF] Try to translate: Der &lt;see cref="string" /&gt;, der mit dem Anfang der Quellspanne verglichen werden soll.</text:p>
      <text:p text:style-name="P2">2023-10-16 19:12:51.081 +02:00 [INF] Translation found: The &lt;see cref="string"/&gt; to compare with the beginning of the source span.</text:p>
      <text:p text:style-name="P2">2023-10-16 19:12:51.082 +02:00 [INF] Try to translate: &lt;c&gt;true&lt;/c&gt;, wenn &lt;paramref name="value" /&gt; mit dem Anfang von &lt;paramref name="span" /&gt; übereinstimmt, andernfalls &lt;c&gt;false&lt;/c&gt;.</text:p>
      <text:p text:style-name="P2">2023-10-16 19:12:51.084 +02:00 [INF] Translation found: &lt;c&gt;true&lt;/c&gt; if &lt;paramref name="value"/&gt; matches the beginning of &lt;paramref name="span"/&gt;, otherwise &lt;c&gt;false&lt;/c&gt;.</text:p>
      <text:p text:style-name="P2">2023-10-16 19:12:51.085 +02:00 [INF] Try to translate: <text:s/>Die Methode führt einen Ordinalzeichenvergleich durch. Wenn &lt;paramref name="value" /&gt; &lt;c&gt;null&lt;/c&gt; oder &lt;see cref="string.Empty" /&gt; ist, wird &lt;c&gt;true&lt;/c&gt; zurückgegeben. </text:p>
      <text:p text:style-name="P2">2023-10-16 19:12:51.086 +02:00 [INF] Translation found: The method performs an ordinal character comparison. If &lt;paramref name="value"/&gt; is &lt;c&gt;null&lt;/c&gt; or &lt;see cref="string.Empty"/&gt; the method returns &lt;c&gt;true&lt;/c&gt;.</text:p>
      <text:p text:style-name="P2">2023-10-16 19:12:51.088 +02:00 [INF] Try to translate: <text:s/>Bestimmt, ob eine schreibgeschützte Zeichenspanne mit einem angegebenen &lt;see cref="string" /&gt; beginnt, wenn sie mit einem angegebenen &lt;see cref="StringComparison" /&gt; verglichen wird. </text:p>
      <text:p text:style-name="P2">2023-10-16 19:12:51.089 +02:00 [INF] Translation found: Indicates whether a read-only character span begins with a specified &lt;see cref="string"/&gt; when compared using a specified &lt;see cref="StringComparison"/&gt; value.</text:p>
      <text:p text:style-name="P2">2023-10-16 19:12:51.090 +02:00 [INF] Try to translate: Die Quellspanne.</text:p>
      <text:p text:style-name="P2">2023-10-16 19:12:51.094 +02:00 [INF] Translation found: The source span.</text:p>
      <text:p text:style-name="P2">2023-10-16 19:12:51.095 +02:00 [INF] Try to translate: Der &lt;see cref="string" /&gt;, der mit dem Anfang der Quellspanne verglichen werden soll.</text:p>
      <text:p text:style-name="P2">2023-10-16 19:12:51.096 +02:00 [INF] Translation found: The &lt;see cref="string"/&gt; to compare with the beginning of the source span.</text:p>
      <text:p text:style-name="P2">2023-10-16 19:12:51.097 +02:00 [INF] Try to translate: Ein Enumerationswert, der bestimmt, wie &lt;paramref name="span" /&gt; und &lt;paramref name="value" /&gt; verglichen werden.</text:p>
      <text:p text:style-name="P2">2023-10-16 19:12:51.098 +02:00 [INF] Translation found: An enumeration value that determines how &lt;paramref name="span"/&gt; and &lt;paramref name="value"/&gt; are compared.</text:p>
      <text:p text:style-name="P2">2023-10-16 19:12:51.100 +02:00 [INF] Try to translate: &lt;c&gt;true&lt;/c&gt;, wenn &lt;paramref name="value" /&gt; mit dem Anfang von &lt;paramref name="span" /&gt; übereinstimmt, andernfalls &lt;c&gt;false&lt;/c&gt;.</text:p>
      <text:p text:style-name="P2">2023-10-16 19:12:51.101 +02:00 [INF] Translation found: &lt;c&gt;true&lt;/c&gt; if &lt;paramref name="value"/&gt; matches the beginning of &lt;paramref name="span"/&gt;, otherwise &lt;c&gt;false&lt;/c&gt;.</text:p>
      <text:p text:style-name="P2">2023-10-16 19:12:51.102 +02:00 [INF] Try to translate: <text:s/>Wenn &lt;paramref name="value" /&gt; &lt;c&gt;null&lt;/c&gt; oder &lt;see cref="string.Empty" /&gt; ist, wird &lt;c&gt;true&lt;/c&gt; zurückgegeben. </text:p>
      <text:p text:style-name="P2">2023-10-16 19:12:51.103 +02:00 [INF] Translation found: If &lt;paramref name="value"/&gt; is &lt;c&gt;null&lt;/c&gt; or &lt;see cref="string.Empty"/&gt; the method returns &lt;c&gt;true&lt;/c&gt;.</text:p>
      <text:p text:style-name="P2">2023-10-16 19:12:51.104 +02:00 [INF] Try to translate: &lt;paramref name="comparisonType" /&gt; ist kein definierter &lt;see cref="StringComparison" /&gt;-Wert.</text:p>
      <text:p text:style-name="P2">2023-10-16 19:12:51.107 +02:00 [INF] Translation found: &lt;paramref name="comparisonType"/&gt; is not a defined value of the &lt;see cref="StringComparison"/&gt; enum.</text:p>
      <text:p text:style-name="P2">2023-10-16 19:12:51.109 +02:00 [INF] Try to translate: <text:s/>Bestimmt, ob eine schreibgeschützte Zeichenspanne mit einem angegebenen &lt;see cref="string" /&gt; endet. </text:p>
      <text:p text:style-name="P2">2023-10-16 19:12:51.111 +02:00 [INF] Translation found: Indicates whether &lt;paramref name="s"/&gt; ends with the specified &lt;see cref="string"/&gt;.</text:p>
      <text:p text:style-name="P2">2023-10-16 19:12:51.112 +02:00 [INF] Try to translate: Die Quellspanne.</text:p>
      <text:p text:style-name="P2">2023-10-16 19:12:51.113 +02:00 [INF] Translation found: The source span.</text:p>
      <text:p text:style-name="P2">2023-10-16 19:12:51.114 +02:00 [INF] Try to translate: Der &lt;see cref="string" /&gt;, der mit dem Ende der Quellspanne verglichen werden soll.</text:p>
      <text:p text:style-name="P2">2023-10-16 19:12:51.116 +02:00 [INF] Translation found: The &lt;see cref="string"/&gt; to compare with the end of the source span.</text:p>
      <text:p text:style-name="P2">2023-10-16 19:12:51.117 +02:00 [INF] Try to translate: &lt;c&gt;true&lt;/c&gt;, wenn &lt;paramref name="value" /&gt; mit dem Ende von &lt;paramref name="span" /&gt; übereinstimmt, andernfalls &lt;c&gt;false&lt;/c&gt;.</text:p>
      <text:p text:style-name="P2">2023-10-16 19:12:51.119 +02:00 [INF] Translation found: &lt;c&gt;true&lt;/c&gt; if &lt;paramref name="value"/&gt; matches the end of &lt;paramref name="span"/&gt;, otherwise &lt;c&gt;false&lt;/c&gt;.</text:p>
      <text:p text:style-name="P2">2023-10-16 19:12:51.120 +02:00 [INF] Try to translate: <text:s/>Die Methode führt einen Ordinalzeichenvergleich durch. Wenn &lt;paramref name="value" /&gt; &lt;c&gt;null&lt;/c&gt; oder &lt;see cref="string.Empty" /&gt; ist, wird &lt;c&gt;true&lt;/c&gt; zurückgegeben. </text:p>
      <text:p text:style-name="P2">2023-10-16 19:12:51.121 +02:00 [INF] Translation found: The method performs an ordinal character comparison. If &lt;paramref name="value"/&gt; is &lt;c&gt;null&lt;/c&gt; or &lt;see cref="string.Empty"/&gt; the method returns &lt;c&gt;true&lt;/c&gt;.</text:p>
      <text:p text:style-name="P2">2023-10-16 19:12:51.124 +02:00 [INF] Try to translate: <text:s/>Bestimmt, ob eine schreibgeschützte Zeichenspanne mit einem angegebenen &lt;see cref="string" /&gt; endet, wenn sie mit einem angegebenen &lt;see cref="StringComparison" /&gt; verglichen wird. </text:p>
      <text:p text:style-name="P2">2023-10-16 19:12:51.125 +02:00 [INF] Translation found: Indicates whether a read-only character span ends with a specified &lt;see cref="string"/&gt; when compared using a specified &lt;see cref="StringComparison"/&gt; value.</text:p>
      <text:p text:style-name="P2">2023-10-16 19:12:51.126 +02:00 [INF] Try to translate: Die Quellspanne.</text:p>
      <text:p text:style-name="P2">2023-10-16 19:12:51.127 +02:00 [INF] Translation found: The source span.</text:p>
      <text:p text:style-name="P2">2023-10-16 19:12:51.128 +02:00 [INF] Try to translate: Der &lt;see cref="string" /&gt;, der mit dem Ende der Quellspanne verglichen werden soll.</text:p>
      <text:p text:style-name="P2">2023-10-16 19:12:51.129 +02:00 [INF] Translation found: The &lt;see cref="string"/&gt; to compare with the end of the source span.</text:p>
      <text:p text:style-name="P2">2023-10-16 19:12:51.130 +02:00 [INF] Try to translate: Ein Enumerationswert, der bestimmt, wie &lt;paramref name="span" /&gt; und &lt;paramref name="value" /&gt; verglichen werden.</text:p>
      <text:p text:style-name="P2">2023-10-16 19:12:51.131 +02:00 [INF] Translation found: An enumeration value that determines how &lt;paramref name="span"/&gt; and &lt;paramref name="value"/&gt; are compared.</text:p>
      <text:p text:style-name="P2">2023-10-16 19:12:51.132 +02:00 [INF] Try to translate: &lt;c&gt;true&lt;/c&gt;, wenn &lt;paramref name="value" /&gt; mit dem Ende von &lt;paramref name="span" /&gt; übereinstimmt, andernfalls &lt;c&gt;false&lt;/c&gt;.</text:p>
      <text:p text:style-name="P2">2023-10-16 19:12:51.134 +02:00 [INF] Translation found: &lt;c&gt;true&lt;/c&gt; if &lt;paramref name="value"/&gt; matches the end of &lt;paramref name="span"/&gt;, otherwise &lt;c&gt;false&lt;/c&gt;.</text:p>
      <text:p text:style-name="P2">2023-10-16 19:12:51.135 +02:00 [INF] Try to translate: <text:s/>Wenn &lt;paramref name="value" /&gt; &lt;c&gt;null&lt;/c&gt; oder &lt;see cref="string.Empty" /&gt; ist, wird &lt;c&gt;true&lt;/c&gt; zurückgegeben. </text:p>
      <text:p text:style-name="P2">2023-10-16 19:12:51.136 +02:00 [INF] Translation found: If &lt;paramref name="value"/&gt; is &lt;c&gt;null&lt;/c&gt; or &lt;see cref="string.Empty"/&gt; the method returns &lt;c&gt;true&lt;/c&gt;.</text:p>
      <text:p text:style-name="P2">2023-10-16 19:12:51.140 +02:00 [INF] Try to translate: &lt;paramref name="comparisonType" /&gt; ist kein definierter &lt;see cref="StringComparison" /&gt;-Wert.</text:p>
      <text:p text:style-name="P2">2023-10-16 19:12:51.141 +02:00 [INF] Translation found: &lt;paramref name="comparisonType"/&gt; is not a defined value of the &lt;see cref="StringComparison"/&gt; enum.</text:p>
      <text:p text:style-name="P2">2023-10-16 19:12:51.144 +02:00 [INF] Save<text:line-break/>C:\Users\fkinz\source\repos\FolkerKinzel.Strings\src\FolkerKinzel.Strings\Polyfills\ReadOnlySpanPolyfillExtension.cs to<text:line-break/>C:\Users\fkinz\source\repos\FolkerKinzel.Strings\src\FolkerKinzel.Strings\Polyfills\ReadOnlySpanPolyfillExtension.cs.</text:p>
      <text:p text:style-name="P2"/>
      <text:p text:style-name="P2">2023-10-16 19:12:51.147 +02:00 [INF] Start translating <text:span text:style-name="T1">C:\Users\fkinz\source\repos\FolkerKinzel.Strings\src\FolkerKinzel.Strings\Polyfills\SpanPolyfillExtension.cs</text:span></text:p>
      <text:p text:style-name="P2">2023-10-16 19:12:51.149 +02:00 [INF] Try to translate: <text:s/>Erweiterungsmethoden für die &lt;see cref="Span{T}"&gt;Span&amp;lt;Char&amp;gt;&lt;/see&gt;-Struktur, die in .NET Framework 4.5, .NET Standard 2.0 und .NET Standard 2.1 als Polyfills für Methoden aus aktuellen .NET-Versionen dienen. </text:p>
      <text:p text:style-name="P2">2023-10-16 19:12:51.150 +02:00 [INF] Translation found: Extension methods for the &lt;see cref="Span{T}"&gt;Span&amp;lt;Char&amp;gt;&lt;/see&gt; structure used in the .NET Framework 4.5, .NET Standard 2.0, and .NET Standard 2.1 as polyfills for methods from current .NET versions.</text:p>
      <text:p text:style-name="P2">2023-10-16 19:12:51.151 +02:00 [INF] Try to translate: <text:s/>Die Methoden dieser Klasse sollten ausschließlich in der Erweiterungsmethodensyntax verwendet zu werden, um die in moderneren Frameworks vorhandenen Originalmethoden der&lt;see cref="Span{T}"&gt;Span&amp;lt;Char&amp;gt;&lt;/see&gt;-Struktur zu simulieren. </text:p>
      <text:p text:style-name="P2">2023-10-16 19:12:51.153 +02:00 [INF] Translation found: The methods of this class should only be used in the extension method syntax to simulate the methods of the &lt;see cref="Span{T}"&gt;Span&amp;lt;Char&amp;gt;&lt;/see&gt; structure, which exist in current frameworks.</text:p>
      <text:p text:style-name="P2">2023-10-16 19:12:51.156 +02:00 [INF] Try to translate: <text:s/>Gibt an, ob ein angegebenes Unicodezeichen in der Spanne gefunden wird. </text:p>
      <text:p text:style-name="P2">2023-10-16 19:12:51.157 +02:00 [INF] Translation found: Indicates whether a character span contains a specified Unicode character.</text:p>
      <text:p text:style-name="P2">2023-10-16 19:12:51.158 +02:00 [INF] Try to translate: Die zu durchsuchende Spanne.</text:p>
      <text:p text:style-name="P2">2023-10-16 19:12:51.159 +02:00 [INF] Translation found: The span to search.</text:p>
      <text:p text:style-name="P2">2023-10-16 19:12:51.161 +02:00 [INF] Try to translate: Das zu suchende Unicodezeichen.</text:p>
      <text:p text:style-name="P2">2023-10-16 19:12:51.162 +02:00 [INF] Translation found: The Unicode character to search for.</text:p>
      <text:p text:style-name="P2">2023-10-16 19:12:51.163 +02:00 [INF] Try to translate: &lt;c&gt;true&lt;/c&gt;, wenn &lt;paramref name="value" /&gt; gefunden wurde, andernfalls &lt;c&gt;false&lt;/c&gt;.</text:p>
      <text:p text:style-name="P2">2023-10-16 19:12:51.164 +02:00 [INF] Translation found: &lt;c&gt;true&lt;/c&gt; if &lt;paramref name="value"/&gt; has been found, &lt;c&gt;false&lt;/c&gt; otherwise.</text:p>
      <text:p text:style-name="P2">2023-10-16 19:12:51.165 +02:00 [INF] Try to translate: Für den Vergleich wird &lt;see cref="MemoryExtensions.IndexOf{T}(Span{T}, T)"&gt; MemoryExtensions.IndexOf(this Span&amp;lt;T&amp;gt;, T)&lt;/see&gt; verwendet.</text:p>
      <text:p text:style-name="P3">2023-10-16 19:12:51.166 +02:00 [WRN] No translation found.</text:p>
      <text:p text:style-name="P2">2023-10-16 19:12:51.167 +02:00 [INF] Try to translate: <text:s/>Entfernt alle führenden und nachfolgenden Leerzeichen aus einer Zeichenspanne. </text:p>
      <text:p text:style-name="P2">2023-10-16 19:12:51.168 +02:00 [INF] Translation found: Removes all leading and trailing white space characters from a character span.</text:p>
      <text:p text:style-name="P2">2023-10-16 19:12:51.170 +02:00 [INF] Try to translate: Die Quellspanne, aus der die Zeichen entfernt werden.</text:p>
      <text:p text:style-name="P2">2023-10-16 19:12:51.172 +02:00 [INF] Translation found: The source span from which the characters are removed.</text:p>
      <text:p text:style-name="P2">2023-10-16 19:12:51.173 +02:00 [INF] Try to translate: Die zugeschnittene Zeichenspanne.</text:p>
      <text:p text:style-name="P2">2023-10-16 19:12:51.174 +02:00 [INF] Translation found: The sliced span.</text:p>
      <text:p text:style-name="P2">2023-10-16 19:12:51.176 +02:00 [INF] Try to translate: <text:s/>Entfernt alle führenden Leerzeichen aus einer Zeichenspanne. </text:p>
      <text:p text:style-name="P2">2023-10-16 19:12:51.176 +02:00 [INF] Translation found: Removes all leading white space characters from a character span.</text:p>
      <text:p text:style-name="P2">2023-10-16 19:12:51.177 +02:00 [INF] Try to translate: Die Quellspanne, aus der die Zeichen entfernt werden.</text:p>
      <text:p text:style-name="P2">2023-10-16 19:12:51.178 +02:00 [INF] Translation found: The source span from which the characters are removed.</text:p>
      <text:p text:style-name="P2">2023-10-16 19:12:51.179 +02:00 [INF] Try to translate: Die zugeschnittene Zeichenspanne.</text:p>
      <text:p text:style-name="P2">2023-10-16 19:12:51.180 +02:00 [INF] Translation found: The sliced span.</text:p>
      <text:p text:style-name="P2">2023-10-16 19:12:51.185 +02:00 [INF] Try to translate: <text:s/>Entfernt alle nachfolgenden Leerzeichen aus einer Zeichenspanne. </text:p>
      <text:p text:style-name="P2">2023-10-16 19:12:51.186 +02:00 [INF] Translation found: Removes all trailing white space characters from a character span.</text:p>
      <text:p text:style-name="P2">2023-10-16 19:12:51.188 +02:00 [INF] Try to translate: Die Quellspanne, aus der die Zeichen entfernt werden.</text:p>
      <text:p text:style-name="P2">2023-10-16 19:12:51.190 +02:00 [INF] Translation found: The source span from which the characters are removed.</text:p>
      <text:p text:style-name="P2">2023-10-16 19:12:51.191 +02:00 [INF] Try to translate: Die zugeschnittene Zeichenspanne.</text:p>
      <text:p text:style-name="P2">2023-10-16 19:12:51.194 +02:00 [INF] Translation found: The sliced span.</text:p>
      <text:p text:style-name="P2">2023-10-16 19:12:51.196 +02:00 [INF] Try to translate: <text:s/>Bestimmt, ob dieser &lt;paramref name="span" /&gt; und der angegebene &lt;paramref name="other" /&gt;-&lt;see cref="string" /&gt; dieselben Zeichen aufweisen, wenn sie mit der angegebenen &lt;paramref name="comparisonType" /&gt;-Option verglichen werden. </text:p>
      <text:p text:style-name="P2">2023-10-16 19:12:51.198 +02:00 [INF] Translation found: Determines whether this &lt;paramref name="span"/&gt; and the specified other &lt;paramref name="other"/&gt;&amp;#160;&lt;see cref="string"/&gt; have the same characters when compared using the specified &lt;paramref name="comparisonType"/&gt; option.</text:p>
      <text:p text:style-name="P2">2023-10-16 19:12:51.199 +02:00 [INF] Try to translate: Die Quellspanne.</text:p>
      <text:p text:style-name="P2">2023-10-16 19:12:51.201 +02:00 [INF] Translation found: The source span.</text:p>
      <text:p text:style-name="P2">2023-10-16 19:12:51.202 +02:00 [INF] Try to translate: Der Wert, der mit der Quellspanne verglichen werden soll.</text:p>
      <text:p text:style-name="P2">2023-10-16 19:12:51.206 +02:00 [INF] Translation found: The value to compare with the source span.</text:p>
      <text:p text:style-name="P2">2023-10-16 19:12:51.207 +02:00 [INF] Try to translate: Ein Enumerationswert, der bestimmt, wie &lt;paramref name="span" /&gt; und &lt;paramref name="other" /&gt; verglichen werden.</text:p>
      <text:p text:style-name="P2">2023-10-16 19:12:51.209 +02:00 [INF] Translation found: An enumeration value that determines how &lt;paramref name="span"/&gt; and &lt;paramref name="other"/&gt; are compared.</text:p>
      <text:p text:style-name="P2">2023-10-16 19:12:51.210 +02:00 [INF] Try to translate: &lt;c&gt;true&lt;/c&gt;, sofern identisch, andernfalls &lt;c&gt;false&lt;/c&gt;.</text:p>
      <text:p text:style-name="P2">2023-10-16 19:12:51.211 +02:00 [INF] Translation found: &lt;c&gt;true&lt;/c&gt; if identical, &lt;c&gt;false&lt;/c&gt; otherwise.</text:p>
      <text:p text:style-name="P2">2023-10-16 19:12:51.214 +02:00 [INF] Try to translate: <text:s/>Gibt an, ob ein angegebener Wert innerhalb einer Zeichenspanne auftritt, wenn unter Verwendung eines angegebenen &lt;see cref="StringComparison" /&gt;-Werts verglichen wird. </text:p>
      <text:p text:style-name="P2">2023-10-16 19:12:51.214 +02:00 [INF] Translation found: Indicates whether a specified value occurs within a character span when compared using a specified &lt;see cref="StringComparison"/&gt; value.</text:p>
      <text:p text:style-name="P2">2023-10-16 19:12:51.215 +02:00 [INF] Try to translate: Die Quellspanne.</text:p>
      <text:p text:style-name="P2">2023-10-16 19:12:51.216 +02:00 [INF] Translation found: The source span.</text:p>
      <text:p text:style-name="P2">2023-10-16 19:12:51.217 +02:00 [INF] Try to translate: Der innerhalb der Quellspanne zu suchende Wert. &lt;paramref name="value" /&gt; darf &lt;c&gt;null&lt;/c&gt; sein.</text:p>
      <text:p text:style-name="P2">2023-10-16 19:12:51.220 +02:00 [INF] Translation found: The value to seek within the source span. &lt;paramref name="value"/&gt; can be &lt;c&gt;null&lt;/c&gt;.</text:p>
      <text:p text:style-name="P2">2023-10-16 19:12:51.221 +02:00 [INF] Try to translate: Ein Enumerationswert, der bestimmt, wie die Zeichen in &lt;paramref name="span" /&gt; und &lt;paramref name="value" /&gt; verglichen werden.</text:p>
      <text:p text:style-name="P2">2023-10-16 19:12:51.223 +02:00 [INF] Translation found: An enumeration value that determines how &lt;paramref name="span"/&gt; and &lt;paramref name="other"/&gt; are compared.</text:p>
      <text:p text:style-name="P2">2023-10-16 19:12:51.224 +02:00 [INF] Try to translate: &lt;c&gt;true&lt;/c&gt;, wenn &lt;paramref name="value" /&gt; innerhalb der Spanne auftritt, andernfalls &lt;c&gt;false&lt;/c&gt;.</text:p>
      <text:p text:style-name="P2">2023-10-16 19:12:51.227 +02:00 [INF] Translation found: &lt;c&gt;true&lt;/c&gt; if &lt;paramref name="value"/&gt; has been found, &lt;c&gt;false&lt;/c&gt; otherwise.</text:p>
      <text:p text:style-name="P2">2023-10-16 19:12:51.229 +02:00 [INF] Try to translate: <text:s/>Bestimmt, ob eine Zeichenspanne mit einem angegebenen &lt;see cref="string" /&gt; beginnt. </text:p>
      <text:p text:style-name="P2">2023-10-16 19:12:51.229 +02:00 [INF] Translation found: Indicates whether a read-only character span begins with a specified &lt;see cref="string"/&gt;.</text:p>
      <text:p text:style-name="P2">2023-10-16 19:12:51.231 +02:00 [INF] Try to translate: Die Quellspanne.</text:p>
      <text:p text:style-name="P2">2023-10-16 19:12:51.231 +02:00 [INF] Translation found: The source span.</text:p>
      <text:p text:style-name="P2">2023-10-16 19:12:51.232 +02:00 [INF] Try to translate: Der &lt;see cref="string" /&gt;, der mit dem Anfang der Quellspanne verglichen werden soll.</text:p>
      <text:p text:style-name="P2">2023-10-16 19:12:51.233 +02:00 [INF] Translation found: The &lt;see cref="string"/&gt; to compare with the beginning of the source span.</text:p>
      <text:p text:style-name="P2">2023-10-16 19:12:51.234 +02:00 [INF] Try to translate: &lt;c&gt;true&lt;/c&gt;, wenn &lt;paramref name="value" /&gt; mit dem Anfang von &lt;paramref name="span" /&gt; übereinstimmt, andernfalls &lt;c&gt;false&lt;/c&gt;.</text:p>
      <text:p text:style-name="P2">2023-10-16 19:12:51.235 +02:00 [INF] Translation found: &lt;c&gt;true&lt;/c&gt; if &lt;paramref name="value"/&gt; matches the beginning of &lt;paramref name="span"/&gt;, otherwise &lt;c&gt;false&lt;/c&gt;.</text:p>
      <text:p text:style-name="P2">2023-10-16 19:12:51.236 +02:00 [INF] Try to translate: <text:s/>Die Methode führt einen Ordinalzeichenvergleich durch. Wenn &lt;paramref name="value" /&gt; &lt;c&gt;null&lt;/c&gt; oder &lt;see cref="string.Empty" /&gt; ist wird &lt;c&gt;true&lt;/c&gt; zurückgegeben. </text:p>
      <text:p text:style-name="P2">2023-10-16 19:12:51.237 +02:00 [INF] Translation found: The method performs an ordinal character comparison. If &lt;paramref name="value"/&gt; is &lt;c&gt;null&lt;/c&gt; or &lt;see cref="string.Empty"/&gt; the method returns &lt;c&gt;true&lt;/c&gt;.</text:p>
      <text:p text:style-name="P2">2023-10-16 19:12:51.239 +02:00 [INF] Try to translate: <text:s/>Bestimmt, ob eine Zeichenspanne mit einem angegebenen &lt;see cref="string" /&gt; beginnt, wenn sie unter Verwendung eines angegebenen &lt;see cref="StringComparison" /&gt;-Werts verglichen wird. </text:p>
      <text:p text:style-name="P2">2023-10-16 19:12:51.240 +02:00 [INF] Translation found: Indicates whether a character span begins with a specified &lt;see cref="string"/&gt; when compared using a specified &lt;see cref="StringComparison"/&gt; value.</text:p>
      <text:p text:style-name="P2">2023-10-16 19:12:51.241 +02:00 [INF] Try to translate: Die Quellspanne.</text:p>
      <text:p text:style-name="P2">2023-10-16 19:12:51.245 +02:00 [INF] Translation found: The source span.</text:p>
      <text:p text:style-name="P2">2023-10-16 19:12:51.246 +02:00 [INF] Try to translate: Der &lt;see cref="string" /&gt;, der mit dem Anfang der Quellspanne verglichen werden soll.</text:p>
      <text:p text:style-name="P2">2023-10-16 19:12:51.247 +02:00 [INF] Translation found: The &lt;see cref="string"/&gt; to compare with the beginning of the source span.</text:p>
      <text:p text:style-name="P2">2023-10-16 19:12:51.248 +02:00 [INF] Try to translate: Ein Enumerationswert, der bestimmt, wie &lt;paramref name="span" /&gt; und &lt;paramref name="value" /&gt; verglichen werden.</text:p>
      <text:p text:style-name="P2">2023-10-16 19:12:51.249 +02:00 [INF] Translation found: An enumeration value that determines how &lt;paramref name="span"/&gt; and &lt;paramref name="value"/&gt; are compared.</text:p>
      <text:p text:style-name="P2">2023-10-16 19:12:51.250 +02:00 [INF] Try to translate: &lt;c&gt;true&lt;/c&gt;, wenn &lt;paramref name="value" /&gt; mit dem Anfang von &lt;paramref name="span" /&gt; übereinstimmt, andernfalls &lt;c&gt;false&lt;/c&gt;.</text:p>
      <text:p text:style-name="P2">2023-10-16 19:12:51.251 +02:00 [INF] Translation found: &lt;c&gt;true&lt;/c&gt; if &lt;paramref name="value"/&gt; matches the beginning of &lt;paramref name="span"/&gt;, otherwise &lt;c&gt;false&lt;/c&gt;.</text:p>
      <text:p text:style-name="P2">2023-10-16 19:12:51.252 +02:00 [INF] Try to translate: <text:s/>Wenn &lt;paramref name="value" /&gt; &lt;c&gt;null&lt;/c&gt; oder &lt;see cref="string.Empty" /&gt; ist wird &lt;c&gt;true&lt;/c&gt; zurückgegeben. </text:p>
      <text:p text:style-name="P2">2023-10-16 19:12:51.253 +02:00 [INF] Translation found: If &lt;paramref name="value"/&gt; is &lt;c&gt;null&lt;/c&gt; or &lt;see cref="string.Empty"/&gt; the method returns &lt;c&gt;true&lt;/c&gt;.</text:p>
      <text:p text:style-name="P2">2023-10-16 19:12:51.254 +02:00 [INF] Try to translate: &lt;paramref name="comparisonType" /&gt; ist kein definierter &lt;see cref="StringComparison" /&gt;-Wert.</text:p>
      <text:p text:style-name="P2">2023-10-16 19:12:51.254 +02:00 [INF] Translation found: &lt;paramref name="comparisonType"/&gt; is not a defined value of the &lt;see cref="StringComparison"/&gt; enum.</text:p>
      <text:p text:style-name="P2">2023-10-16 19:12:51.255 +02:00 [INF] Try to translate: <text:s/>Bestimmt, ob eine Zeichenspanne mit einem angegebenen &lt;see cref="string" /&gt; endet. </text:p>
      <text:p text:style-name="P2">2023-10-16 19:12:51.256 +02:00 [INF] Translation found: Indicates whether a character span ends with the specified &lt;see cref="string"/&gt;.</text:p>
      <text:p text:style-name="P2">2023-10-16 19:12:51.257 +02:00 [INF] Try to translate: Die Quellspanne.</text:p>
      <text:p text:style-name="P2">2023-10-16 19:12:51.258 +02:00 [INF] Translation found: The source span.</text:p>
      <text:p text:style-name="P2">2023-10-16 19:12:51.262 +02:00 [INF] Try to translate: Der &lt;see cref="string" /&gt;, der mit dem Ende der Quellspanne verglichen werden soll.</text:p>
      <text:p text:style-name="P2">2023-10-16 19:12:51.263 +02:00 [INF] Translation found: The &lt;see cref="string"/&gt; to compare with the end of the source span.</text:p>
      <text:p text:style-name="P2">2023-10-16 19:12:51.264 +02:00 [INF] Try to translate: &lt;c&gt;true&lt;/c&gt;, wenn &lt;paramref name="value" /&gt; mit dem Ende von &lt;paramref name="span" /&gt; übereinstimmt, andernfalls &lt;c&gt;false&lt;/c&gt;.</text:p>
      <text:p text:style-name="P2">2023-10-16 19:12:51.265 +02:00 [INF] Translation found: &lt;c&gt;true&lt;/c&gt; if &lt;paramref name="value"/&gt; matches the end of &lt;paramref name="span"/&gt;, otherwise &lt;c&gt;false&lt;/c&gt;.</text:p>
      <text:p text:style-name="P2">2023-10-16 19:12:51.266 +02:00 [INF] Try to translate: <text:s/>Die Methode führt einen Ordinalzeichenvergleich durch. Wenn &lt;paramref name="value" /&gt; &lt;c&gt;null&lt;/c&gt; oder &lt;see cref="string.Empty" /&gt; ist wird &lt;c&gt;true&lt;/c&gt; zurückgegeben. </text:p>
      <text:p text:style-name="P2">2023-10-16 19:12:51.268 +02:00 [INF] Translation found: The method performs an ordinal character comparison. If &lt;paramref name="value"/&gt; is &lt;c&gt;null&lt;/c&gt; or &lt;see cref="string.Empty"/&gt; the method returns &lt;c&gt;true&lt;/c&gt;.</text:p>
      <text:p text:style-name="P2">2023-10-16 19:12:51.269 +02:00 [INF] Try to translate: <text:s/>Bestimmt, ob eine Zeichenspanne mit einem angegebenen &lt;see cref="string" /&gt; endet, wenn sie unter Verwendung eines angegebenen &lt;see cref="StringComparison" /&gt;-Werts verglichen wird. </text:p>
      <text:p text:style-name="P2">2023-10-16 19:12:51.270 +02:00 [INF] Translation found: Indicates whether a character span ends with a specified &lt;see cref="string"/&gt; when compared using a specified &lt;see cref="StringComparison"/&gt; value.</text:p>
      <text:p text:style-name="P2">2023-10-16 19:12:51.271 +02:00 [INF] Try to translate: Die Quellspanne.</text:p>
      <text:p text:style-name="P2">2023-10-16 19:12:51.272 +02:00 [INF] Translation found: The source span.</text:p>
      <text:p text:style-name="P2">2023-10-16 19:12:51.273 +02:00 [INF] Try to translate: Der &lt;see cref="string" /&gt;, der mit dem Ende der Quellspanne verglichen werden soll.</text:p>
      <text:p text:style-name="P2">2023-10-16 19:12:51.274 +02:00 [INF] Translation found: The &lt;see cref="string"/&gt; to compare with the end of the source span.</text:p>
      <text:p text:style-name="P2">2023-10-16 19:12:51.277 +02:00 [INF] Try to translate: Ein Enumerationswert, der bestimmt, wie &lt;paramref name="span" /&gt; und &lt;paramref name="value" /&gt; verglichen werden.</text:p>
      <text:p text:style-name="P2">2023-10-16 19:12:51.278 +02:00 [INF] Translation found: An enumeration value that determines how &lt;paramref name="span"/&gt; and &lt;paramref name="value"/&gt; are compared.</text:p>
      <text:p text:style-name="P2">2023-10-16 19:12:51.280 +02:00 [INF] Try to translate: &lt;c&gt;true&lt;/c&gt;, wenn &lt;paramref name="value" /&gt; mit dem Ende von &lt;paramref name="span" /&gt; übereinstimmt, andernfalls &lt;c&gt;false&lt;/c&gt;.</text:p>
      <text:p text:style-name="P2">2023-10-16 19:12:51.281 +02:00 [INF] Translation found: &lt;c&gt;true&lt;/c&gt; if &lt;paramref name="value"/&gt; matches the end of &lt;paramref name="span"/&gt;, otherwise &lt;c&gt;false&lt;/c&gt;.</text:p>
      <text:p text:style-name="P2">2023-10-16 19:12:51.282 +02:00 [INF] Try to translate: <text:s/>Wenn &lt;paramref name="value" /&gt; &lt;c&gt;null&lt;/c&gt; oder &lt;see cref="string.Empty" /&gt; ist wird &lt;c&gt;true&lt;/c&gt; zurückgegeben. </text:p>
      <text:p text:style-name="P2">2023-10-16 19:12:51.284 +02:00 [INF] Translation found: If &lt;paramref name="value"/&gt; is &lt;c&gt;null&lt;/c&gt; or &lt;see cref="string.Empty"/&gt; the method returns &lt;c&gt;true&lt;/c&gt;.</text:p>
      <text:p text:style-name="P2">2023-10-16 19:12:51.285 +02:00 [INF] Try to translate: &lt;paramref name="comparisonType" /&gt; ist kein definierter &lt;see cref="StringComparison" /&gt;-Wert.</text:p>
      <text:p text:style-name="P2">2023-10-16 19:12:51.286 +02:00 [INF] Translation found: &lt;paramref name="comparisonType"/&gt; is not a defined value of the &lt;see cref="StringComparison"/&gt; enum.</text:p>
      <text:p text:style-name="P2">2023-10-16 19:12:51.287 +02:00 [INF] Try to translate: <text:s/>Gibt den NULL-basierten Index des letzten Vorkommens einer angegebenen Zeichenfolge in &lt;paramref name="span" /&gt; an. Ein Parameter gibt den Typ der Suche für die angegebene Zeichenfolge an. </text:p>
      <text:p text:style-name="P2">2023-10-16 19:12:51.289 +02:00 [INF] Translation found: Specifies the zero-based index of the last occurrence of a specified string in &lt;paramref name ="span"/&gt;. A parameter specifies the type of search for the specified string.</text:p>
      <text:p text:style-name="P2">2023-10-16 19:12:51.290 +02:00 [INF] Try to translate: Die zu durchsuchende Zeichenspanne.</text:p>
      <text:p text:style-name="P2">2023-10-16 19:12:51.293 +02:00 [INF] Translation found: The span to search.</text:p>
      <text:p text:style-name="P2">2023-10-16 19:12:51.294 +02:00 [INF] Try to translate: Der zu suchende &lt;see cref="string" /&gt; oder &lt;c&gt;null&lt;/c&gt;.</text:p>
      <text:p text:style-name="P2">2023-10-16 19:12:51.295 +02:00 [INF] Translation found: The &lt;see cref="string"/&gt; to search for, or &lt;c&gt;null&lt;/c&gt;.</text:p>
      <text:p text:style-name="P2">2023-10-16 19:12:51.296 +02:00 [INF] Try to translate: Einer der Enumerationswerte, der die Regeln für die Suche angibt.</text:p>
      <text:p text:style-name="P2">2023-10-16 19:12:51.297 +02:00 [INF] Translation found: One of the enumeration values that specifies the rules for the comparison.</text:p>
      <text:p text:style-name="P2">2023-10-16 19:12:51.298 +02:00 [INF] Try to translate: Die nullbasierte Indexposition des &lt;paramref name="value" /&gt;-Parameters, wenn diese Zeichenfolge gefunden wurde, andernfalls -1.</text:p>
      <text:p text:style-name="P2">2023-10-16 19:12:51.299 +02:00 [INF] Translation found: The zero-based index of &lt;paramref name="value"/&gt; if that string is found, or -1 if it is not.</text:p>
      <text:p text:style-name="P2">2023-10-16 19:12:51.300 +02:00 [INF] Try to translate: &lt;paramref name="comparisonType" /&gt; ist kein gültiger &lt;see cref="StringComparison" /&gt;-Wert.</text:p>
      <text:p text:style-name="P2">2023-10-16 19:12:51.301 +02:00 [INF] Translation found: &lt;paramref name="comparisonType"/&gt; is not a defined value of the &lt;see cref="StringComparison"/&gt; enum.</text:p>
      <text:p text:style-name="P2">2023-10-16 19:12:51.303 +02:00 [INF] Try to translate: <text:s/>Gibt die NULL-basierte Indexposition des letzten Vorkommens einer angegebenen Zeichenfolge in &lt;paramref name="span" /&gt; an. Die Suche beginnt an einer angegebenen Zeichenposition und verläuft für eine angegebene Anzahl von Zeichenpositionen rückwärts zum Anfang der Zeichenspanne. Ein Parameter gibt den Typ des bei der Suche nach der angegebenen Zeichenfolge auszuführenden Vergleichs an. </text:p>
      <text:p text:style-name="P2">2023-10-16 19:12:51.304 +02:00 [INF] Translation found: Specifies the <text:s/>zero based index position of the last occurrence of a specified character sequence in &lt;paramref name ="span"/&gt;. The search begins at a specified character position and runs backwards to the beginning of the character span for a specified number of character positions. A parameter specifies the type of comparison to be performed when searching for the specified character sequence.</text:p>
      <text:p text:style-name="P2">2023-10-16 19:12:51.305 +02:00 [INF] Try to translate: Die zu durchsuchende Zeichenspanne.</text:p>
      <text:p text:style-name="P2">2023-10-16 19:12:51.307 +02:00 [INF] Translation found: The span to search.</text:p>
      <text:p text:style-name="P2">2023-10-16 19:12:51.310 +02:00 [INF] Try to translate: Der zu suchende &lt;see cref="string" /&gt; oder &lt;c&gt;null&lt;/c&gt;.</text:p>
      <text:p text:style-name="P2">2023-10-16 19:12:51.311 +02:00 [INF] Translation found: The &lt;see cref="string"/&gt; to search for, or &lt;c&gt;null&lt;/c&gt;.</text:p>
      <text:p text:style-name="P2">2023-10-16 19:12:51.311 +02:00 [INF] Try to translate: Die Anfangsposition der Suche. Die Suche wird von &lt;paramref name="startIndex" /&gt; bis zum Anfang von &lt;paramref name="span" /&gt; fortgesetzt.</text:p>
      <text:p text:style-name="P2">2023-10-16 19:12:51.313 +02:00 [INF] Translation found: The start index of the search. The search is done backwards to the beginning of &lt;paramref name="span"/&gt;.</text:p>
      <text:p text:style-name="P2">2023-10-16 19:12:51.314 +02:00 [INF] Try to translate: Die Anzahl der zu überprüfenden Zeichenpositionen.</text:p>
      <text:p text:style-name="P2">2023-10-16 19:12:51.315 +02:00 [INF] Translation found: The number of character positions to examine.</text:p>
      <text:p text:style-name="P2">2023-10-16 19:12:51.315 +02:00 [INF] Try to translate: Einer der Enumerationswerte, der die Regeln für die Suche angibt.</text:p>
      <text:p text:style-name="P2">2023-10-16 19:12:51.316 +02:00 [INF] Translation found: One of the enumeration values that specifies the rules for the comparison.</text:p>
      <text:p text:style-name="P2">2023-10-16 19:12:51.317 +02:00 [INF] Try to translate: Die nullbasierte Anfangsindexposition des &lt;paramref name="value" /&gt;-Parameters, wenn diese Zeichenfolge gefunden wurde, oder -1, wenn sie nicht gefunden wurde oder &lt;paramref name="span" /&gt; leer ist.</text:p>
      <text:p text:style-name="P2">2023-10-16 19:12:51.318 +02:00 [INF] Translation found: The zero-based start index of the &lt;paramref name ="value"/&gt; parameter if this character sequence was found, or -1 if it was not found or &lt;paramref name ="span"/&gt; is empty.</text:p>
      <text:p text:style-name="P2">2023-10-16 19:12:51.320 +02:00 [INF] Try to translate: &lt;para&gt;&lt;paramref name="count" /&gt; ist ein negativer Wert &lt;/para&gt;&lt;para&gt; - oder - &lt;/para&gt;&lt;para&gt;&lt;paramref name="span" /&gt; ist nicht &lt;see cref="Span{T}.Empty" /&gt;, und &lt;paramref name="startIndex" /&gt; ist ein negativer Wert. &lt;/para&gt;&lt;para&gt; - oder - &lt;/para&gt;&lt;para&gt;&lt;paramref name="span" /&gt; ist nicht &lt;see cref="Span{T}.Empty" /&gt;, und &lt;paramref name="startIndex" /&gt; ist größer als die Länge von &lt;paramref name="span" /&gt;. &lt;/para&gt;&lt;para&gt; - oder - &lt;/para&gt;&lt;para&gt;&lt;paramref name="span" /&gt; ist nicht &lt;see cref="Span{T}.Empty" /&gt;, und &lt;paramref name="startIndex" /&gt; + 1 - &lt;paramref name="count" /&gt; gibt eine Position an, die nicht innerhalb von &lt;paramref name="span" /&gt; liegt. &lt;/para&gt;&lt;para&gt; - oder - &lt;/para&gt;&lt;para&gt;&lt;paramref name="span" /&gt; ist &lt;see cref="Span{T}.Empty" /&gt;, und &lt;paramref name="startIndex" /&gt; ist kleiner als -1 oder größer als 0. &lt;/para&gt;</text:p>
      <text:p text:style-name="P2">2023-10-16 19:12:51.321 +02:00 [INF] Translation found: &lt;para&gt;<text:line-break/>&lt;paramref name ="count"/&gt; is a negative value<text:line-break/>&lt;/para&gt;<text:line-break/>&lt;para&gt;<text:line-break/>- or -<text:line-break/>&lt;/para&gt;<text:line-break/>&lt;para&gt;<text:line-break/>&lt;paramref name ="span"/&gt; is not &lt;see cref="Span{T}.Empty"/&gt;, and &lt;paramref name ="startIndex"/&gt; is a negative value.<text:line-break/>&lt;/para&gt;<text:line-break/>&lt;para&gt;<text:line-break/>- or -<text:line-break/>&lt;/para&gt;<text:line-break/>&lt;para&gt;<text:line-break/>&lt;paramref name ="span"/&gt; is not &lt;see cref="Span{T}.Empty"/&gt;, and &lt;paramref name ="startIndex"/&gt; is greater than the length of &lt;paramref name ="span"/&gt;.<text:line-break/>&lt;/para&gt;<text:line-break/>&lt;para&gt;<text:line-break/>- or -<text:line-break/>&lt;/para&gt;<text:line-break/>&lt;para&gt;<text:line-break/>&lt;paramref name ="span"/&gt; is not &lt;see cref="Span{T}.Empty"/&gt;, and &lt;paramref name ="startIndex"/&gt; + 1 - &lt;paramref name ="count"/&gt; indicates a position that is not within &lt;paramref name ="span"/&gt;.<text:line-break/>&lt;/para&gt;<text:line-break/>&lt;para&gt;<text:line-break/>- or -<text:line-break/>&lt;/para&gt;<text:line-break/>&lt;para&gt;<text:line-break/>&lt;paramref name ="span"/&gt; is &lt;see cref="Span{T}.Empty"/&gt;, and &lt;paramref name ="startIndex"/&gt; is less than -1 or greater than 0.<text:line-break/>&lt;/para&gt;</text:p>
      <text:p text:style-name="P2">2023-10-16 19:12:51.326 +02:00 [INF] Try to translate: &lt;paramref name="comparisonType" /&gt; ist kein gültiger &lt;see cref="StringComparison" /&gt;-Wert. </text:p>
      <text:p text:style-name="P2">2023-10-16 19:12:51.328 +02:00 [INF] Translation found: &lt;paramref name="comparisonType"/&gt; is not a defined value of the &lt;see cref="StringComparison"/&gt; enum.</text:p>
      <text:p text:style-name="P2">2023-10-16 19:12:51.329 +02:00 [INF] Try to translate: <text:s/>Gibt an, ob in einer Zeichenspanne eines der Zeichen vorkommt, die der Methode als Zeichenfolge übergeben werden. </text:p>
      <text:p text:style-name="P2">2023-10-16 19:12:51.330 +02:00 [INF] Translation found: Indicates whether a character span contains one of the Unicode characters that are passed to the method as a string.</text:p>
      <text:p text:style-name="P2">2023-10-16 19:12:51.331 +02:00 [INF] Try to translate: Die zu untersuchende Spanne.</text:p>
      <text:p text:style-name="P2">2023-10-16 19:12:51.332 +02:00 [INF] Translation found: The span to examine.</text:p>
      <text:p text:style-name="P2">2023-10-16 19:12:51.333 +02:00 [INF] Try to translate: Eine Zeichenfolge, die die zu suchenden Zeichen enthält oder &lt;c&gt;null&lt;/c&gt;.</text:p>
      <text:p text:style-name="P2">2023-10-16 19:12:51.334 +02:00 [INF] Translation found: A string containing the characters to search for, or &lt;c&gt;null&lt;/c&gt;.</text:p>
      <text:p text:style-name="P2">2023-10-16 19:12:51.335 +02:00 [INF] Try to translate: &lt;c&gt;true&lt;/c&gt;, wenn in &lt;paramref name="span" /&gt; eines der in &lt;paramref name="values" /&gt; enthaltenen Zeichen vorkommt. Wenn &lt;paramref name="span" /&gt; eine leere Spanne oder &lt;paramref name="values" /&gt; &lt;c&gt;null&lt;/c&gt; oder eine leere Zeichenfolge ist, wird &lt;c&gt;false&lt;/c&gt; zurückgegeben.</text:p>
      <text:p text:style-name="P2">2023-10-16 19:12:51.336 +02:00 [INF] Translation found: &lt;c&gt;true&lt;/c&gt; if &lt;paramref name="span"/&gt; contains one of the characters passed with &lt;paramref name="values"/&gt;. If &lt;paramref name="span"/&gt; is empty or &lt;paramref name="values"/&gt; is &lt;c&gt;null&lt;/c&gt; or empty, &lt;c&gt;false&lt;/c&gt; is returned.</text:p>
      <text:p text:style-name="P2">2023-10-16 19:12:51.339 +02:00 [INF] Try to translate: <text:s/>Wenn die Länge von &lt;paramref name="values" /&gt; kleiner als 5 ist, verwendet die Methode für den Vergleich &lt;see cref="MemoryExtensions.IndexOfAny{T}(ReadOnlySpan{T}, ReadOnlySpan{T})"&gt;MemoryExtensions.IndexOfAny&amp;lt;T&amp;gt;(ReadOnlySpan&amp;lt;T&amp;gt;, ReadOnlySpan&amp;lt;T&amp;gt;)&lt;/see&gt;. Ist die Länge von &lt;paramref name="values" /&gt; größer, wird <text:s/>- um Performanceprobleme zu vermeiden - &lt;see cref="string.IndexOfAny(char[])"&gt;String.IndexOfAny(char[])&lt;/see&gt; verwendet. </text:p>
      <text:p text:style-name="P2">2023-10-16 19:12:51.340 +02:00 [INF] Translation found: If the length of &lt;paramref name="values"/&gt; is less than 5, the method uses &lt;see cref="MemoryExtensions.IndexOfAny{T}(ReadOnlySpan{T}, ReadOnlySpan{T})"&gt;MemoryExtensions.IndexOfAny&amp;lt;T&amp;gt;(ReadOnlySpan&amp;lt;T&amp;gt;, ReadOnlySpan&amp;lt;T&amp;gt;)&lt;/see&gt; for the comparison. If the length of &lt;paramref name="values"/&gt; is greater, &lt;see cref="string.IndexOfAny(char[])"&gt;String.IndexOfAny(char[])&lt;/see&gt; is used to avoid performance issues.</text:p>
      <text:p text:style-name="P2">2023-10-16 19:12:51.343 +02:00 [INF] Try to translate: <text:s/>Sucht nach dem NULL-basierten Index des ersten Vorkommens eines der angegebenen Unicode-Zeichen. </text:p>
      <text:p text:style-name="P2">2023-10-16 19:12:51.344 +02:00 [INF] Translation found: Searches for the zero-based index of the first occurrence of one of the specified Unicode characters.</text:p>
      <text:p text:style-name="P2">2023-10-16 19:12:51.347 +02:00 [INF] Try to translate: Die zu untersuchende Spanne.</text:p>
      <text:p text:style-name="P2">2023-10-16 19:12:51.348 +02:00 [INF] Translation found: The span to examine.</text:p>
      <text:p text:style-name="P2">2023-10-16 19:12:51.349 +02:00 [INF] Try to translate: Eine Zeichenfolge, die die zu suchenden Zeichen enthält oder &lt;c&gt;null&lt;/c&gt;.</text:p>
      <text:p text:style-name="P2">2023-10-16 19:12:51.350 +02:00 [INF] Translation found: A string containing the characters to search for, or &lt;c&gt;null&lt;/c&gt;.</text:p>
      <text:p text:style-name="P2">2023-10-16 19:12:51.351 +02:00 [INF] Try to translate: Der NULL-basierte Index des ersten Vorkommens eines beliebigen Zeichens aus &lt;paramref name="values" /&gt; in &lt;paramref name="span" /&gt; oder -1, wenn keines der Zeichen gefunden wurde. Wenn &lt;paramref name="values" /&gt; &lt;c&gt;null&lt;/c&gt; oder eine leere Zeichenfolge ist, gibt die Methode -1 zurück.</text:p>
      <text:p text:style-name="P2">2023-10-16 19:12:51.352 +02:00 [INF] Translation found: The zero-based index of the first occurrence of one of the specified Unicode characters in &lt;paramref name="span"/&gt; or -1 if none of these characters have been found. If &lt;paramref name="values"/&gt; is &lt;c&gt;null&lt;/c&gt; or empty, the method returns -1.</text:p>
      <text:p text:style-name="P2">2023-10-16 19:12:51.355 +02:00 [INF] Try to translate: <text:s/>Wenn die Länge von &lt;paramref name="values" /&gt; kleiner als 5 ist, verwendet die Methode für den Vergleich &lt;see cref="MemoryExtensions.IndexOfAny{T}(ReadOnlySpan{T}, ReadOnlySpan{T})"&gt;MemoryExtensions.IndexOfAny&amp;lt;T&amp;gt;(ReadOnlySpan&amp;lt;T&amp;gt;, ReadOnlySpan&amp;lt;T&amp;gt;)&lt;/see&gt;. Ist die Länge von &lt;paramref name="values" /&gt; größer, wird <text:s/>- um Performanceprobleme zu vermeiden - &lt;see cref="string.IndexOfAny(char[])"&gt;String.IndexOfAny(char[])&lt;/see&gt; verwendet. </text:p>
      <text:p text:style-name="P2">2023-10-16 19:12:51.357 +02:00 [INF] Translation found: If the length of &lt;paramref name="values"/&gt; is less than 5, the method uses &lt;see cref="MemoryExtensions.IndexOfAny{T}(ReadOnlySpan{T}, ReadOnlySpan{T})"&gt;MemoryExtensions.IndexOfAny&amp;lt;T&amp;gt;(ReadOnlySpan&amp;lt;T&amp;gt;, ReadOnlySpan&amp;lt;T&amp;gt;)&lt;/see&gt; for the comparison. If the length of &lt;paramref name="values"/&gt; is greater, &lt;see cref="string.IndexOfAny(char[])"&gt;String.IndexOfAny(char[])&lt;/see&gt; is used to avoid performance issues.</text:p>
      <text:p text:style-name="P2">2023-10-16 19:12:51.359 +02:00 [INF] Try to translate: <text:s/>Sucht nach dem NULL-basierten Index des letzten Vorkommens eines der angegebenen Unicode-Zeichen. </text:p>
      <text:p text:style-name="P2">2023-10-16 19:12:51.361 +02:00 [INF] Translation found: Searches for the zero-based index of the last occurrence of one of the specified Unicode characters.</text:p>
      <text:p text:style-name="P2">2023-10-16 19:12:51.362 +02:00 [INF] Try to translate: Die zu untersuchende Spanne.</text:p>
      <text:p text:style-name="P2">2023-10-16 19:12:51.363 +02:00 [INF] Translation found: The span to examine.</text:p>
      <text:p text:style-name="P2">2023-10-16 19:12:51.364 +02:00 [INF] Try to translate: Eine Zeichenfolge, die die zu suchenden Zeichen enthält oder &lt;c&gt;null&lt;/c&gt;.</text:p>
      <text:p text:style-name="P2">2023-10-16 19:12:51.365 +02:00 [INF] Translation found: A string containing the characters to search for, or &lt;c&gt;null&lt;/c&gt;.</text:p>
      <text:p text:style-name="P2">2023-10-16 19:12:51.365 +02:00 [INF] Try to translate: Der NULL-basierte Index des letzten Vorkommens eines beliebigen Zeichens aus &lt;paramref name="values" /&gt; in &lt;paramref name="span" /&gt; oder -1, wenn keines der Zeichen gefunden wurde. Wenn &lt;paramref name="values" /&gt; &lt;c&gt;null&lt;/c&gt; oder eine leere Zeichenfolge ist, wird -1 zurückgegeben</text:p>
      <text:p text:style-name="P2">2023-10-16 19:12:51.367 +02:00 [INF] Translation found: The zero-based index of the last occurrence of one of the specified Unicode characters in &lt;paramref name="span"/&gt; or -1 if none of these characters have been found. If &lt;paramref name="values"/&gt; is &lt;c&gt;null&lt;/c&gt; or empty, the method returns -1.</text:p>
      <text:p text:style-name="P2">2023-10-16 19:12:51.368 +02:00 [INF] Try to translate: <text:s/>Wenn die Länge von &lt;paramref name="values" /&gt; kleiner als 5 ist, verwendet die Methode für den Vergleich &lt;see cref="MemoryExtensions.LastIndexOfAny{T}(ReadOnlySpan{T}, ReadOnlySpan{T})"&gt;MemoryExtensions.LastIndexOfAny&amp;lt;T&amp;gt;(ReadOnlySpan&amp;lt;T&amp;gt;, ReadOnlySpan&amp;lt;T&amp;gt;)&lt;/see&gt;. Ist die Länge von &lt;paramref name="values" /&gt; größer, wird <text:s/>- um Performanceprobleme zu vermeiden - &lt;see cref="string.LastIndexOfAny(char[])"&gt;String.LastIndexOfAny(char[])&lt;/see&gt; verwendet. </text:p>
      <text:p text:style-name="P2">2023-10-16 19:12:51.371 +02:00 [INF] Translation found: If the length of &lt;paramref name="values"/&gt; is less than 5, the method uses &lt;see cref="MemoryExtensions.LastIndexOfAny{T}(ReadOnlySpan{T}, ReadOnlySpan{T})"&gt;MemoryExtensions.LastIndexOfAny&amp;lt;T&amp;gt;(ReadOnlySpan&amp;lt;T&amp;gt;, ReadOnlySpan&amp;lt;T&amp;gt;)&lt;/see&gt; for the comparison. If the length of &lt;paramref name="values"/&gt; is greater, &lt;see cref="string.LastIndexOfAny(char[])"&gt;String.LastIndexOfAny(char[])&lt;/see&gt; is used to avoid performance issues.</text:p>
      <text:p text:style-name="P2">2023-10-16 19:12:51.373 +02:00 [INF] Try to translate: <text:s/>Gibt die nullbasierte Indexposition des letzten Vorkommens eines der angegebenen Zeichen in &lt;paramref name="span" /&gt; an. Die Suche beginnt an einer angegebenen Zeichenposition und verläuft für eine angegebene Anzahl von Zeichenpositionen rückwärts zum Anfang der Zeichenfolge. </text:p>
      <text:p text:style-name="P2">2023-10-16 19:12:51.374 +02:00 [INF] Translation found: Returns the zero-based index of the last occurrence of one of the specified characters in &lt;paramref name="span"/&gt;. The search begins at a specified character position and runs a specified number of character positions backwards to the beginning of the &lt;paramref name="span"/&gt;.</text:p>
      <text:p text:style-name="P2">2023-10-16 19:12:51.376 +02:00 [INF] Try to translate: Die zu durchsuchende Zeichenspanne.</text:p>
      <text:p text:style-name="P2">2023-10-16 19:12:51.377 +02:00 [INF] Translation found: The span to search.</text:p>
      <text:p text:style-name="P2">2023-10-16 19:12:51.377 +02:00 [INF] Try to translate: Eine Zeichenfolge, die die zu suchenden Zeichen enthält oder &lt;c&gt;null&lt;/c&gt;.</text:p>
      <text:p text:style-name="P2">2023-10-16 19:12:51.378 +02:00 [INF] Translation found: A string containing the characters to search for, or &lt;c&gt;null&lt;/c&gt;.</text:p>
      <text:p text:style-name="P2">2023-10-16 19:12:51.379 +02:00 [INF] Try to translate: Die Anfangsposition der Suche. Die Suche erfolgt rückwärts zum Anfang von &lt;paramref name="span" /&gt;.</text:p>
      <text:p text:style-name="P2">2023-10-16 19:12:51.380 +02:00 [INF] Translation found: The start index of the search. The search is done backwards to the beginning of &lt;paramref name="span"/&gt;.</text:p>
      <text:p text:style-name="P2">2023-10-16 19:12:51.382 +02:00 [INF] Try to translate: Die Anzahl der zu überprüfenden Zeichenpositionen in &lt;paramref name="span" /&gt;.</text:p>
      <text:p text:style-name="P2">2023-10-16 19:12:51.382 +02:00 [INF] Translation found: The number of characters positions to examine in &lt;paramref name="span"/&gt;.</text:p>
      <text:p text:style-name="P2">2023-10-16 19:12:51.383 +02:00 [INF] Try to translate: Der nullbasierte Index des letzten Vorkommens eines beliebigen Zeichens aus &lt;paramref name="values" /&gt; in &lt;paramref name="span" /&gt; oder -1, wenn keines dieser Zeichen gefunden wurde.</text:p>
      <text:p text:style-name="P2">2023-10-16 19:12:51.387 +02:00 [INF] Translation found: The zero-based index of the last occurrence of one of the specified Unicode characters in &lt;paramref name="span"/&gt; or -1 if none of these characters have been found.</text:p>
      <text:p text:style-name="P2">2023-10-16 19:12:51.389 +02:00 [INF] Try to translate: <text:s/>Wenn die Länge von &lt;paramref name="values" /&gt; kleiner als 5 ist, verwendet die Methode für den Vergleich &lt;see cref="MemoryExtensions.LastIndexOfAny{T}(ReadOnlySpan{T}, ReadOnlySpan{T})"&gt;MemoryExtensions.LastIndexOfAny&amp;lt;T&amp;gt;(ReadOnlySpan&amp;lt;T&amp;gt;, ReadOnlySpan&amp;lt;T&amp;gt;)&lt;/see&gt;. Ist die Länge von &lt;paramref name="values" /&gt; größer, wird <text:s/>- um Performanceprobleme zu vermeiden - &lt;see cref="string.LastIndexOfAny(char[])"&gt;String.LastIndexOfAny(char[])&lt;/see&gt; verwendet. </text:p>
      <text:p text:style-name="P2">2023-10-16 19:12:51.390 +02:00 [INF] Translation found: If the length of &lt;paramref name="values"/&gt; is less than 5, the method uses &lt;see cref="MemoryExtensions.LastIndexOfAny{T}(ReadOnlySpan{T}, ReadOnlySpan{T})"&gt;MemoryExtensions.LastIndexOfAny&amp;lt;T&amp;gt;(ReadOnlySpan&amp;lt;T&amp;gt;, ReadOnlySpan&amp;lt;T&amp;gt;)&lt;/see&gt; for the comparison. If the length of &lt;paramref name="values"/&gt; is greater, &lt;see cref="string.LastIndexOfAny(char[])"&gt;String.LastIndexOfAny(char[])&lt;/see&gt; is used to avoid performance issues.</text:p>
      <text:p text:style-name="P2">2023-10-16 19:12:51.391 +02:00 [INF] Try to translate: &lt;para&gt;&lt;paramref name="span" /&gt; ist nicht &lt;see cref="Span{T}.Empty" /&gt; und &lt;paramref name="startIndex" /&gt; ist kleiner als 0 oder größer oder gleich der Länge von &lt;paramref name="span" /&gt;&lt;/para&gt;&lt;para&gt; - oder - &lt;/para&gt;&lt;para&gt;&lt;paramref name="span" /&gt; ist nicht &lt;see cref="Span{T}.Empty" /&gt; und &lt;paramref name="startIndex" /&gt; - &lt;paramref name="count" /&gt; + 1 ist kleiner als 0. &lt;/para&gt;</text:p>
      <text:p text:style-name="P2">2023-10-16 19:12:51.393 +02:00 [INF] Translation found: &lt;para&gt;<text:line-break/>&lt;paramref name="span"/&gt; is not &lt;see cref="Span{T}.Empty"/&gt; and &lt;paramref name ="startIndex"/&gt; is less than zero or greater than or equal to the length of &lt;paramref name="span"/&gt;<text:line-break/>&lt;/para&gt;<text:line-break/>&lt;para&gt;<text:line-break/>- or -<text:line-break/>&lt;/para&gt;<text:line-break/>&lt;para&gt;<text:line-break/>&lt;paramref name ="span"/&gt; is not &lt;see cref="Span{T}.Empty"/&gt; and &lt;paramref name ="startIndex"/&gt; - &lt;paramref name ="count"/&gt; + 1 is less than zero.<text:line-break/>&lt;/para&gt;</text:p>
      <text:p text:style-name="P2">2023-10-16 19:12:51.395 +02:00 [INF] Save<text:line-break/>C:\Users\fkinz\source\repos\FolkerKinzel.Strings\src\FolkerKinzel.Strings\Polyfills\SpanPolyfillExtension.cs to<text:line-break/>C:\Users\fkinz\source\repos\FolkerKinzel.Strings\src\FolkerKinzel.Strings\Polyfills\SpanPolyfillExtension.cs.</text:p>
      <text:p text:style-name="P2"/>
      <text:p text:style-name="P2">2023-10-16 19:12:51.398 +02:00 [INF] Start translating <text:span text:style-name="T1">C:\Users\fkinz\source\repos\FolkerKinzel.Strings\src\FolkerKinzel.Strings\Polyfills\StringBuilderExtensionPolyfillExtension.cs</text:span></text:p>
      <text:p text:style-name="P2">2023-10-16 19:12:51.399 +02:00 [INF] Try to translate: <text:s/>Erweiterungsmethoden, die als Polyfills für die Erweiterungsmethoden der Klasse &lt;see cref="StringBuilderExtension" /&gt; dienen. </text:p>
      <text:p text:style-name="P3">2023-10-16 19:12:51.402 +02:00 [WRN] No translation found.</text:p>
      <text:p text:style-name="P2">2023-10-16 19:12:51.403 +02:00 [INF] Try to translate: <text:s/>Die Polyfills sind verfügbar für .NET Framework 4.5 und .NET Standard 2.0. </text:p>
      <text:p text:style-name="P2">2023-10-16 19:12:51.405 +02:00 [INF] Translation found: The polyfills are available for .NET Framework 4.5 and .NET Standard 2.0.</text:p>
      <text:p text:style-name="P2">2023-10-16 19:12:51.407 +02:00 [INF] Try to translate: <text:s/>Fügt den Inhalt eines &lt;see cref="string" /&gt;s als URL-codierte Zeichenfolge an das Ende eines &lt;see cref="StringBuilder" /&gt;-Objekts an. </text:p>
      <text:p text:style-name="P2">2023-10-16 19:12:51.409 +02:00 [INF] Translation found: Appends the content of a &lt;see cref="string"/&gt; as URL-encoded character sequence to the end of a &lt;see cref="StringBuilder"/&gt;.</text:p>
      <text:p text:style-name="P2">2023-10-16 19:12:51.411 +02:00 [INF] Try to translate: Der &lt;see cref="StringBuilder" /&gt;, an den Zeichen angefügt werden.</text:p>
      <text:p text:style-name="P2">2023-10-16 19:12:51.413 +02:00 [INF] Translation found: The &lt;see cref="StringBuilder"/&gt; to which the characters are appended.</text:p>
      <text:p text:style-name="P2">2023-10-16 19:12:51.415 +02:00 [INF] Try to translate: Der &lt;see cref="string" /&gt;, der die zu kodierenden und anzufügenden Zeichen enthält, oder &lt;c&gt;null&lt;/c&gt;.</text:p>
      <text:p text:style-name="P2">2023-10-16 19:12:51.419 +02:00 [INF] Translation found: The &lt;see cref="string"/&gt; containing the characters to encode and append, or &lt;c&gt;null&lt;/c&gt;.</text:p>
      <text:p text:style-name="P2">2023-10-16 19:12:51.421 +02:00 [INF] Try to translate: Ein Verweis auf &lt;paramref name="builder" /&gt;, nachdem der Anfügevorgang abgeschlossen wurde.</text:p>
      <text:p text:style-name="P2">2023-10-16 19:12:51.422 +02:00 [INF] Translation found: A reference to &lt;paramref name="builder"/&gt; after the append operation has completed.</text:p>
      <text:p text:style-name="P2">2023-10-16 19:12:51.423 +02:00 [INF] Try to translate: Die Methode ersetzt alle Zeichen in &lt;paramref name="value" /&gt; mit Ausnahme von nicht reservierten RFC 3986-Zeichen durch ihre hexadezimale Darstellung. Alle Unicode-Zeichen werden in das UTF-8-Format konvertiert, bevor sie mit Escapezeichen versehen werden. Bei dieser Methode wird davon ausgegangen, dass in &lt;paramref name="value" /&gt; keine Escapesequenzen enthalten sind.</text:p>
      <text:p text:style-name="P2">2023-10-16 19:12:51.424 +02:00 [INF] Translation found: The method replaces all characters in &lt;paramref name="value"/&gt; except unreserved RFC 3986 characters into their hexadecimal representation. All Unicode characters are converted to UTF-8 format before being escaped. This method assumes that there are no escape sequences in &lt;paramref name="value"/&gt;.</text:p>
      <text:p text:style-name="P2">2023-10-16 19:12:51.426 +02:00 [INF] Try to translate: &lt;paramref name="builder" /&gt; ist &lt;c&gt;null&lt;/c&gt;.</text:p>
      <text:p text:style-name="P2">2023-10-16 19:12:51.427 +02:00 [INF] Translation found: &lt;paramref name="builder"/&gt; is &lt;c&gt;null&lt;/c&gt;.</text:p>
      <text:p text:style-name="P2">2023-10-16 19:12:51.428 +02:00 [INF] Try to translate: Bei der Erhöhung der Kapazität von &lt;paramref name="builder" /&gt; würde &lt;see cref="StringBuilder.MaxCapacity" /&gt; überschritten.</text:p>
      <text:p text:style-name="P2">2023-10-16 19:12:51.429 +02:00 [INF] Translation found: Increasing the capacity of &lt;paramref name="builder"/&gt; would exceed &lt;see cref="StringBuilder.MaxCapacity"/&gt;.</text:p>
      <text:p text:style-name="P2">2023-10-16 19:12:51.430 +02:00 [INF] Try to translate: <text:s/>Ersetzt in &lt;paramref name="builder" /&gt; alle Sequenzen von Leerzeichen durch &lt;paramref name="replacement" /&gt;. </text:p>
      <text:p text:style-name="P2">2023-10-16 19:12:51.430 +02:00 [INF] Translation found: Replaces in &lt;paramref name="builder"/&gt; all sequences of white space with &lt;paramref name="replacement"/&gt;.</text:p>
      <text:p text:style-name="P2">2023-10-16 19:12:51.431 +02:00 [INF] Try to translate: Der &lt;see cref="StringBuilder" /&gt;, dessen Inhalt bearbeitet wird.</text:p>
      <text:p text:style-name="P2">2023-10-16 19:12:51.432 +02:00 [INF] Translation found: The &lt;see cref="StringBuilder"/&gt; whose content is changed.</text:p>
      <text:p text:style-name="P2">2023-10-16 19:12:51.436 +02:00 [INF] Try to translate: Ein &lt;see cref="string" /&gt;, durch den die Leerzeichen-Sequenzen ersetzt werden, oder &lt;c&gt;null&lt;/c&gt;, um alle Leerraumzeichen zu entfernen.</text:p>
      <text:p text:style-name="P2">2023-10-16 19:12:51.437 +02:00 [INF] Translation found: A &lt;see cref="string"/&gt; that is the replacement for all sequences of white space, or &lt;c&gt;null&lt;/c&gt; to completely remove all white space.</text:p>
      <text:p text:style-name="P2">2023-10-16 19:12:51.438 +02:00 [INF] Try to translate: Übergeben Sie &lt;c&gt;true&lt;/c&gt;, um Zeilenumbruchzeichen von der Ersetzung auszunehmen. Der Standardwert ist &lt;c&gt;false&lt;/c&gt;.</text:p>
      <text:p text:style-name="P2">2023-10-16 19:12:51.440 +02:00 [INF] Translation found: Pass &lt;c&gt;true&lt;/c&gt; to exclude newline characters from the replacement. The default value is &lt;c&gt;false&lt;/c&gt;.</text:p>
      <text:p text:style-name="P2">2023-10-16 19:12:51.442 +02:00 [INF] Try to translate: Eine Referenz auf &lt;paramref name="builder" /&gt;</text:p>
      <text:p text:style-name="P2">2023-10-16 19:12:51.444 +02:00 [INF] Translation found: A reference to &lt;paramref name ="builder"/&gt;.</text:p>
      <text:p text:style-name="P2">2023-10-16 19:12:51.446 +02:00 [INF] Try to translate: &lt;para&gt; Die Methode verwendet &lt;see cref="char.IsWhiteSpace(char)" /&gt; zur Identifizierung von Leerraumzeichen und arbeitet damit gründlicher als &lt;see cref="Regex.Replace(string, string, string)"&gt;Regex.Replace(string input, @"\s+", string replacement)&lt;/see&gt;. &lt;/para&gt;&lt;para&gt;Zur Identifizierung von Zeilenumbruchzeichen wird &lt;see cref="CharExtension.IsNewLine(char)" /&gt; verwendet. &lt;/para&gt;</text:p>
      <text:p text:style-name="P3">2023-10-16 19:12:51.447 +02:00 [WRN] No translation found.</text:p>
      <text:p text:style-name="P2">2023-10-16 19:12:51.448 +02:00 [INF] Try to translate: &lt;paramref name="builder" /&gt; ist &lt;c&gt;null&lt;/c&gt;.</text:p>
      <text:p text:style-name="P2">2023-10-16 19:12:51.449 +02:00 [INF] Translation found: &lt;paramref name="builder"/&gt; is &lt;c&gt;null&lt;/c&gt;.</text:p>
      <text:p text:style-name="P2"><text:soft-page-break/>2023-10-16 19:12:51.450 +02:00 [INF] Try to translate: <text:s/>Ersetzt in einem Abschnitt von &lt;paramref name="builder" /&gt;, der bei &lt;paramref name="startIndex" /&gt; beginnt und bis zum Ende von &lt;paramref name="builder" /&gt; reicht, alle Sequenzen von Leerzeichen durch &lt;paramref name="replacement" /&gt;. </text:p>
      <text:p text:style-name="P2">2023-10-16 19:12:51.452 +02:00 [INF] Translation found: Replaces in a section of &lt;paramref name="builder"/&gt;, which starts at &lt;paramref name="startIndex"/&gt; and extends to the end of &lt;paramref name="builder"/&gt;, all sequences of white space with &lt;paramref name="replacement"/&gt;.</text:p>
      <text:p text:style-name="P2">2023-10-16 19:12:51.453 +02:00 [INF] Try to translate: Der &lt;see cref="StringBuilder" /&gt;, dessen Inhalt bearbeitet wird.</text:p>
      <text:p text:style-name="P2">2023-10-16 19:12:51.454 +02:00 [INF] Translation found: The &lt;see cref="StringBuilder"/&gt; whose content is changed.</text:p>
      <text:p text:style-name="P2">2023-10-16 19:12:51.455 +02:00 [INF] Try to translate: Ein &lt;see cref="string" /&gt;, durch den die Leerzeichen-Sequenzen ersetzt werden, oder &lt;c&gt;null&lt;/c&gt;, um alle Leerraumzeichen zu entfernen.</text:p>
      <text:p text:style-name="P2">2023-10-16 19:12:51.456 +02:00 [INF] Translation found: A &lt;see cref="string"/&gt; that is the replacement for all sequences of white space, or &lt;c&gt;null&lt;/c&gt; to completely remove all white space.</text:p>
      <text:p text:style-name="P2">2023-10-16 19:12:51.457 +02:00 [INF] Try to translate: Übergeben Sie &lt;c&gt;true&lt;/c&gt;, um Zeilenumbruchzeichen von der Ersetzung auszunehmen. Der Standardwert ist &lt;c&gt;false&lt;/c&gt;.</text:p>
      <text:p text:style-name="P2">2023-10-16 19:12:51.458 +02:00 [INF] Translation found: Pass &lt;c&gt;true&lt;/c&gt; to exclude newline characters from the replacement. The default value is &lt;c&gt;false&lt;/c&gt;.</text:p>
      <text:p text:style-name="P2">2023-10-16 19:12:51.462 +02:00 [INF] Try to translate: Der nullbasierte Index in &lt;paramref name="builder" /&gt;, an dem der Abschnitt beginnt, in dem die Ersetzungen vorgenommen werden.</text:p>
      <text:p text:style-name="P2">2023-10-16 19:12:51.463 +02:00 [INF] Translation found: The zero-based index in &lt;paramref name ="builder"/&gt; at which the replacement starts.</text:p>
      <text:p text:style-name="P2">2023-10-16 19:12:51.464 +02:00 [INF] Try to translate: Eine Referenz auf &lt;paramref name="builder" /&gt;</text:p>
      <text:p text:style-name="P2">2023-10-16 19:12:51.465 +02:00 [INF] Translation found: A reference to &lt;paramref name ="builder"/&gt;.</text:p>
      <text:p text:style-name="P2">2023-10-16 19:12:51.466 +02:00 [INF] Try to translate: &lt;para&gt; Die Methode verwendet &lt;see cref="char.IsWhiteSpace(char)" /&gt; zur Identifizierung von Leerraumzeichen und arbeitet damit gründlicher als &lt;see cref="Regex.Replace(string, string, string)"&gt;Regex.Replace(string input, @"\s+", string replacement)&lt;/see&gt;. &lt;/para&gt;&lt;para&gt;Zur Identifizierung von Zeilenumbruchzeichen wird &lt;see cref="CharExtension.IsNewLine(char)" /&gt; verwendet. &lt;/para&gt;</text:p>
      <text:p text:style-name="P3">2023-10-16 19:12:51.467 +02:00 [WRN] No translation found.</text:p>
      <text:p text:style-name="P2">2023-10-16 19:12:51.468 +02:00 [INF] Try to translate: &lt;paramref name="builder" /&gt; ist &lt;c&gt;null&lt;/c&gt;.</text:p>
      <text:p text:style-name="P2">2023-10-16 19:12:51.469 +02:00 [INF] Translation found: &lt;paramref name="builder"/&gt; is &lt;c&gt;null&lt;/c&gt;.</text:p>
      <text:p text:style-name="P2">2023-10-16 19:12:51.470 +02:00 [INF] Try to translate: &lt;paramref name="startIndex" /&gt; ist kleiner als 0 oder größer als die Anzahl der Zeichen in &lt;paramref name="builder" /&gt;. </text:p>
      <text:p text:style-name="P2">2023-10-16 19:12:51.471 +02:00 [INF] Translation found: &lt;paramref name="startIndex"/&gt; is less than zero or greater than the number of characters in &lt;paramref name="builder"/&gt;.</text:p>
      <text:p text:style-name="P2">2023-10-16 19:12:51.473 +02:00 [INF] Try to translate: <text:s/>Ersetzt in einem Abschnitt von &lt;paramref name="builder" /&gt;, der bei &lt;paramref name="startIndex" /&gt; beginnt und &lt;paramref name="count" /&gt; Zeichen umfasst, alle Sequenzen von Leerzeichen durch &lt;paramref name="replacement" /&gt;. </text:p>
      <text:p text:style-name="P2">2023-10-16 19:12:51.475 +02:00 [INF] Translation found: Replaces in a section of &lt;paramref name="builder"/&gt;, which starts at &lt;paramref name="startIndex"/&gt; and which is &lt;paramref name="count"/&gt; characters long, all sequences of white space with &lt;paramref name="replacement"/&gt;.</text:p>
      <text:p text:style-name="P2">2023-10-16 19:12:51.477 +02:00 [INF] Try to translate: Der &lt;see cref="StringBuilder" /&gt;, dessen Inhalt bearbeitet wird.</text:p>
      <text:p text:style-name="P2">2023-10-16 19:12:51.479 +02:00 [INF] Translation found: The &lt;see cref="StringBuilder"/&gt; whose content is changed.</text:p>
      <text:p text:style-name="P2">2023-10-16 19:12:51.480 +02:00 [INF] Try to translate: Ein &lt;see cref="string" /&gt;, durch den die Leerzeichen-Sequenzen ersetzt werden, oder &lt;c&gt;null&lt;/c&gt;, um alle Leerraumzeichen zu entfernen.</text:p>
      <text:p text:style-name="P2">2023-10-16 19:12:51.481 +02:00 [INF] Translation found: A &lt;see cref="string"/&gt; that is the replacement for all sequences of white space, or &lt;c&gt;null&lt;/c&gt; to completely remove all white space.</text:p>
      <text:p text:style-name="P2">2023-10-16 19:12:51.483 +02:00 [INF] Try to translate: Der nullbasierte Index in &lt;paramref name="builder" /&gt;, an dem der Abschnitt beginnt, in dem die Ersetzungen vorgenommen werden.</text:p>
      <text:p text:style-name="P2">2023-10-16 19:12:51.484 +02:00 [INF] Translation found: The zero-based index in &lt;paramref name ="builder"/&gt; at which the replacement starts.</text:p>
      <text:p text:style-name="P2">2023-10-16 19:12:51.484 +02:00 [INF] Try to translate: Die Länge des Abschnitts, in dem Ersetzungen vorgenommen werden.</text:p>
      <text:p text:style-name="P2">2023-10-16 19:12:51.485 +02:00 [INF] Translation found: The length of the specified section in &lt;paramref name="builder"/&gt; where replacement operations take place.</text:p>
      <text:p text:style-name="P2">2023-10-16 19:12:51.486 +02:00 [INF] Try to translate: Übergeben Sie &lt;c&gt;true&lt;/c&gt;, um Zeilenumbruchzeichen von der Ersetzung auszunehmen. Der Standardwert ist &lt;c&gt;false&lt;/c&gt;.</text:p>
      <text:p text:style-name="P2">2023-10-16 19:12:51.488 +02:00 [INF] Translation found: Pass &lt;c&gt;true&lt;/c&gt; to exclude newline characters from the replacement. The default value is &lt;c&gt;false&lt;/c&gt;.</text:p>
      <text:p text:style-name="P2">2023-10-16 19:12:51.489 +02:00 [INF] Try to translate: Eine Referenz auf &lt;paramref name="builder" /&gt;</text:p>
      <text:p text:style-name="P2">2023-10-16 19:12:51.492 +02:00 [INF] Translation found: A reference to &lt;paramref name ="builder"/&gt;.</text:p>
      <text:p text:style-name="P2">2023-10-16 19:12:51.494 +02:00 [INF] Try to translate: &lt;para&gt; Die Methode verwendet &lt;see cref="char.IsWhiteSpace(char)" /&gt; zur Identifizierung von Leerraumzeichen und arbeitet damit gründlicher als &lt;see cref="Regex.Replace(string, string, string)"&gt;Regex.Replace(string input, @"\s+", string replacement)&lt;/see&gt;. &lt;/para&gt;&lt;para&gt;Zur Identifizierung von Zeilenumbruchzeichen wird &lt;see cref="CharExtension.IsNewLine(char)" /&gt; verwendet. &lt;/para&gt;</text:p>
      <text:p text:style-name="P3">2023-10-16 19:12:51.495 +02:00 [WRN] No translation found.</text:p>
      <text:p text:style-name="P2">2023-10-16 19:12:51.496 +02:00 [INF] Try to translate: &lt;paramref name="builder" /&gt; ist &lt;c&gt;null&lt;/c&gt;.</text:p>
      <text:p text:style-name="P2">2023-10-16 19:12:51.496 +02:00 [INF] Translation found: &lt;paramref name="builder"/&gt; is &lt;c&gt;null&lt;/c&gt;.</text:p>
      <text:p text:style-name="P2">2023-10-16 19:12:51.497 +02:00 [INF] Try to translate: &lt;para&gt;&lt;paramref name="startIndex" /&gt; oder &lt;paramref name="count" /&gt; ist kleiner als 0 &lt;/para&gt;&lt;para&gt;- oder -&lt;/para&gt;&lt;para&gt;&lt;paramref name="startIndex" /&gt; + &lt;paramref name="count" /&gt; ist größer als die Anzahl der Zeichen in &lt;paramref name="builder" /&gt;. &lt;/para&gt;</text:p>
      <text:p text:style-name="P2">2023-10-16 19:12:51.498 +02:00 [INF] Translation found: &lt;para&gt;<text:line-break/>&lt;paramref name ="startIndex"/&gt; or &lt;paramref name ="count"/&gt; are smaller than zero or larger than the number of characters in &lt;paramref name ="builder"/&gt;<text:line-break/>&lt;/para&gt;<text:line-break/>&lt;para&gt;<text:line-break/>- or -<text:line-break/>&lt;/para&gt;<text:line-break/>&lt;para&gt;<text:line-break/>&lt;paramref name ="startIndex"/&gt; + &lt;paramref name ="count"/&gt; is larger than the number of characters in &lt;paramref name ="builder"/&gt;.<text:line-break/>&lt;/para&gt;</text:p>
      <text:p text:style-name="P2">2023-10-16 19:12:51.500 +02:00 [INF] Try to translate: <text:s/>Ersetzt alle Zeilenumbrüche in &lt;paramref name="builder" /&gt; durch &lt;paramref name="newLine" /&gt;. </text:p>
      <text:p text:style-name="P2">2023-10-16 19:12:51.501 +02:00 [INF] Translation found: Replaces all newlines in &lt;paramref name="builder"/&gt; with &lt;paramref name="newLine"/&gt;.</text:p>
      <text:p text:style-name="P2">2023-10-16 19:12:51.502 +02:00 [INF] Try to translate: Der &lt;see cref="StringBuilder" /&gt;, dessen Inhalt verändert wird.</text:p>
      <text:p text:style-name="P2">2023-10-16 19:12:51.502 +02:00 [INF] Translation found: The &lt;see cref="StringBuilder"/&gt; whose content is changed.</text:p>
      <text:p text:style-name="P2">2023-10-16 19:12:51.503 +02:00 [INF] Try to translate: Ein &lt;see cref="string" /&gt;, durch den jeder Zeilenumbruch ersetzt wird, oder &lt;c&gt;null&lt;/c&gt;, um alle Zeilenumbrüche zu entfernen.</text:p>
      <text:p text:style-name="P2">2023-10-16 19:12:51.504 +02:00 [INF] Translation found: A &lt;see cref="string"/&gt; that is the replacement for all newlines, or &lt;c&gt;null&lt;/c&gt; to completely remove all newline characters.</text:p>
      <text:p text:style-name="P2">2023-10-16 19:12:51.505 +02:00 [INF] Try to translate: Ein Verweis auf &lt;paramref name="builder" /&gt;.</text:p>
      <text:p text:style-name="P2">2023-10-16 19:12:51.506 +02:00 [INF] Translation found: A reference to &lt;paramref name ="builder"/&gt;.</text:p>
      <text:p text:style-name="P2">2023-10-16 19:12:51.507 +02:00 [INF] Try to translate: &lt;para&gt; Für die Identifizierung von Zeilenwechselzeichen wird &lt;see cref="CharExtension.IsNewLine(char)" /&gt; verwendet. Die Sequenzen CRLF und LFCR werden als ein Zeilenumbruch behandelt. &lt;/para&gt;&lt;note type="caution"&gt; Diese Methode unterscheidet sich von &lt;see cref="StringBuilderExtension.ReplaceLineEndings(StringBuilder, string?)" /&gt; dahingehend, dass sie zusätzlich LFCR-Sequenzen und Vertical Tab (VT: U+000B) als Zeilenwechsel behandelt. &lt;/note&gt;</text:p>
      <text:p text:style-name="P3">2023-10-16 19:12:51.511 +02:00 [WRN] No translation found.</text:p>
      <text:p text:style-name="P2">2023-10-16 19:12:51.513 +02:00 [INF] Try to translate: &lt;paramref name="builder" /&gt; ist &lt;c&gt;null&lt;/c&gt;.</text:p>
      <text:p text:style-name="P2">2023-10-16 19:12:51.515 +02:00 [INF] Translation found: &lt;paramref name="builder"/&gt; is &lt;c&gt;null&lt;/c&gt;.</text:p>
      <text:p text:style-name="P2">2023-10-16 19:12:51.516 +02:00 [INF] Save<text:line-break/>C:\Users\fkinz\source\repos\FolkerKinzel.Strings\src\FolkerKinzel.Strings\Polyfills\StringBuilderExtensionPolyfillExtension.cs to<text:line-break/>C:\Users\fkinz\source\repos\FolkerKinzel.Strings\src\FolkerKinzel.Strings\Polyfills\StringBuilderExtensionPolyfillExtension.cs.</text:p>
      <text:p text:style-name="P2"/>
      <text:p text:style-name="P2">2023-10-16 19:12:51.518 +02:00 [INF] Start translating <text:span text:style-name="T1">C:\Users\fkinz\source\repos\FolkerKinzel.Strings\src\FolkerKinzel.Strings\Polyfills\StringBuilderPolyfillExtension.cs</text:span></text:p>
      <text:p text:style-name="P2">2023-10-16 19:12:51.520 +02:00 [INF] Try to translate: <text:s/>Erweiterungsmethoden für die &lt;see cref="StringBuilder" /&gt;-Klasse, die in .NET Framework 4.5 und .NET Standard 2.0 als Polyfills für Methoden aus aktuellen .NET-Versionen dienen. </text:p>
      <text:p text:style-name="P2">2023-10-16 19:12:51.521 +02:00 [INF] Translation found: Extension methods for the &lt;see cref="StringBuilder"/&gt; class, which are used in .NET Framework 4.5 and .NET Standard 2.0 as polyfills for methods from current .NET versions.</text:p>
      <text:p text:style-name="P2">2023-10-16 19:12:51.523 +02:00 [INF] Try to translate: <text:s/>Die Methoden dieser Klasse sollten ausschließlich in der Erweiterungsmethodensyntax verwendet zu werden, um die in moderneren Frameworks vorhandenen Originalmethoden der &lt;see cref="StringBuilder" /&gt;-Klasse zu simulieren. Um dem Verhalten der Originalmethoden zu entsprechen, werfen diese Erweiterungsmethoden eine &lt;see cref="NullReferenceException" /&gt;, wenn sie auf &lt;c&gt;null&lt;/c&gt; aufgerufen werden. </text:p>
      <text:p text:style-name="P2">2023-10-16 19:12:51.526 +02:00 [INF] Translation found: The methods of this class should only be used in the extension method syntax to simulate the original methods of the &lt;see cref="string"/&gt; class, which exist in more modern frameworks. To match the behavior of the original methods, these extension methods throw a &lt;see cref="NullReferenceException"/&gt; when called on &lt;c&gt;null&lt;/c&gt;.</text:p>
      <text:p text:style-name="P2">2023-10-16 19:12:51.527 +02:00 [INF] Try to translate: <text:s/>Verkettet die Zeichenfolgen des bereitgestellten Arrays, wobei das angegebene als Trennzeichen zu verwendende Zeichen zwischen den einzelnen Zeichenfolgen verwendet wird, und fügt dann das Ergebnis an &lt;paramref name="builder" /&gt; an. </text:p>
      <text:p text:style-name="P2">2023-10-16 19:12:51.528 +02:00 [INF] Translation found: Concatenates the strings of the provided array, using the specified char separator between each string, then appends the result to &lt;paramref name="builder"/&gt;.</text:p>
      <text:p text:style-name="P2">2023-10-16 19:12:51.530 +02:00 [INF] Try to translate: Der &lt;see cref="StringBuilder" /&gt;, an den Zeichen angefügt werden.</text:p>
      <text:p text:style-name="P2">2023-10-16 19:12:51.531 +02:00 [INF] Translation found: The &lt;see cref="StringBuilder"/&gt; to which the characters are appended.</text:p>
      <text:p text:style-name="P2">2023-10-16 19:12:51.532 +02:00 [INF] Try to translate: Das Zeichen, das als Trennzeichen verwendet werden soll. &lt;paramref name="separator" /&gt; ist in den verknüpften Zeichenfolgen nur enthalten, wenn &lt;paramref name="values" /&gt; mehr als ein Element enthält.</text:p>
      <text:p text:style-name="P2">2023-10-16 19:12:51.533 +02:00 [INF] Translation found: The character to use as a separator. &lt;paramref name="separator"/&gt; is included in the joined strings only if &lt;paramref name="values"/&gt; has more than one element.</text:p>
      <text:p text:style-name="P2">2023-10-16 19:12:51.535 +02:00 [INF] Try to translate: Ein Array, das die zu verkettenden Zeichenfolgen enthält, die an &lt;paramref name="builder" /&gt; angefügt werden sollen.</text:p>
      <text:p text:style-name="P2">2023-10-16 19:12:51.536 +02:00 [INF] Translation found: An array that contains the strings to concatenate and append to &lt;paramref name="builder"/&gt;.</text:p>
      <text:p text:style-name="P2">2023-10-16 19:12:51.537 +02:00 [INF] Try to translate: Ein Verweis auf &lt;paramref name="builder" /&gt;, nachdem der Anfügevorgang abgeschlossen wurde.</text:p>
      <text:p text:style-name="P2">2023-10-16 19:12:51.538 +02:00 [INF] Translation found: A reference to &lt;paramref name="builder"/&gt; after the append operation has completed.</text:p>
      <text:p text:style-name="P2">2023-10-16 19:12:51.538 +02:00 [INF] Try to translate: &lt;paramref name="builder" /&gt; ist &lt;c&gt;null&lt;/c&gt;.</text:p>
      <text:p text:style-name="P2">2023-10-16 19:12:51.539 +02:00 [INF] Translation found: &lt;paramref name="builder"/&gt; is &lt;c&gt;null&lt;/c&gt;.</text:p>
      <text:p text:style-name="P2">2023-10-16 19:12:51.543 +02:00 [INF] Try to translate: &lt;paramref name="values" /&gt; ist &lt;c&gt;null&lt;/c&gt;.</text:p>
      <text:p text:style-name="P2">2023-10-16 19:12:51.544 +02:00 [INF] Translation found: &lt;paramref name="values"/&gt; is &lt;c&gt;null&lt;/c&gt;.</text:p>
      <text:p text:style-name="P2">2023-10-16 19:12:51.545 +02:00 [INF] Try to translate: <text:s/>Verkettet die Zeichenfolgendarstellungen der Elemente im bereitgestellten Array von Objekten, wobei das angegebene als Trennzeichen zu verwendende Zeichen zwischen den einzelnen Elementen verwendet wird, und fügt dann das Ergebnis an &lt;paramref name="builder" /&gt; an. </text:p>
      <text:p text:style-name="P2">2023-10-16 19:12:51.546 +02:00 [INF] Translation found: Concatenates the string representations of the elements in the provided array of objects, using the specified separator character between each member, then appends the result to &lt;paramref name="builder"/&gt;.</text:p>
      <text:p text:style-name="P2">2023-10-16 19:12:51.547 +02:00 [INF] Try to translate: Der &lt;see cref="StringBuilder" /&gt;, an den Zeichen angefügt werden.</text:p>
      <text:p text:style-name="P2">2023-10-16 19:12:51.548 +02:00 [INF] Translation found: The &lt;see cref="StringBuilder"/&gt; to which the characters are appended.</text:p>
      <text:p text:style-name="P2">2023-10-16 19:12:51.549 +02:00 [INF] Try to translate: Das Zeichen, das als Trennzeichen verwendet werden soll. &lt;paramref name="separator" /&gt; ist in den verknüpften Zeichenfolgen nur enthalten, wenn &lt;paramref name="values" /&gt; mehr als ein Element enthält.</text:p>
      <text:p text:style-name="P2">2023-10-16 19:12:51.550 +02:00 [INF] Translation found: The character to use as a separator. &lt;paramref name="separator"/&gt; is included in the joined strings only if &lt;paramref name="values"/&gt; has more than one element.</text:p>
      <text:p text:style-name="P2">2023-10-16 19:12:51.551 +02:00 [INF] Try to translate: Ein Array, das die Objekte enthält, deren zu verkettende Zeichenfolgendarstellung an &lt;paramref name="builder" /&gt; angefügt werden soll.</text:p>
      <text:p text:style-name="P2">2023-10-16 19:12:51.552 +02:00 [INF] Translation found: An array that contains the objects whose string representations have to be concatenated and appended to &lt;paramref name="builder"/&gt;.</text:p>
      <text:p text:style-name="P2">2023-10-16 19:12:51.554 +02:00 [INF] Try to translate: Ein Verweis auf &lt;paramref name="builder" /&gt;, nachdem der Anfügevorgang abgeschlossen wurde.</text:p>
      <text:p text:style-name="P2">2023-10-16 19:12:51.555 +02:00 [INF] Translation found: A reference to &lt;paramref name="builder"/&gt; after the append operation has completed.</text:p>
      <text:p text:style-name="P2">2023-10-16 19:12:51.557 +02:00 [INF] Try to translate: &lt;paramref name="builder" /&gt; ist &lt;c&gt;null&lt;/c&gt;.</text:p>
      <text:p text:style-name="P2">2023-10-16 19:12:51.558 +02:00 [INF] Translation found: &lt;paramref name="builder"/&gt; is &lt;c&gt;null&lt;/c&gt;.</text:p>
      <text:p text:style-name="P2">2023-10-16 19:12:51.560 +02:00 [INF] Try to translate: &lt;paramref name="values" /&gt; ist &lt;c&gt;null&lt;/c&gt;.</text:p>
      <text:p text:style-name="P2">2023-10-16 19:12:51.561 +02:00 [INF] Translation found: &lt;paramref name="values"/&gt; is &lt;c&gt;null&lt;/c&gt;.</text:p>
      <text:p text:style-name="P2">2023-10-16 19:12:51.562 +02:00 [INF] Try to translate: <text:s/>Verkettet die Zeichenfolgendarstellungen der Elemente in der bereitgestellten Sammlung, wobei das angegebene als Trennzeichen zu verwendende Zeichen zwischen den einzelnen Elementen verwendet wird, und fügt dann das Ergebnis an &lt;paramref name="builder" /&gt; an. </text:p>
      <text:p text:style-name="P2">2023-10-16 19:12:51.563 +02:00 [INF] Translation found: Concatenates the string representations of the elements in the provided collection, using the specified separator character between each member, then appends the result to &lt;paramref name="builder"/&gt;.</text:p>
      <text:p text:style-name="P2">2023-10-16 19:12:51.564 +02:00 [INF] Try to translate: Generischer Typparameter, der den Typ der Elemente in &lt;paramref name="values" /&gt; angibt.</text:p>
      <text:p text:style-name="P2">2023-10-16 19:12:51.566 +02:00 [INF] Translation found: The type of the members of &lt;paramref name="values"/&gt;.</text:p>
      <text:p text:style-name="P2">2023-10-16 19:12:51.567 +02:00 [INF] Try to translate: Der &lt;see cref="StringBuilder" /&gt;, an den Zeichen angefügt werden.</text:p>
      <text:p text:style-name="P2">2023-10-16 19:12:51.567 +02:00 [INF] Translation found: The &lt;see cref="StringBuilder"/&gt; to which the characters are appended.</text:p>
      <text:p text:style-name="P2">2023-10-16 19:12:51.568 +02:00 [INF] Try to translate: Das Zeichen, das als Trennzeichen verwendet werden soll. &lt;paramref name="separator" /&gt; ist in den verknüpften Zeichenfolgen nur enthalten, wenn &lt;paramref name="values" /&gt; mehr als ein Element enthält.</text:p>
      <text:p text:style-name="P2">2023-10-16 19:12:51.570 +02:00 [INF] Translation found: The character to use as a separator. &lt;paramref name="separator"/&gt; is included in the joined strings only if &lt;paramref name="values"/&gt; has more than one element.</text:p>
      <text:p text:style-name="P2">2023-10-16 19:12:51.570 +02:00 [INF] Try to translate: Eine Sammlung, die die Objekte enthält, deren zu verkettende Zeichenfolgendarstellung an &lt;paramref name="builder" /&gt; angefügt werden soll.</text:p>
      <text:p text:style-name="P2">2023-10-16 19:12:51.574 +02:00 [INF] Translation found: A collection that contains the objects whose string representations have to be concatenated and appended to &lt;paramref name="builder"/&gt;.</text:p>
      <text:p text:style-name="P2">2023-10-16 19:12:51.575 +02:00 [INF] Try to translate: Ein Verweis auf &lt;paramref name="builder" /&gt;, nachdem der Anfügevorgang abgeschlossen wurde.</text:p>
      <text:p text:style-name="P2">2023-10-16 19:12:51.577 +02:00 [INF] Translation found: A reference to &lt;paramref name="builder"/&gt; after the append operation has completed.</text:p>
      <text:p text:style-name="P2">2023-10-16 19:12:51.577 +02:00 [INF] Try to translate: &lt;paramref name="builder" /&gt; ist &lt;c&gt;null&lt;/c&gt;.</text:p>
      <text:p text:style-name="P2">2023-10-16 19:12:51.578 +02:00 [INF] Translation found: &lt;paramref name="builder"/&gt; is &lt;c&gt;null&lt;/c&gt;.</text:p>
      <text:p text:style-name="P2">2023-10-16 19:12:51.579 +02:00 [INF] Try to translate: &lt;paramref name="values" /&gt; ist &lt;c&gt;null&lt;/c&gt;.</text:p>
      <text:p text:style-name="P2">2023-10-16 19:12:51.580 +02:00 [INF] Translation found: &lt;paramref name="values"/&gt; is &lt;c&gt;null&lt;/c&gt;.</text:p>
      <text:p text:style-name="P2">2023-10-16 19:12:51.581 +02:00 [INF] Try to translate: <text:s/>Verkettet die Zeichenfolgen des bereitgestellten Arrays, wobei das angegebene Trennzeichen zwischen den einzelnen Zeichenfolgen verwendet wird, und fügt dann das Ergebnis an &lt;paramref name="builder" /&gt; an. </text:p>
      <text:p text:style-name="P2">2023-10-16 19:12:51.582 +02:00 [INF] Translation found: Concatenates the strings in the provided array of objects, using the specified separator between each member, then appends the result to &lt;paramref name="builder"/&gt;.</text:p>
      <text:p text:style-name="P2">2023-10-16 19:12:51.583 +02:00 [INF] Try to translate: Der &lt;see cref="StringBuilder" /&gt;, an den Zeichen angefügt werden.</text:p>
      <text:p text:style-name="P2">2023-10-16 19:12:51.584 +02:00 [INF] Translation found: The &lt;see cref="StringBuilder"/&gt; to which the characters are appended.</text:p>
      <text:p text:style-name="P2">2023-10-16 19:12:51.585 +02:00 [INF] Try to translate: Die Zeichenfolge, die als Trennzeichen verwendet werden soll. &lt;paramref name="separator" /&gt; ist in den verknüpften Zeichenfolgen nur enthalten, wenn &lt;paramref name="values" /&gt; mehr als ein Element enthält.</text:p>
      <text:p text:style-name="P2">2023-10-16 19:12:51.586 +02:00 [INF] Translation found: The string to use as a separator. &lt;paramref name="separator"/&gt; is included in the joined strings only if &lt;paramref name="values"/&gt; has more than one element.</text:p>
      <text:p text:style-name="P2">2023-10-16 19:12:51.590 +02:00 [INF] Try to translate: Ein Array, das die zu verkettenden Zeichenfolgen enthält, die an &lt;paramref name="builder" /&gt; angefügt werden sollen.</text:p>
      <text:p text:style-name="P2">2023-10-16 19:12:51.592 +02:00 [INF] Translation found: An array that contains the strings to concatenate and append to &lt;paramref name="builder"/&gt;.</text:p>
      <text:p text:style-name="P2">2023-10-16 19:12:51.593 +02:00 [INF] Try to translate: Ein Verweis auf &lt;paramref name="builder" /&gt;, nachdem der Anfügevorgang abgeschlossen wurde.</text:p>
      <text:p text:style-name="P2">2023-10-16 19:12:51.594 +02:00 [INF] Translation found: A reference to &lt;paramref name="builder"/&gt; after the append operation has completed.</text:p>
      <text:p text:style-name="P2">2023-10-16 19:12:51.595 +02:00 [INF] Try to translate: &lt;paramref name="builder" /&gt; ist &lt;c&gt;null&lt;/c&gt;.</text:p>
      <text:p text:style-name="P2">2023-10-16 19:12:51.596 +02:00 [INF] Translation found: &lt;paramref name="builder"/&gt; is &lt;c&gt;null&lt;/c&gt;.</text:p>
      <text:p text:style-name="P2">2023-10-16 19:12:51.597 +02:00 [INF] Try to translate: &lt;paramref name="values" /&gt; ist &lt;c&gt;null&lt;/c&gt;.</text:p>
      <text:p text:style-name="P2">2023-10-16 19:12:51.598 +02:00 [INF] Translation found: &lt;paramref name="values"/&gt; is &lt;c&gt;null&lt;/c&gt;.</text:p>
      <text:p text:style-name="P2">2023-10-16 19:12:51.599 +02:00 [INF] Try to translate: <text:s/>Verkettet die Zeichenfolgendarstellungen der Elemente im bereitgestellten Array von Objekten, wobei das angegebene Trennzeichen zwischen den einzelnen Elementen verwendet wird, und fügt dann das Ergebnis an &lt;paramref name="builder" /&gt; an. </text:p>
      <text:p text:style-name="P2">2023-10-16 19:12:51.600 +02:00 [INF] Translation found: Concatenates the string representations of the elements in the provided array of objects, using the specified separator between each member, then appends the result to &lt;paramref name="builder"/&gt;.</text:p>
      <text:p text:style-name="P2">2023-10-16 19:12:51.601 +02:00 [INF] Try to translate: Der &lt;see cref="StringBuilder" /&gt;, an den Zeichen angefügt werden.</text:p>
      <text:p text:style-name="P2">2023-10-16 19:12:51.602 +02:00 [INF] Translation found: The &lt;see cref="StringBuilder"/&gt; to which the characters are appended.</text:p>
      <text:p text:style-name="P2">2023-10-16 19:12:51.605 +02:00 [INF] Try to translate: Die Zeichenfolge, die als Trennzeichen verwendet werden soll. &lt;paramref name="separator" /&gt; ist in den verknüpften Zeichenfolgen nur enthalten, wenn &lt;paramref name="values" /&gt; mehr als ein Element enthält.</text:p>
      <text:p text:style-name="P2">2023-10-16 19:12:51.609 +02:00 [INF] Translation found: The string to use as a separator. &lt;paramref name="separator"/&gt; is included in the joined strings only if &lt;paramref name="values"/&gt; has more than one element.</text:p>
      <text:p text:style-name="P2">2023-10-16 19:12:51.612 +02:00 [INF] Try to translate: Ein Array, das die Objekte enthält, deren zu verkettende Zeichenfolgendarstellung an &lt;paramref name="builder" /&gt; angefügt werden soll.</text:p>
      <text:p text:style-name="P2">2023-10-16 19:12:51.614 +02:00 [INF] Translation found: An array that contains the objects whose string representations have to be concatenated and appended to &lt;paramref name="builder"/&gt;.</text:p>
      <text:p text:style-name="P2">2023-10-16 19:12:51.616 +02:00 [INF] Try to translate: Ein Verweis auf &lt;paramref name="builder" /&gt;, nachdem der Anfügevorgang abgeschlossen wurde.</text:p>
      <text:p text:style-name="P2">2023-10-16 19:12:51.617 +02:00 [INF] Translation found: A reference to &lt;paramref name="builder"/&gt; after the append operation has completed.</text:p>
      <text:p text:style-name="P2">2023-10-16 19:12:51.620 +02:00 [INF] Try to translate: &lt;paramref name="builder" /&gt; ist &lt;c&gt;null&lt;/c&gt;.</text:p>
      <text:p text:style-name="P2">2023-10-16 19:12:51.621 +02:00 [INF] Translation found: &lt;paramref name="builder"/&gt; is &lt;c&gt;null&lt;/c&gt;.</text:p>
      <text:p text:style-name="P2">2023-10-16 19:12:51.623 +02:00 [INF] Try to translate: &lt;paramref name="values" /&gt; ist &lt;c&gt;null&lt;/c&gt;.</text:p>
      <text:p text:style-name="P2">2023-10-16 19:12:51.623 +02:00 [INF] Translation found: &lt;paramref name="values"/&gt; is &lt;c&gt;null&lt;/c&gt;.</text:p>
      <text:p text:style-name="P2">2023-10-16 19:12:51.624 +02:00 [INF] Try to translate: <text:s/>Verkettet die Zeichenfolgendarstellungen der Elemente in der bereitgestellten Sammlung, wobei das angegebene Trennzeichen zwischen den einzelnen Elementen verwendet wird, und fügt dann das Ergebnis an &lt;paramref name="builder" /&gt; an. </text:p>
      <text:p text:style-name="P2">2023-10-16 19:12:51.626 +02:00 [INF] Translation found: Concatenates the string representations of the elements in the provided collection, using the specified separator between each member, then appends the result to &lt;paramref name="builder"/&gt;.</text:p>
      <text:p text:style-name="P2">2023-10-16 19:12:51.627 +02:00 [INF] Try to translate: Generischer Typparameter, der den Typ der Elemente in &lt;paramref name="values" /&gt; angibt.</text:p>
      <text:p text:style-name="P2">2023-10-16 19:12:51.628 +02:00 [INF] Translation found: The type of the members of &lt;paramref name="values"/&gt;.</text:p>
      <text:p text:style-name="P2">2023-10-16 19:12:51.629 +02:00 [INF] Try to translate: Der &lt;see cref="StringBuilder" /&gt;, an den Zeichen angefügt werden.</text:p>
      <text:p text:style-name="P2">2023-10-16 19:12:51.630 +02:00 [INF] Translation found: The &lt;see cref="StringBuilder"/&gt; to which the characters are appended.</text:p>
      <text:p text:style-name="P2">2023-10-16 19:12:51.631 +02:00 [INF] Try to translate: Die Zeichenfolge, die als Trennzeichen verwendet werden soll. &lt;paramref name="separator" /&gt; ist in den verknüpften Zeichenfolgen nur enthalten, wenn &lt;paramref name="values" /&gt; mehr als ein Element enthält.</text:p>
      <text:p text:style-name="P2">2023-10-16 19:12:51.632 +02:00 [INF] Translation found: The string to use as a separator. &lt;paramref name="separator"/&gt; is included in the joined strings only if &lt;paramref name="values"/&gt; has more than one element.</text:p>
      <text:p text:style-name="P2">2023-10-16 19:12:51.633 +02:00 [INF] Try to translate: Eine Sammlung, die die Objekte enthält, deren zu verkettende Zeichenfolgendarstellung an &lt;paramref name="builder" /&gt; angefügt werden soll.</text:p>
      <text:p text:style-name="P2">2023-10-16 19:12:51.636 +02:00 [INF] Translation found: A collection that contains the objects whose string representations have to be concatenated and appended to &lt;paramref name="builder"/&gt;.</text:p>
      <text:p text:style-name="P2">2023-10-16 19:12:51.637 +02:00 [INF] Try to translate: Ein Verweis auf &lt;paramref name="builder" /&gt;, nachdem der Anfügevorgang abgeschlossen wurde.</text:p>
      <text:p text:style-name="P2">2023-10-16 19:12:51.639 +02:00 [INF] Translation found: A reference to &lt;paramref name="builder"/&gt; after the append operation has completed.</text:p>
      <text:p text:style-name="P2">2023-10-16 19:12:51.640 +02:00 [INF] Try to translate: &lt;paramref name="builder" /&gt; ist &lt;c&gt;null&lt;/c&gt;.</text:p>
      <text:p text:style-name="P2">2023-10-16 19:12:51.641 +02:00 [INF] Translation found: &lt;paramref name="builder"/&gt; is &lt;c&gt;null&lt;/c&gt;.</text:p>
      <text:p text:style-name="P2">2023-10-16 19:12:51.643 +02:00 [INF] Try to translate: &lt;paramref name="values" /&gt; ist &lt;c&gt;null&lt;/c&gt;.</text:p>
      <text:p text:style-name="P2">2023-10-16 19:12:51.645 +02:00 [INF] Translation found: &lt;paramref name="values"/&gt; is &lt;c&gt;null&lt;/c&gt;.</text:p>
      <text:p text:style-name="P2">2023-10-16 19:12:51.646 +02:00 [INF] Try to translate: <text:s/>Fügt eine Kopie einer Teilzeichenfolge, die aus einem als Argument übergebenen &lt;see cref="StringBuilder" /&gt; stammt, an den vorhandenen Inhalt von &lt;paramref name="builder" /&gt; an. </text:p>
      <text:p text:style-name="P2">2023-10-16 19:12:51.647 +02:00 [INF] Translation found: Appends a copy of a sequence of Unicode characters that comes from a &lt;see cref="StringBuilder"/&gt; to the existing content of &lt;paramref name ="builder"/&gt;.</text:p>
      <text:p text:style-name="P2">2023-10-16 19:12:51.648 +02:00 [INF] Try to translate: Der &lt;see cref="StringBuilder" /&gt;, dessen Inhalt geändert wird.</text:p>
      <text:p text:style-name="P2">2023-10-16 19:12:51.649 +02:00 [INF] Translation found: The &lt;see cref="StringBuilder"/&gt; whose content is changed.</text:p>
      <text:p text:style-name="P2">2023-10-16 19:12:51.650 +02:00 [INF] Try to translate: Der &lt;see cref="StringBuilder" /&gt;, von dessen Inhalt ein Teil kopiert wird.</text:p>
      <text:p text:style-name="P2">2023-10-16 19:12:51.651 +02:00 [INF] Translation found: The &lt;see cref="StringBuilder"/&gt; from which the characters are copied.</text:p>
      <text:p text:style-name="P2">2023-10-16 19:12:51.652 +02:00 [INF] Try to translate: Der NULL-basierte Index in &lt;paramref name="value" /&gt;, an dem der zu kopierende Abschnitt beginnt.</text:p>
      <text:p text:style-name="P2">2023-10-16 19:12:51.653 +02:00 [INF] Translation found: The zero-based index in &lt;paramref name="value"/&gt; at which the copy operation starts.</text:p>
      <text:p text:style-name="P2">2023-10-16 19:12:51.654 +02:00 [INF] Try to translate: Die Anzahl der zu kopierenden Zeichen.</text:p>
      <text:p text:style-name="P2">2023-10-16 19:12:51.655 +02:00 [INF] Translation found: The number of Unicode characters to copy.</text:p>
      <text:p text:style-name="P2">2023-10-16 19:12:51.656 +02:00 [INF] Try to translate: Eine Referenz auf &lt;paramref name="builder" /&gt;.</text:p>
      <text:p text:style-name="P2">2023-10-16 19:12:51.656 +02:00 [INF] Translation found: A reference to &lt;paramref name ="builder"/&gt;.</text:p>
      <text:p text:style-name="P2">2023-10-16 19:12:51.659 +02:00 [INF] Try to translate: &lt;paramref name="builder" /&gt; ist &lt;c&gt;null&lt;/c&gt;.</text:p>
      <text:p text:style-name="P2">2023-10-16 19:12:51.660 +02:00 [INF] Translation found: &lt;paramref name="builder"/&gt; is &lt;c&gt;null&lt;/c&gt;.</text:p>
      <text:p text:style-name="P2">2023-10-16 19:12:51.661 +02:00 [INF] Try to translate: &lt;para&gt;&lt;paramref name="startIndex" /&gt; oder &lt;paramref name="count" /&gt; sind kleiner als 0 &lt;/para&gt;&lt;para&gt; - oder - &lt;/para&gt;&lt;para&gt; die Summe &lt;paramref name="startIndex" /&gt; + &lt;paramref name="count" /&gt; ist größer als die Anzahl der Zeichen in &lt;paramref name="value" /&gt;. &lt;/para&gt;</text:p>
      <text:p text:style-name="P2">2023-10-16 19:12:51.662 +02:00 [INF] Translation found: &lt;para&gt;<text:line-break/>&lt;paramref name ="startIndex"/&gt; or &lt;paramref name ="count"/&gt; are smaller than zero<text:line-break/>&lt;/para&gt;<text:line-break/>&lt;para&gt;<text:line-break/>- or -<text:line-break/>&lt;/para&gt;<text:line-break/>&lt;para&gt;<text:line-break/>&lt;paramref name ="startIndex"/&gt; + &lt;paramref name ="count"/&gt; is larger than the number of characters in &lt;paramref name ="value"/&gt;.<text:line-break/>&lt;/para&gt;</text:p>
      <text:p text:style-name="P2">2023-10-16 19:12:51.664 +02:00 [INF] Try to translate: &lt;paramref name="value" /&gt; ist &lt;c&gt;null&lt;/c&gt; und &lt;paramref name="startIndex" /&gt; oder &lt;paramref name="count" /&gt; haben einen Wert, der größer als 0 ist. </text:p>
      <text:p text:style-name="P2">2023-10-16 19:12:51.665 +02:00 [INF] Translation found: &lt;paramref name="value"/&gt; is &lt;c&gt;null&lt;/c&gt; and the values of &lt;paramref name="startIndex"/&gt; or &lt;paramref name="count"/&gt; are <text:s/>greater than zero.</text:p>
      <text:p text:style-name="P2">2023-10-16 19:12:51.667 +02:00 [INF] Try to translate: <text:s/>Fügt die Zeichenfolgendarstellung eines festgelegten schreibgeschützten Zeichenspeicherbereichs an einen &lt;see cref="StringBuilder" /&gt; an. </text:p>
      <text:p text:style-name="P2">2023-10-16 19:12:51.668 +02:00 [INF] Translation found: Appends the string representation of a specified read-only character span to a &lt;see cref="StringBuilder"/&gt;.</text:p>
      <text:p text:style-name="P2">2023-10-16 19:12:51.669 +02:00 [INF] Try to translate: Der &lt;see cref="StringBuilder" /&gt;, an den die Zeichen angefügt werden.</text:p>
      <text:p text:style-name="P2">2023-10-16 19:12:51.670 +02:00 [INF] Translation found: The &lt;see cref="StringBuilder"/&gt; to which the characters are appended.</text:p>
      <text:p text:style-name="P2">2023-10-16 19:12:51.671 +02:00 [INF] Try to translate: Der anzufügende schreibgeschützte Zeichenspeicherbereich.</text:p>
      <text:p text:style-name="P2">2023-10-16 19:12:51.671 +02:00 [INF] Translation found: The read-only character span to append.</text:p>
      <text:p text:style-name="P2">2023-10-16 19:12:51.672 +02:00 [INF] Try to translate: Ein Verweis auf &lt;paramref name="builder" /&gt;, nachdem der Anfügevorgang abgeschlossen wurde.</text:p>
      <text:p text:style-name="P2">2023-10-16 19:12:51.673 +02:00 [INF] Translation found: A reference to &lt;paramref name="builder"/&gt; after the append operation has completed.</text:p>
      <text:p text:style-name="P2">2023-10-16 19:12:51.674 +02:00 [INF] Try to translate: &lt;paramref name="builder" /&gt; ist &lt;c&gt;null&lt;/c&gt;.</text:p>
      <text:p text:style-name="P2">2023-10-16 19:12:51.679 +02:00 [INF] Translation found: &lt;paramref name="builder"/&gt; is &lt;c&gt;null&lt;/c&gt;.</text:p>
      <text:p text:style-name="P2">2023-10-16 19:12:51.681 +02:00 [INF] Try to translate: Bei der Erhöhung der Kapazität von &lt;paramref name="builder" /&gt; würde &lt;see cref="StringBuilder.MaxCapacity" /&gt; überschritten.</text:p>
      <text:p text:style-name="P2">2023-10-16 19:12:51.683 +02:00 [INF] Translation found: Increasing the capacity of &lt;paramref name="builder"/&gt; would exceed &lt;see cref="StringBuilder.MaxCapacity"/&gt;.</text:p>
      <text:p text:style-name="P2">2023-10-16 19:12:51.684 +02:00 [INF] Try to translate: <text:s/>Fügt den Inhalt einer schreibgeschützten Zeichenspanne an der angegebenen Zeichenposition in &lt;paramref name="builder" /&gt; ein. </text:p>
      <text:p text:style-name="P2">2023-10-16 19:12:51.685 +02:00 [INF] Translation found: Inserts the content of a read-only character span at the specified index position into &lt;paramref name="builder"/&gt;.</text:p>
      <text:p text:style-name="P2">2023-10-16 19:12:51.686 +02:00 [INF] Try to translate: Der &lt;see cref="StringBuilder" /&gt;, in den Zeichen eingefügt werden.</text:p>
      <text:p text:style-name="P2">2023-10-16 19:12:51.687 +02:00 [INF] Translation found: The &lt;see cref="StringBuilder"/&gt; into which the characters are inserted.</text:p>
      <text:p text:style-name="P2">2023-10-16 19:12:51.688 +02:00 [INF] Try to translate: Der nullbasierte Index in &lt;paramref name="builder" /&gt;, an dem die Einfügung beginnt.</text:p>
      <text:p text:style-name="P2">2023-10-16 19:12:51.689 +02:00 [INF] Translation found: The zero-based index in &lt;paramref name ="builder"/&gt; at which the characters are inserted.</text:p>
      <text:p text:style-name="P2">2023-10-16 19:12:51.690 +02:00 [INF] Try to translate: Die einzufügende Zeichenspanne.</text:p>
      <text:p text:style-name="P2">2023-10-16 19:12:51.693 +02:00 [INF] Translation found: The character span to insert.</text:p>
      <text:p text:style-name="P2">2023-10-16 19:12:51.695 +02:00 [INF] Try to translate: Ein Verweis auf &lt;paramref name="builder" /&gt;, nachdem der Einfügevorgang abgeschlossen wurde.</text:p>
      <text:p text:style-name="P2">2023-10-16 19:12:51.697 +02:00 [INF] Translation found: A reference to &lt;paramref name="builder"/&gt; after the insert operation is completed.</text:p>
      <text:p text:style-name="P2">2023-10-16 19:12:51.698 +02:00 [INF] Try to translate: &lt;paramref name="builder" /&gt; ist &lt;c&gt;null&lt;/c&gt;.</text:p>
      <text:p text:style-name="P2">2023-10-16 19:12:51.699 +02:00 [INF] Translation found: &lt;paramref name="builder"/&gt; is &lt;c&gt;null&lt;/c&gt;.</text:p>
      <text:p text:style-name="P2">2023-10-16 19:12:51.700 +02:00 [INF] Try to translate: &lt;paramref name="index" /&gt; ist kleiner als 0 oder größer als die Länge von &lt;paramref name="builder" /&gt;.</text:p>
      <text:p text:style-name="P2">2023-10-16 19:12:51.701 +02:00 [INF] Translation found: &lt;paramref name ="index"/&gt; is less than zero or greater than the number of characters in &lt;paramref name ="builder"/&gt;.</text:p>
      <text:p text:style-name="P2">2023-10-16 19:12:51.702 +02:00 [INF] Save<text:line-break/>C:\Users\fkinz\source\repos\FolkerKinzel.Strings\src\FolkerKinzel.Strings\Polyfills\StringBuilderPolyfillExtension.cs to<text:line-break/>C:\Users\fkinz\source\repos\FolkerKinzel.Strings\src\FolkerKinzel.Strings\Polyfills\StringBuilderPolyfillExtension.cs.</text:p>
      <text:p text:style-name="P2"/>
      <text:p text:style-name="P2">2023-10-16 19:12:51.704 +02:00 [INF] Start translating <text:span text:style-name="T1">C:\Users\fkinz\source\repos\FolkerKinzel.Strings\src\FolkerKinzel.Strings\Polyfills\StringExtensionPolyfillExtension.cs</text:span></text:p>
      <text:p text:style-name="P2">2023-10-16 19:12:51.705 +02:00 [INF] Try to translate: <text:s/>Erweiterungsmethoden, die als Polyfills für die Erweiterungsmethoden der Klasse &lt;see cref="StringExtension" /&gt; dienen. </text:p>
      <text:p text:style-name="P3">2023-10-16 19:12:51.706 +02:00 [WRN] No translation found.</text:p>
      <text:p text:style-name="P2">2023-10-16 19:12:51.709 +02:00 [INF] Try to translate: <text:s/>Die Polyfills sind verfügbar für .NET Framework 4.5 und .NET Standard 2.0. </text:p>
      <text:p text:style-name="P2">2023-10-16 19:12:51.710 +02:00 [INF] Translation found: The polyfills are available for .NET Framework 4.5 and .NET Standard 2.0.</text:p>
      <text:p text:style-name="P2">2023-10-16 19:12:51.711 +02:00 [INF] Try to translate: <text:s/>Erzeugt einen neuen &lt;see cref="string" /&gt;, in dem alle Sequenzen von Leerzeichen in &lt;paramref name="s" /&gt; durch &lt;paramref name="replacement" /&gt; ersetzt sind. </text:p>
      <text:p text:style-name="P2">2023-10-16 19:12:51.712 +02:00 [INF] Translation found: Generates a &lt;see cref="string"/&gt; in which all sequences of white space are replaced by &lt;paramref name="replacement"/&gt;.</text:p>
      <text:p text:style-name="P2">2023-10-16 19:12:51.714 +02:00 [INF] Try to translate: Der Quell-&lt;see cref="string" /&gt;.</text:p>
      <text:p text:style-name="P2">2023-10-16 19:12:51.715 +02:00 [INF] Translation found: The source &lt;see cref="string"/&gt;.</text:p>
      <text:p text:style-name="P2">2023-10-16 19:12:51.716 +02:00 [INF] Try to translate: Ein &lt;see cref="string" /&gt;, durch den die Leerraumzeichen-Sequenzen ersetzt werden, oder &lt;c&gt;null&lt;/c&gt;, um alle Leerzeichen zu entfernen.</text:p>
      <text:p text:style-name="P2">2023-10-16 19:12:51.717 +02:00 [INF] Translation found: A &lt;see cref="string"/&gt;, which replaces the white space, or &lt;c&gt;null&lt;/c&gt; to remove all white space.</text:p>
      <text:p text:style-name="P2">2023-10-16 19:12:51.719 +02:00 [INF] Try to translate: Übergeben Sie &lt;c&gt;true&lt;/c&gt;, um Zeilenumbruchzeichen von der Ersetzung auszunehmen. Der Standardwert ist &lt;c&gt;false&lt;/c&gt;.</text:p>
      <text:p text:style-name="P2">2023-10-16 19:12:51.720 +02:00 [INF] Translation found: Pass &lt;c&gt;true&lt;/c&gt; to exclude newline characters from the replacement. The default value is &lt;c&gt;false&lt;/c&gt;.</text:p>
      <text:p text:style-name="P2">2023-10-16 19:12:51.721 +02:00 [INF] Try to translate: Ein neuer &lt;see cref="string" /&gt;, in in dem alle Sequenzen von Leerzeichen in &lt;paramref name="s" /&gt; durch &lt;paramref name="replacement" /&gt; ersetzt sind. Wenn &lt;paramref name="s" /&gt; kein Leerzeichen enthält, wird &lt;paramref name="s" /&gt; zurückgegeben.</text:p>
      <text:p text:style-name="P2">2023-10-16 19:12:51.722 +02:00 [INF] Translation found: A new &lt;see cref="string"/&gt; in which all sequences of white space are replaced by &lt;paramref name="replacement"/&gt;. If &lt;paramref name="s"/&gt; doesn't contain a white space character, &lt;paramref name="s"/&gt; is returned.</text:p>
      <text:p text:style-name="P2">2023-10-16 19:12:51.726 +02:00 [INF] Try to translate: &lt;para&gt; Die Methode verwendet &lt;see cref="char.IsWhiteSpace(char)" /&gt; zur Identifizierung von Leerraumzeichen und arbeitet damit gründlicher als &lt;see cref="Regex.Replace(string, string, string)"&gt;Regex.Replace(string input, @"\s+", string replacement)&lt;/see&gt;. &lt;/para&gt;&lt;para&gt;Zur Identifizierung von Zeilenumbruchzeichen wird &lt;see cref="CharExtension.IsNewLine(char)" /&gt; verwendet. &lt;/para&gt;</text:p>
      <text:p text:style-name="P3">2023-10-16 19:12:51.727 +02:00 [WRN] No translation found.</text:p>
      <text:p text:style-name="P2">2023-10-16 19:12:51.728 +02:00 [INF] Try to translate: &lt;paramref name="s" /&gt; ist &lt;c&gt;null&lt;/c&gt;.</text:p>
      <text:p text:style-name="P2">2023-10-16 19:12:51.729 +02:00 [INF] Translation found: &lt;paramref name="s"/&gt; is &lt;c&gt;null&lt;/c&gt;.</text:p>
      <text:p text:style-name="P2">2023-10-16 19:12:51.730 +02:00 [INF] Try to translate: <text:s/>Erzeugt einen neuen &lt;see cref="string" /&gt;, in dem alle Zeilenumbrüche durch &lt;paramref name="newLine" /&gt; ersetzt sind. </text:p>
      <text:p text:style-name="P2">2023-10-16 19:12:51.731 +02:00 [INF] Translation found: Generates a &lt;see cref="string"/&gt; in which all newlines are replaced by &lt;paramref name="newLine"/&gt;.</text:p>
      <text:p text:style-name="P2">2023-10-16 19:12:51.732 +02:00 [INF] Try to translate: Der Quellstring.</text:p>
      <text:p text:style-name="P2">2023-10-16 19:12:51.732 +02:00 [INF] Translation found: The source &lt;see cref="string"/&gt;.</text:p>
      <text:p text:style-name="P2">2023-10-16 19:12:51.733 +02:00 [INF] Try to translate: Ein &lt;see cref="string" /&gt;, durch den jeder Zeilenumbruch ersetzt wird, oder &lt;c&gt;null&lt;/c&gt;, um alle Zeilenumbrüche zu entfernen.</text:p>
      <text:p text:style-name="P2">2023-10-16 19:12:51.734 +02:00 [INF] Translation found: A &lt;see cref="string"/&gt; that is the replacement for all newlines, or &lt;c&gt;null&lt;/c&gt; to completely remove all newline characters.</text:p>
      <text:p text:style-name="P2">2023-10-16 19:12:51.735 +02:00 [INF] Try to translate: Ein neuer &lt;see cref="string" /&gt;, in dem alle Zeilenumbrüche durch &lt;paramref name="newLine" /&gt; ersetzt sind. Wenn &lt;paramref name="s" /&gt; keine Zeilenwechselzeichen enthält, wird &lt;paramref name="s" /&gt; unverändert zurückgegeben.</text:p>
      <text:p text:style-name="P2">2023-10-16 19:12:51.736 +02:00 [INF] Translation found: A new &lt;see cref="string"/&gt; in which all newlines are replaced by &lt;paramref name="replacement"/&gt;. If &lt;paramref name="s"/&gt; doesn't contain a newline character, &lt;paramref name="s"/&gt; is returned.</text:p>
      <text:p text:style-name="P2">2023-10-16 19:12:51.738 +02:00 [INF] Try to translate: &lt;para&gt; Für die Identifizierung von Zeilenwechselzeichen wird &lt;see cref="CharExtension.IsNewLine(char)" /&gt; verwendet. Die Sequenzen CRLF und LFCR werden als ein Zeilenumbruch behandelt. &lt;/para&gt;&lt;note type="caution"&gt; Diese Methode unterscheidet sich von &lt;see cref="StringExtension.ReplaceLineEndings(string, string)" /&gt; dahingehend, dass sie zusätzlich LFCR-Sequenzen und Vertical Tab (VT: U+000B) als Zeilenwechsel behandelt. &lt;/note&gt;</text:p>
      <text:p text:style-name="P3">2023-10-16 19:12:51.742 +02:00 [WRN] No translation found.</text:p>
      <text:p text:style-name="P2">2023-10-16 19:12:51.743 +02:00 [INF] Try to translate: &lt;paramref name="s" /&gt; ist &lt;c&gt;null&lt;/c&gt;.</text:p>
      <text:p text:style-name="P2">2023-10-16 19:12:51.744 +02:00 [INF] Translation found: &lt;paramref name="s"/&gt; is &lt;c&gt;null&lt;/c&gt;.</text:p>
      <text:p text:style-name="P2">2023-10-16 19:12:51.745 +02:00 [INF] Save<text:line-break/>C:\Users\fkinz\source\repos\FolkerKinzel.Strings\src\FolkerKinzel.Strings\Polyfills\StringExtensionPolyfillExtension.cs to<text:line-break/>C:\Users\fkinz\source\repos\FolkerKinzel.Strings\src\FolkerKinzel.Strings\Polyfills\StringExtensionPolyfillExtension.cs.</text:p>
      <text:p text:style-name="P2"/>
      <text:p text:style-name="P2">2023-10-16 19:12:51.747 +02:00 [INF] Start translating <text:span text:style-name="T1">C:\Users\fkinz\source\repos\FolkerKinzel.Strings\src\FolkerKinzel.Strings\Polyfills\StringPolyfillExtension.cs</text:span></text:p>
      <text:p text:style-name="P2">2023-10-16 19:12:51.749 +02:00 [INF] Try to translate: <text:s/>Erweiterungsmethoden für die &lt;see cref="string" /&gt;-Klasse, die in .NET Framework 4.5 und .NET Standard 2.0 als Polyfills für Methoden aus aktuellen .NET-Versionen dienen. </text:p>
      <text:p text:style-name="P2">2023-10-16 19:12:51.749 +02:00 [INF] Translation found: Extension methods for the &lt;see cref="string"/&gt; class, which are used in .NET Framework 4.5 and .NET Standard 2.0 as polyfills for methods from current .NET versions.</text:p>
      <text:p text:style-name="P2">2023-10-16 19:12:51.750 +02:00 [INF] Try to translate: <text:s/>Die Methoden dieser Klasse sollten ausschließlich in der Erweiterungsmethodensyntax verwendet zu werden, um die in moderneren Frameworks vorhandenen Originalmethoden der &lt;see cref="string" /&gt;-Klasse zu simulieren. Um dem Verhalten der Originalmethoden zu entsprechen, werfen diese Erweiterungsmethoden eine &lt;see cref="NullReferenceException" /&gt;, wenn sie auf einem Null-String aufgerufen werden. </text:p>
      <text:p text:style-name="P2">2023-10-16 19:12:51.751 +02:00 [INF] Translation found: To match the behavior of the original methods, these extension methods throw a &lt;see cref="NullReferenceException"/&gt; when called on a &lt;c&gt;null&lt;/c&gt; string.</text:p>
      <text:p text:style-name="P2">2023-10-16 19:12:51.752 +02:00 [INF] Try to translate: <text:s/>Gibt mithilfe der festgelegten Vergleichsregeln einen Wert zurück, der angibt, ob ein angegebenes Zeichen innerhalb der Zeichenfolge auftritt. </text:p>
      <text:p text:style-name="P2">2023-10-16 19:12:51.756 +02:00 [INF] Translation found: Returns a value indicating whether a specified character occurs within this &lt;see cref="string"/&gt;, using the specified comparison rules.</text:p>
      <text:p text:style-name="P2">2023-10-16 19:12:51.757 +02:00 [INF] Try to translate: Der zu untersuchende &lt;see cref="string" /&gt;.</text:p>
      <text:p text:style-name="P2">2023-10-16 19:12:51.759 +02:00 [INF] Translation found: The &lt;see cref="string"/&gt; to search.</text:p>
      <text:p text:style-name="P2">2023-10-16 19:12:51.760 +02:00 [INF] Try to translate: Das zu suchende Zeichen.</text:p>
      <text:p text:style-name="P2">2023-10-16 19:12:51.761 +02:00 [INF] Translation found: The Unicode character to search for.</text:p>
      <text:p text:style-name="P2">2023-10-16 19:12:51.762 +02:00 [INF] Try to translate: Ein Enumerationswert, der die für den Vergleich zu verwendende Regel angibt.</text:p>
      <text:p text:style-name="P2">2023-10-16 19:12:51.763 +02:00 [INF] Translation found: An enumeration value that specifies the rules for the comparison.</text:p>
      <text:p text:style-name="P2">2023-10-16 19:12:51.764 +02:00 [INF] Try to translate: &lt;c&gt;true&lt;/c&gt;, wenn &lt;paramref name="value" /&gt; innerhalb dieser Zeichenfolge auftritt, andernfalls &lt;c&gt;false&lt;/c&gt;.</text:p>
      <text:p text:style-name="P2">2023-10-16 19:12:51.765 +02:00 [INF] Translation found: &lt;c&gt;true&lt;/c&gt; if &lt;paramref name="value"/&gt; has been found, &lt;c&gt;false&lt;/c&gt; otherwise.</text:p>
      <text:p text:style-name="P2">2023-10-16 19:12:51.766 +02:00 [INF] Try to translate: &lt;paramref name="s" /&gt; ist &lt;c&gt;null&lt;/c&gt;.</text:p>
      <text:p text:style-name="P2">2023-10-16 19:12:51.767 +02:00 [INF] Translation found: &lt;paramref name="s"/&gt; is &lt;c&gt;null&lt;/c&gt;.</text:p>
      <text:p text:style-name="P2">2023-10-16 19:12:51.767 +02:00 [INF] Try to translate: &lt;paramref name="comparisonType" /&gt; ist kein gültiger &lt;see cref="StringComparison" /&gt;-Wert.</text:p>
      <text:p text:style-name="P2">2023-10-16 19:12:51.768 +02:00 [INF] Translation found: &lt;paramref name="comparisonType"/&gt; is not a defined value of the &lt;see cref="StringComparison"/&gt; enum.</text:p>
      <text:p text:style-name="P2">2023-10-16 19:12:51.771 +02:00 [INF] Try to translate: <text:s/>Gibt einen Wert zurück, der angibt, ob ein angegebenes Zeichen in der Zeichenfolge vorkommt. </text:p>
      <text:p text:style-name="P2">2023-10-16 19:12:51.773 +02:00 [INF] Translation found: Returns a value indicating whether a specified character appears in the &lt;see cref="string"/&gt;.</text:p>
      <text:p text:style-name="P2">2023-10-16 19:12:51.774 +02:00 [INF] Try to translate: Der zu untersuchende &lt;see cref="string" /&gt;.</text:p>
      <text:p text:style-name="P2">2023-10-16 19:12:51.775 +02:00 [INF] Translation found: The &lt;see cref="string"/&gt; to search.</text:p>
      <text:p text:style-name="P2">2023-10-16 19:12:51.776 +02:00 [INF] Try to translate: Das zu suchende Zeichen.</text:p>
      <text:p text:style-name="P2">2023-10-16 19:12:51.777 +02:00 [INF] Translation found: The Unicode character to search for.</text:p>
      <text:p text:style-name="P2">2023-10-16 19:12:51.778 +02:00 [INF] Try to translate: &lt;c&gt;true&lt;/c&gt;, wenn &lt;paramref name="value" /&gt; innerhalb dieser Zeichenfolge auftritt, andernfalls &lt;c&gt;false&lt;/c&gt;.</text:p>
      <text:p text:style-name="P2">2023-10-16 19:12:51.779 +02:00 [INF] Translation found: &lt;c&gt;true&lt;/c&gt; if &lt;paramref name="value"/&gt; has been found, &lt;c&gt;false&lt;/c&gt; otherwise.</text:p>
      <text:p text:style-name="P2">2023-10-16 19:12:51.780 +02:00 [INF] Try to translate: &lt;paramref name="s" /&gt; ist &lt;c&gt;null&lt;/c&gt;.</text:p>
      <text:p text:style-name="P2">2023-10-16 19:12:51.781 +02:00 [INF] Translation found: &lt;paramref name="s"/&gt; is &lt;c&gt;null&lt;/c&gt;.</text:p>
      <text:p text:style-name="P2">2023-10-16 19:12:51.782 +02:00 [INF] Try to translate: <text:s/>Die Methode führt einen Ordinalzeichenvergleich aus. </text:p>
      <text:p text:style-name="P2">2023-10-16 19:12:51.782 +02:00 [INF] Translation found: The method performs an ordinal character comparison.</text:p>
      <text:p text:style-name="P2">2023-10-16 19:12:51.783 +02:00 [INF] Try to translate: <text:s/>Gibt mithilfe der festgelegten Vergleichsregeln einen Wert zurück, der angibt, ob eine angegebene Zeichenfolge innerhalb von &lt;paramref name="s" /&gt; auftritt. </text:p>
      <text:p text:style-name="P2">2023-10-16 19:12:51.784 +02:00 [INF] Translation found: Returns a value indicating whether a specified &lt;see cref="string"/&gt; occurs within &lt;paramref name="s"/&gt;, using the specified comparison rules.</text:p>
      <text:p text:style-name="P2">2023-10-16 19:12:51.787 +02:00 [INF] Try to translate: Der zu untersuchende &lt;see cref="string" /&gt;.</text:p>
      <text:p text:style-name="P2">2023-10-16 19:12:51.787 +02:00 [INF] Translation found: The &lt;see cref="string"/&gt; to search.</text:p>
      <text:p text:style-name="P2">2023-10-16 19:12:51.788 +02:00 [INF] Try to translate: Die zu suchende Zeichenfolge.</text:p>
      <text:p text:style-name="P2">2023-10-16 19:12:51.789 +02:00 [INF] Translation found: The span to search for.</text:p>
      <text:p text:style-name="P2">2023-10-16 19:12:51.790 +02:00 [INF] Try to translate: Ein Enumerationswert, der die für den Vergleich zu verwendende Regel angibt.</text:p>
      <text:p text:style-name="P2">2023-10-16 19:12:51.791 +02:00 [INF] Translation found: An enumeration value that specifies the rules for the comparison.</text:p>
      <text:p text:style-name="P2">2023-10-16 19:12:51.793 +02:00 [INF] Try to translate: &lt;c&gt;true&lt;/c&gt;, wenn &lt;paramref name="value" /&gt; innerhalb dieser Zeichenfolge auftritt, andernfalls &lt;c&gt;false&lt;/c&gt;.</text:p>
      <text:p text:style-name="P2">2023-10-16 19:12:51.794 +02:00 [INF] Translation found: &lt;c&gt;true&lt;/c&gt; if &lt;paramref name="value"/&gt; has been found, &lt;c&gt;false&lt;/c&gt; otherwise.</text:p>
      <text:p text:style-name="P2">2023-10-16 19:12:51.795 +02:00 [INF] Try to translate: &lt;paramref name="s" /&gt; ist &lt;c&gt;null&lt;/c&gt;.</text:p>
      <text:p text:style-name="P2"><text:soft-page-break/>2023-10-16 19:12:51.796 +02:00 [INF] Translation found: &lt;paramref name="s"/&gt; is &lt;c&gt;null&lt;/c&gt;.</text:p>
      <text:p text:style-name="P2">2023-10-16 19:12:51.797 +02:00 [INF] Try to translate: <text:s/>Gibt den NULL-basierten Index des ersten Vorkommens des angegebenen Unicode-Zeichens in dieser Zeichenfolge an. Ein Parameter gibt den Typ der Suche für das angegebene Zeichen an. </text:p>
      <text:p text:style-name="P2">2023-10-16 19:12:51.798 +02:00 [INF] Translation found: Returns the zero-based index of the first occurrence of the specified Unicode character in this &lt;see cref="string"/&gt;. A parameter specifies the type of search to use for the specified character.</text:p>
      <text:p text:style-name="P2">2023-10-16 19:12:51.799 +02:00 [INF] Try to translate: Der zu untersuchende &lt;see cref="string" /&gt;.</text:p>
      <text:p text:style-name="P2">2023-10-16 19:12:51.801 +02:00 [INF] Translation found: The &lt;see cref="string"/&gt; to search.</text:p>
      <text:p text:style-name="P2">2023-10-16 19:12:51.804 +02:00 [INF] Try to translate: Das zu suchende Zeichen.</text:p>
      <text:p text:style-name="P2">2023-10-16 19:12:51.804 +02:00 [INF] Translation found: The Unicode character to search for.</text:p>
      <text:p text:style-name="P2">2023-10-16 19:12:51.805 +02:00 [INF] Try to translate: Ein Enumerationswert, der die Regeln für die Suche festlegt.</text:p>
      <text:p text:style-name="P2">2023-10-16 19:12:51.806 +02:00 [INF] Translation found: An enumeration value that specifies the rules for the search.</text:p>
      <text:p text:style-name="P2">2023-10-16 19:12:51.807 +02:00 [INF] Try to translate: Der nullbasierte Index von &lt;paramref name="value" /&gt;, wenn dieses Zeichen gefunden wurde, andernfalls -1.</text:p>
      <text:p text:style-name="P2">2023-10-16 19:12:51.809 +02:00 [INF] Translation found: The zero-based index of &lt;paramref name="value"/&gt; if that character is found, or -1 if it is not.</text:p>
      <text:p text:style-name="P2">2023-10-16 19:12:51.811 +02:00 [INF] Try to translate: &lt;paramref name="s" /&gt; ist &lt;c&gt;null&lt;/c&gt;.</text:p>
      <text:p text:style-name="P2">2023-10-16 19:12:51.812 +02:00 [INF] Translation found: &lt;paramref name="s"/&gt; is &lt;c&gt;null&lt;/c&gt;.</text:p>
      <text:p text:style-name="P2">2023-10-16 19:12:51.813 +02:00 [INF] Try to translate: &lt;paramref name="comparisonType" /&gt; ist kein gültiger &lt;see cref="StringComparison" /&gt;-Wert.</text:p>
      <text:p text:style-name="P2">2023-10-16 19:12:51.814 +02:00 [INF] Translation found: &lt;paramref name="comparisonType"/&gt; is not a defined value of the &lt;see cref="StringComparison"/&gt; enum.</text:p>
      <text:p text:style-name="P2">2023-10-16 19:12:51.815 +02:00 [INF] Try to translate: <text:s/>Hier wird eine Zeichenfolge anhand eines angegebenen Trennzeichens und optional von Optionen in Teilzeichenfolgen unterteilt. </text:p>
      <text:p text:style-name="P2">2023-10-16 19:12:51.819 +02:00 [INF] Translation found: Splits a &lt;see cref="string"/&gt; into substrings based on a specified delimiting character and, optionally, options.</text:p>
      <text:p text:style-name="P2">2023-10-16 19:12:51.820 +02:00 [INF] Try to translate: Der zu teilende &lt;see cref="string" /&gt;.</text:p>
      <text:p text:style-name="P2">2023-10-16 19:12:51.822 +02:00 [INF] Translation found: The &lt;see cref="string"/&gt; to split.</text:p>
      <text:p text:style-name="P2">2023-10-16 19:12:51.824 +02:00 [INF] Try to translate: Ein Zeichen, das die Teilzeichenfolgen in &lt;paramref name="s" /&gt; trennt.</text:p>
      <text:p text:style-name="P2">2023-10-16 19:12:51.826 +02:00 [INF] Translation found: A character that delimits the substrings in &lt;paramref name="s"/&gt;.</text:p>
      <text:p text:style-name="P2">2023-10-16 19:12:51.827 +02:00 [INF] Try to translate: Dies ist ein Enumerationswert, der angibt, ob leere Teilzeichenfolgen eingeschlossen werden sollen.</text:p>
      <text:p text:style-name="P2">2023-10-16 19:12:51.829 +02:00 [INF] Translation found: An enumeration value that specifies whether to include empty substrings.</text:p>
      <text:p text:style-name="P2">2023-10-16 19:12:51.830 +02:00 [INF] Try to translate: Ein Array, dessen Elemente die Teilzeichenfolgen von &lt;paramref name="s" /&gt; enthält, die durch &lt;paramref name="separator" /&gt; getrennt sind.</text:p>
      <text:p text:style-name="P2">2023-10-16 19:12:51.834 +02:00 [INF] Translation found: An array whose elements contain the substrings from &lt;paramref name="s"/&gt; that are delimited by &lt;paramref name="separator"/&gt;.</text:p>
      <text:p text:style-name="P2">2023-10-16 19:12:51.835 +02:00 [INF] Try to translate: &lt;paramref name="s" /&gt; ist &lt;c&gt;null&lt;/c&gt;.</text:p>
      <text:p text:style-name="P2">2023-10-16 19:12:51.836 +02:00 [INF] Translation found: &lt;paramref name="s"/&gt; is &lt;c&gt;null&lt;/c&gt;.</text:p>
      <text:p text:style-name="P2">2023-10-16 19:12:51.837 +02:00 [INF] Try to translate: <text:s/>Hier wird eine Zeichenfolge in eine maximale Anzahl von Teilzeichenfolgen anhand des angegebenen Ersatztrennzeichens unterteilt, wobei optional leere Teilzeichenfolgen aus dem Ergebnis ausgelassen werden. </text:p>
      <text:p text:style-name="P2">2023-10-16 19:12:51.838 +02:00 [INF] Translation found: Splits a &lt;see cref="string"/&gt; into a maximum number of substrings based on the provided character separator, optionally omitting empty substrings from the result.</text:p>
      <text:p text:style-name="P2">2023-10-16 19:12:51.839 +02:00 [INF] Try to translate: Der zu teilende &lt;see cref="string" /&gt;.</text:p>
      <text:p text:style-name="P2">2023-10-16 19:12:51.840 +02:00 [INF] Translation found: The &lt;see cref="string"/&gt; to split.</text:p>
      <text:p text:style-name="P2">2023-10-16 19:12:51.841 +02:00 [INF] Try to translate: Ein Zeichen, das die Teilzeichenfolgen in &lt;paramref name="s" /&gt; trennt.</text:p>
      <text:p text:style-name="P2">2023-10-16 19:12:51.845 +02:00 [INF] Translation found: A character that delimits the substrings in &lt;paramref name="s"/&gt;.</text:p>
      <text:p text:style-name="P2">2023-10-16 19:12:51.845 +02:00 [INF] Try to translate: Die maximale Anzahl der im Array erwarteten Elemente.</text:p>
      <text:p text:style-name="P2">2023-10-16 19:12:51.846 +02:00 [INF] Translation found: The maximum number of elements expected in the array.</text:p>
      <text:p text:style-name="P2">2023-10-16 19:12:51.847 +02:00 [INF] Try to translate: Dies ist ein Enumerationswert, der angibt, ob leere Teilzeichenfolgen eingeschlossen werden sollen.</text:p>
      <text:p text:style-name="P2">2023-10-16 19:12:51.848 +02:00 [INF] Translation found: An enumeration value that specifies whether to include empty substrings.</text:p>
      <text:p text:style-name="P2">2023-10-16 19:12:51.849 +02:00 [INF] Try to translate: Ein Array, das maximal &lt;paramref name="count" /&gt; Teilzeichenfolgen von &lt;paramref name="s" /&gt; enthält, die durch &lt;paramref name="separator" /&gt; getrennt sind.</text:p>
      <text:p text:style-name="P2">2023-10-16 19:12:51.851 +02:00 [INF] Translation found: An array that contains at most &lt;paramref name="count"/&gt; substrings from &lt;paramref name="s"/&gt; that are delimited by &lt;paramref name="separator"/&gt;.</text:p>
      <text:p text:style-name="P2">2023-10-16 19:12:51.852 +02:00 [INF] Try to translate: &lt;paramref name="s" /&gt; ist &lt;c&gt;null&lt;/c&gt;.</text:p>
      <text:p text:style-name="P2">2023-10-16 19:12:51.853 +02:00 [INF] Translation found: &lt;paramref name="s"/&gt; is &lt;c&gt;null&lt;/c&gt;.</text:p>
      <text:p text:style-name="P2">2023-10-16 19:12:51.854 +02:00 [INF] Try to translate: &lt;paramref name="count" /&gt; ist negativ.</text:p>
      <text:p text:style-name="P2">2023-10-16 19:12:51.854 +02:00 [INF] Translation found: &lt;paramref name="count"/&gt; is negative.</text:p>
      <text:p text:style-name="P2">2023-10-16 19:12:51.855 +02:00 [INF] Try to translate: <text:s/>Teilt eine Zeichenfolge anhand einer angegebenen Trennzeichenfolge und optional von Optionen in die angegebene maximale Anzahl von Teilzeichenfolgen. </text:p>
      <text:p text:style-name="P2">2023-10-16 19:12:51.856 +02:00 [INF] Translation found: Splits a &lt;see cref="string"/&gt; into a maximum number of substrings based on the provided separator, optionally omitting empty substrings from the result.</text:p>
      <text:p text:style-name="P2">2023-10-16 19:12:51.858 +02:00 [INF] Try to translate: Der zu splittende &lt;see cref="string" /&gt;.</text:p>
      <text:p text:style-name="P2">2023-10-16 19:12:51.861 +02:00 [INF] Translation found: The &lt;see cref="string"/&gt; to split.</text:p>
      <text:p text:style-name="P2">2023-10-16 19:12:51.863 +02:00 [INF] Try to translate: Eine Zeichenfolge, die die Teilzeichenfolgen in &lt;paramref name="s" /&gt; trennt.</text:p>
      <text:p text:style-name="P2">2023-10-16 19:12:51.864 +02:00 [INF] Translation found: A &lt;see cref="string"/&gt; that delimits the substrings in &lt;paramref name="s"/&gt;.</text:p>
      <text:p text:style-name="P2">2023-10-16 19:12:51.865 +02:00 [INF] Try to translate: Die maximale Anzahl der im Array erwarteten Elemente.</text:p>
      <text:p text:style-name="P2">2023-10-16 19:12:51.866 +02:00 [INF] Translation found: The maximum number of elements expected in the array.</text:p>
      <text:p text:style-name="P2">2023-10-16 19:12:51.867 +02:00 [INF] Try to translate: Dies ist ein Enumerationswert, der angibt, ob leere Teilzeichenfolgen eingeschlossen werden sollen.</text:p>
      <text:p text:style-name="P2">2023-10-16 19:12:51.868 +02:00 [INF] Translation found: An enumeration value that specifies whether to include empty substrings.</text:p>
      <text:p text:style-name="P2">2023-10-16 19:12:51.869 +02:00 [INF] Try to translate: Ein Array, das maximal &lt;paramref name="count" /&gt; Teilzeichenfolgen von &lt;paramref name="s" /&gt; enthält, die durch &lt;paramref name="separator" /&gt; getrennt sind.</text:p>
      <text:p text:style-name="P2">2023-10-16 19:12:51.870 +02:00 [INF] Translation found: An array that contains at most &lt;paramref name="count"/&gt; substrings from &lt;paramref name="s"/&gt; that are delimited by &lt;paramref name="separator"/&gt;.</text:p>
      <text:p text:style-name="P2">2023-10-16 19:12:51.871 +02:00 [INF] Try to translate: &lt;paramref name="s" /&gt; ist &lt;c&gt;null&lt;/c&gt;.</text:p>
      <text:p text:style-name="P2">2023-10-16 19:12:51.872 +02:00 [INF] Translation found: &lt;paramref name="s"/&gt; is &lt;c&gt;null&lt;/c&gt;.</text:p>
      <text:p text:style-name="P2">2023-10-16 19:12:51.873 +02:00 [INF] Try to translate: &lt;paramref name="count" /&gt; ist negativ.</text:p>
      <text:p text:style-name="P2">2023-10-16 19:12:51.873 +02:00 [INF] Translation found: &lt;paramref name="count"/&gt; is negative.</text:p>
      <text:p text:style-name="P2">2023-10-16 19:12:51.876 +02:00 [INF] Try to translate: <text:s/>Teilt eine Zeichenfolge anhand einer angegebenen Trennzeichenfolge und optional von Optionen in Teilzeichenfolgen. </text:p>
      <text:p text:style-name="P2">2023-10-16 19:12:51.878 +02:00 [INF] Translation found: Splits a &lt;see cref="string"/&gt; into substrings based on the provided separator, optionally omitting empty substrings from the result.</text:p>
      <text:p text:style-name="P2">2023-10-16 19:12:51.879 +02:00 [INF] Try to translate: Der zu splittende &lt;see cref="string" /&gt;.</text:p>
      <text:p text:style-name="P2">2023-10-16 19:12:51.880 +02:00 [INF] Translation found: The &lt;see cref="string"/&gt; to split.</text:p>
      <text:p text:style-name="P2">2023-10-16 19:12:51.881 +02:00 [INF] Try to translate: Eine Zeichenfolge, die die Teilzeichenfolgen in &lt;paramref name="s" /&gt; trennt.</text:p>
      <text:p text:style-name="P2">2023-10-16 19:12:51.882 +02:00 [INF] Translation found: A &lt;see cref="string"/&gt; that delimits the substrings in &lt;paramref name="s"/&gt;.</text:p>
      <text:p text:style-name="P2">2023-10-16 19:12:51.882 +02:00 [INF] Try to translate: Dies ist ein Enumerationswert, der angibt, ob leere Teilzeichenfolgen eingeschlossen werden sollen.</text:p>
      <text:p text:style-name="P2">2023-10-16 19:12:51.884 +02:00 [INF] Translation found: An enumeration value that specifies whether to include empty substrings.</text:p>
      <text:p text:style-name="P2">2023-10-16 19:12:51.885 +02:00 [INF] Try to translate: Ein Array, dessen Elemente die Teilzeichenfolgen von &lt;paramref name="s" /&gt; enthält, die durch &lt;paramref name="separator" /&gt; getrennt sind.</text:p>
      <text:p text:style-name="P2">2023-10-16 19:12:51.886 +02:00 [INF] Translation found: An array whose elements contain the substrings from &lt;paramref name="s"/&gt; that are delimited by &lt;paramref name="separator"/&gt;.</text:p>
      <text:p text:style-name="P2">2023-10-16 19:12:51.887 +02:00 [INF] Try to translate: &lt;paramref name="s" /&gt; ist &lt;c&gt;null&lt;/c&gt;.</text:p>
      <text:p text:style-name="P2">2023-10-16 19:12:51.888 +02:00 [INF] Translation found: &lt;paramref name="s"/&gt; is &lt;c&gt;null&lt;/c&gt;.</text:p>
      <text:p text:style-name="P2">2023-10-16 19:12:51.889 +02:00 [INF] Try to translate: <text:s/>Bestimmt, ob &lt;paramref name="s" /&gt; mit dem angegebenen Zeichen beginnt. </text:p>
      <text:p text:style-name="P2">2023-10-16 19:12:51.890 +02:00 [INF] Translation found: Indicates whether &lt;paramref name="s"/&gt; starts with the specified character.</text:p>
      <text:p text:style-name="P2">2023-10-16 19:12:51.894 +02:00 [INF] Try to translate: Der zu untersuchende &lt;see cref="string" /&gt;.</text:p>
      <text:p text:style-name="P2">2023-10-16 19:12:51.896 +02:00 [INF] Translation found: The &lt;see cref="string"/&gt; to search.</text:p>
      <text:p text:style-name="P2">2023-10-16 19:12:51.897 +02:00 [INF] Try to translate: Das zu vergleichende Zeichen.</text:p>
      <text:p text:style-name="P2">2023-10-16 19:12:51.898 +02:00 [INF] Translation found: The Unicode character to compare.</text:p>
      <text:p text:style-name="P2">2023-10-16 19:12:51.898 +02:00 [INF] Try to translate: &lt;c&gt;true&lt;/c&gt;, wenn &lt;paramref name="value" /&gt; mit dem Anfang von &lt;paramref name="s" /&gt; übereinstimmt, andernfalls &lt;c&gt;false&lt;/c&gt;.</text:p>
      <text:p text:style-name="P2">2023-10-16 19:12:51.899 +02:00 [INF] Translation found: &lt;c&gt;true&lt;/c&gt; if value matches the beginning of &lt;paramref name="s"/&gt;; otherwise, &lt;c&gt;false&lt;/c&gt;.</text:p>
      <text:p text:style-name="P2">2023-10-16 19:12:51.900 +02:00 [INF] Try to translate: <text:s/>Diese Methode führt einen Vergleich mit der aktuellen Kultur durch (Unterscheidung nach Groß-/Kleinschreibung und Kultur sensitiv). </text:p>
      <text:p text:style-name="P2">2023-10-16 19:12:51.901 +02:00 [INF] Translation found: This method performs a word (case-sensitive and culture-sensitive) comparison using the current culture.</text:p>
      <text:p text:style-name="P2">2023-10-16 19:12:51.902 +02:00 [INF] Try to translate: &lt;paramref name="s" /&gt; ist &lt;c&gt;null&lt;/c&gt;.</text:p>
      <text:p text:style-name="P2">2023-10-16 19:12:51.903 +02:00 [INF] Translation found: &lt;paramref name="s"/&gt; is &lt;c&gt;null&lt;/c&gt;.</text:p>
      <text:p text:style-name="P2">2023-10-16 19:12:51.904 +02:00 [INF] Try to translate: <text:s/>Bestimmt, ob &lt;paramref name="s" /&gt; mit dem angegebenen Zeichen endet. </text:p>
      <text:p text:style-name="P2">2023-10-16 19:12:51.905 +02:00 [INF] Translation found: Indicates whether the end of &lt;paramref name="s"/&gt; matches the specified character.</text:p>
      <text:p text:style-name="P2">2023-10-16 19:12:51.906 +02:00 [INF] Try to translate: Der zu untersuchende &lt;see cref="string" /&gt;.</text:p>
      <text:p text:style-name="P2">2023-10-16 19:12:51.907 +02:00 [INF] Translation found: The &lt;see cref="string"/&gt; to search.</text:p>
      <text:p text:style-name="P2">2023-10-16 19:12:51.907 +02:00 [INF] Try to translate: Das zu vergleichende Zeichen.</text:p>
      <text:p text:style-name="P2">2023-10-16 19:12:51.911 +02:00 [INF] Translation found: The Unicode character to compare.</text:p>
      <text:p text:style-name="P2">2023-10-16 19:12:51.913 +02:00 [INF] Try to translate: &lt;c&gt;true&lt;/c&gt;, wenn &lt;paramref name="value" /&gt; mit dem Ende von &lt;paramref name="s" /&gt; übereinstimmt, andernfalls &lt;c&gt;false&lt;/c&gt;.</text:p>
      <text:p text:style-name="P2">2023-10-16 19:12:51.914 +02:00 [INF] Translation found: &lt;c&gt;true&lt;/c&gt; if value matches the end of &lt;paramref name="s"/&gt;; otherwise, &lt;c&gt;false&lt;/c&gt;.</text:p>
      <text:p text:style-name="P2">2023-10-16 19:12:51.915 +02:00 [INF] Try to translate: <text:s/>Diese Methode führt einen Vergleich mit der aktuellen Kultur durch (Unterscheidung nach Groß-/Kleinschreibung und Kultur sensitiv). </text:p>
      <text:p text:style-name="P2">2023-10-16 19:12:51.916 +02:00 [INF] Translation found: This method performs a word (case-sensitive and culture-sensitive) comparison using the current culture.</text:p>
      <text:p text:style-name="P2">2023-10-16 19:12:51.917 +02:00 [INF] Try to translate: &lt;paramref name="s" /&gt; ist &lt;c&gt;null&lt;/c&gt;.</text:p>
      <text:p text:style-name="P2">2023-10-16 19:12:51.918 +02:00 [INF] Translation found: &lt;paramref name="s"/&gt; is &lt;c&gt;null&lt;/c&gt;.</text:p>
      <text:p text:style-name="P2">2023-10-16 19:12:51.919 +02:00 [INF] Try to translate: <text:s/>Gibt mithilfe des bereitgestellten Vergleichstyps eine neue Zeichenfolge zurück, in der alle Vorkommen einer angegebenen Zeichenfolge in der aktuellen Instanz durch eine andere angegebene Zeichenfolge ersetzt wurden. </text:p>
      <text:p text:style-name="P2">2023-10-16 19:12:51.920 +02:00 [INF] Translation found: Returns a new &lt;see cref="string"/&gt; in which all occurrences of a specified &lt;see cref="string"/&gt; in the current &lt;see cref="string"/&gt; are replaced with another specified &lt;see cref="string"/&gt;, using the provided comparison type.</text:p>
      <text:p text:style-name="P2">2023-10-16 19:12:51.921 +02:00 [INF] Try to translate: Der zu bearbeitende &lt;see cref="string" /&gt;.</text:p>
      <text:p text:style-name="P2">2023-10-16 19:12:51.922 +02:00 [INF] Translation found: The source &lt;see cref="string"/&gt;.</text:p>
      <text:p text:style-name="P2">2023-10-16 19:12:51.923 +02:00 [INF] Try to translate: Die zu ersetzende Zeichenfolge.</text:p>
      <text:p text:style-name="P2">2023-10-16 19:12:51.924 +02:00 [INF] Translation found: The string to replace.</text:p>
      <text:p text:style-name="P2">2023-10-16 19:12:51.927 +02:00 [INF] Try to translate: Die Zeichenfolge, die jedes Vorkommen von &lt;paramref name="oldValue" /&gt; ersetzen soll.</text:p>
      <text:p text:style-name="P2">2023-10-16 19:12:51.928 +02:00 [INF] Translation found: The &lt;see cref="string"/&gt; to replace all occurrences of &lt;paramref name="oldValue"/&gt;.</text:p>
      <text:p text:style-name="P2">2023-10-16 19:12:51.930 +02:00 [INF] Try to translate: Ein Enumerationswert, der die für den Vergleich zu verwendende Regel angibt.</text:p>
      <text:p text:style-name="P2">2023-10-16 19:12:51.931 +02:00 [INF] Translation found: An enumeration value that specifies the rules for the comparison.</text:p>
      <text:p text:style-name="P2">2023-10-16 19:12:51.932 +02:00 [INF] Try to translate: Eine Zeichenfolge, die der aktuellen Zeichenfolge entspricht, außer dass alle Instanzen von &lt;paramref name="oldValue" /&gt; durch &lt;paramref name="newValue" /&gt; ersetzt wurden. Wenn &lt;paramref name="oldValue" /&gt; nicht in der aktuellen Instanz gefunden wird, gibt die Methode die aktuelle Instanz unverändert zurück.</text:p>
      <text:p text:style-name="P2">2023-10-16 19:12:51.933 +02:00 [INF] Translation found: A &lt;see cref="string"/&gt; that is equivalent to &lt;paramref name="s"/&gt; except that all instances of &lt;paramref name="oldValue"/&gt; are replaced with &lt;paramref name="newValue"/&gt;. If &lt;paramref name="oldValue"/&gt; is not found in &lt;paramref name="s"/&gt;, the method returns &lt;paramref name="s"/&gt; unchanged.</text:p>
      <text:p text:style-name="P2">2023-10-16 19:12:51.934 +02:00 [INF] Try to translate: &lt;paramref name="s" /&gt; ist &lt;c&gt;null&lt;/c&gt;.</text:p>
      <text:p text:style-name="P2">2023-10-16 19:12:51.935 +02:00 [INF] Translation found: &lt;paramref name="s"/&gt; is &lt;c&gt;null&lt;/c&gt;.</text:p>
      <text:p text:style-name="P2">2023-10-16 19:12:51.936 +02:00 [INF] Try to translate: &lt;paramref name="oldValue" /&gt; ist &lt;c&gt;null&lt;/c&gt;.</text:p>
      <text:p text:style-name="P2">2023-10-16 19:12:51.937 +02:00 [INF] Translation found: &lt;paramref name="oldValue"/&gt; is &lt;c&gt;null&lt;/c&gt;.</text:p>
      <text:p text:style-name="P2">2023-10-16 19:12:51.938 +02:00 [INF] Try to translate: &lt;para&gt;&lt;paramref name="oldValue" /&gt; ist &lt;see cref="string.Empty" /&gt;&lt;/para&gt;&lt;para&gt;- oder -&lt;/para&gt;&lt;para&gt;&lt;paramref name="comparisonType" /&gt; ist kein gültiger &lt;see cref="StringComparison" /&gt;-Wert.&lt;/para&gt;</text:p>
      <text:p text:style-name="P2">2023-10-16 19:12:51.939 +02:00 [INF] Translation found: &lt;para&gt;<text:line-break/>&lt;paramref name="oldValue"/&gt; is &lt;see cref="string.Empty"/&gt;<text:line-break/>&lt;/para&gt;<text:line-break/>&lt;para&gt;<text:line-break/>- or -<text:line-break/>&lt;/para&gt;<text:line-break/>&lt;para&gt;<text:line-break/>&lt;paramref name="comparisonType"/&gt; is not a defined value of the &lt;see cref="StringComparison"/&gt; enumeration.<text:line-break/>&lt;/para&gt;</text:p>
      <text:p text:style-name="P2">2023-10-16 19:12:51.940 +02:00 [INF] Save<text:line-break/>C:\Users\fkinz\source\repos\FolkerKinzel.Strings\src\FolkerKinzel.Strings\Polyfills\StringPolyfillExtension.cs to<text:line-break/>C:\Users\fkinz\source\repos\FolkerKinzel.Strings\src\FolkerKinzel.Strings\Polyfills\StringPolyfillExtension.cs.</text:p>
      <text:p text:style-name="P2"/>
      <text:p text:style-name="P2">2023-10-16 19:12:51.945 +02:00 [INF] Start translating <text:span text:style-name="T1">C:\Users\fkinz\source\repos\FolkerKinzel.Strings\src\FolkerKinzel.Strings\Properties\AssemblyInfo.cs</text:span></text:p>
      <text:p text:style-name="P2">2023-10-16 19:12:51.946 +02:00 [INF] Save<text:line-break/>C:\Users\fkinz\source\repos\FolkerKinzel.Strings\src\FolkerKinzel.Strings\Properties\AssemblyInfo.cs to<text:line-break/>C:\Users\fkinz\source\repos\FolkerKinzel.Strings\src\FolkerKinzel.Strings\Properties\AssemblyInfo.cs.</text:p>
      <text:p text:style-name="P2"/>
      <text:p text:style-name="P2">2023-10-16 19:12:51.949 +02:00 [INF] Start translating <text:span text:style-name="T1">C:\Users\fkinz\source\repos\FolkerKinzel.Strings\src\FolkerKinzel.Strings\Properties\Res.Designer.cs</text:span></text:p>
      <text:p text:style-name="P2">2023-10-16 19:12:51.950 +02:00 [INF] Try to translate: <text:s/>Eine stark typisierte Ressourcenklasse zum Suchen von lokalisierten Zeichenfolgen usw. </text:p>
      <text:p text:style-name="P2">2023-10-16 19:12:51.951 +02:00 [INF] Translation found: </text:p>
      <text:p text:style-name="P2">2023-10-16 19:12:51.952 +02:00 [INF] Try to translate: <text:s/>Gibt die zwischengespeicherte ResourceManager-Instanz zurück, die von dieser Klasse verwendet wird. </text:p>
      <text:p text:style-name="P2">2023-10-16 19:12:51.953 +02:00 [INF] Translation found: </text:p>
      <text:p text:style-name="P2">2023-10-16 19:12:51.954 +02:00 [INF] Try to translate: <text:s/>Überschreibt die CurrentUICulture-Eigenschaft des aktuellen Threads für alle Ressourcenzuordnungen, die diese stark typisierte Ressourcenklasse verwenden. </text:p>
      <text:p text:style-name="P2">2023-10-16 19:12:51.955 +02:00 [INF] Translation found: </text:p>
      <text:p text:style-name="P2">2023-10-16 19:12:51.956 +02:00 [INF] Try to translate: <text:s/>Sucht eine lokalisierte Zeichenfolge, die The argument is either null or empty or it consists only of white space characters. ähnelt. </text:p>
      <text:p text:style-name="P2">2023-10-16 19:12:51.959 +02:00 [INF] Translation found: </text:p>
      <text:p text:style-name="P2">2023-10-16 19:12:51.960 +02:00 [INF] Try to translate: <text:s/>Sucht eine lokalisierte Zeichenfolge, die {0} is not a binary digit. ähnelt. </text:p>
      <text:p text:style-name="P2">2023-10-16 19:12:51.961 +02:00 [INF] Translation found: </text:p>
      <text:p text:style-name="P2">2023-10-16 19:12:51.962 +02:00 [INF] Try to translate: <text:s/>Sucht eine lokalisierte Zeichenfolge, die {0} is not a decimal digit. ähnelt. </text:p>
      <text:p text:style-name="P2">2023-10-16 19:12:51.964 +02:00 [INF] Translation found: </text:p>
      <text:p text:style-name="P2">2023-10-16 19:12:51.965 +02:00 [INF] Try to translate: <text:s/>Sucht eine lokalisierte Zeichenfolge, die String cannot be of zero length. ähnelt. </text:p>
      <text:p text:style-name="P2">2023-10-16 19:12:51.966 +02:00 [INF] Translation found: </text:p>
      <text:p text:style-name="P2">2023-10-16 19:12:51.967 +02:00 [INF] Try to translate: <text:s/>Sucht eine lokalisierte Zeichenfolge, die The value is not defined. ähnelt. </text:p>
      <text:p text:style-name="P2">2023-10-16 19:12:51.967 +02:00 [INF] Translation found: </text:p>
      <text:p text:style-name="P2">2023-10-16 19:12:51.968 +02:00 [INF] Try to translate: <text:s/>Sucht eine lokalisierte Zeichenfolge, die 0 is not allowed. ähnelt. </text:p>
      <text:p text:style-name="P2">2023-10-16 19:12:51.969 +02:00 [INF] Translation found: </text:p>
      <text:p text:style-name="P2">2023-10-16 19:12:51.970 +02:00 [INF] Save<text:line-break/>C:\Users\fkinz\source\repos\FolkerKinzel.Strings\src\FolkerKinzel.Strings\Properties\Res.Designer.cs to<text:line-break/>C:\Users\fkinz\source\repos\FolkerKinzel.Strings\src\FolkerKinzel.Strings\Properties\Res.Designer.cs.</text:p>
      <text:p text:style-name="P2"/>
      <text:p text:style-name="P2">2023-10-16 19:12:51.973 +02:00 [INF] Start translating <text:span text:style-name="T1">C:\Users\fkinz\source\repos\FolkerKinzel.Strings\src\FolkerKinzel.Strings\Base64.cs</text:span></text:p>
      <text:p text:style-name="P2">2023-10-16 19:12:51.975 +02:00 [INF] Try to translate: <text:s/>Statische Klasse, die Methoden zu Verfügung stellt, um Zeichenfolgen im Base64-Format zu enkodieren und zu dekodieren. </text:p>
      <text:p text:style-name="P2">2023-10-16 19:12:51.976 +02:00 [INF] Translation found: Static class that provides methods to encode and decode strings in Base64 format.</text:p>
      <text:p text:style-name="P2">2023-10-16 19:12:51.977 +02:00 [INF] Try to translate: <text:s/>Berechnet die exakte Ausgabelänge Base64-kodierter Daten aus der Eingabelänge der zu kodierenden Daten. </text:p>
      <text:p text:style-name="P2">2023-10-16 19:12:51.978 +02:00 [INF] Translation found: Calculates the exact output length of Base64-encoded data from the input length of the data to be encoded.</text:p>
      <text:p text:style-name="P2">2023-10-16 19:12:51.980 +02:00 [INF] Try to translate: Die Anzahl der &lt;see cref="byte" /&gt;s, die in das Base64-Format umgewandelt werden sollen.</text:p>
      <text:p text:style-name="P2">2023-10-16 19:12:51.981 +02:00 [INF] Translation found: The number of &lt;see cref="byte"/&gt;s to convert to Base64 format.</text:p>
      <text:p text:style-name="P2">2023-10-16 19:12:51.982 +02:00 [INF] Try to translate: Die Anzahl der Zeichen der Base64-kodierten Ausgabe, wenn &lt;paramref name="inputLength" /&gt;  &lt;see cref="byte" /&gt;s kodiert werden.</text:p>
      <text:p text:style-name="P2">2023-10-16 19:12:51.983 +02:00 [INF] Translation found: The number of characters of the Base64-encoded output when &lt;paramref name="inputLength"/&gt;&amp;#160;&lt;see cref="byte"/&gt;s are encoded.</text:p>
      <text:p text:style-name="P2">2023-10-16 19:12:51.984 +02:00 [INF] Try to translate: Evtl. in die kodierte Ausgabe einzufügende Zeilenumbrüche werden nicht in die Berechnung einbezogen.</text:p>
      <text:p text:style-name="P2">2023-10-16 19:12:51.985 +02:00 [INF] Translation found: Any line breaks that might have to be inserted into the encoded output are not included in the calculation.</text:p>
      <text:p text:style-name="P2">2023-10-16 19:12:51.987 +02:00 [INF] Try to translate: <text:s/>Konvertiert eine &lt;see cref="byte" /&gt;-Sammlung in die entsprechende mit Base64-Ziffern codierte Zeichenfolgendarstellung. Sie können festlegen, ob im Rückgabewert Zeilenumbrüche eingefügt werden sollen. </text:p>
      <text:p text:style-name="P2">2023-10-16 19:12:51.990 +02:00 [INF] Translation found: Converts a &lt;see cref="byte"/&gt; collection to a corresponding Base64-encoded string. You can determine, whether line breaks are to be inserted into the return value.</text:p>
      <text:p text:style-name="P2">2023-10-16 19:12:51.992 +02:00 [INF] Try to translate: Eine &lt;see cref="byte" /&gt;-Sammlung, die die umzuwandelnden Daten enthält, oder &lt;c&gt;null&lt;/c&gt;.</text:p>
      <text:p text:style-name="P2">2023-10-16 19:12:51.993 +02:00 [INF] Translation found: A &lt;see cref="byte"/&gt; collection that contains the data to encode, or &lt;c&gt;null&lt;/c&gt;.</text:p>
      <text:p text:style-name="P2">2023-10-16 19:12:51.994 +02:00 [INF] Try to translate: Einer der Enumerationswerte, die angeben, ob im Rückgabewert Zeilenumbrüche eingefügt werden sollen. Der Standardwert ist &lt;see cref="Base64FormattingOptions.None" /&gt;.</text:p>
      <text:p text:style-name="P2">2023-10-16 19:12:51.995 +02:00 [INF] Translation found: One of the enumeration values, which specify whether or not line breaks are to be inserted into the return value. The default is &lt;see cref="Base64FormattingOptions.None"/&gt;.</text:p>
      <text:p text:style-name="P2">2023-10-16 19:12:51.997 +02:00 [INF] Try to translate: Die Zeichenfolgendarstellung der Elemente in &lt;paramref name="bytes" /&gt; als Base64.</text:p>
      <text:p text:style-name="P2">2023-10-16 19:12:51.997 +02:00 [INF] Translation found: The string representation of the elements in &lt;paramref name="bytes"/&gt; as Base64.</text:p>
      <text:p text:style-name="P2">2023-10-16 19:12:51.998 +02:00 [INF] Try to translate: &lt;paramref name="options" /&gt; ist kein gültiger &lt;see cref="Base64FormattingOptions" /&gt;-Wert.</text:p>
      <text:p text:style-name="P2">2023-10-16 19:12:51.999 +02:00 [INF] Translation found: &lt;paramref name="options"/&gt; is not a defined &lt;see cref="Base64FormattingOptions"/&gt; value.</text:p>
      <text:p text:style-name="P2">2023-10-16 19:12:52.001 +02:00 [INF] Try to translate: <text:s/>Konvertiert ein &lt;see cref="byte" /&gt;-Array in die entsprechende mit Base64-Ziffern codierte Zeichenfolgendarstellung. Sie können festlegen, ob im Rückgabewert Zeilenumbrüche eingefügt werden sollen. </text:p>
      <text:p text:style-name="P2">2023-10-16 19:12:52.002 +02:00 [INF] Translation found: Converts a &lt;see cref="byte"/&gt; array to a corresponding Base64-encoded string. You can determine, whether line breaks are to be inserted into the return value.</text:p>
      <text:p text:style-name="P2">2023-10-16 19:12:52.004 +02:00 [INF] Try to translate: Ein &lt;see cref="byte" /&gt;-Array, das die umzuwandelnden Daten enthält, oder &lt;c&gt;null&lt;/c&gt;.</text:p>
      <text:p text:style-name="P2">2023-10-16 19:12:52.005 +02:00 [INF] Translation found: A &lt;see cref="byte"/&gt; array that contains the data to encode, or &lt;c&gt;null&lt;/c&gt;.</text:p>
      <text:p text:style-name="P2">2023-10-16 19:12:52.006 +02:00 [INF] Try to translate: Einer der Enumerationswerte, die angeben, ob im Rückgabewert Zeilenumbrüche eingefügt werden sollen. Der Standardwert ist &lt;see cref="Base64FormattingOptions.None" /&gt;.</text:p>
      <text:p text:style-name="P2">2023-10-16 19:12:52.007 +02:00 [INF] Translation found: One of the enumeration values, which specify whether or not line breaks are to be inserted into the return value. The default is &lt;see cref="Base64FormattingOptions.None"/&gt;.</text:p>
      <text:p text:style-name="P2">2023-10-16 19:12:52.008 +02:00 [INF] Try to translate: Die Zeichenfolgendarstellung der Elemente in &lt;paramref name="bytes" /&gt; als Base64.</text:p>
      <text:p text:style-name="P2">2023-10-16 19:12:52.009 +02:00 [INF] Translation found: The string representation of the elements in &lt;paramref name="bytes"/&gt; as Base64.</text:p>
      <text:p text:style-name="P2">2023-10-16 19:12:52.010 +02:00 [INF] Try to translate: &lt;paramref name="options" /&gt; ist kein gültiger &lt;see cref="Base64FormattingOptions" /&gt;-Wert.</text:p>
      <text:p text:style-name="P2">2023-10-16 19:12:52.011 +02:00 [INF] Translation found: &lt;paramref name="options"/&gt; is not a defined &lt;see cref="Base64FormattingOptions"/&gt; value.</text:p>
      <text:p text:style-name="P2">2023-10-16 19:12:52.012 +02:00 [INF] Try to translate: <text:s/>Konvertiert eine Teilmenge eines &lt;see cref="byte" /&gt;-Arrays in die entsprechende mit Base64-Ziffern codierte Zeichenfolgendarstellung. Parameter geben die Teilmenge als Offset im Eingabearray, die Anzahl der zu konvertierenden Bytes sowie ggf. im Rückgabewert einzufügende Zeilenumbrüche an. </text:p>
      <text:p text:style-name="P2">2023-10-16 19:12:52.014 +02:00 [INF] Translation found: Converts a subset of a &lt;see cref="byte"/&gt; array to its equivalent Base64-encoded string representation. Parameters specify the subset as an offset in the input array, the number of bytes to be converted, and whether newlines are to be inserted in the return value.</text:p>
      <text:p text:style-name="P2">2023-10-16 19:12:52.015 +02:00 [INF] Try to translate: Ein &lt;see cref="byte" /&gt;-Array, das die umzuwandelnden Daten enthält.</text:p>
      <text:p text:style-name="P2">2023-10-16 19:12:52.016 +02:00 [INF] Translation found: A &lt;see cref="byte"/&gt; array that contains the data to encode.</text:p>
      <text:p text:style-name="P2">2023-10-16 19:12:52.016 +02:00 [INF] Try to translate: Ein Offset in &lt;paramref name="bytes" /&gt;.</text:p>
      <text:p text:style-name="P2">2023-10-16 19:12:52.017 +02:00 [INF] Translation found: An offset in &lt;paramref name="bytes"/&gt;.</text:p>
      <text:p text:style-name="P2">2023-10-16 19:12:52.018 +02:00 [INF] Try to translate: Die Anzahl der zu konvertierenden Bytes.</text:p>
      <text:p text:style-name="P2">2023-10-16 19:12:52.021 +02:00 [INF] Translation found: The number of Bytes that are to be converted.</text:p>
      <text:p text:style-name="P2">2023-10-16 19:12:52.022 +02:00 [INF] Try to translate: Einer der Enumerationswerte, die angeben, ob im Rückgabewert Zeilenumbrüche eingefügt werden sollen. Der Standardwert ist &lt;see cref="Base64FormattingOptions.None" /&gt;.</text:p>
      <text:p text:style-name="P2">2023-10-16 19:12:52.023 +02:00 [INF] Translation found: One of the enumeration values, which specify whether or not line breaks are to be inserted into the return value. The default is &lt;see cref="Base64FormattingOptions.None"/&gt;.</text:p>
      <text:p text:style-name="P2">2023-10-16 19:12:52.024 +02:00 [INF] Try to translate: Die Zeichenfolgendarstellung von &lt;paramref name="length" /&gt; Bytes aus dem Array &lt;paramref name="bytes" /&gt; ab dem Index &lt;paramref name="offset" /&gt; als Base64.</text:p>
      <text:p text:style-name="P2">2023-10-16 19:12:52.026 +02:00 [INF] Translation found: The Base64 string representation of &lt;paramref name="length"/&gt; Bytes taken from the Array &lt;paramref name="bytes"/&gt; beginning at the index &lt;paramref name="offset"/&gt;.</text:p>
      <text:p text:style-name="P2">2023-10-16 19:12:52.027 +02:00 [INF] Try to translate: &lt;paramref name="bytes" /&gt; ist &lt;c&gt;null&lt;/c&gt;.</text:p>
      <text:p text:style-name="P2">2023-10-16 19:12:52.028 +02:00 [INF] Translation found: &lt;paramref name="bytes"/&gt; is &lt;c&gt;null&lt;/c&gt;.</text:p>
      <text:p text:style-name="P2">2023-10-16 19:12:52.029 +02:00 [INF] Try to translate: &lt;para&gt;&lt;paramref name="offset" /&gt; oder &lt;paramref name="length" /&gt; ist ein negativer Wert.&lt;/para&gt;&lt;para&gt;- oder -&lt;/para&gt;&lt;para&gt;&lt;paramref name="offset" /&gt; plus &lt;paramref name="length" /&gt; ist größer als die Länge von &lt;paramref name="bytes" /&gt;.&lt;/para&gt;</text:p>
      <text:p text:style-name="P2">2023-10-16 19:12:52.030 +02:00 [INF] Translation found: &lt;para&gt;<text:line-break/>&lt;paramref name="offset"/&gt; or &lt;paramref name="length"/&gt; are negative values.<text:line-break/>&lt;/para&gt;<text:line-break/>&lt;para&gt;<text:line-break/>- oder -<text:line-break/>&lt;/para&gt;<text:line-break/>&lt;para&gt;<text:line-break/>&lt;paramref name="offset"/&gt; plus &lt;paramref name="length"/&gt; is greater than the length of &lt;paramref name="bytes"/&gt;.<text:line-break/>&lt;/para&gt;</text:p>
      <text:p text:style-name="P2">2023-10-16 19:12:52.031 +02:00 [INF] Try to translate: &lt;paramref name="options" /&gt; ist kein gültiger &lt;see cref="Base64FormattingOptions" /&gt;-Wert.</text:p>
      <text:p text:style-name="P2">2023-10-16 19:12:52.032 +02:00 [INF] Translation found: &lt;paramref name="options"/&gt; is not a defined &lt;see cref="Base64FormattingOptions"/&gt; value.</text:p>
      <text:p text:style-name="P2">2023-10-16 19:12:52.034 +02:00 [INF] Try to translate: <text:s/>Konvertiert eine schreibgeschützte &lt;see cref="byte" /&gt;-Spanne in eine entsprechende Zeichenfolgendarstellung, die mit Base64-Ziffern codiert ist. Sie können optional angeben, ob im Rückgabewert Zeilenumbrüche eingefügt werden sollen. </text:p>
      <text:p text:style-name="P2">2023-10-16 19:12:52.037 +02:00 [INF] Translation found: Converts a read-only &lt;see cref="byte"/&gt; span to a corresponding Base64-encoded string. Optional you can determine, whether line breaks are to be inserted into the return value.</text:p>
      <text:p text:style-name="P2">2023-10-16 19:12:52.039 +02:00 [INF] Try to translate: Eine schreibgeschützte &lt;see cref="byte" /&gt;-Spanne, die die umzuwandelnden Daten enthält.</text:p>
      <text:p text:style-name="P2">2023-10-16 19:12:52.042 +02:00 [INF] Translation found: A read-only &lt;see cref="byte"/&gt; span that contains the data to encode.</text:p>
      <text:p text:style-name="P2">2023-10-16 19:12:52.044 +02:00 [INF] Try to translate: Einer der Enumerationswerte, die angeben, ob im Rückgabewert Zeilenumbrüche eingefügt werden sollen. Der Standardwert ist &lt;see cref="Base64FormattingOptions.None" /&gt;.</text:p>
      <text:p text:style-name="P2">2023-10-16 19:12:52.045 +02:00 [INF] Translation found: One of the enumeration values, which specify whether or not line breaks are to be inserted into the return value. The default is &lt;see cref="Base64FormattingOptions.None"/&gt;.</text:p>
      <text:p text:style-name="P2">2023-10-16 19:12:52.047 +02:00 [INF] Try to translate: Die Zeichenfolgendarstellung der Elemente in &lt;paramref name="bytes" /&gt; als Base64. Wenn die Länge von &lt;paramref name="bytes" /&gt; 0 ist, wird eine leere Zeichenfolge zurückgegeben.</text:p>
      <text:p text:style-name="P2">2023-10-16 19:12:52.048 +02:00 [INF] Translation found: The Base64 string reprensentation of the elements in &lt;paramref name="bytes"/&gt;.</text:p>
      <text:p text:style-name="P2">2023-10-16 19:12:52.049 +02:00 [INF] Try to translate: &lt;note type="note"&gt; Da die Methode in der .NET-Framework 4.5 und .NET Standard 2.0 Version des nuget-Pakets aus &lt;paramref name="bytes" /&gt; ein neues Array alloziert, wird empfohlen, aus Performancegründen nach Möglichkeit auf die Überladung &lt;see cref="Encode(byte[], int, int, Base64FormattingOptions)" /&gt; oder &lt;see cref="Encode(byte[], Base64FormattingOptions)" /&gt; zurückzugreifen, wenn alte Frameworks unterstützt werden müssen. &lt;/note&gt;</text:p>
      <text:p text:style-name="P3">2023-10-16 19:12:52.053 +02:00 [WRN] No translation found.</text:p>
      <text:p text:style-name="P2">2023-10-16 19:12:52.053 +02:00 [INF] Try to translate: &lt;paramref name="options" /&gt; ist kein gültiger &lt;see cref="Base64FormattingOptions" /&gt;-Wert.</text:p>
      <text:p text:style-name="P2">2023-10-16 19:12:52.055 +02:00 [INF] Translation found: &lt;paramref name="options"/&gt; is not a defined &lt;see cref="Base64FormattingOptions"/&gt; value.</text:p>
      <text:p text:style-name="P2">2023-10-16 19:12:52.056 +02:00 [INF] Try to translate: Die Ausgabelänge war größer als &lt;see cref="int.MaxValue"&gt;Int32.MaxValue&lt;/see&gt;.</text:p>
      <text:p text:style-name="P3">2023-10-16 19:12:52.057 +02:00 [WRN] No translation found.</text:p>
      <text:p text:style-name="P2">2023-10-16 19:12:52.058 +02:00 [INF] Try to translate: <text:s/>Konvertiert die angegebene Zeichenfolge, die Binärdaten als Base-64-Ziffern codiert, in ein entsprechendes Array von 8-Bit-Ganzzahlen ohne Vorzeichen. </text:p>
      <text:p text:style-name="P2">2023-10-16 19:12:52.061 +02:00 [INF] Translation found: Converts the Base64-encoded string into a byte array.</text:p>
      <text:p text:style-name="P2">2023-10-16 19:12:52.062 +02:00 [INF] Try to translate: Die zu konvertierende Zeichenfolge oder &lt;c&gt;null&lt;/c&gt;.</text:p>
      <text:p text:style-name="P2">2023-10-16 19:12:52.063 +02:00 [INF] Translation found: The string to convert, or &lt;c&gt;null&lt;/c&gt;.</text:p>
      <text:p text:style-name="P2">2023-10-16 19:12:52.064 +02:00 [INF] Try to translate: Ein Array von 8-Bit-Ganzzahlen ohne Vorzeichen, das &lt;paramref name="base64" /&gt; entspricht.</text:p>
      <text:p text:style-name="P2">2023-10-16 19:12:52.065 +02:00 [INF] Translation found: A byte array decoded from &lt;paramref name="base64"/&gt;.</text:p>
      <text:p text:style-name="P2">2023-10-16 19:12:52.066 +02:00 [INF] Try to translate: &lt;para&gt;Die Länge von &lt;paramref name="base64" /&gt; bei ignorierten Leerzeichen ist nicht 0 (null) oder ein Vielfaches von 4.&lt;/para&gt;&lt;para&gt;- oder -&lt;/para&gt;&lt;para&gt;Das Format von &lt;paramref name="base64" /&gt; ist ungültig. &lt;paramref name="base64" /&gt; enthält ein Nicht-Base-64-Zeichen, mehr als zwei Füllzeichen oder in den Füllzeichen ein Zeichen, das kein Leerzeichen ist.&lt;/para&gt;</text:p>
      <text:p text:style-name="P2">2023-10-16 19:12:52.067 +02:00 [INF] Translation found: &lt;para&gt;<text:line-break/>The length of &lt;paramref name="base64"/&gt; with ignored white space characters is not zero or a multiple of 4.<text:line-break/>&lt;/para&gt;<text:line-break/>&lt;para&gt;<text:line-break/>- oder -<text:line-break/>&lt;/para&gt;<text:line-break/>&lt;para&gt;<text:line-break/>The format of &lt;paramref name="base64"/&gt; is invalid. &lt;paramref name="base64"/&gt; contains a non-Base64 character, more than two padding characters, or a non-space character between the padding characters.<text:line-break/>&lt;/para&gt;</text:p>
      <text:p text:style-name="P2">2023-10-16 19:12:52.068 +02:00 [INF] Try to translate: <text:s/>Konvertiert die angegebene Zeichenfolge, die Binärdaten als Base-64-Ziffern codiert, in ein entsprechendes Array von 8-Bit-Ganzzahlen ohne Vorzeichen und erlaubt es, Optionen für die Konvertierung anzugeben. </text:p>
      <text:p text:style-name="P2">2023-10-16 19:12:52.069 +02:00 [INF] Translation found: Converts a Base64-string into a corresponding byte array and allows to pass options for the conversion.</text:p>
      <text:p text:style-name="P2">2023-10-16 19:12:52.070 +02:00 [INF] Try to translate: Die zu konvertierende Zeichenfolge oder &lt;c&gt;null&lt;/c&gt;.</text:p>
      <text:p text:style-name="P2">2023-10-16 19:12:52.071 +02:00 [INF] Translation found: The string to convert, or &lt;c&gt;null&lt;/c&gt;.</text:p>
      <text:p text:style-name="P2">2023-10-16 19:12:52.072 +02:00 [INF] Try to translate: Optionen für die Konvertierung.</text:p>
      <text:p text:style-name="P2">2023-10-16 19:12:52.073 +02:00 [INF] Translation found: Options for the conversion.</text:p>
      <text:p text:style-name="P2">2023-10-16 19:12:52.074 +02:00 [INF] Try to translate: Ein Array von 8-Bit-Ganzzahlen ohne Vorzeichen, das &lt;paramref name="base64" /&gt; entspricht.</text:p>
      <text:p text:style-name="P2">2023-10-16 19:12:52.078 +02:00 [INF] Translation found: A byte array decoded from &lt;paramref name="base64"/&gt;.</text:p>
      <text:p text:style-name="P2">2023-10-16 19:12:52.080 +02:00 [INF] Try to translate: &lt;paramref name="base64" /&gt; lässt sich - abhängig von den mit &lt;paramref name="options" /&gt; angegebenen Konvertierungsoptionen - nicht in ein &lt;see cref="byte" /&gt;-Array umwandeln. </text:p>
      <text:p text:style-name="P2">2023-10-16 19:12:52.082 +02:00 [INF] Translation found: Depending on the conversion options specified with &lt;paramref name="options"/&gt;, &lt;paramref name="base64"/&gt; cannot be converted into a &lt;see cref="byte"/&gt; array .</text:p>
      <text:p text:style-name="P2">2023-10-16 19:12:52.083 +02:00 [INF] Try to translate: <text:s/>Konvertiert die angegebene schreibgeschützte Zeichenspanne, die Binärdaten als Base-64-Ziffern codiert, in ein entsprechendes Array von 8-Bit-Ganzzahlen ohne Vorzeichen und erlaubt es, Optionen für die Konvertierung anzugeben. </text:p>
      <text:p text:style-name="P2">2023-10-16 19:12:52.085 +02:00 [INF] Translation found: Converts a Base64-encoded read-only character span into a corresponding byte array and allows to pass options for the conversion.</text:p>
      <text:p text:style-name="P2">2023-10-16 19:12:52.086 +02:00 [INF] Try to translate: Die zu konvertierende schreibgeschützte Zeichenspanne.</text:p>
      <text:p text:style-name="P2">2023-10-16 19:12:52.086 +02:00 [INF] Translation found: The read-only character span to convert.</text:p>
      <text:p text:style-name="P2">2023-10-16 19:12:52.087 +02:00 [INF] Try to translate: Optionen für die Konvertierung.</text:p>
      <text:p text:style-name="P2">2023-10-16 19:12:52.088 +02:00 [INF] Translation found: Options for the conversion.</text:p>
      <text:p text:style-name="P2">2023-10-16 19:12:52.089 +02:00 [INF] Try to translate: Ein Array von 8-Bit-Ganzzahlen ohne Vorzeichen, das &lt;paramref name="base64" /&gt; entspricht.</text:p>
      <text:p text:style-name="P2">2023-10-16 19:12:52.090 +02:00 [INF] Translation found: A byte array decoded from &lt;paramref name="base64"/&gt;.</text:p>
      <text:p text:style-name="P2">2023-10-16 19:12:52.094 +02:00 [INF] Try to translate: &lt;paramref name="base64" /&gt; lässt sich - abhängig von den mit &lt;paramref name="options" /&gt; angegebenen Konvertierungsoptionen - nicht in ein &lt;see cref="byte" /&gt;-Array umwandeln. </text:p>
      <text:p text:style-name="P2">2023-10-16 19:12:52.095 +02:00 [INF] Translation found: Depending on the conversion options specified with &lt;paramref name="options"/&gt;, &lt;paramref name="base64"/&gt; cannot be converted into a &lt;see cref="byte"/&gt; array .</text:p>
      <text:p text:style-name="P2">2023-10-16 19:12:52.096 +02:00 [INF] Try to translate: <text:s/>Konvertiert die angegebene schreibgeschützte Zeichenspanne, die Binärdaten als Base-64-Ziffern codiert, in ein entsprechendes Array von 8-Bit-Ganzzahlen ohne Vorzeichen. </text:p>
      <text:p text:style-name="P2">2023-10-16 19:12:52.098 +02:00 [INF] Translation found: Converts a Base64-encoded read-only character span into a corresponding byte array.</text:p>
      <text:p text:style-name="P2">2023-10-16 19:12:52.098 +02:00 [INF] Try to translate: Die zu konvertierende schreibgeschützte Zeichenspanne.</text:p>
      <text:p text:style-name="P2">2023-10-16 19:12:52.099 +02:00 [INF] Translation found: The read-only character span to convert.</text:p>
      <text:p text:style-name="P2">2023-10-16 19:12:52.100 +02:00 [INF] Try to translate: Ein Array von 8-Bit-Ganzzahlen ohne Vorzeichen, das &lt;paramref name="base64" /&gt; entspricht.</text:p>
      <text:p text:style-name="P2">2023-10-16 19:12:52.101 +02:00 [INF] Translation found: A byte array decoded from &lt;paramref name="base64"/&gt;.</text:p>
      <text:p text:style-name="P2">2023-10-16 19:12:52.102 +02:00 [INF] Try to translate: &lt;para&gt;Die Länge von &lt;paramref name="base64" /&gt; bei ignorierten Leerzeichen ist nicht 0 (null) oder ein Vielfaches von 4.&lt;/para&gt;&lt;para&gt;- oder -&lt;/para&gt;&lt;para&gt;Das Format von &lt;paramref name="base64" /&gt; ist ungültig. &lt;paramref name="base64" /&gt; enthält ein Nicht-Base-64-Zeichen, mehr als zwei Füllzeichen oder in den Füllzeichen ein Zeichen, das kein Leerzeichen ist.&lt;/para&gt;</text:p>
      <text:p text:style-name="P2">2023-10-16 19:12:52.104 +02:00 [INF] Translation found: &lt;para&gt;<text:line-break/>The length of &lt;paramref name="base64"/&gt; with ignored white space characters is not zero or a multiple of 4.<text:line-break/>&lt;/para&gt;<text:line-break/>&lt;para&gt;<text:line-break/>- oder -<text:line-break/>&lt;/para&gt;<text:line-break/>&lt;para&gt;<text:line-break/>The format of &lt;paramref name="base64"/&gt; is invalid. &lt;paramref name="base64"/&gt; contains a non-Base64 character, more than two padding characters, or a non-space character between the padding characters.<text:line-break/>&lt;/para&gt;</text:p>
      <text:p text:style-name="P2">2023-10-16 19:12:52.105 +02:00 [INF] Save<text:line-break/>C:\Users\fkinz\source\repos\FolkerKinzel.Strings\src\FolkerKinzel.Strings\Base64.cs to<text:line-break/>C:\Users\fkinz\source\repos\FolkerKinzel.Strings\src\FolkerKinzel.Strings\Base64.cs.</text:p>
      <text:p text:style-name="P2"/>
      <text:p text:style-name="P2">2023-10-16 19:12:52.110 +02:00 [INF] Start translating <text:span text:style-name="T1">C:\Users\fkinz\source\repos\FolkerKinzel.Strings\src\FolkerKinzel.Strings\Base64ParserOptions.cs</text:span></text:p>
      <text:p text:style-name="P2">2023-10-16 19:12:52.112 +02:00 [INF] Try to translate: <text:s/>Benannte Konstanten, um Optionen für das Parsen Base64-kodierter Zeichenfolgen anzugeben. Die Flags können kombiniert werden. </text:p>
      <text:p text:style-name="P2">2023-10-16 19:12:52.113 +02:00 [INF] Translation found: Named constants to specify options for the parsing of Base64-encoded strings. The flags can be combined.</text:p>
      <text:p text:style-name="P2">2023-10-16 19:12:52.114 +02:00 [INF] Try to translate: <text:s/>Keines der anderen Flags ist gesetzt. </text:p>
      <text:p text:style-name="P2">2023-10-16 19:12:52.115 +02:00 [INF] Translation found: None of the flags has been set.</text:p>
      <text:p text:style-name="P2">2023-10-16 19:12:52.116 +02:00 [INF] Try to translate: <text:s/>Setzen des Flags bewirkt, dass evtl. fehlende Füllzeichen ('=') am Ende der Base64-Daten vom Parser automatisch ergänzt werden. </text:p>
      <text:p text:style-name="P2">2023-10-16 19:12:52.117 +02:00 [INF] Translation found: Setting the flag lets the parser automatically add missing padding characters at the end of the Base64-encoded data.</text:p>
      <text:p text:style-name="P2">2023-10-16 19:12:52.118 +02:00 [INF] Try to translate: <text:s/>Setzen des Flags bewirkt, dass Base64Url (RFC 4648, Kapitel 5) vom Parser akzeptiert wird. (Das Flag sollte i.d.R. mit &lt;see cref="AcceptMissingPadding" /&gt; kombiniert werden.) </text:p>
      <text:p text:style-name="P3">2023-10-16 19:12:52.119 +02:00 [WRN] No translation found.</text:p>
      <text:p text:style-name="P2">2023-10-16 19:12:52.120 +02:00 [INF] Save<text:line-break/>C:\Users\fkinz\source\repos\FolkerKinzel.Strings\src\FolkerKinzel.Strings\Base64ParserOptions.cs to<text:line-break/>C:\Users\fkinz\source\repos\FolkerKinzel.Strings\src\FolkerKinzel.Strings\Base64ParserOptions.cs.</text:p>
      <text:p text:style-name="P2"/>
      <text:p text:style-name="P2">2023-10-16 19:12:52.123 +02:00 [INF] Start translating <text:span text:style-name="T1">C:\Users\fkinz\source\repos\FolkerKinzel.Strings\src\FolkerKinzel.Strings\CharExtension.cs</text:span></text:p>
      <text:p text:style-name="P2">2023-10-16 19:12:52.124 +02:00 [INF] Try to translate: <text:s/>Erweiterungsmethoden für die &lt;see cref="char" /&gt;-Struktur. </text:p>
      <text:p text:style-name="P2">2023-10-16 19:12:52.125 +02:00 [INF] Translation found: Extension methods for the &lt;see cref="char"/&gt; structure.</text:p>
      <text:p text:style-name="P2">2023-10-16 19:12:52.128 +02:00 [INF] Try to translate: <text:s/>Untersucht, ob sich der Wert von &lt;paramref name="c" /&gt; im Bereich von &lt;paramref name="minInclusive" /&gt; bis &lt;paramref name="maxInclusive" /&gt; befindet (die Grenzen eingeschlossen). </text:p>
      <text:p text:style-name="P2">2023-10-16 19:12:52.130 +02:00 [INF] Translation found: Indicates whether a character is within the specified inclusive range.</text:p>
      <text:p text:style-name="P2">2023-10-16 19:12:52.131 +02:00 [INF] Try to translate: Das Zeichen, dessen Wert überprüft wird.</text:p>
      <text:p text:style-name="P2">2023-10-16 19:12:52.132 +02:00 [INF] Translation found: The character to evaluate.</text:p>
      <text:p text:style-name="P2">2023-10-16 19:12:52.132 +02:00 [INF] Try to translate: Die untere Grenze des zu überprüfenden Bereichs.</text:p>
      <text:p text:style-name="P2">2023-10-16 19:12:52.133 +02:00 [INF] Translation found: The lower bound, inclusive.</text:p>
      <text:p text:style-name="P2">2023-10-16 19:12:52.134 +02:00 [INF] Try to translate: Die obere Grenze des zu überprüfenden Bereichs.</text:p>
      <text:p text:style-name="P2">2023-10-16 19:12:52.135 +02:00 [INF] Translation found: The upper bound, inclusive.</text:p>
      <text:p text:style-name="P2">2023-10-16 19:12:52.136 +02:00 [INF] Try to translate: &lt;c&gt;true&lt;/c&gt;, wenn der Wert von &lt;paramref name="c" /&gt; innerhalb des angegebenen Bereichs liegt, andernfalls &lt;c&gt;false&lt;/c&gt;.</text:p>
      <text:p text:style-name="P2">2023-10-16 19:12:52.137 +02:00 [INF] Translation found: &lt;c&gt;true&lt;/c&gt; if &lt;paramref name="c"/&gt; is within the specified range; otherwise, false.</text:p>
      <text:p text:style-name="P2">2023-10-16 19:12:52.138 +02:00 [INF] Try to translate: Die Methode überprüft nicht, ob &lt;paramref name="maxInclusive" /&gt; größer oder gleich &lt;paramref name="minInclusive" /&gt; ist. Wenn &lt;paramref name="maxInclusive" /&gt; kleiner als &lt;paramref name="minInclusive" /&gt; ist, ist das Verhalten der Methode undefiniert.</text:p>
      <text:p text:style-name="P2">2023-10-16 19:12:52.139 +02:00 [INF] Translation found: The method does not validate that &lt;paramref name="maxInclusive"/&gt; is greater than or equal to &lt;paramref name="minInclusive"/&gt;. If &lt;paramref name="maxInclusive"/&gt; is less than &lt;paramref name="minInclusive"/&gt;, the behavior is undefined.</text:p>
      <text:p text:style-name="P2">2023-10-16 19:12:52.140 +02:00 [INF] Try to translate: <text:s/>Untersucht, ob das Unicode-Zeichen ein ASCII-Kleinbuchstabe ist. </text:p>
      <text:p text:style-name="P2">2023-10-16 19:12:52.143 +02:00 [INF] Translation found: Indicates whether a character is categorized as a lowercase ASCII letter.</text:p>
      <text:p text:style-name="P2">2023-10-16 19:12:52.144 +02:00 [INF] Try to translate: Das zu überprüfende Unicode-Zeichen.</text:p>
      <text:p text:style-name="P2">2023-10-16 19:12:52.145 +02:00 [INF] Translation found: The character to evaluate.</text:p>
      <text:p text:style-name="P2">2023-10-16 19:12:52.146 +02:00 [INF] Try to translate: &lt;c&gt;true&lt;/c&gt; wenn &lt;paramref name="c" /&gt; ein ASCII-Kleinbuchstabe ist, andernfalls &lt;c&gt;false&lt;/c&gt;.</text:p>
      <text:p text:style-name="P2">2023-10-16 19:12:52.147 +02:00 [INF] Translation found: &lt;c&gt;true&lt;/c&gt; if &lt;paramref name="c"/&gt; is a lowercase ASCII letter; otherwise &lt;c&gt;false&lt;/c&gt;.</text:p>
      <text:p text:style-name="P2">2023-10-16 19:12:52.148 +02:00 [INF] Try to translate: <text:s/>Untersucht, ob das Unicode-Zeichen ein ASCII-Kleinbuchstabe ist. </text:p>
      <text:p text:style-name="P2">2023-10-16 19:12:52.149 +02:00 [INF] Translation found: Indicates whether a character is categorized as a lowercase ASCII letter.</text:p>
      <text:p text:style-name="P2">2023-10-16 19:12:52.150 +02:00 [INF] Try to translate: Das zu überprüfende Unicode-Zeichen.</text:p>
      <text:p text:style-name="P2">2023-10-16 19:12:52.151 +02:00 [INF] Translation found: The character to evaluate.</text:p>
      <text:p text:style-name="P2">2023-10-16 19:12:52.152 +02:00 [INF] Try to translate: &lt;c&gt;true&lt;/c&gt;, wenn &lt;paramref name="c" /&gt; ein ASCII-Kleinbuchstabe ist, andernfalls &lt;c&gt;false&lt;/c&gt;.</text:p>
      <text:p text:style-name="P2">2023-10-16 19:12:52.153 +02:00 [INF] Translation found: &lt;c&gt;true&lt;/c&gt; if &lt;paramref name="c"/&gt; is a lowercase ASCII letter; otherwise &lt;c&gt;false&lt;/c&gt;.</text:p>
      <text:p text:style-name="P2">2023-10-16 19:12:52.154 +02:00 [INF] Try to translate: <text:s/>Untersucht, ob das Unicode-Zeichen ein ASCII-Großbuchstabe ist. </text:p>
      <text:p text:style-name="P2">2023-10-16 19:12:52.155 +02:00 [INF] Translation found: Indicates whether a character is categorized as an uppercase ASCII letter.</text:p>
      <text:p text:style-name="P2">2023-10-16 19:12:52.156 +02:00 [INF] Try to translate: Das zu überprüfende Unicode-Zeichen.</text:p>
      <text:p text:style-name="P2">2023-10-16 19:12:52.158 +02:00 [INF] Translation found: The character to evaluate.</text:p>
      <text:p text:style-name="P2">2023-10-16 19:12:52.159 +02:00 [INF] Try to translate: &lt;c&gt;true&lt;/c&gt;, wenn &lt;paramref name="c" /&gt; ein ASCII-Großbuchstabe ist, andernfalls &lt;c&gt;false&lt;/c&gt;.</text:p>
      <text:p text:style-name="P2">2023-10-16 19:12:52.161 +02:00 [INF] Translation found: &lt;c&gt;true&lt;/c&gt; if &lt;paramref name="c"/&gt; is an uppercase ASCII letter; otherwise &lt;c&gt;false&lt;/c&gt;.</text:p>
      <text:p text:style-name="P2">2023-10-16 19:12:52.162 +02:00 [INF] Try to translate: <text:s/>Untersucht, ob das Unicode-Zeichen ein ASCII-Großbuchstabe ist. </text:p>
      <text:p text:style-name="P2">2023-10-16 19:12:52.163 +02:00 [INF] Translation found: Indicates whether a character is categorized as an uppercase ASCII letter.</text:p>
      <text:p text:style-name="P2">2023-10-16 19:12:52.164 +02:00 [INF] Try to translate: Das zu überprüfende Unicode-Zeichen.</text:p>
      <text:p text:style-name="P2">2023-10-16 19:12:52.164 +02:00 [INF] Translation found: The character to evaluate.</text:p>
      <text:p text:style-name="P2">2023-10-16 19:12:52.165 +02:00 [INF] Try to translate: &lt;c&gt;true&lt;/c&gt;, wenn &lt;paramref name="c" /&gt; ein ASCII-Großbuchstabe ist, andernfalls &lt;c&gt;false&lt;/c&gt;.</text:p>
      <text:p text:style-name="P2">2023-10-16 19:12:52.166 +02:00 [INF] Translation found: &lt;c&gt;true&lt;/c&gt; if &lt;paramref name="c"/&gt; is an uppercase ASCII letter; otherwise &lt;c&gt;false&lt;/c&gt;.</text:p>
      <text:p text:style-name="P2">2023-10-16 19:12:52.168 +02:00 [INF] Try to translate: <text:s/>Untersucht, ob das Unicode-Zeichen ein ASCII-Buchstabe ist. </text:p>
      <text:p text:style-name="P2">2023-10-16 19:12:52.169 +02:00 [INF] Translation found: Examines whether the Unicode character is an ASCII letter.</text:p>
      <text:p text:style-name="P2">2023-10-16 19:12:52.169 +02:00 [INF] Try to translate: Das zu überprüfende Unicode-Zeichen.</text:p>
      <text:p text:style-name="P2">2023-10-16 19:12:52.170 +02:00 [INF] Translation found: The character to evaluate.</text:p>
      <text:p text:style-name="P2">2023-10-16 19:12:52.171 +02:00 [INF] Try to translate: &lt;c&gt;true&lt;/c&gt;, wenn &lt;paramref name="c" /&gt; ein ASCII-Buchstabe ist, andernfalls &lt;c&gt;false&lt;/c&gt;.</text:p>
      <text:p text:style-name="P2">2023-10-16 19:12:52.174 +02:00 [INF] Translation found: &lt;c&gt;true&lt;/c&gt; if &lt;paramref name="c"/&gt; is an ASCII letter, otherwise &lt;c&gt;false&lt;/c&gt;.</text:p>
      <text:p text:style-name="P2">2023-10-16 19:12:52.176 +02:00 [INF] Try to translate: <text:s/>Untersucht, ob das Unicode-Zeichen als ASCII-Buchstabe [A-Za-z] oder Dezimalziffer [0-9] charakterisiert wird. </text:p>
      <text:p text:style-name="P2">2023-10-16 19:12:52.177 +02:00 [INF] Translation found: Indicates whether a character is categorized as an ASCII letter [A-Za-z] or digit [0-9].</text:p>
      <text:p text:style-name="P2">2023-10-16 19:12:52.178 +02:00 [INF] Try to translate: Das zu überprüfende Unicode-Zeichen.</text:p>
      <text:p text:style-name="P2">2023-10-16 19:12:52.179 +02:00 [INF] Translation found: The character to evaluate.</text:p>
      <text:p text:style-name="P2">2023-10-16 19:12:52.180 +02:00 [INF] Try to translate: &lt;c&gt;true&lt;/c&gt;, wenn &lt;paramref name="c" /&gt; ein ASCII-Buchstabe [A-Za-z] oder eine Dezimalziffer [0-9] ist, andernfalls &lt;c&gt;false&lt;/c&gt;.</text:p>
      <text:p text:style-name="P2">2023-10-16 19:12:52.181 +02:00 [INF] Translation found: &lt;c&gt;true&lt;/c&gt; if &lt;paramref name="c"/&gt; is an ASCII letter or digit, otherwise &lt;c&gt;false&lt;/c&gt;.</text:p>
      <text:p text:style-name="P2">2023-10-16 19:12:52.182 +02:00 [INF] Try to translate: <text:s/>Ruft den Wert einer Hexadezimalziffer ab. </text:p>
      <text:p text:style-name="P2">2023-10-16 19:12:52.183 +02:00 [INF] Translation found: Gets the value of a hexadecimal digit.</text:p>
      <text:p text:style-name="P2">2023-10-16 19:12:52.184 +02:00 [INF] Try to translate: Die zu konvertierende Hexadezimalziffer (0-9, a-f, A-F).</text:p>
      <text:p text:style-name="P2">2023-10-16 19:12:52.185 +02:00 [INF] Translation found: The hexadecimal digit to convert (0-9, a-f, A-F).</text:p>
      <text:p text:style-name="P2">2023-10-16 19:12:52.185 +02:00 [INF] Try to translate: Eine Zahl von 0 bis 15, die der angegebenen Hexadezimalziffer entspricht.</text:p>
      <text:p text:style-name="P2">2023-10-16 19:12:52.186 +02:00 [INF] Translation found: A number from 0 to 15 that corresponds to the specified hexadecimal digit.</text:p>
      <text:p text:style-name="P2">2023-10-16 19:12:52.187 +02:00 [INF] Try to translate: Ruft &lt;see cref="Uri.FromHex(char)" /&gt; auf.</text:p>
      <text:p text:style-name="P3">2023-10-16 19:12:52.189 +02:00 [WRN] No translation found.</text:p>
      <text:p text:style-name="P2">2023-10-16 19:12:52.190 +02:00 [INF] Try to translate: &lt;paramref name="digit" /&gt; ist keine gültige Hexadezimalziffer (0-9, a-f, A-F). </text:p>
      <text:p text:style-name="P2">2023-10-16 19:12:52.193 +02:00 [INF] Translation found: &lt;paramref name ="digit"/&gt; is not a valid hexadecimal digit (0-9, a-f, A-F).</text:p>
      <text:p text:style-name="P2">2023-10-16 19:12:52.194 +02:00 [INF] Try to translate: <text:s/>Versucht, ein Zeichen als Hexadezimalziffer zu interpretieren und den Wert, den diese Hexadezimalziffer darstellt, zurückzugeben. </text:p>
      <text:p text:style-name="P2">2023-10-16 19:12:52.196 +02:00 [INF] Translation found: Tries to interpret a character as a hexadecimal digit and to return the value that this hexadecimal digit represents.</text:p>
      <text:p text:style-name="P2">2023-10-16 19:12:52.197 +02:00 [INF] Try to translate: Das zu analysierende Zeichen.</text:p>
      <text:p text:style-name="P2">2023-10-16 19:12:52.198 +02:00 [INF] Translation found: The Unicode character to analyze.</text:p>
      <text:p text:style-name="P2">2023-10-16 19:12:52.199 +02:00 [INF] Try to translate: Enthält nach der erfolgreichen Beendigung der Methode den Wert, den &lt;paramref name="digit" /&gt; als Hexadezimalziffer darstellt, andernfalls &lt;c&gt;null&lt;/c&gt;. Der Parameter wird uninitialisiert übergeben.</text:p>
      <text:p text:style-name="P2">2023-10-16 19:12:52.200 +02:00 [INF] Translation found: After the method has been successfully completed, it contains the value that &lt;paramref name ="digit"/&gt; represents as a hexadecimal digit, otherwise &lt;c&gt;null&lt;/c&gt;. The parameter is passed uninitialized.</text:p>
      <text:p text:style-name="P2">2023-10-16 19:12:52.201 +02:00 [INF] Try to translate: &lt;c&gt;true&lt;/c&gt;, wenn &lt;paramref name="digit" /&gt; eine Hexadezimalziffer darstellt, andernfalls &lt;c&gt;false&lt;/c&gt;.</text:p>
      <text:p text:style-name="P2">2023-10-16 19:12:52.202 +02:00 [INF] Translation found: &lt;c&gt;true&lt;/c&gt; if &lt;paramref name ="digit"/&gt; represents a hexadecimal digit, otherwise &lt;c&gt;false&lt;/c&gt;.</text:p>
      <text:p text:style-name="P2">2023-10-16 19:12:52.203 +02:00 [INF] Try to translate: <text:s/>Versucht, ein Zeichen als Dezimalziffer (0-9) zu interpretieren und den Wert, den diese Dezimalziffer darstellt, zurückzugeben. </text:p>
      <text:p text:style-name="P2">2023-10-16 19:12:52.206 +02:00 [INF] Translation found: Tries to interpret a character as a decimal digit (0-9) and to return the value that this decimal digit represents.</text:p>
      <text:p text:style-name="P2">2023-10-16 19:12:52.208 +02:00 [INF] Try to translate: Das zu analysierende Zeichen.</text:p>
      <text:p text:style-name="P2">2023-10-16 19:12:52.209 +02:00 [INF] Translation found: The Unicode character to analyze.</text:p>
      <text:p text:style-name="P2">2023-10-16 19:12:52.210 +02:00 [INF] Try to translate: Enthält nach der erfolgreichen Beendigung der Methode den Wert, den &lt;paramref name="digit" /&gt; als Dezimalziffer darstellt, andernfalls &lt;c&gt;null&lt;/c&gt;. Der Parameter wird uninitialisiert übergeben.</text:p>
      <text:p text:style-name="P2">2023-10-16 19:12:52.211 +02:00 [INF] Translation found: After the method has been successfully completed, it contains the value that &lt;paramref name ="digit"/&gt; represents as a decimal digit, otherwise &lt;c&gt;null&lt;/c&gt;. The parameter is passed uninitialized.</text:p>
      <text:p text:style-name="P2">2023-10-16 19:12:52.212 +02:00 [INF] Try to translate: &lt;c&gt;true&lt;/c&gt;, wenn &lt;paramref name="digit" /&gt; eine Dezimalziffer darstellt, andernfalls &lt;c&gt;false&lt;/c&gt;.</text:p>
      <text:p text:style-name="P2">2023-10-16 19:12:52.213 +02:00 [INF] Translation found: &lt;c&gt;true&lt;/c&gt; if &lt;paramref name ="digit"/&gt; represents a decimal digit, otherwise &lt;c&gt;false&lt;/c&gt;.</text:p>
      <text:p text:style-name="P2">2023-10-16 19:12:52.215 +02:00 [INF] Try to translate: <text:s/>Versucht, ein Zeichen als Binärziffer (0 oder 1) zu interpretieren und den Wert, den diese Dezimalziffer darstellt, zurückzugeben. </text:p>
      <text:p text:style-name="P2">2023-10-16 19:12:52.216 +02:00 [INF] Translation found: Tries to interpret a character as a binary digit (0 or 1) and to return the value that this binary digit represents.</text:p>
      <text:p text:style-name="P2">2023-10-16 19:12:52.217 +02:00 [INF] Try to translate: Das zu analysierende Zeichen.</text:p>
      <text:p text:style-name="P2">2023-10-16 19:12:52.218 +02:00 [INF] Translation found: The Unicode character to analyze.</text:p>
      <text:p text:style-name="P2">2023-10-16 19:12:52.218 +02:00 [INF] Try to translate: Enthält nach der erfolgreichen Beendigung der Methode den Wert, den &lt;paramref name="digit" /&gt; als Binärziffer darstellt, andernfalls &lt;c&gt;null&lt;/c&gt;. Der Parameter wird uninitialisiert übergeben.</text:p>
      <text:p text:style-name="P2">2023-10-16 19:12:52.222 +02:00 [INF] Translation found: After the method has been successfully completed, it contains the value that &lt;paramref name ="digit"/&gt; represents as a binary digit, otherwise &lt;c&gt;null&lt;/c&gt;. The parameter is passed uninitialized.</text:p>
      <text:p text:style-name="P2">2023-10-16 19:12:52.223 +02:00 [INF] Try to translate: &lt;c&gt;true&lt;/c&gt;, wenn &lt;paramref name="digit" /&gt; eine Binärziffer darstellt, andernfalls &lt;c&gt;false&lt;/c&gt;.</text:p>
      <text:p text:style-name="P2">2023-10-16 19:12:52.224 +02:00 [INF] Translation found: &lt;c&gt;true&lt;/c&gt; if &lt;paramref name ="digit"/&gt; represents a binary digit, otherwise &lt;c&gt;false&lt;/c&gt;.</text:p>
      <text:p text:style-name="P2">2023-10-16 19:12:52.226 +02:00 [INF] Try to translate: <text:s/>Ruft den Wert einer Binärziffer ab. </text:p>
      <text:p text:style-name="P2">2023-10-16 19:12:52.228 +02:00 [INF] Translation found: Gets the value of a binary digit.</text:p>
      <text:p text:style-name="P2">2023-10-16 19:12:52.229 +02:00 [INF] Try to translate: Die zu konvertierende Binärziffer (0 oder 1).</text:p>
      <text:p text:style-name="P2">2023-10-16 19:12:52.229 +02:00 [INF] Translation found: The binary digit to convert (0 or 1).</text:p>
      <text:p text:style-name="P2">2023-10-16 19:12:52.230 +02:00 [INF] Try to translate: Eine Zahl, die der angegebenen Binärziffer entspricht.</text:p>
      <text:p text:style-name="P2">2023-10-16 19:12:52.231 +02:00 [INF] Translation found: A number that corresponds to the specified binary digit.</text:p>
      <text:p text:style-name="P2">2023-10-16 19:12:52.232 +02:00 [INF] Try to translate: &lt;paramref name="digit" /&gt; ist keine gültige Binärziffer (0 oder 1). </text:p>
      <text:p text:style-name="P2">2023-10-16 19:12:52.233 +02:00 [INF] Translation found: &lt;paramref name ="digit"/&gt; is not a valid binary digit (0 or 1).</text:p>
      <text:p text:style-name="P2">2023-10-16 19:12:52.234 +02:00 [INF] Try to translate: <text:s/>Ruft den Wert einer Dezimalziffer ab. </text:p>
      <text:p text:style-name="P2">2023-10-16 19:12:52.236 +02:00 [INF] Translation found: Gets the value of a decimal digit (0-9).</text:p>
      <text:p text:style-name="P2">2023-10-16 19:12:52.238 +02:00 [INF] Try to translate: Die zu konvertierende Dezimalziffer (0-9).</text:p>
      <text:p text:style-name="P2">2023-10-16 19:12:52.239 +02:00 [INF] Translation found: The decimal digit to convert (0-9).</text:p>
      <text:p text:style-name="P2">2023-10-16 19:12:52.240 +02:00 [INF] Try to translate: Eine Zahl von 0 bis 9, die der angegebenen Dezimalziffer entspricht.</text:p>
      <text:p text:style-name="P2">2023-10-16 19:12:52.242 +02:00 [INF] Translation found: A number from 0 to 9 that corresponds to the specified decimal digit.</text:p>
      <text:p text:style-name="P2"><text:soft-page-break/>2023-10-16 19:12:52.243 +02:00 [INF] Try to translate: &lt;paramref name="digit" /&gt; ist keine gültige Dezimalziffer (0-9). </text:p>
      <text:p text:style-name="P2">2023-10-16 19:12:52.244 +02:00 [INF] Translation found: &lt;paramref name ="digit"/&gt; is not a valid decimal digit (0-9).</text:p>
      <text:p text:style-name="P2">2023-10-16 19:12:52.245 +02:00 [INF] Try to translate: <text:s/>Untersucht, ob das Unicode-Zeichen zum ASCII-Zeichensatz gehört. </text:p>
      <text:p text:style-name="P2">2023-10-16 19:12:52.246 +02:00 [INF] Translation found: Indicates whether the Unicode character belongs to the ASCII character set.</text:p>
      <text:p text:style-name="P2">2023-10-16 19:12:52.246 +02:00 [INF] Try to translate: Das zu überprüfende Unicode-Zeichen.</text:p>
      <text:p text:style-name="P2">2023-10-16 19:12:52.247 +02:00 [INF] Translation found: The character to evaluate.</text:p>
      <text:p text:style-name="P2">2023-10-16 19:12:52.248 +02:00 [INF] Try to translate: &lt;c&gt;true&lt;/c&gt;, wenn &lt;paramref name="c" /&gt; ein Zeichen des ASCII-Zeichensatzes ist, andernfalls &lt;c&gt;false&lt;/c&gt;.</text:p>
      <text:p text:style-name="P2">2023-10-16 19:12:52.250 +02:00 [INF] Translation found: &lt;c&gt;true&lt;/c&gt; if &lt;paramref name="c"/&gt; is part of the ASCII character set, otherwise &lt;c&gt;false&lt;/c&gt;.</text:p>
      <text:p text:style-name="P2">2023-10-16 19:12:52.253 +02:00 [INF] Try to translate: <text:s/>Untersucht, ob das Unicode-Zeichen eine Dezimalziffer (0-9) darstellt. </text:p>
      <text:p text:style-name="P2">2023-10-16 19:12:52.254 +02:00 [INF] Translation found: Indicates whether a character is categorized as an ASCII digit [0-9].</text:p>
      <text:p text:style-name="P2">2023-10-16 19:12:52.256 +02:00 [INF] Try to translate: Das zu überprüfende Unicode-Zeichen.</text:p>
      <text:p text:style-name="P2">2023-10-16 19:12:52.257 +02:00 [INF] Translation found: The character to evaluate.</text:p>
      <text:p text:style-name="P2">2023-10-16 19:12:52.260 +02:00 [INF] Try to translate: &lt;c&gt;true&lt;/c&gt;, wenn &lt;paramref name="c" /&gt; eine Dezimalziffer darstellt, andernfalls &lt;c&gt;false&lt;/c&gt;.</text:p>
      <text:p text:style-name="P2">2023-10-16 19:12:52.262 +02:00 [INF] Translation found: &lt;c&gt;true&lt;/c&gt; if &lt;paramref name="c"/&gt; is an ASCII digit, otherwise &lt;c&gt;false&lt;/c&gt;.</text:p>
      <text:p text:style-name="P2">2023-10-16 19:12:52.263 +02:00 [INF] Try to translate: <text:s/>Untersucht, ob das Unicode-Zeichen eine Dezimalziffer (0-9) darstellt. </text:p>
      <text:p text:style-name="P2">2023-10-16 19:12:52.264 +02:00 [INF] Translation found: Indicates whether a character is categorized as an ASCII digit [0-9].</text:p>
      <text:p text:style-name="P2">2023-10-16 19:12:52.265 +02:00 [INF] Try to translate: Das zu überprüfende Unicode-Zeichen.</text:p>
      <text:p text:style-name="P2">2023-10-16 19:12:52.266 +02:00 [INF] Translation found: The character to evaluate.</text:p>
      <text:p text:style-name="P2">2023-10-16 19:12:52.269 +02:00 [INF] Try to translate: &lt;c&gt;true&lt;/c&gt;, wenn &lt;paramref name="c" /&gt; eine Dezimalziffer darstellt, andernfalls &lt;c&gt;false&lt;/c&gt;.</text:p>
      <text:p text:style-name="P2">2023-10-16 19:12:52.272 +02:00 [INF] Translation found: &lt;c&gt;true&lt;/c&gt; if &lt;paramref name="c"/&gt; is an ASCII digit, otherwise &lt;c&gt;false&lt;/c&gt;.</text:p>
      <text:p text:style-name="P2">2023-10-16 19:12:52.273 +02:00 [INF] Try to translate: <text:s/>Untersucht, ob das Unicode-Zeichen eine eine gültige Hexadezimalziffer (0-9, a-f, A-F) ist. </text:p>
      <text:p text:style-name="P2">2023-10-16 19:12:52.275 +02:00 [INF] Translation found: Indicates whether a character is categorized as an ASCII hexademical digit [0-9a-fA-F].</text:p>
      <text:p text:style-name="P2">2023-10-16 19:12:52.277 +02:00 [INF] Try to translate: Das zu überprüfende Unicode-Zeichen.</text:p>
      <text:p text:style-name="P2">2023-10-16 19:12:52.278 +02:00 [INF] Translation found: The character to evaluate.</text:p>
      <text:p text:style-name="P2">2023-10-16 19:12:52.278 +02:00 [INF] Try to translate: &lt;c&gt;true&lt;/c&gt;, wenn &lt;paramref name="character" /&gt; eine Hexadezimalziffer ist, andernfalls &lt;c&gt;false&lt;/c&gt;.</text:p>
      <text:p text:style-name="P2">2023-10-16 19:12:52.280 +02:00 [INF] Translation found: &lt;c&gt;true&lt;/c&gt; if &lt;paramref name ="character"/&gt; represents a hexadecimal digit, otherwise &lt;c&gt;false&lt;/c&gt;.</text:p>
      <text:p text:style-name="P2">2023-10-16 19:12:52.281 +02:00 [INF] Try to translate: Ruft &lt;see cref="Uri.IsHexDigit(char)" /&gt; auf.</text:p>
      <text:p text:style-name="P3">2023-10-16 19:12:52.282 +02:00 [WRN] No translation found.</text:p>
      <text:p text:style-name="P2">2023-10-16 19:12:52.282 +02:00 [INF] Try to translate: <text:s/>Untersucht, ob das Unicode-Zeichen eine eine gültige Hexadezimalziffer (0-9, a-f, A-F) ist. </text:p>
      <text:p text:style-name="P2">2023-10-16 19:12:52.286 +02:00 [INF] Translation found: Indicates whether a character is categorized as an ASCII hexademical digit [0-9a-fA-F].</text:p>
      <text:p text:style-name="P2">2023-10-16 19:12:52.287 +02:00 [INF] Try to translate: Das zu überprüfende Unicode-Zeichen.</text:p>
      <text:p text:style-name="P2">2023-10-16 19:12:52.288 +02:00 [INF] Translation found: The character to evaluate.</text:p>
      <text:p text:style-name="P2">2023-10-16 19:12:52.289 +02:00 [INF] Try to translate: &lt;c&gt;true&lt;/c&gt;, wenn &lt;paramref name="c" /&gt; eine Hexadezimalziffer ist, andernfalls &lt;c&gt;false&lt;/c&gt;.</text:p>
      <text:p text:style-name="P2">2023-10-16 19:12:52.290 +02:00 [INF] Translation found: &lt;c&gt;true&lt;/c&gt; if &lt;paramref name="c"/&gt; is a hexadecimal digit; otherwise &lt;c&gt;false&lt;/c&gt;.</text:p>
      <text:p text:style-name="P2">2023-10-16 19:12:52.291 +02:00 [INF] Try to translate: <text:s/>Untersucht, ob das Unicode-Zeichen eine eine Hexadezimalziffer in Kleinschreibung ist [0-9a-f]. </text:p>
      <text:p text:style-name="P2">2023-10-16 19:12:52.294 +02:00 [INF] Translation found: Indicates whether a character is categorized as an ASCII lower-case hexademical digit [0-9a-f].</text:p>
      <text:p text:style-name="P2">2023-10-16 19:12:52.296 +02:00 [INF] Try to translate: Das zu überprüfende Unicode-Zeichen.</text:p>
      <text:p text:style-name="P2">2023-10-16 19:12:52.297 +02:00 [INF] Translation found: The character to evaluate.</text:p>
      <text:p text:style-name="P2">2023-10-16 19:12:52.298 +02:00 [INF] Try to translate: &lt;c&gt;true&lt;/c&gt;, wenn &lt;paramref name="c" /&gt; eine Hexadezimalziffer in Kleinschreibung ist [0-9a-f], andernfalls &lt;c&gt;false&lt;/c&gt;.</text:p>
      <text:p text:style-name="P2">2023-10-16 19:12:52.299 +02:00 [INF] Translation found: &lt;c&gt;true&lt;/c&gt; if &lt;paramref name="c"/&gt; is a lower-case hexadecimal digit; otherwise &lt;c&gt;false&lt;/c&gt;.</text:p>
      <text:p text:style-name="P2">2023-10-16 19:12:52.300 +02:00 [INF] Try to translate: <text:s/>Untersucht, ob das Unicode-Zeichen eine eine Hexadezimalziffer in Großschreibung ist [0-9A-F]. </text:p>
      <text:p text:style-name="P2">2023-10-16 19:12:52.301 +02:00 [INF] Translation found: Indicates whether a character is categorized as an ASCII upper-case hexadecimal digit [0-9A-F].</text:p>
      <text:p text:style-name="P2">2023-10-16 19:12:52.301 +02:00 [INF] Try to translate: Das zu überprüfende Unicode-Zeichen.</text:p>
      <text:p text:style-name="P2">2023-10-16 19:12:52.302 +02:00 [INF] Translation found: The character to evaluate.</text:p>
      <text:p text:style-name="P2">2023-10-16 19:12:52.303 +02:00 [INF] Try to translate: &lt;c&gt;true&lt;/c&gt;, wenn &lt;paramref name="c" /&gt; eine Hexadezimalziffer in Großschreibung ist [0-9A-F], andernfalls &lt;c&gt;false&lt;/c&gt;.</text:p>
      <text:p text:style-name="P2">2023-10-16 19:12:52.304 +02:00 [INF] Translation found: &lt;c&gt;true&lt;/c&gt; if &lt;paramref name="c"/&gt; is an upper-case hexadecimal digit; otherwise &lt;c&gt;false&lt;/c&gt;.</text:p>
      <text:p text:style-name="P2">2023-10-16 19:12:52.305 +02:00 [INF] Try to translate: <text:s/>Untersucht, ob das Unicode-Zeichen eine Binärziffer (0 oder 1) darstellt. </text:p>
      <text:p text:style-name="P2">2023-10-16 19:12:52.306 +02:00 [INF] Translation found: Indicates whether the Unicode character is a binary digit (0 or 1).</text:p>
      <text:p text:style-name="P2">2023-10-16 19:12:52.307 +02:00 [INF] Try to translate: Das zu überprüfende Unicode-Zeichen.</text:p>
      <text:p text:style-name="P2">2023-10-16 19:12:52.310 +02:00 [INF] Translation found: The character to evaluate.</text:p>
      <text:p text:style-name="P2">2023-10-16 19:12:52.311 +02:00 [INF] Try to translate: &lt;c&gt;true&lt;/c&gt;, wenn &lt;paramref name="c" /&gt; eine Binärziffer darstellt, andernfalls &lt;c&gt;false&lt;/c&gt;.</text:p>
      <text:p text:style-name="P2">2023-10-16 19:12:52.313 +02:00 [INF] Translation found: &lt;c&gt;true&lt;/c&gt; if &lt;paramref name ="digit"/&gt; represents a binary digit, otherwise &lt;c&gt;false&lt;/c&gt;.</text:p>
      <text:p text:style-name="P2">2023-10-16 19:12:52.314 +02:00 [INF] Try to translate: <text:s/>Untersucht, ob das Unicode-Zeichen als Steuerzeichen kategorisiert wird. </text:p>
      <text:p text:style-name="P2">2023-10-16 19:12:52.315 +02:00 [INF] Translation found: Indicates whether the Unicode character is categorized as a control character.</text:p>
      <text:p text:style-name="P2">2023-10-16 19:12:52.316 +02:00 [INF] Try to translate: Das auszuwertende Unicode-Zeichen.</text:p>
      <text:p text:style-name="P2">2023-10-16 19:12:52.317 +02:00 [INF] Translation found: The Unicode character to examine.</text:p>
      <text:p text:style-name="P2">2023-10-16 19:12:52.318 +02:00 [INF] Try to translate: &lt;c&gt;true&lt;/c&gt;, wenn &lt;paramref name="c" /&gt; als Steuerzeichen kategorisiert wird, andernfalls &lt;c&gt;false&lt;/c&gt;.</text:p>
      <text:p text:style-name="P2">2023-10-16 19:12:52.319 +02:00 [INF] Translation found: &lt;c&gt;true&lt;/c&gt; if &lt;paramref name="c"/&gt; is categorized as a control character, otherwise &lt;c&gt;false&lt;/c&gt;.</text:p>
      <text:p text:style-name="P2">2023-10-16 19:12:52.320 +02:00 [INF] Try to translate: <text:s/>Ruft &lt;see cref="char.IsControl(char)" /&gt; auf. </text:p>
      <text:p text:style-name="P3">2023-10-16 19:12:52.321 +02:00 [WRN] No translation found.</text:p>
      <text:p text:style-name="P2">2023-10-16 19:12:52.322 +02:00 [INF] Try to translate: <text:s/>Untersucht, ob das Unicode-Zeichen als Mitglied der Unicode-Kategorie "Decimal Digit Number" kategorisiert wird. </text:p>
      <text:p text:style-name="P2">2023-10-16 19:12:52.323 +02:00 [INF] Translation found: Indicates whether the Unicode character is categorized as a member of the Unicode category "Decimal Digit Number".</text:p>
      <text:p text:style-name="P2">2023-10-16 19:12:52.327 +02:00 [INF] Try to translate: Das auszuwertende Unicode-Zeichen.</text:p>
      <text:p text:style-name="P2">2023-10-16 19:12:52.328 +02:00 [INF] Translation found: The Unicode character to examine.</text:p>
      <text:p text:style-name="P2">2023-10-16 19:12:52.329 +02:00 [INF] Try to translate: &lt;c&gt;true&lt;/c&gt;, wenn &lt;paramref name="c" /&gt; als Mitglied der Unicode-Kategorie "Decimal Digit Number" kategorisiert wird, andernfalls &lt;c&gt;false&lt;/c&gt;.</text:p>
      <text:p text:style-name="P2">2023-10-16 19:12:52.330 +02:00 [INF] Translation found: &lt;c&gt;true&lt;/c&gt;, if &lt;paramref name="c"/&gt; is categorized as a member of the Unicode category "Decimal Digit Number", otherwise &lt;c&gt;false&lt;/c&gt;.</text:p>
      <text:p text:style-name="P2">2023-10-16 19:12:52.331 +02:00 [INF] Try to translate: &lt;para&gt; Ruft die Methode &lt;see cref="char.IsDigit(char)" /&gt; auf. &lt;/para&gt;&lt;note type="important"&gt; Zur Unicode-Kategorie "Decimal Digit Number" gehören sehr viel mehr Zeichen als die Ziffern 0-9. Verwenden sie die Methode &lt;see cref="CharExtension.IsAsciiDigit(char)" /&gt;, wenn Sie auf die Zeichen 0-9 prüfen möchten. &lt;/note&gt;</text:p>
      <text:p text:style-name="P3">2023-10-16 19:12:52.332 +02:00 [WRN] No translation found.</text:p>
      <text:p text:style-name="P2">2023-10-16 19:12:52.333 +02:00 [INF] Try to translate: <text:s/>Untersucht, ob &lt;paramref name="c" /&gt; ein hohes Ersatzzeichen ist. </text:p>
      <text:p text:style-name="P2">2023-10-16 19:12:52.334 +02:00 [INF] Translation found: Indicates whether the Unicode character is a high surrogate.</text:p>
      <text:p text:style-name="P2">2023-10-16 19:12:52.335 +02:00 [INF] Try to translate: Die auszuwertende &lt;see cref="char" /&gt;-Instanz.</text:p>
      <text:p text:style-name="P2">2023-10-16 19:12:52.336 +02:00 [INF] Translation found: The Unicode character to examine.</text:p>
      <text:p text:style-name="P2">2023-10-16 19:12:52.336 +02:00 [INF] Try to translate: &lt;c&gt;true&lt;/c&gt;, wenn &lt;paramref name="c" /&gt; ein hohes Ersatzzeichen ist, andernfalls &lt;c&gt;false&lt;/c&gt;.</text:p>
      <text:p text:style-name="P2">2023-10-16 19:12:52.338 +02:00 [INF] Translation found: &lt;c&gt;true&lt;/c&gt; if &lt;paramref name="c"/&gt; is a high surrogate, otherwise &lt;c&gt;false&lt;/c&gt;.</text:p>
      <text:p text:style-name="P2">2023-10-16 19:12:52.339 +02:00 [INF] Try to translate: <text:s/>Ruft &lt;see cref="char.IsHighSurrogate(char)" /&gt; auf. </text:p>
      <text:p text:style-name="P3">2023-10-16 19:12:52.341 +02:00 [WRN] No translation found.</text:p>
      <text:p text:style-name="P2">2023-10-16 19:12:52.343 +02:00 [INF] Try to translate: <text:s/>Untersucht, ob &lt;paramref name="c" /&gt; ein niedriges Ersatzzeichen ist. </text:p>
      <text:p text:style-name="P2">2023-10-16 19:12:52.344 +02:00 [INF] Translation found: Indicates whether the Unicode character is a low surrogate.</text:p>
      <text:p text:style-name="P2">2023-10-16 19:12:52.344 +02:00 [INF] Try to translate: Die auszuwertende &lt;see cref="char" /&gt;-Instanz.</text:p>
      <text:p text:style-name="P2">2023-10-16 19:12:52.345 +02:00 [INF] Translation found: The Unicode character to examine.</text:p>
      <text:p text:style-name="P2">2023-10-16 19:12:52.346 +02:00 [INF] Try to translate: &lt;c&gt;true&lt;/c&gt;, wenn &lt;paramref name="c" /&gt; ein niedriges Ersatzzeichen ist, andernfalls &lt;c&gt;false&lt;/c&gt;.</text:p>
      <text:p text:style-name="P2">2023-10-16 19:12:52.347 +02:00 [INF] Translation found: &lt;c&gt;true&lt;/c&gt; if &lt;paramref name="c"/&gt; is a low surrogate, otherwise &lt;c&gt;false&lt;/c&gt;.</text:p>
      <text:p text:style-name="P2">2023-10-16 19:12:52.348 +02:00 [INF] Try to translate: <text:s/>Ruft &lt;see cref="char.IsLowSurrogate(char)" /&gt; auf. </text:p>
      <text:p text:style-name="P3">2023-10-16 19:12:52.349 +02:00 [WRN] No translation found.</text:p>
      <text:p text:style-name="P2">2023-10-16 19:12:52.350 +02:00 [INF] Try to translate: <text:s/>Untersucht, ob &lt;paramref name="c" /&gt; über eine Ersatzzeichencodeeinheit verfügt. </text:p>
      <text:p text:style-name="P2">2023-10-16 19:12:52.351 +02:00 [INF] Translation found: Indicates whether the Unicode character has a surrogate code unit.</text:p>
      <text:p text:style-name="P2">2023-10-16 19:12:52.352 +02:00 [INF] Try to translate: Die auszuwertende &lt;see cref="char" /&gt;-Instanz.</text:p>
      <text:p text:style-name="P2">2023-10-16 19:12:52.352 +02:00 [INF] Translation found: The Unicode character to examine.</text:p>
      <text:p text:style-name="P2">2023-10-16 19:12:52.353 +02:00 [INF] Try to translate: &lt;c&gt;true&lt;/c&gt;, wenn &lt;paramref name="c" /&gt; über eine Ersatzzeichencodeeinheit verfügt, andernfalls &lt;c&gt;false&lt;/c&gt;.</text:p>
      <text:p text:style-name="P2">2023-10-16 19:12:52.354 +02:00 [INF] Translation found: &lt;c&gt;true&lt;/c&gt; if &lt;paramref name="c"/&gt; <text:s/>has a surrogate code unit, otherwise &lt;c&gt;false&lt;/c&gt;.</text:p>
      <text:p text:style-name="P2">2023-10-16 19:12:52.356 +02:00 [INF] Try to translate: <text:s/>Ruft &lt;see cref="char.IsSurrogate(char)" /&gt; auf. </text:p>
      <text:p text:style-name="P3">2023-10-16 19:12:52.356 +02:00 [WRN] No translation found.</text:p>
      <text:p text:style-name="P2">2023-10-16 19:12:52.357 +02:00 [INF] Try to translate: <text:s/>Untersucht, ob das Unicode-Zeichen als Unicode-Buchstabe kategorisiert wird. </text:p>
      <text:p text:style-name="P2">2023-10-16 19:12:52.361 +02:00 [INF] Translation found: Indicates whether the Unicode character is categorized as a Unicode letter.</text:p>
      <text:p text:style-name="P2">2023-10-16 19:12:52.362 +02:00 [INF] Try to translate: Das auszuwertende Unicode-Zeichen.</text:p>
      <text:p text:style-name="P2">2023-10-16 19:12:52.363 +02:00 [INF] Translation found: The Unicode character to examine.</text:p>
      <text:p text:style-name="P2">2023-10-16 19:12:52.364 +02:00 [INF] Try to translate: &lt;c&gt;true&lt;/c&gt;, wenn &lt;paramref name="c" /&gt; als Unicode-Buchstabe kategorisiert wird, andernfalls &lt;c&gt;false&lt;/c&gt;.</text:p>
      <text:p text:style-name="P2">2023-10-16 19:12:52.365 +02:00 [INF] Translation found: &lt;c&gt;true&lt;/c&gt; if &lt;paramref name="c"/&gt; is categorized as a Unicode letter, otherwise &lt;c&gt;false&lt;/c&gt;.</text:p>
      <text:p text:style-name="P2">2023-10-16 19:12:52.366 +02:00 [INF] Try to translate: <text:s/>Ruft &lt;see cref="char.IsLetter(char)" /&gt; auf. </text:p>
      <text:p text:style-name="P3">2023-10-16 19:12:52.367 +02:00 [WRN] No translation found.</text:p>
      <text:p text:style-name="P2">2023-10-16 19:12:52.368 +02:00 [INF] Try to translate: <text:s/>Untersucht, ob das Unicode-Zeichen als Buchstabe oder Dezimalzahl kategorisiert wird. </text:p>
      <text:p text:style-name="P2">2023-10-16 19:12:52.369 +02:00 [INF] Translation found: Indicates whether the Unicode character is categorized as a Unicode letter or decimal digit.</text:p>
      <text:p text:style-name="P2">2023-10-16 19:12:52.370 +02:00 [INF] Try to translate: Das auszuwertende Unicode-Zeichen.</text:p>
      <text:p text:style-name="P2">2023-10-16 19:12:52.370 +02:00 [INF] Translation found: The Unicode character to examine.</text:p>
      <text:p text:style-name="P2">2023-10-16 19:12:52.371 +02:00 [INF] Try to translate: &lt;c&gt;true&lt;/c&gt;, wenn &lt;paramref name="c" /&gt; als Buchstabe oder Dezimalzahl kategorisiert wird, andernfalls &lt;c&gt;false&lt;/c&gt;.</text:p>
      <text:p text:style-name="P2">2023-10-16 19:12:52.372 +02:00 [INF] Translation found: &lt;c&gt;true&lt;/c&gt; if &lt;paramref name="c"/&gt; is categorized as a Unicode letter or decimal digit, otherwise &lt;c&gt;false&lt;/c&gt;.</text:p>
      <text:p text:style-name="P2">2023-10-16 19:12:52.373 +02:00 [INF] Try to translate: <text:s/>Ruft &lt;see cref="char.IsLetterOrDigit(char)" /&gt; auf. </text:p>
      <text:p text:style-name="P3">2023-10-16 19:12:52.374 +02:00 [WRN] No translation found.</text:p>
      <text:p text:style-name="P2">2023-10-16 19:12:52.379 +02:00 [INF] Try to translate: <text:s/>Untersucht, ob das Unicode-Zeichen als Kleinbuchstabe kategorisiert wird. </text:p>
      <text:p text:style-name="P2">2023-10-16 19:12:52.381 +02:00 [INF] Translation found: Indicates whether the Unicode character is categorized as a lowercase letter.</text:p>
      <text:p text:style-name="P2">2023-10-16 19:12:52.382 +02:00 [INF] Try to translate: Das auszuwertende Unicode-Zeichen.</text:p>
      <text:p text:style-name="P2">2023-10-16 19:12:52.383 +02:00 [INF] Translation found: The Unicode character to examine.</text:p>
      <text:p text:style-name="P2">2023-10-16 19:12:52.384 +02:00 [INF] Try to translate: &lt;c&gt;true&lt;/c&gt;, wenn &lt;paramref name="c" /&gt; als Kleinbuchstabe kategorisiert wird, andernfalls &lt;c&gt;false&lt;/c&gt;.</text:p>
      <text:p text:style-name="P2">2023-10-16 19:12:52.385 +02:00 [INF] Translation found: &lt;c&gt;true&lt;/c&gt; if &lt;paramref name="c"/&gt; is categorized as a lowercase letter, otherwise &lt;c&gt;false&lt;/c&gt;.</text:p>
      <text:p text:style-name="P2">2023-10-16 19:12:52.386 +02:00 [INF] Try to translate: <text:s/>Ruft &lt;see cref="char.IsLower(char)" /&gt; auf. </text:p>
      <text:p text:style-name="P3">2023-10-16 19:12:52.387 +02:00 [WRN] No translation found.</text:p>
      <text:p text:style-name="P2">2023-10-16 19:12:52.388 +02:00 [INF] Try to translate: <text:s/>Untersucht, ob das Unicode-Zeichen als Großbuchstabe kategorisiert wird. </text:p>
      <text:p text:style-name="P2">2023-10-16 19:12:52.388 +02:00 [INF] Translation found: Indicates whether the Unicode character is categorized as a uppercase letter.</text:p>
      <text:p text:style-name="P2">2023-10-16 19:12:52.391 +02:00 [INF] Try to translate: Das auszuwertende Unicode-Zeichen.</text:p>
      <text:p text:style-name="P2">2023-10-16 19:12:52.394 +02:00 [INF] Translation found: The Unicode character to examine.</text:p>
      <text:p text:style-name="P2">2023-10-16 19:12:52.396 +02:00 [INF] Try to translate: &lt;c&gt;true&lt;/c&gt;, wenn &lt;paramref name="c" /&gt; als Großbuchstabe kategorisiert wird, andernfalls &lt;c&gt;false&lt;/c&gt;.</text:p>
      <text:p text:style-name="P2">2023-10-16 19:12:52.397 +02:00 [INF] Translation found: &lt;c&gt;true&lt;/c&gt; if &lt;paramref name="c"/&gt; is categorized as a uppercase letter, otherwise &lt;c&gt;false&lt;/c&gt;.</text:p>
      <text:p text:style-name="P2">2023-10-16 19:12:52.399 +02:00 [INF] Try to translate: <text:s/>Ruft &lt;see cref="char.IsUpper(char)" /&gt; auf. </text:p>
      <text:p text:style-name="P3">2023-10-16 19:12:52.400 +02:00 [WRN] No translation found.</text:p>
      <text:p text:style-name="P2">2023-10-16 19:12:52.401 +02:00 [INF] Try to translate: <text:s/>Untersucht, ob das Unicode-Zeichen als Zahl kategorisiert wird. </text:p>
      <text:p text:style-name="P2">2023-10-16 19:12:52.402 +02:00 [INF] Translation found: Indicates whether the Unicode character is categorized as a number.</text:p>
      <text:p text:style-name="P2">2023-10-16 19:12:52.402 +02:00 [INF] Try to translate: Das auszuwertende Unicode-Zeichen.</text:p>
      <text:p text:style-name="P2">2023-10-16 19:12:52.403 +02:00 [INF] Translation found: The Unicode character to examine.</text:p>
      <text:p text:style-name="P2">2023-10-16 19:12:52.404 +02:00 [INF] Try to translate: &lt;c&gt;true&lt;/c&gt;, wenn &lt;paramref name="c" /&gt; als Zahl kategorisiert wird, andernfalls &lt;c&gt;false&lt;/c&gt;.</text:p>
      <text:p text:style-name="P2">2023-10-16 19:12:52.405 +02:00 [INF] Translation found: &lt;c&gt;true&lt;/c&gt; if &lt;paramref name="c"/&gt; is categorized as a number, otherwise &lt;c&gt;false&lt;/c&gt;.</text:p>
      <text:p text:style-name="P2">2023-10-16 19:12:52.409 +02:00 [INF] Try to translate: <text:s/>Ruft &lt;see cref="char.IsNumber(char)" /&gt; auf. </text:p>
      <text:p text:style-name="P3">2023-10-16 19:12:52.410 +02:00 [WRN] No translation found.</text:p>
      <text:p text:style-name="P2">2023-10-16 19:12:52.411 +02:00 [INF] Try to translate: <text:s/>Untersucht, ob das Unicode-Zeichen als Satzzeichen kategorisiert wird. </text:p>
      <text:p text:style-name="P2">2023-10-16 19:12:52.411 +02:00 [INF] Translation found: Indicates whether the Unicode character is categorized as a punctuation mark.</text:p>
      <text:p text:style-name="P2">2023-10-16 19:12:52.412 +02:00 [INF] Try to translate: Das auszuwertende Unicode-Zeichen.</text:p>
      <text:p text:style-name="P2">2023-10-16 19:12:52.413 +02:00 [INF] Translation found: The Unicode character to examine.</text:p>
      <text:p text:style-name="P2">2023-10-16 19:12:52.414 +02:00 [INF] Try to translate: &lt;c&gt;true&lt;/c&gt;, wenn &lt;paramref name="c" /&gt; als Satzzeichen kategorisiert wird, andernfalls &lt;c&gt;false&lt;/c&gt;.</text:p>
      <text:p text:style-name="P2">2023-10-16 19:12:52.415 +02:00 [INF] Translation found: &lt;c&gt;true&lt;/c&gt; if &lt;paramref name="c"/&gt; is categorized as a punctuation mark, otherwise &lt;c&gt;false&lt;/c&gt;.</text:p>
      <text:p text:style-name="P2">2023-10-16 19:12:52.416 +02:00 [INF] Try to translate: <text:s/>Ruft &lt;see cref="char.IsPunctuation(char)" /&gt; auf. </text:p>
      <text:p text:style-name="P3">2023-10-16 19:12:52.417 +02:00 [WRN] No translation found.</text:p>
      <text:p text:style-name="P2">2023-10-16 19:12:52.418 +02:00 [INF] Try to translate: <text:s/>Untersucht, ob das Unicode-Zeichen als Trennzeichen kategorisiert wird. </text:p>
      <text:p text:style-name="P2">2023-10-16 19:12:52.419 +02:00 [INF] Translation found: Indicates whether the Unicode character is categorized as a separator character.</text:p>
      <text:p text:style-name="P2">2023-10-16 19:12:52.420 +02:00 [INF] Try to translate: Das auszuwertende Unicode-Zeichen.</text:p>
      <text:p text:style-name="P2">2023-10-16 19:12:52.420 +02:00 [INF] Translation found: The Unicode character to examine.</text:p>
      <text:p text:style-name="P2">2023-10-16 19:12:52.423 +02:00 [INF] Try to translate: &lt;c&gt;true&lt;/c&gt;, wenn &lt;paramref name="c" /&gt; als Trennzeichen kategorisiert wird, andernfalls &lt;c&gt;false&lt;/c&gt;.</text:p>
      <text:p text:style-name="P2">2023-10-16 19:12:52.425 +02:00 [INF] Translation found: &lt;c&gt;true&lt;/c&gt; if &lt;paramref name="c"/&gt; is categorized as a separator character, otherwise &lt;c&gt;false&lt;/c&gt;.</text:p>
      <text:p text:style-name="P2">2023-10-16 19:12:52.427 +02:00 [INF] Try to translate: <text:s/>Ruft &lt;see cref="char.IsSeparator(char)" /&gt; auf. </text:p>
      <text:p text:style-name="P3">2023-10-16 19:12:52.428 +02:00 [WRN] No translation found.</text:p>
      <text:p text:style-name="P2">2023-10-16 19:12:52.429 +02:00 [INF] Try to translate: <text:s/>Untersucht, ob das Unicode-Zeichen als Symbolzeichen kategorisiert wird. </text:p>
      <text:p text:style-name="P2">2023-10-16 19:12:52.430 +02:00 [INF] Translation found: Indicates whether the Unicode character is categorized as a symbol character.</text:p>
      <text:p text:style-name="P2">2023-10-16 19:12:52.430 +02:00 [INF] Try to translate: Das auszuwertende Unicode-Zeichen.</text:p>
      <text:p text:style-name="P2">2023-10-16 19:12:52.431 +02:00 [INF] Translation found: The Unicode character to examine.</text:p>
      <text:p text:style-name="P2">2023-10-16 19:12:52.432 +02:00 [INF] Try to translate: &lt;c&gt;true&lt;/c&gt;, wenn &lt;paramref name="c" /&gt; als Symbolzeichen kategorisiert wird, andernfalls &lt;c&gt;false&lt;/c&gt;.</text:p>
      <text:p text:style-name="P2">2023-10-16 19:12:52.433 +02:00 [INF] Translation found: &lt;c&gt;true&lt;/c&gt; if &lt;paramref name="c"/&gt; is categorized as a symbol character, otherwise &lt;c&gt;false&lt;/c&gt;.</text:p>
      <text:p text:style-name="P2">2023-10-16 19:12:52.434 +02:00 [INF] Try to translate: <text:s/>Ruft &lt;see cref="char.IsSymbol(char)" /&gt; auf. </text:p>
      <text:p text:style-name="P3">2023-10-16 19:12:52.435 +02:00 [WRN] No translation found.</text:p>
      <text:p text:style-name="P2">2023-10-16 19:12:52.436 +02:00 [INF] Try to translate: <text:s/>Untersucht, ob das Unicode-Zeichen als Leerzeichen kategorisiert wird. </text:p>
      <text:p text:style-name="P2">2023-10-16 19:12:52.438 +02:00 [INF] Translation found: Indicates whether the Unicode character is categorized as white space.</text:p>
      <text:p text:style-name="P2">2023-10-16 19:12:52.440 +02:00 [INF] Try to translate: Das auszuwertende Unicode-Zeichen.</text:p>
      <text:p text:style-name="P2">2023-10-16 19:12:52.441 +02:00 [INF] Translation found: The Unicode character to examine.</text:p>
      <text:p text:style-name="P2">2023-10-16 19:12:52.442 +02:00 [INF] Try to translate: &lt;c&gt;true&lt;/c&gt;, wenn &lt;paramref name="c" /&gt; als Leerzeichen kategorisiert wird, andernfalls &lt;c&gt;false&lt;/c&gt;.</text:p>
      <text:p text:style-name="P2">2023-10-16 19:12:52.444 +02:00 [INF] Translation found: &lt;c&gt;true&lt;/c&gt; if &lt;paramref name="c"/&gt; is categorized as white space, otherwise &lt;c&gt;false&lt;/c&gt;.</text:p>
      <text:p text:style-name="P2">2023-10-16 19:12:52.446 +02:00 [INF] Try to translate: <text:s/>Ruft &lt;see cref="char.IsWhiteSpace(char)" /&gt; auf. </text:p>
      <text:p text:style-name="P2">2023-10-16 19:12:52.446 +02:00 [INF] Translation found: Calls &lt;see cref="char.IsWhiteSpace(char)"/&gt;.</text:p>
      <text:p text:style-name="P2">2023-10-16 19:12:52.447 +02:00 [INF] Try to translate: <text:s/>Konvertiert den Wert eines Unicode-Zeichens in dessen Entsprechung in Kleinbuchstaben unter Verwendung der Regeln der invarianten Kultur für Groß- und Kleinschreibung. </text:p>
      <text:p text:style-name="P2">2023-10-16 19:12:52.448 +02:00 [INF] Translation found: Converts the value of a Unicode character to its lowercase equivalent using the casing rules of the invariant culture.</text:p>
      <text:p text:style-name="P2">2023-10-16 19:12:52.449 +02:00 [INF] Try to translate: Das zu konvertierende Unicode-Zeichen.</text:p>
      <text:p text:style-name="P2">2023-10-16 19:12:52.450 +02:00 [INF] Translation found: The Unicode character to convert.</text:p>
      <text:p text:style-name="P2">2023-10-16 19:12:52.451 +02:00 [INF] Try to translate: Die Entsprechung des &lt;paramref name="c" /&gt;-Parameters in Kleinbuchstaben oder der unveränderte Wert von &lt;paramref name="c" /&gt;, wenn &lt;paramref name="c" /&gt; bereits aus Kleinbuchstaben besteht oder kein alphabetischer Wert ist.</text:p>
      <text:p text:style-name="P2">2023-10-16 19:12:52.452 +02:00 [INF] Translation found: The lowercase equivalent of the &lt;paramref name="c"/&gt; parameter, or the unchanged value of &lt;paramref name="c"/&gt;, if &lt;paramref name="c"/&gt; is already lowercase or not alphabetic.</text:p>
      <text:p text:style-name="P2">2023-10-16 19:12:52.456 +02:00 [INF] Try to translate: <text:s/>Ruft &lt;see cref="char.ToLowerInvariant(char)" /&gt; auf. </text:p>
      <text:p text:style-name="P3">2023-10-16 19:12:52.458 +02:00 [WRN] No translation found.</text:p>
      <text:p text:style-name="P2">2023-10-16 19:12:52.460 +02:00 [INF] Try to translate: <text:s/>Konvertiert den Wert eines Unicode-Zeichens in dessen Entsprechung in Großbuchstaben unter Verwendung der Regeln der invarianten Kultur für Groß- und Kleinschreibung. </text:p>
      <text:p text:style-name="P2">2023-10-16 19:12:52.462 +02:00 [INF] Translation found: Converts the value of a Unicode character to its uppercase equivalent using the casing rules of the invariant culture.</text:p>
      <text:p text:style-name="P2">2023-10-16 19:12:52.464 +02:00 [INF] Try to translate: Das zu konvertierende Unicode-Zeichen.</text:p>
      <text:p text:style-name="P2">2023-10-16 19:12:52.466 +02:00 [INF] Translation found: The Unicode character to convert.</text:p>
      <text:p text:style-name="P2">2023-10-16 19:12:52.466 +02:00 [INF] Try to translate: Die Entsprechung des &lt;paramref name="c" /&gt;-Parameters in Großbuchstaben oder der unveränderte Wert von &lt;paramref name="c" /&gt;, wenn &lt;paramref name="c" /&gt; bereits aus Großbuchstaben besteht oder kein alphabetischer Wert ist.</text:p>
      <text:p text:style-name="P2">2023-10-16 19:12:52.468 +02:00 [INF] Translation found: The uppercase equivalent of the &lt;paramref name="c"/&gt; parameter, or the unchanged value of &lt;paramref name="c"/&gt;, if &lt;paramref name="c"/&gt; is already uppercase or not alphabetic.</text:p>
      <text:p text:style-name="P2">2023-10-16 19:12:52.469 +02:00 [INF] Try to translate: <text:s/>Ruft &lt;see cref="char.ToUpperInvariant(char)" /&gt; auf. </text:p>
      <text:p text:style-name="P3">2023-10-16 19:12:52.470 +02:00 [WRN] No translation found.</text:p>
      <text:p text:style-name="P2">2023-10-16 19:12:52.471 +02:00 [INF] Try to translate: <text:s/>Untersucht, ob das Unicode-Zeichen als Zeilenwechselzeichen kategorisiert wird. </text:p>
      <text:p text:style-name="P2">2023-10-16 19:12:52.471 +02:00 [INF] Translation found: Indicates whether the Unicode character is categorized as a newline character.</text:p>
      <text:p text:style-name="P2">2023-10-16 19:12:52.472 +02:00 [INF] Try to translate: Das auszuwertende Unicode-Zeichen.</text:p>
      <text:p text:style-name="P2">2023-10-16 19:12:52.473 +02:00 [INF] Translation found: The Unicode character to examine.</text:p>
      <text:p text:style-name="P2">2023-10-16 19:12:52.474 +02:00 [INF] Try to translate: &lt;c&gt;true&lt;/c&gt;, wenn &lt;paramref name="c" /&gt; als Zeilenwechselzeichen kategorisiert wird, andernfalls &lt;c&gt;false&lt;/c&gt;.</text:p>
      <text:p text:style-name="P2">2023-10-16 19:12:52.479 +02:00 [INF] Translation found: &lt;c&gt;true&lt;/c&gt; if &lt;paramref name="c"/&gt; is categorized as a newline character, otherwise &lt;c&gt;false&lt;/c&gt;.</text:p>
      <text:p text:style-name="P2">2023-10-16 19:12:52.482 +02:00 [INF] Try to translate: &lt;para&gt; Als Zeilenwechselzeichen werden die folgenden Zeichen erkannt: &lt;/para&gt;&lt;list type="bullet"&gt;&lt;item&gt;CR: Carriage Return (U+000D)&lt;/item&gt;&lt;item&gt;LF: Line Feed <text:s text:c="5"/>(U+000A)&lt;/item&gt;&lt;item&gt;VT: Vertical Tab <text:s text:c="7"/>(U+000B)&lt;/item&gt;&lt;item&gt;FF: Form Feed <text:s text:c="10"/>(U+000C)&lt;/item&gt;&lt;item&gt;NEL: Next Line <text:s text:c="9"/>(U+0085)&lt;/item&gt;&lt;item&gt;LS: Line Separator <text:s text:c="5"/>(U+2028)&lt;/item&gt;&lt;item&gt;PS: Paragraph Separator (U+2029)&lt;/item&gt;&lt;/list&gt;</text:p>
      <text:p text:style-name="P2">2023-10-16 19:12:52.484 +02:00 [INF] Translation found: &lt;para&gt;<text:line-break/>The following characters are recognized as newline characters:<text:line-break/>&lt;/para&gt;<text:line-break/>&lt;list type="bullet"&gt;<text:line-break/>&lt;item&gt;<text:line-break/>CR: Carriage Return (U+000D)<text:line-break/>&lt;/item&gt;<text:line-break/>&lt;item&gt;<text:line-break/>LF: Line Feed (U+000A)<text:line-break/>&lt;/item&gt;<text:line-break/>&lt;item&gt;<text:line-break/>VT: Vertical Tab (U+000B)<text:line-break/>&lt;/item&gt;<text:line-break/>&lt;item&gt;<text:line-break/>FF: Form Feed (U+000C)<text:line-break/>&lt;/item&gt;<text:line-break/>&lt;item&gt;<text:line-break/>NEL: Next Line (U+0085)<text:line-break/>&lt;/item&gt;<text:line-break/>&lt;item&gt;<text:line-break/>LS: Line Separator (U+2028)<text:line-break/>&lt;/item&gt;<text:line-break/>&lt;item&gt;<text:line-break/>PS: Paragraph Separator (U+2029)<text:line-break/>&lt;/item&gt;<text:line-break/>&lt;/list&gt;</text:p>
      <text:p text:style-name="P2">2023-10-16 19:12:52.486 +02:00 [INF] Save<text:line-break/>C:\Users\fkinz\source\repos\FolkerKinzel.Strings\src\FolkerKinzel.Strings\CharExtension.cs to<text:line-break/>C:\Users\fkinz\source\repos\FolkerKinzel.Strings\src\FolkerKinzel.Strings\CharExtension.cs.</text:p>
      <text:p text:style-name="P2"/>
      <text:p text:style-name="P2">2023-10-16 19:12:52.488 +02:00 [INF] Start translating <text:span text:style-name="T1">C:\Users\fkinz\source\repos\FolkerKinzel.Strings\src\FolkerKinzel.Strings\Const.cs</text:span></text:p>
      <text:p text:style-name="P2">2023-10-16 19:12:52.489 +02:00 [INF] Save<text:line-break/>C:\Users\fkinz\source\repos\FolkerKinzel.Strings\src\FolkerKinzel.Strings\Const.cs to<text:line-break/>C:\Users\fkinz\source\repos\FolkerKinzel.Strings\src\FolkerKinzel.Strings\Const.cs.</text:p>
      <text:p text:style-name="P2"/>
      <text:p text:style-name="P2">2023-10-16 19:12:52.491 +02:00 [INF] Start translating <text:span text:style-name="T1">C:\Users\fkinz\source\repos\FolkerKinzel.Strings\src\FolkerKinzel.Strings\DecoderValidationFallback.cs</text:span></text:p>
      <text:p text:style-name="P2">2023-10-16 19:12:52.496 +02:00 [INF] Try to translate: <text:s/>Stellt einen als Fallback bezeichneten Fehlerbehandlungsmechanismus für eine codierte Eingabebytefolge bereit, die nicht in ein Ausgabezeichen konvertiert werden kann. Das Fallback gibt ein Ersatzzeichen (⬜) anstelle einer decodierten Eingabebytefolge aus und informiert in seiner Eigenschaft &lt;see cref="HasError" /&gt; darüber, ob ein Fehler aufgetreten ist. </text:p>
      <text:p text:style-name="P3">2023-10-16 19:12:52.498 +02:00 [WRN] No translation found.</text:p>
      <text:p text:style-name="P2">2023-10-16 19:12:52.499 +02:00 [INF] Try to translate: &lt;para&gt; Verwenden Sie &lt;see cref="DecoderValidationFallback" /&gt;-Objekte in den Methoden &lt;/para&gt;&lt;list type="bullet"&gt;&lt;item&gt;&lt;see cref="Encoding.GetEncoding(int, EncoderFallback, DecoderFallback)"&gt; Encoding.GetEncoding(int, EncoderFallback, DecoderFallback)&lt;/see&gt;,&lt;/item&gt;&lt;item&gt;&lt;see cref="Encoding.GetEncoding(string, EncoderFallback, DecoderFallback)"&gt; Encoding.GetEncoding(string, EncoderFallback, DecoderFallback)&lt;/see&gt; oder&lt;/item&gt;&lt;item&gt;&lt;see cref="TextEncodingConverter.GetEncoding(int, EncoderFallback, DecoderFallback, bool)"&gt; TextEncodingConverter.GetEncoding(int, EncoderFallback, DecoderFallback, bool)&lt;/see&gt; und&lt;/item&gt;&lt;item&gt;&lt;see cref="TextEncodingConverter.GetEncoding(int, EncoderFallback, DecoderFallback, bool)"&gt; TextEncodingConverter.GetEncoding(int, EncoderFallback, DecoderFallback, bool)&lt;/see&gt;.&lt;/item&gt;&lt;/list&gt;&lt;para&gt; Das &lt;see cref="DecoderValidationFallback" /&gt;-Objekt wird dabei als &lt;see cref="DecoderFallback" /&gt;-Objekt übergeben. &lt;/para&gt;&lt;para&gt; Die &lt;see cref="DecoderValidationFallback" /&gt;-Klasse verhält sich wie die Klasse &lt;see cref="DecoderReplacementFallback" /&gt;, mit dem Unterschied, dass sie in ihrer Eigenschaft &lt;see cref="HasError" /&gt; nach Benutzung darüber informiert, ob ein Fehler aufgetreten ist. Zur Auswertung der Eigenschaft, sollten Sie eine Referenz auf das &lt;see cref="DecoderValidationFallback" /&gt;-Objekt behalten oder den Rückgabewert der Eigenschaft &lt;see cref="Encoding.DecoderFallback"&gt;Encoding.DecoderFallback&lt;/see&gt; in den Typ &lt;see cref="DecoderValidationFallback" /&gt; casten. &lt;/para&gt;&lt;para&gt; Wenn Sie das &lt;see cref="DecoderValidationFallback" /&gt;-Objekt mehrfach verwenden, können sie die Eigenschaft &lt;see cref="HasError" /&gt; mit der Methode &lt;see cref="Reset" /&gt; zurücksetzen. &lt;/para&gt;</text:p>
      <text:p text:style-name="P3">2023-10-16 19:12:52.502 +02:00 [WRN] No translation found.</text:p>
      <text:p text:style-name="P2">2023-10-16 19:12:52.502 +02:00 [INF] Try to translate: <text:s/>Gibt an, ob ein Dekodierungsfehler aufgetreten ist. </text:p>
      <text:p text:style-name="P2">2023-10-16 19:12:52.504 +02:00 [INF] Translation found: Indicates whether a decoding error occurred.</text:p>
      <text:p text:style-name="P2">2023-10-16 19:12:52.505 +02:00 [INF] Try to translate: &lt;c&gt;true&lt;/c&gt;, wenn ein Fehler aufgetreten ist, andernfalls &lt;c&gt;false&lt;/c&gt;.</text:p>
      <text:p text:style-name="P2">2023-10-16 19:12:52.506 +02:00 [INF] Translation found: &lt;c&gt;true&lt;/c&gt; if an error occurred, &lt;c&gt;false&lt;/c&gt; otherwise.</text:p>
      <text:p text:style-name="P2">2023-10-16 19:12:52.506 +02:00 [INF] Try to translate: <text:s/>Setzt die Eigenschaft &lt;see cref="HasError" /&gt; auf ihren Ausgangswert &lt;c&gt;false&lt;/c&gt; zurück. </text:p>
      <text:p text:style-name="P3">2023-10-16 19:12:52.508 +02:00 [WRN] No translation found.</text:p>
      <text:p text:style-name="P2">2023-10-16 19:12:52.512 +02:00 [INF] Try to translate: </text:p>
      <text:p text:style-name="P2">2023-10-16 19:12:52.513 +02:00 [INF] Translation found: </text:p>
      <text:p text:style-name="P2">2023-10-16 19:12:52.514 +02:00 [INF] Try to translate: </text:p>
      <text:p text:style-name="P2">2023-10-16 19:12:52.515 +02:00 [INF] Translation found: </text:p>
      <text:p text:style-name="P2">2023-10-16 19:12:52.516 +02:00 [INF] Save<text:line-break/>C:\Users\fkinz\source\repos\FolkerKinzel.Strings\src\FolkerKinzel.Strings\DecoderValidationFallback.cs to<text:line-break/>C:\Users\fkinz\source\repos\FolkerKinzel.Strings\src\FolkerKinzel.Strings\DecoderValidationFallback.cs.</text:p>
      <text:p text:style-name="P2"/>
      <text:p text:style-name="P2">2023-10-16 19:12:52.518 +02:00 [INF] Start translating <text:span text:style-name="T1">C:\Users\fkinz\source\repos\FolkerKinzel.Strings\src\FolkerKinzel.Strings\EncodingExtension.cs</text:span></text:p>
      <text:p text:style-name="P2">2023-10-16 19:12:52.519 +02:00 [INF] Try to translate: <text:s/>Erweiterungsmethoden für die &lt;see cref="Encoding" /&gt;-Klasse. </text:p>
      <text:p text:style-name="P2">2023-10-16 19:12:52.520 +02:00 [INF] Translation found: Extension methods for the &lt;see cref="Encoding"/&gt; class.</text:p>
      <text:p text:style-name="P2">2023-10-16 19:12:52.521 +02:00 [INF] Try to translate: <text:s/>Kodiert alle Zeichen in der angegebenen schreibgeschützten Zeichenspanne in eine Bytefolge. </text:p>
      <text:p text:style-name="P2">2023-10-16 19:12:52.522 +02:00 [INF] Translation found: Encodes all characters of the read-only character span to a corresponding byte sequence.</text:p>
      <text:p text:style-name="P2">2023-10-16 19:12:52.526 +02:00 [INF] Try to translate: Das &lt;see cref="Encoding" /&gt;-Objekt, auf dem die Erweiterungsmethode aufgerufen wird.</text:p>
      <text:p text:style-name="P2">2023-10-16 19:12:52.527 +02:00 [INF] Translation found: The &lt;see cref="Encoding"/&gt; object on which the extension method is executed.</text:p>
      <text:p text:style-name="P2">2023-10-16 19:12:52.529 +02:00 [INF] Try to translate: Die schreibgeschützte Zeichenspanne, die die zu kodierenden Zeichen enthält.</text:p>
      <text:p text:style-name="P2">2023-10-16 19:12:52.530 +02:00 [INF] Translation found: The read-only character span that provides the characters that have to be encoded.</text:p>
      <text:p text:style-name="P2">2023-10-16 19:12:52.531 +02:00 [INF] Try to translate: Ein Bytearray mit den Ergebnissen der Codierung der angegebenen Zeichen.</text:p>
      <text:p text:style-name="P2">2023-10-16 19:12:52.531 +02:00 [INF] Translation found: A byte array containing the results of the encoding.</text:p>
      <text:p text:style-name="P2">2023-10-16 19:12:52.532 +02:00 [INF] Try to translate: &lt;paramref name="encoding" /&gt; ist &lt;c&gt;null&lt;/c&gt;.</text:p>
      <text:p text:style-name="P2">2023-10-16 19:12:52.533 +02:00 [INF] Translation found: &lt;paramref name="encoding"/&gt; is &lt;c&gt;null&lt;/c&gt;.</text:p>
      <text:p text:style-name="P2">2023-10-16 19:12:52.534 +02:00 [INF] Try to translate: <text:s/>Decodiert alle Bytes in der angegebenen Bytespanne in eine Zeichenfolge. </text:p>
      <text:p text:style-name="P2">2023-10-16 19:12:52.535 +02:00 [INF] Translation found: Decodes all bytes in the specified read-only span into a string.</text:p>
      <text:p text:style-name="P2">2023-10-16 19:12:52.536 +02:00 [INF] Try to translate: Das &lt;see cref="Encoding" /&gt;-Objekt, auf dem die Erweiterungsmethode aufgerufen wird.</text:p>
      <text:p text:style-name="P2">2023-10-16 19:12:52.537 +02:00 [INF] Translation found: The &lt;see cref="Encoding"/&gt; object on which the extension method is executed.</text:p>
      <text:p text:style-name="P2">2023-10-16 19:12:52.538 +02:00 [INF] Try to translate: Eine schreibgeschützte Bytespanne, die in eine Unicode-Zeichenfolge decodiert werden soll.</text:p>
      <text:p text:style-name="P2">2023-10-16 19:12:52.539 +02:00 [INF] Translation found: A read-only byte span that is converted into a string.</text:p>
      <text:p text:style-name="P2">2023-10-16 19:12:52.539 +02:00 [INF] Try to translate: Eine Zeichenfolge, die die decodierten Bytes aus der angegebenen schreibgeschützten Spanne enthält.</text:p>
      <text:p text:style-name="P2">2023-10-16 19:12:52.542 +02:00 [INF] Translation found: A string decoded from the specified byte span.</text:p>
      <text:p text:style-name="P2">2023-10-16 19:12:52.543 +02:00 [INF] Try to translate: &lt;paramref name="encoding" /&gt; ist &lt;c&gt;null&lt;/c&gt;.</text:p>
      <text:p text:style-name="P2">2023-10-16 19:12:52.545 +02:00 [INF] Translation found: &lt;paramref name="encoding"/&gt; is &lt;c&gt;null&lt;/c&gt;.</text:p>
      <text:p text:style-name="P2">2023-10-16 19:12:52.546 +02:00 [INF] Try to translate: Diese Methode ist ein Polyfill für die entsprechende Instanzmethode neuerer .NET-Versionen. Verwenden Sie die Methode ausschließlich in der Erweiterungsmethodensyntax.</text:p>
      <text:p text:style-name="P2">2023-10-16 19:12:52.547 +02:00 [INF] Translation found: This method is a polyfill for the instance method of current .NET versions. Use this method in the extension method syntax only.</text:p>
      <text:p text:style-name="P2">2023-10-16 19:12:52.548 +02:00 [INF] Save<text:line-break/>C:\Users\fkinz\source\repos\FolkerKinzel.Strings\src\FolkerKinzel.Strings\EncodingExtension.cs to<text:line-break/>C:\Users\fkinz\source\repos\FolkerKinzel.Strings\src\FolkerKinzel.Strings\EncodingExtension.cs.</text:p>
      <text:p text:style-name="P2"/>
      <text:p text:style-name="P2">2023-10-16 19:12:52.550 +02:00 [INF] Start translating <text:span text:style-name="T1">C:\Users\fkinz\source\repos\FolkerKinzel.Strings\src\FolkerKinzel.Strings\FileInfoExtension.cs</text:span></text:p>
      <text:p text:style-name="P2">2023-10-16 19:12:52.552 +02:00 [INF] Try to translate: <text:s/>Erweiterungsmethoden für die &lt;see cref="FileInfo" /&gt;-Klasse. </text:p>
      <text:p text:style-name="P3">2023-10-16 19:12:52.553 +02:00 [WRN] No translation found.</text:p>
      <text:p text:style-name="P2">2023-10-16 19:12:52.554 +02:00 [INF] Try to translate: <text:s/>Testet, ob der Abschnitt der durch &lt;paramref name="fileInfo" /&gt; angegebenen Datei, der sich vom Dateianfang über mindestens &lt;paramref name="count" /&gt; Zeichen erstreckt, UTF-8-Text ist. Die Methode bezieht das Byte-Order-Mark (BOM) in die Prüfung ein. </text:p>
      <text:p text:style-name="P2">2023-10-16 19:12:52.555 +02:00 [INF] Translation found: Tests whether the portion of the file specified by &lt;paramref name="fileInfo"/&gt; that extends at least &lt;paramref name="count"/&gt; characters from the beginning of the file is UTF-8 text. The method includes the byte order mark (BOM) in the check.</text:p>
      <text:p text:style-name="P2">2023-10-16 19:12:52.556 +02:00 [INF] Try to translate: Ein &lt;see cref="FileInfo" /&gt;-Objekt, das auf die zu überprüfende Datei verweist.</text:p>
      <text:p text:style-name="P3">2023-10-16 19:12:52.556 +02:00 [WRN] No translation found.</text:p>
      <text:p text:style-name="P2">2023-10-16 19:12:52.557 +02:00 [INF] Try to translate: Die Anzahl der mindestens zu überprüfenden Buchstaben. Wenn dem Parameter eine negative Zahl übergeben wird oder wenn &lt;paramref name="count" /&gt; größer ist als die Länge der Daten in der angegebenen Datei, wird die gesamte Datei überprüft. Wird dem Parameter &lt;c&gt;0&lt;/c&gt; übergeben, überprüft die Methode nur das Byte-Order-Mark (BOM).</text:p>
      <text:p text:style-name="P2">2023-10-16 19:12:52.562 +02:00 [INF] Translation found: The minimum number of characters to check. If the parameter is passed a negative number or if &lt;paramref name="count"/&gt; is greater than the length of the data in the specified file, the entire file is checked. If &lt;c&gt;0&lt;/c&gt; is passed to the parameter, the method only checks the byte order mark (BOM).</text:p>
      <text:p text:style-name="P2">2023-10-16 19:12:52.563 +02:00 [INF] Try to translate: &lt;c&gt;true&lt;/c&gt;, wenn der überprüfte Dateiabschnitt UTF-8-Text darstellt, andernfalls &lt;c&gt;false&lt;/c&gt;. Wenn die Methode ein UTF-8-BOM findet, wird in jedem Fall &lt;c&gt;true&lt;/c&gt; zurückgegeben. Wenn &lt;paramref name="count" /&gt; &lt;c&gt;0&lt;/c&gt; ist und kein UTF-8-BOM gefunden wird, wird &lt;c&gt;false&lt;/c&gt; zurückgegeben.</text:p>
      <text:p text:style-name="P2">2023-10-16 19:12:52.565 +02:00 [INF] Translation found: &lt;c&gt;true&lt;/c&gt; if the checked file section represents UTF-8 text, &lt;c&gt;false&lt;/c&gt; otherwise. In any case, if the method finds a UTF-8 BOM, it returns &lt;c&gt;true&lt;/c&gt;. If &lt;paramref name="count"/&gt; is &lt;c&gt;0&lt;/c&gt; and no UTF-8 BOM is found, &lt;c&gt;false&lt;/c&gt; is returned.</text:p>
      <text:p text:style-name="P2">2023-10-16 19:12:52.566 +02:00 [INF] Try to translate: &lt;paramref name="fileInfo" /&gt; ist &lt;c&gt;null&lt;/c&gt;.</text:p>
      <text:p text:style-name="P2">2023-10-16 19:12:52.567 +02:00 [INF] Translation found: &lt;paramref name="fileInfo"/&gt; is &lt;c&gt;null&lt;/c&gt;.</text:p>
      <text:p text:style-name="P2">2023-10-16 19:12:52.567 +02:00 [INF] Try to translate: E/A Fehler.</text:p>
      <text:p text:style-name="P2">2023-10-16 19:12:52.568 +02:00 [INF] Translation found: I/O error.</text:p>
      <text:p text:style-name="P2">2023-10-16 19:12:52.569 +02:00 [INF] Try to translate: <text:s/>Testet, ob der Abschnitt der durch &lt;paramref name="fileInfo" /&gt; angegebenen Datei, der sich vom Dateianfang über mindestens &lt;paramref name="count" /&gt; Zeichen erstreckt, gültiges UTF-8 darstellt. </text:p>
      <text:p text:style-name="P2">2023-10-16 19:12:52.570 +02:00 [INF] Translation found: Tests whether the portion of the file specified by &lt;paramref name="fileInfo"/&gt; that extends at least &lt;paramref name="count"/&gt; characters from the beginning of the file represents valid UTF-8.</text:p>
      <text:p text:style-name="P2">2023-10-16 19:12:52.571 +02:00 [INF] Try to translate: Ein &lt;see cref="FileInfo" /&gt;-Objekt, das auf die zu überprüfende Datei verweist.</text:p>
      <text:p text:style-name="P3">2023-10-16 19:12:52.572 +02:00 [WRN] No translation found.</text:p>
      <text:p text:style-name="P2">2023-10-16 19:12:52.573 +02:00 [INF] Try to translate: Die Anzahl der mindestens zu überprüfenden Buchstaben. Wenn dem Parameter eine negative Zahl übergeben wird (Default) oder wenn &lt;paramref name="count" /&gt; größer ist als die Länge der Daten in der angegebenen Datei, wird die gesamte Datei überprüft. Der Wert &lt;c&gt;0&lt;/c&gt; ist nicht erlaubt.</text:p>
      <text:p text:style-name="P2">2023-10-16 19:12:52.577 +02:00 [INF] Translation found: The minimum number of characters to check. If a negative number is passed to the parameter (default) or if &lt;paramref name="count"/&gt; is greater than the length of the data in the specified file, the entire file is checked. The value &lt;c&gt;0&lt;/c&gt; is not allowed.</text:p>
      <text:p text:style-name="P2">2023-10-16 19:12:52.579 +02:00 [INF] Try to translate: &lt;c&gt;true&lt;/c&gt;, wenn der überprüfte Dateiabschnitt gültiges UTF-8 darstellt, andernfalls &lt;c&gt;false&lt;/c&gt;.</text:p>
      <text:p text:style-name="P2">2023-10-16 19:12:52.580 +02:00 [INF] Translation found: &lt;c&gt;true&lt;/c&gt; if the checked file section represents valid UTF-8, &lt;c&gt;false&lt;/c&gt; otherwise.</text:p>
      <text:p text:style-name="P2">2023-10-16 19:12:52.582 +02:00 [INF] Try to translate: &lt;paramref name="fileInfo" /&gt; ist &lt;c&gt;null&lt;/c&gt;.</text:p>
      <text:p text:style-name="P2">2023-10-16 19:12:52.582 +02:00 [INF] Translation found: &lt;paramref name="fileInfo"/&gt; is &lt;c&gt;null&lt;/c&gt;.</text:p>
      <text:p text:style-name="P2">2023-10-16 19:12:52.583 +02:00 [INF] Try to translate: &lt;paramref name="count" /&gt; ist &lt;c&gt;0&lt;/c&gt;.</text:p>
      <text:p text:style-name="P2">2023-10-16 19:12:52.584 +02:00 [INF] Translation found: &lt;paramref name="count"/&gt; is &lt;c&gt;0&lt;/c&gt;.</text:p>
      <text:p text:style-name="P2">2023-10-16 19:12:52.585 +02:00 [INF] Try to translate: E/A Fehler.</text:p>
      <text:p text:style-name="P2">2023-10-16 19:12:52.586 +02:00 [INF] Translation found: I/O error.</text:p>
      <text:p text:style-name="P2">2023-10-16 19:12:52.587 +02:00 [INF] Save<text:line-break/>C:\Users\fkinz\source\repos\FolkerKinzel.Strings\src\FolkerKinzel.Strings\FileInfoExtension.cs to<text:line-break/>C:\Users\fkinz\source\repos\FolkerKinzel.Strings\src\FolkerKinzel.Strings\FileInfoExtension.cs.</text:p>
      <text:p text:style-name="P2"/>
      <text:p text:style-name="P2">2023-10-16 19:12:52.589 +02:00 [INF] Start translating <text:span text:style-name="T1">C:\Users\fkinz\source\repos\FolkerKinzel.Strings\src\FolkerKinzel.Strings\HashType.cs</text:span></text:p>
      <text:p text:style-name="P2">2023-10-16 19:12:52.593 +02:00 [INF] Try to translate: <text:s/>Benannte Konstanten, um die Art eines Hashcodes für Zeichenfolgen festzulegen. </text:p>
      <text:p text:style-name="P2">2023-10-16 19:12:52.594 +02:00 [INF] Translation found: Named constants to specify the type of hashcode for Char sequences.</text:p>
      <text:p text:style-name="P2">2023-10-16 19:12:52.596 +02:00 [INF] Try to translate: <text:s/>Ordinalvergleich der Zeichen. </text:p>
      <text:p text:style-name="P2">2023-10-16 19:12:52.596 +02:00 [INF] Translation found: Ordinal comparison of the characters.</text:p>
      <text:p text:style-name="P2">2023-10-16 19:12:52.597 +02:00 [INF] Try to translate: <text:s/>Ordinalvergleich der Zeichen ohne Berücksichtigung der Groß- und Kleinschreibung. </text:p>
      <text:p text:style-name="P2">2023-10-16 19:12:52.598 +02:00 [INF] Translation found: Ordinal comparison of the characters without taking upper and lower case into account.</text:p>
      <text:p text:style-name="P2">2023-10-16 19:12:52.599 +02:00 [INF] Try to translate: <text:s/>Nur Buchstaben und Dezimalziffern werden gehasht. Die Groß- und Kleinschreibung wird nicht berücksichtigt. </text:p>
      <text:p text:style-name="P2">2023-10-16 19:12:52.600 +02:00 [INF] Translation found: Only letters and decimal digits are hashed. The case is not considered.</text:p>
      <text:p text:style-name="P2">2023-10-16 19:12:52.601 +02:00 [INF] Save<text:line-break/>C:\Users\fkinz\source\repos\FolkerKinzel.Strings\src\FolkerKinzel.Strings\HashType.cs to<text:line-break/>C:\Users\fkinz\source\repos\FolkerKinzel.Strings\src\FolkerKinzel.Strings\HashType.cs.</text:p>
      <text:p text:style-name="P2"/>
      <text:p text:style-name="P2">2023-10-16 19:12:52.603 +02:00 [INF] Start translating <text:span text:style-name="T1">C:\Users\fkinz\source\repos\FolkerKinzel.Strings\src\FolkerKinzel.Strings\ReadOnlySpanExtension_ContainsAny.cs</text:span></text:p>
      <text:p text:style-name="P2">2023-10-16 19:12:52.606 +02:00 [INF] Try to translate: <text:s/>Gibt an, ob in einer schreibgeschüzten Zeichenspanne eines der Zeichen vorkommt, die der Methode in einer anderen schreibgeschützten Zeichenspanne übergeben werden. </text:p>
      <text:p text:style-name="P2">2023-10-16 19:12:52.609 +02:00 [INF] Translation found: Indicates whether a read-only span of Unicode characters contains one of the Unicode characters that are passed to the method in another span.</text:p>
      <text:p text:style-name="P2">2023-10-16 19:12:52.610 +02:00 [INF] Try to translate: Die zu untersuchende Spanne.</text:p>
      <text:p text:style-name="P2">2023-10-16 19:12:52.611 +02:00 [INF] Translation found: The span to examine.</text:p>
      <text:p text:style-name="P2">2023-10-16 19:12:52.612 +02:00 [INF] Try to translate: Eine schreibgeschützte Zeichenspanne, die die zu suchenden Zeichen enthält.</text:p>
      <text:p text:style-name="P2">2023-10-16 19:12:52.613 +02:00 [INF] Translation found: A read-only character span that contains the characters to search for.</text:p>
      <text:p text:style-name="P2">2023-10-16 19:12:52.614 +02:00 [INF] Try to translate: &lt;c&gt;true&lt;/c&gt;, wenn in &lt;paramref name="span" /&gt; eines der in &lt;paramref name="values" /&gt; enthaltenen Zeichen vorkommt. Wenn &lt;paramref name="span" /&gt; oder &lt;paramref name="values" /&gt; leere Spannen sind, wird &lt;c&gt;false&lt;/c&gt; zurückgegeben.</text:p>
      <text:p text:style-name="P2">2023-10-16 19:12:52.616 +02:00 [INF] Translation found: &lt;c&gt;true&lt;/c&gt; if &lt;paramref name="span"/&gt; contains one of the characters passed with &lt;paramref name="values"/&gt;. If &lt;paramref name="span"/&gt; or &lt;paramref name="values"/&gt; are empty, &lt;c&gt;false&lt;/c&gt; is returned.</text:p>
      <text:p text:style-name="P2">2023-10-16 19:12:52.617 +02:00 [INF] Try to translate: <text:s/>Wenn die Länge von &lt;paramref name="values" /&gt; kleiner als 5 ist, verwendet die Methode für den Vergleich &lt;see cref="MemoryExtensions.IndexOfAny{T}(ReadOnlySpan{T}, ReadOnlySpan{T})"&gt;MemoryExtensions.IndexOfAny&amp;lt;T&amp;gt;(ReadOnlySpan&amp;lt;T&amp;gt;, ReadOnlySpan&amp;lt;T&amp;gt;)&lt;/see&gt;. Ist die Länge von &lt;paramref name="values" /&gt; größer, wird - um Performanceprobleme zu vermeiden - &lt;see cref="string.IndexOfAny(char[])"&gt;String.IndexOfAny(char[])&lt;/see&gt; verwendet. </text:p>
      <text:p text:style-name="P2">2023-10-16 19:12:52.618 +02:00 [INF] Translation found: If the length of &lt;paramref name="values"/&gt; is less than 5, the method uses &lt;see cref="MemoryExtensions.IndexOfAny{T}(ReadOnlySpan{T}, ReadOnlySpan{T})"&gt;MemoryExtensions.IndexOfAny&amp;lt;T&amp;gt;(ReadOnlySpan&amp;lt;T&amp;gt;, ReadOnlySpan&amp;lt;T&amp;gt;)&lt;/see&gt; for the comparison. If the length of &lt;paramref name="values"/&gt; is greater, &lt;see cref="string.IndexOfAny(char[])"&gt;String.IndexOfAny(char[])&lt;/see&gt; is used to avoid performance issues.</text:p>
      <text:p text:style-name="P2">2023-10-16 19:12:52.619 +02:00 [INF] Try to translate: <text:s/>Gibt an, ob in einer schreibgeschüzten Zeichenspanne eines der beiden Zeichen vorkommt, die der Methode als Argumente übergeben werden. </text:p>
      <text:p text:style-name="P2">2023-10-16 19:12:52.620 +02:00 [INF] Translation found: Indicates whether a read-only character span contains one of the two characters that are passed to the method as arguments.</text:p>
      <text:p text:style-name="P2">2023-10-16 19:12:52.622 +02:00 [INF] Try to translate: Die zu untersuchende Spanne.</text:p>
      <text:p text:style-name="P2">2023-10-16 19:12:52.624 +02:00 [INF] Translation found: The span to examine.</text:p>
      <text:p text:style-name="P2">2023-10-16 19:12:52.626 +02:00 [INF] Try to translate: Das erste zu suchende Zeichen.</text:p>
      <text:p text:style-name="P2">2023-10-16 19:12:52.627 +02:00 [INF] Translation found: The first character to search for.</text:p>
      <text:p text:style-name="P2">2023-10-16 19:12:52.628 +02:00 [INF] Try to translate: Das zweite zu suchende Zeichen.</text:p>
      <text:p text:style-name="P2">2023-10-16 19:12:52.629 +02:00 [INF] Translation found: The second character to search for.</text:p>
      <text:p text:style-name="P2">2023-10-16 19:12:52.630 +02:00 [INF] Try to translate: &lt;c&gt;true&lt;/c&gt;, wenn eines der zu suchenden Zeichen in der Spanne gefunden wird, andernfalls &lt;c&gt;false&lt;/c&gt;.</text:p>
      <text:p text:style-name="P2">2023-10-16 19:12:52.631 +02:00 [INF] Translation found: &lt;c&gt;true&lt;/c&gt; if one of the characters to be searched for is found in the span, otherwise &lt;c&gt;false&lt;/c&gt;.</text:p>
      <text:p text:style-name="P2">2023-10-16 19:12:52.632 +02:00 [INF] Try to translate: <text:s/>Für den Vergleich wird &lt;see cref="MemoryExtensions.IndexOfAny{T}(ReadOnlySpan{T}, T, T)"&gt;MemoryExtensions.IndexOfAny&amp;lt;T&amp;gt;(ReadOnlySpan&amp;lt;T&amp;gt;, T, T)&lt;/see&gt; verwendet. </text:p>
      <text:p text:style-name="P3">2023-10-16 19:12:52.633 +02:00 [WRN] No translation found.</text:p>
      <text:p text:style-name="P2">2023-10-16 19:12:52.634 +02:00 [INF] Try to translate: <text:s/>Gibt an, ob in einer schreibgeschüzten Zeichenspanne eines der drei Zeichen vorkommt, die der Methode als Argumente übergeben werden. </text:p>
      <text:p text:style-name="P2">2023-10-16 19:12:52.635 +02:00 [INF] Translation found: Indicates whether a character span contains one of the three characters that are passed to the method as arguments.</text:p>
      <text:p text:style-name="P2">2023-10-16 19:12:52.638 +02:00 [INF] Try to translate: Die zu untersuchende Spanne.</text:p>
      <text:p text:style-name="P2">2023-10-16 19:12:52.638 +02:00 [INF] Translation found: The span to examine.</text:p>
      <text:p text:style-name="P2">2023-10-16 19:12:52.639 +02:00 [INF] Try to translate: Das erste zu suchende Zeichen.</text:p>
      <text:p text:style-name="P2">2023-10-16 19:12:52.640 +02:00 [INF] Translation found: The first character to search for.</text:p>
      <text:p text:style-name="P2">2023-10-16 19:12:52.642 +02:00 [INF] Try to translate: Das zweite zu suchende Zeichen.</text:p>
      <text:p text:style-name="P2">2023-10-16 19:12:52.643 +02:00 [INF] Translation found: The second character to search for.</text:p>
      <text:p text:style-name="P2">2023-10-16 19:12:52.644 +02:00 [INF] Try to translate: Das dritte zu suchende Zeichen.</text:p>
      <text:p text:style-name="P2">2023-10-16 19:12:52.645 +02:00 [INF] Translation found: The third character to search for.</text:p>
      <text:p text:style-name="P2">2023-10-16 19:12:52.646 +02:00 [INF] Try to translate: &lt;c&gt;true&lt;/c&gt;, wenn eines der zu suchenden Zeichen in der Spanne gefunden wird, andernfalls &lt;c&gt;false&lt;/c&gt;.</text:p>
      <text:p text:style-name="P2">2023-10-16 19:12:52.647 +02:00 [INF] Translation found: &lt;c&gt;true&lt;/c&gt; if one of the characters to be searched for is found in the span, otherwise &lt;c&gt;false&lt;/c&gt;.</text:p>
      <text:p text:style-name="P2">2023-10-16 19:12:52.648 +02:00 [INF] Try to translate: <text:s/>Für den Vergleich wird &lt;see cref="MemoryExtensions.IndexOfAny{T}(ReadOnlySpan{T}, T, T, T)"&gt;MemoryExtensions.IndexOfAny&amp;lt;T&amp;gt;(ReadOnlySpan&amp;lt;T&amp;gt;, T, T, T)&lt;/see&gt; verwendet. </text:p>
      <text:p text:style-name="P3">2023-10-16 19:12:52.649 +02:00 [WRN] No translation found.</text:p>
      <text:p text:style-name="P2">2023-10-16 19:12:52.650 +02:00 [INF] Save<text:line-break/>C:\Users\fkinz\source\repos\FolkerKinzel.Strings\src\FolkerKinzel.Strings\ReadOnlySpanExtension_ContainsAny.cs to<text:line-break/>C:\Users\fkinz\source\repos\FolkerKinzel.Strings\src\FolkerKinzel.Strings\ReadOnlySpanExtension_ContainsAny.cs.</text:p>
      <text:p text:style-name="P2"/>
      <text:p text:style-name="P2">2023-10-16 19:12:52.654 +02:00 [INF] Start translating <text:span text:style-name="T1">C:\Users\fkinz\source\repos\FolkerKinzel.Strings\src\FolkerKinzel.Strings\ReadOnlySpanExtension_ContainsNewLine.cs</text:span></text:p>
      <text:p text:style-name="P2">2023-10-16 19:12:52.656 +02:00 [INF] Try to translate: <text:s/>Gibt an, ob die schreibgeschütze Zeichenspanne ein Zeilenwechselzeichen enthält. </text:p>
      <text:p text:style-name="P2">2023-10-16 19:12:52.656 +02:00 [INF] Translation found: Indicates whether a read-only character span contains a newline character.</text:p>
      <text:p text:style-name="P2">2023-10-16 19:12:52.657 +02:00 [INF] Try to translate: Die zu durchsuchende Spanne.</text:p>
      <text:p text:style-name="P2">2023-10-16 19:12:52.659 +02:00 [INF] Translation found: The span to search.</text:p>
      <text:p text:style-name="P2">2023-10-16 19:12:52.659 +02:00 [INF] Try to translate: &lt;c&gt;true&lt;/c&gt;, wenn &lt;paramref name="span" /&gt; ein Zeilenwechselzeichen enthält, andernfalls &lt;c&gt;false&lt;/c&gt;.</text:p>
      <text:p text:style-name="P2">2023-10-16 19:12:52.661 +02:00 [INF] Translation found: &lt;c&gt;true&lt;/c&gt; if &lt;paramref name="span"/&gt; contains a newline character, otherwise <text:s/>&lt;c&gt;false&lt;/c&gt;.</text:p>
      <text:p text:style-name="P2">2023-10-16 19:12:52.662 +02:00 [INF] Try to translate: Für den Vergleich wird &lt;see cref="CharExtension.IsNewLine(char)" /&gt; verwendet.</text:p>
      <text:p text:style-name="P2">2023-10-16 19:12:52.663 +02:00 [INF] Translation found: &lt;see cref="CharExtension.IsNewLine(char)"/&gt; is used for the comparison.</text:p>
      <text:p text:style-name="P2">2023-10-16 19:12:52.663 +02:00 [INF] Save<text:line-break/>C:\Users\fkinz\source\repos\FolkerKinzel.Strings\src\FolkerKinzel.Strings\ReadOnlySpanExtension_ContainsNewLine.cs to<text:line-break/>C:\Users\fkinz\source\repos\FolkerKinzel.Strings\src\FolkerKinzel.Strings\ReadOnlySpanExtension_ContainsNewLine.cs.</text:p>
      <text:p text:style-name="P2"/>
      <text:p text:style-name="P2">2023-10-16 19:12:52.665 +02:00 [INF] Start translating <text:span text:style-name="T1">C:\Users\fkinz\source\repos\FolkerKinzel.Strings\src\FolkerKinzel.Strings\ReadOnlySpanExtension_ContainsWhiteSpace.cs</text:span></text:p>
      <text:p text:style-name="P2">2023-10-16 19:12:52.667 +02:00 [INF] Try to translate: <text:s/>Gibt an, ob die schreibgeschütze Zeichenspanne ein Leerraumzeichen enthält. </text:p>
      <text:p text:style-name="P2">2023-10-16 19:12:52.667 +02:00 [INF] Translation found: Indicates whether a read-only span of characters contains white space.</text:p>
      <text:p text:style-name="P2">2023-10-16 19:12:52.670 +02:00 [INF] Try to translate: Die zu durchsuchende Spanne.</text:p>
      <text:p text:style-name="P2">2023-10-16 19:12:52.672 +02:00 [INF] Translation found: The span to search.</text:p>
      <text:p text:style-name="P2">2023-10-16 19:12:52.673 +02:00 [INF] Try to translate: &lt;c&gt;true&lt;/c&gt;, wenn &lt;paramref name="span" /&gt; ein Leerraumzeichen enthält, andernfalls &lt;c&gt;false&lt;/c&gt;.</text:p>
      <text:p text:style-name="P2">2023-10-16 19:12:52.676 +02:00 [INF] Translation found: &lt;c&gt;true&lt;/c&gt; if &lt;paramref name="span"/&gt; contains white space, otherwise &lt;c&gt;false&lt;/c&gt;.</text:p>
      <text:p text:style-name="P2">2023-10-16 19:12:52.678 +02:00 [INF] Try to translate: Für den Vergleich wird &lt;see cref="char.IsWhiteSpace(char)" /&gt; verwendet.</text:p>
      <text:p text:style-name="P2">2023-10-16 19:12:52.680 +02:00 [INF] Translation found: &lt;see cref="char.IsWhiteSpace(char)"/&gt; is used for the comparison.</text:p>
      <text:p text:style-name="P2">2023-10-16 19:12:52.682 +02:00 [INF] Save<text:line-break/>C:\Users\fkinz\source\repos\FolkerKinzel.Strings\src\FolkerKinzel.Strings\ReadOnlySpanExtension_ContainsWhiteSpace.cs to<text:line-break/>C:\Users\fkinz\source\repos\FolkerKinzel.Strings\src\FolkerKinzel.Strings\ReadOnlySpanExtension_ContainsWhiteSpace.cs.</text:p>
      <text:p text:style-name="P2"/>
      <text:p text:style-name="P2">2023-10-16 19:12:52.688 +02:00 [INF] Start translating <text:span text:style-name="T1">C:\Users\fkinz\source\repos\FolkerKinzel.Strings\src\FolkerKinzel.Strings\ReadOnlySpanExtension_EndsWith.cs</text:span></text:p>
      <text:p text:style-name="P2">2023-10-16 19:12:52.689 +02:00 [INF] Try to translate: <text:s/>Gibt an, ob eine schreibgeschützte Zeichenspanne mit dem angegebenen Unicode-Zeichen endet. </text:p>
      <text:p text:style-name="P2">2023-10-16 19:12:52.690 +02:00 [INF] Translation found: Indicates whether a read-only character span ends with a specified Unicode character.</text:p>
      <text:p text:style-name="P2">2023-10-16 19:12:52.692 +02:00 [INF] Try to translate: Die zu untersuchende Spanne.</text:p>
      <text:p text:style-name="P2">2023-10-16 19:12:52.694 +02:00 [INF] Translation found: The span to examine.</text:p>
      <text:p text:style-name="P2">2023-10-16 19:12:52.695 +02:00 [INF] Try to translate: Das Zeichen, nach dem gesucht wird.</text:p>
      <text:p text:style-name="P2">2023-10-16 19:12:52.696 +02:00 [INF] Translation found: The Unicode character to search for.</text:p>
      <text:p text:style-name="P2">2023-10-16 19:12:52.697 +02:00 [INF] Try to translate: &lt;c&gt;true&lt;/c&gt;, wenn &lt;paramref name="span" /&gt; mit &lt;paramref name="value" /&gt; endet, andernfalls &lt;c&gt;false&lt;/c&gt;.</text:p>
      <text:p text:style-name="P2">2023-10-16 19:12:52.698 +02:00 [INF] Translation found: &lt;c&gt;true&lt;/c&gt; if &lt;paramref name="span"/&gt; ends with &lt;paramref name="value"/&gt;, otherwise <text:s/>&lt;c&gt;false&lt;/c&gt;.</text:p>
      <text:p text:style-name="P2">2023-10-16 19:12:52.699 +02:00 [INF] Try to translate: <text:s/>Die Methode führt einen Ordinalzeichenvergleich durch. </text:p>
      <text:p text:style-name="P2"><text:soft-page-break/>2023-10-16 19:12:52.700 +02:00 [INF] Translation found: The method performs an ordinal character comparison.</text:p>
      <text:p text:style-name="P2">2023-10-16 19:12:52.701 +02:00 [INF] Save<text:line-break/>C:\Users\fkinz\source\repos\FolkerKinzel.Strings\src\FolkerKinzel.Strings\ReadOnlySpanExtension_EndsWith.cs to<text:line-break/>C:\Users\fkinz\source\repos\FolkerKinzel.Strings\src\FolkerKinzel.Strings\ReadOnlySpanExtension_EndsWith.cs.</text:p>
      <text:p text:style-name="P2"/>
      <text:p text:style-name="P2">2023-10-16 19:12:52.703 +02:00 [INF] Start translating <text:span text:style-name="T1">C:\Users\fkinz\source\repos\FolkerKinzel.Strings\src\FolkerKinzel.Strings\ReadOnlySpanExtension_GetPersistentHashCode.cs</text:span></text:p>
      <text:p text:style-name="P2">2023-10-16 19:12:52.704 +02:00 [INF] Try to translate: <text:s/>Erweiterungsmethoden für die &lt;see cref="ReadOnlySpan{T}"&gt;ReadOnlySpan&amp;lt;Char&amp;gt;&lt;/see&gt;-Struktur. </text:p>
      <text:p text:style-name="P2">2023-10-16 19:12:52.705 +02:00 [INF] Translation found: Extension methods for the &lt;see cref="ReadOnlySpan{T}"&gt;ReadOnlySpan&amp;lt;Char&amp;gt;&lt;/see&gt; structure.</text:p>
      <text:p text:style-name="P2">2023-10-16 19:12:52.706 +02:00 [INF] Try to translate: </text:p>
      <text:p text:style-name="P2">2023-10-16 19:12:52.707 +02:00 [INF] Translation found: </text:p>
      <text:p text:style-name="P2">2023-10-16 19:12:52.708 +02:00 [INF] Try to translate: <text:s/>Erzeugt bei jedem Programmlauf denselben &lt;see cref="int" /&gt;-Hashcode für eine identische Zeichenfolge. </text:p>
      <text:p text:style-name="P2">2023-10-16 19:12:52.712 +02:00 [INF] Translation found: Generates the same &lt;see cref="int"/&gt; hash code for an identical string of characters each time the program is run.</text:p>
      <text:p text:style-name="P2">2023-10-16 19:12:52.714 +02:00 [INF] Try to translate: Die zu hashende Zeichenfolge.</text:p>
      <text:p text:style-name="P2">2023-10-16 19:12:52.715 +02:00 [INF] Translation found: The Char sequence to be hashed.</text:p>
      <text:p text:style-name="P2">2023-10-16 19:12:52.716 +02:00 [INF] Try to translate: Die Art des zu erzeugenden Hashcodes.</text:p>
      <text:p text:style-name="P2">2023-10-16 19:12:52.717 +02:00 [INF] Translation found: The kind of hashcode to be generated.</text:p>
      <text:p text:style-name="P2">2023-10-16 19:12:52.717 +02:00 [INF] Try to translate: Der Hashcode.</text:p>
      <text:p text:style-name="P2">2023-10-16 19:12:52.718 +02:00 [INF] Translation found: The hashcode.</text:p>
      <text:p text:style-name="P2">2023-10-16 19:12:52.719 +02:00 [INF] Try to translate: &lt;para&gt; Die Methode &lt;see cref="string.GetHashCode()"&gt;String.GetHashCode()&lt;/see&gt; gibt aus Sicherheitsgründen bei jedem Programmlauf einen unterschiedlichen Hashcode für eine identische Zeichenfolge zurück. Abgesehen davon, dass auch der Hash-Algorithmus von &lt;see cref="string.GetHashCode()"&gt;String.GetHashCode()&lt;/see&gt; in unterschiedlichen Frameworkversionen unterschiedlich sein könnte, macht es schon deshalb keinen Sinn, den Rückgabewert von &lt;see cref="string.GetHashCode()" /&gt; für die Wiederverwendung zu speichern. Die Alternativen, z.B. &lt;see cref="MD5" /&gt; oder &lt;see cref="SHA256" /&gt;, verbrauchen mehr Speicherplatz und sind langsamer. So bietet diese Methode eine schlanke Alternative, die sich zum Hashen sehr kurzer Zeichenfolgen eignet, die nicht in einem sicherheitskritischen Zusammenhang verwendet werden. &lt;/para&gt;&lt;para&gt; Der von dieser Methode erzeugte Hashcode ist nicht identisch mit dem Hashcode, der von .NET-Framework 4.0 erzeugt wird, denn er verwendet Roundshifting, um mehr Information zu bewahren. &lt;/para&gt;&lt;para&gt;Die mit unterschiedlichen Werten für &lt;paramref name="hashType" /&gt; erzeugten Hashcodes können für eine identische Zeichenfolge verschiedene Hashcodes liefern und dürfen deshalb nicht vermischt werden.&lt;/para&gt;&lt;para&gt; Verwenden Sie die von der Methode erzeugten Hashcodes nicht in sicherheitskritischen Anwendungen (wie z.B. dem Hashen von Passwörtern)! &lt;/para&gt;</text:p>
      <text:p text:style-name="P2">2023-10-16 19:12:52.721 +02:00 [INF] Translation found: &lt;para&gt;<text:line-break/>The method &lt;see cref="string.GetHashCode"&gt;String.GetHashCode()&lt;/see&gt; returns a different hash code for an identical string with each program run for security reasons. Apart from the fact that the hash algorithm of &lt;see cref="string.GetHashCode"&gt;String.GetHashCode()&lt;/see&gt; could be different in different framework versions, it makes no sense to use the return value of &lt;see cref="string.GetHashCode"/&gt; for reuse. The alternatives, e.g. &lt;see cref="MD5"/&gt; or &lt;see cref="SHA256"/&gt;, use more storage space and are slower. This method offers a slim alternative that is suitable for hashing very short strings that are not used in a security-critical context.<text:line-break/>&lt;/para&gt;<text:line-break/>&lt;para&gt;<text:line-break/>The hashcode generated by this method is not identical to the hashcode generated by the .NET Framework 4.0, because it uses roundshifting to preserve more information.<text:line-break/>&lt;/para&gt;<text:line-break/>&lt;para&gt;<text:line-break/>The hashcodes generated with different values for &lt;paramref name ="hashType"/&gt; may provide different hashcodes for an identical Char sequence and MUST therefore not be mixed.<text:line-break/>&lt;/para&gt;<text:line-break/>&lt;para&gt;<text:line-break/>Do not use the hashcodes generated by this method for security-critical purposes (such as hashing passwords)!<text:line-break/>&lt;/para&gt;</text:p>
      <text:p text:style-name="P2">2023-10-16 19:12:52.723 +02:00 [INF] Try to translate: &lt;paramref name="hashType" /&gt; ist kein definierter Wert der &lt;see cref="HashType" /&gt;-Enum.</text:p>
      <text:p text:style-name="P3">2023-10-16 19:12:52.727 +02:00 [WRN] No translation found.</text:p>
      <text:p text:style-name="P2">2023-10-16 19:12:52.727 +02:00 [INF] Try to translate: &lt;code language="cs" source="..\Examples\Example.cs" /&gt;</text:p>
      <text:p text:style-name="P2">2023-10-16 19:12:52.729 +02:00 [INF] Translation found: &lt;code/&gt;</text:p>
      <text:p text:style-name="P2">2023-10-16 19:12:52.730 +02:00 [INF] Save<text:line-break/>C:\Users\fkinz\source\repos\FolkerKinzel.Strings\src\FolkerKinzel.Strings\ReadOnlySpanExtension_GetPersistentHashCode.cs to<text:line-break/>C:\Users\fkinz\source\repos\FolkerKinzel.Strings\src\FolkerKinzel.Strings\ReadOnlySpanExtension_GetPersistentHashCode.cs.</text:p>
      <text:p text:style-name="P2"/>
      <text:p text:style-name="P2">2023-10-16 19:12:52.732 +02:00 [INF] Start translating <text:span text:style-name="T1">C:\Users\fkinz\source\repos\FolkerKinzel.Strings\src\FolkerKinzel.Strings\ReadOnlySpanExtension_GetTrimmedLength.cs</text:span></text:p>
      <text:p text:style-name="P2">2023-10-16 19:12:52.733 +02:00 [INF] Try to translate: <text:s/>Gibt die Länge zurück, die die schreibgeschützte Zeichenspanne ohne nachgestellten Leerraum hätte. </text:p>
      <text:p text:style-name="P2">2023-10-16 19:12:52.735 +02:00 [INF] Translation found: Returns the length that the read-only span would have without trailing white space.</text:p>
      <text:p text:style-name="P2">2023-10-16 19:12:52.737 +02:00 [INF] Try to translate: Die zu untersuchende Zeichenspanne.</text:p>
      <text:p text:style-name="P2">2023-10-16 19:12:52.738 +02:00 [INF] Translation found: The span to examine.</text:p>
      <text:p text:style-name="P2">2023-10-16 19:12:52.738 +02:00 [INF] Try to translate: Die Länge, die &lt;paramref name="span" /&gt; ohne nachgestellten Leerraum hätte.</text:p>
      <text:p text:style-name="P2">2023-10-16 19:12:52.739 +02:00 [INF] Translation found: The length that the span would have without trailing white space.</text:p>
      <text:p text:style-name="P2">2023-10-16 19:12:52.740 +02:00 [INF] Save<text:line-break/>C:\Users\fkinz\source\repos\FolkerKinzel.Strings\src\FolkerKinzel.Strings\ReadOnlySpanExtension_GetTrimmedLength.cs to<text:line-break/>C:\Users\fkinz\source\repos\FolkerKinzel.Strings\src\FolkerKinzel.Strings\ReadOnlySpanExtension_GetTrimmedLength.cs.</text:p>
      <text:p text:style-name="P2"/>
      <text:p text:style-name="P2">2023-10-16 19:12:52.745 +02:00 [INF] Start translating <text:span text:style-name="T1">C:\Users\fkinz\source\repos\FolkerKinzel.Strings\src\FolkerKinzel.Strings\ReadOnlySpanExtension_GetTrimmedStart.cs</text:span></text:p>
      <text:p text:style-name="P2">2023-10-16 19:12:52.746 +02:00 [INF] Try to translate: <text:s/>Gibt den Index des ersten Nicht-Leerraumzeichens in der schreibgeschützten Zeichenspanne zurück. </text:p>
      <text:p text:style-name="P2">2023-10-16 19:12:52.748 +02:00 [INF] Translation found: Returns the index of the first non-white-space character in the span.</text:p>
      <text:p text:style-name="P2">2023-10-16 19:12:52.749 +02:00 [INF] Try to translate: Die zu untersuchende Zeichenspanne.</text:p>
      <text:p text:style-name="P2">2023-10-16 19:12:52.749 +02:00 [INF] Translation found: The span to examine.</text:p>
      <text:p text:style-name="P2">2023-10-16 19:12:52.750 +02:00 [INF] Try to translate: Der Index des ersten Nicht-Leerraumzeichens in der schreibgeschützten Zeichenspanne. Wenn die Spanne leer ist oder nur aus Leerraum besteht, entspricht der Rückgabewert der Länge der Spanne.</text:p>
      <text:p text:style-name="P2">2023-10-16 19:12:52.751 +02:00 [INF] Translation found: The index of the first non-white-space character found in the span. If the span is empty or consists only of white space, the length of the span is returned.</text:p>
      <text:p text:style-name="P2">2023-10-16 19:12:52.753 +02:00 [INF] Save<text:line-break/>C:\Users\fkinz\source\repos\FolkerKinzel.Strings\src\FolkerKinzel.Strings\ReadOnlySpanExtension_GetTrimmedStart.cs to<text:line-break/>C:\Users\fkinz\source\repos\FolkerKinzel.Strings\src\FolkerKinzel.Strings\ReadOnlySpanExtension_GetTrimmedStart.cs.</text:p>
      <text:p text:style-name="P2"/>
      <text:p text:style-name="P2">2023-10-16 19:12:52.754 +02:00 [INF] Start translating <text:span text:style-name="T1">C:\Users\fkinz\source\repos\FolkerKinzel.Strings\src\FolkerKinzel.Strings\ReadOnlySpanExtension_IndexOfAny.cs</text:span></text:p>
      <text:p text:style-name="P2">2023-10-16 19:12:52.757 +02:00 [INF] Try to translate: <text:s/>Sucht nach dem NULL-basierten Index des ersten Vorkommens eines der angegebenen Unicode-Zeichen. </text:p>
      <text:p text:style-name="P2">2023-10-16 19:12:52.761 +02:00 [INF] Translation found: Searches for the zero-based index of the first occurrence of one of the specified Unicode characters.</text:p>
      <text:p text:style-name="P2">2023-10-16 19:12:52.763 +02:00 [INF] Try to translate: Die zu untersuchende Spanne.</text:p>
      <text:p text:style-name="P2">2023-10-16 19:12:52.763 +02:00 [INF] Translation found: The span to examine.</text:p>
      <text:p text:style-name="P2">2023-10-16 19:12:52.765 +02:00 [INF] Try to translate: Eine schreibgeschützte Zeichenspanne, die die zu suchenden Zeichen enthält.</text:p>
      <text:p text:style-name="P2">2023-10-16 19:12:52.767 +02:00 [INF] Translation found: A read-only character span that contains the characters to search for.</text:p>
      <text:p text:style-name="P2">2023-10-16 19:12:52.768 +02:00 [INF] Try to translate: Der NULL-basierte Index des ersten Vorkommens eines beliebigen Zeichens aus &lt;paramref name="values" /&gt; in &lt;paramref name="span" /&gt; oder -1, wenn keines der Zeichen gefunden wurde. Wenn &lt;paramref name="values" /&gt; eine leere Spanne ist, gibt die Methode -1 zurück.</text:p>
      <text:p text:style-name="P2">2023-10-16 19:12:52.769 +02:00 [INF] Translation found: The zero-based index of the first occurrence of one of the specified Unicode characters in &lt;paramref name="span"/&gt; or -1 if none of these characters have been found. If &lt;paramref name="values"/&gt; is an empty span, the method returns -1.</text:p>
      <text:p text:style-name="P2">2023-10-16 19:12:52.771 +02:00 [INF] Try to translate: <text:s/>Wenn die Länge von &lt;paramref name="values" /&gt; kleiner als 5 ist, verwendet die Methode für den Vergleich &lt;see cref="MemoryExtensions.IndexOfAny{T}(ReadOnlySpan{T}, ReadOnlySpan{T})"&gt;MemoryExtensions.IndexOfAny&amp;lt;T&amp;gt;(ReadOnlySpan&amp;lt;T&amp;gt;, ReadOnlySpan&amp;lt;T&amp;gt;)&lt;/see&gt;. Ist die Länge von &lt;paramref name="values" /&gt; größer, wird <text:s/>- um Performanceprobleme zu vermeiden - &lt;see cref="string.IndexOfAny(char[])"&gt;String.IndexOfAny(char[])&lt;/see&gt; verwendet. </text:p>
      <text:p text:style-name="P2">2023-10-16 19:12:52.772 +02:00 [INF] Translation found: If the length of &lt;paramref name="values"/&gt; is less than 5, the method uses &lt;see cref="MemoryExtensions.IndexOfAny{T}(ReadOnlySpan{T}, ReadOnlySpan{T})"&gt;MemoryExtensions.IndexOfAny&amp;lt;T&amp;gt;(ReadOnlySpan&amp;lt;T&amp;gt;, ReadOnlySpan&amp;lt;T&amp;gt;)&lt;/see&gt; for the comparison. If the length of &lt;paramref name="values"/&gt; is greater, &lt;see cref="string.IndexOfAny(char[])"&gt;String.IndexOfAny(char[])&lt;/see&gt; is used to avoid performance issues.</text:p>
      <text:p text:style-name="P2">2023-10-16 19:12:52.773 +02:00 [INF] Save<text:line-break/>C:\Users\fkinz\source\repos\FolkerKinzel.Strings\src\FolkerKinzel.Strings\ReadOnlySpanExtension_IndexOfAny.cs to<text:line-break/>C:\Users\fkinz\source\repos\FolkerKinzel.Strings\src\FolkerKinzel.Strings\ReadOnlySpanExtension_IndexOfAny.cs.</text:p>
      <text:p text:style-name="P2"/>
      <text:p text:style-name="P2">2023-10-16 19:12:52.777 +02:00 [INF] Start translating <text:span text:style-name="T1">C:\Users\fkinz\source\repos\FolkerKinzel.Strings\src\FolkerKinzel.Strings\ReadOnlySpanExtension_IsAscii.cs</text:span></text:p>
      <text:p text:style-name="P2">2023-10-16 19:12:52.779 +02:00 [INF] Try to translate: <text:s/>Untersucht, ob die schreibgeschützte Zeichenspanne ausschließlich Unicode-Zeichen enthält, die zum ASCII-Zeichensatz gehören. </text:p>
      <text:p text:style-name="P2">2023-10-16 19:12:52.780 +02:00 [INF] Translation found: Checks whether the read-only character span contains only Unicode characters that belong to the ASCII character set.</text:p>
      <text:p text:style-name="P2">2023-10-16 19:12:52.781 +02:00 [INF] Try to translate: Eine schreibgeschützte Spanne von Unicode-Zeichen.</text:p>
      <text:p text:style-name="P2">2023-10-16 19:12:52.782 +02:00 [INF] Translation found: A read-only span of Unicode characters.</text:p>
      <text:p text:style-name="P2">2023-10-16 19:12:52.783 +02:00 [INF] Try to translate: &lt;c&gt;false&lt;/c&gt;, wenn &lt;paramref name="span" /&gt; ein Unicode-Zeichen enthält, das nicht zum ASCII-Zeichensatz gehört, andernfalls &lt;c&gt;true&lt;/c&gt;.</text:p>
      <text:p text:style-name="P2">2023-10-16 19:12:52.784 +02:00 [INF] Translation found: &lt;c&gt;false&lt;/c&gt; if &lt;paramref name="span"/&gt; contains a Unicode character, which doesn't belong to the ASCII character set, otherwise &lt;c&gt;true&lt;/c&gt;.</text:p>
      <text:p text:style-name="P2">2023-10-16 19:12:52.785 +02:00 [INF] Save<text:line-break/>C:\Users\fkinz\source\repos\FolkerKinzel.Strings\src\FolkerKinzel.Strings\ReadOnlySpanExtension_IsAscii.cs to<text:line-break/>C:\Users\fkinz\source\repos\FolkerKinzel.Strings\src\FolkerKinzel.Strings\ReadOnlySpanExtension_IsAscii.cs.</text:p>
      <text:p text:style-name="P2"/>
      <text:p text:style-name="P2">2023-10-16 19:12:52.787 +02:00 [INF] Start translating <text:span text:style-name="T1">C:\Users\fkinz\source\repos\FolkerKinzel.Strings\src\FolkerKinzel.Strings\ReadOnlySpanExtension_LastIndexOf.cs</text:span></text:p>
      <text:p text:style-name="P2">2023-10-16 19:12:52.789 +02:00 [INF] Try to translate: <text:s/>Gibt die NULL-basierte Indexposition des letzten Vorkommens einer angegebenen Zeichenfolge in &lt;paramref name="span" /&gt; an. Die Suche beginnt an einer angegebenen Zeichenposition und verläuft für eine angegebene Anzahl von Zeichenpositionen rückwärts zum Anfang der Zeichenspanne. Ein Parameter gibt den Typ des bei der Suche nach der angegebenen Zeichenfolge auszuführenden Vergleichs an. </text:p>
      <text:p text:style-name="P2">2023-10-16 19:12:52.791 +02:00 [INF] Translation found: Specifies the <text:s/>zero based index position of the last occurrence of a specified character sequence in &lt;paramref name ="span"/&gt;. The search begins at a specified character position and runs backwards to the beginning of the character span for a specified number of character positions. A parameter specifies the type of comparison to be performed when searching for the specified character sequence.</text:p>
      <text:p text:style-name="P2">2023-10-16 19:12:52.793 +02:00 [INF] Try to translate: Die zu durchsuchende Zeichenspanne.</text:p>
      <text:p text:style-name="P2">2023-10-16 19:12:52.794 +02:00 [INF] Translation found: The span to search.</text:p>
      <text:p text:style-name="P2">2023-10-16 19:12:52.795 +02:00 [INF] Try to translate: Die zu suchende Zeichenspanne.</text:p>
      <text:p text:style-name="P2">2023-10-16 19:12:52.796 +02:00 [INF] Translation found: The character span to search for.</text:p>
      <text:p text:style-name="P2">2023-10-16 19:12:52.797 +02:00 [INF] Try to translate: Die Anfangsposition der Suche. Die Suche wird von &lt;paramref name="startIndex" /&gt; bis zum Anfang von &lt;paramref name="span" /&gt; fortgesetzt.</text:p>
      <text:p text:style-name="P2">2023-10-16 19:12:52.798 +02:00 [INF] Translation found: The start index of the search. The search is done backwards to the beginning of &lt;paramref name="span"/&gt;.</text:p>
      <text:p text:style-name="P2">2023-10-16 19:12:52.798 +02:00 [INF] Try to translate: Die Anzahl der zu überprüfenden Zeichenpositionen.</text:p>
      <text:p text:style-name="P2">2023-10-16 19:12:52.799 +02:00 [INF] Translation found: The number of character positions to examine.</text:p>
      <text:p text:style-name="P2">2023-10-16 19:12:52.800 +02:00 [INF] Try to translate: Einer der Enumerationswerte, der die Regeln für die Suche angibt.</text:p>
      <text:p text:style-name="P2">2023-10-16 19:12:52.801 +02:00 [INF] Translation found: One of the enumeration values that specifies the rules for the comparison.</text:p>
      <text:p text:style-name="P2">2023-10-16 19:12:52.802 +02:00 [INF] Try to translate: Die nullbasierte Anfangsindexposition des &lt;paramref name="value" /&gt;-Parameters, wenn diese Zeichenfolge gefunden wurde, oder -1, wenn sie nicht gefunden wurde oder &lt;paramref name="span" /&gt; leer ist.</text:p>
      <text:p text:style-name="P2">2023-10-16 19:12:52.803 +02:00 [INF] Translation found: The zero-based start index of the &lt;paramref name ="value"/&gt; parameter if this character sequence was found, or -1 if it was not found or &lt;paramref name ="span"/&gt; is empty.</text:p>
      <text:p text:style-name="P2">2023-10-16 19:12:52.804 +02:00 [INF] Try to translate: &lt;para&gt;&lt;paramref name="count" /&gt; ist ein negativer Wert &lt;/para&gt;&lt;para&gt; - oder - &lt;/para&gt;&lt;para&gt;&lt;paramref name="span" /&gt; ist nicht &lt;see cref="ReadOnlySpan{T}.Empty" /&gt;, und &lt;paramref name="startIndex" /&gt; ist ein negativer Wert. &lt;/para&gt;&lt;para&gt; - oder - &lt;/para&gt;&lt;para&gt;&lt;paramref name="span" /&gt; ist nicht &lt;see cref="ReadOnlySpan{T}.Empty" /&gt;, und &lt;paramref name="startIndex" /&gt; ist größer als die Länge von &lt;paramref name="span" /&gt;. &lt;/para&gt;&lt;para&gt; - oder - &lt;/para&gt;&lt;para&gt;&lt;paramref name="span" /&gt; ist nicht &lt;see cref="ReadOnlySpan{T}.Empty" /&gt;, und &lt;paramref name="startIndex" /&gt; + 1 - &lt;paramref name="count" /&gt; gibt eine Position an, die nicht innerhalb von &lt;paramref name="span" /&gt; liegt. &lt;/para&gt;&lt;para&gt; - oder - &lt;/para&gt;&lt;para&gt;&lt;paramref name="span" /&gt; ist &lt;see cref="ReadOnlySpan{T}.Empty" /&gt;, und &lt;paramref name="startIndex" /&gt; ist kleiner als -1 oder größer als 0. &lt;/para&gt;</text:p>
      <text:p text:style-name="P2">2023-10-16 19:12:52.807 +02:00 [INF] Translation found: &lt;para&gt;<text:line-break/>&lt;paramref name ="count"/&gt; is a negative value<text:line-break/>&lt;/para&gt;<text:line-break/>&lt;para&gt;<text:line-break/>- or -<text:line-break/>&lt;/para&gt;<text:line-break/>&lt;para&gt;<text:line-break/>&lt;paramref name ="span"/&gt; is not &lt;see cref="ReadOnlySpan{T}.Empty"/&gt;, and &lt;paramref name ="startIndex"/&gt; is a negative value.<text:line-break/>&lt;/para&gt;<text:line-break/>&lt;para&gt;<text:line-break/>- or -<text:line-break/>&lt;/para&gt;<text:line-break/>&lt;para&gt;<text:line-break/>&lt;paramref name ="span"/&gt; is not &lt;see cref="ReadOnlySpan{T}.Empty"/&gt;, and &lt;paramref name ="startIndex"/&gt; is greater than the length of &lt;paramref name ="span"/&gt;.<text:line-break/>&lt;/para&gt;<text:line-break/>&lt;para&gt;<text:line-break/>- or -<text:line-break/>&lt;/para&gt;<text:line-break/>&lt;para&gt;<text:line-break/>&lt;paramref name ="span"/&gt; is not &lt;see cref="ReadOnlySpan{T}.Empty"/&gt;, and &lt;paramref name ="startIndex"/&gt; + 1 - &lt;paramref name ="count"/&gt; indicates a position that is not within &lt;paramref name ="span"/&gt;.<text:line-break/>&lt;/para&gt;<text:line-break/>&lt;para&gt;<text:line-break/>- or -<text:line-break/>&lt;/para&gt;<text:line-break/>&lt;para&gt;<text:line-break/>&lt;paramref name ="span"/&gt; is &lt;see cref="ReadOnlySpan{T}.Empty"/&gt;, and &lt;paramref name ="startIndex"/&gt; is less than -1 or greater than 0.<text:line-break/>&lt;/para&gt;</text:p>
      <text:p text:style-name="P2">2023-10-16 19:12:52.810 +02:00 [INF] Try to translate: &lt;paramref name="comparisonType" /&gt; ist kein gültiger &lt;see cref="StringComparison" /&gt;-Wert. </text:p>
      <text:p text:style-name="P2">2023-10-16 19:12:52.812 +02:00 [INF] Translation found: &lt;paramref name="comparisonType"/&gt; is not a defined value of the &lt;see cref="StringComparison"/&gt; enum.</text:p>
      <text:p text:style-name="P2">2023-10-16 19:12:52.813 +02:00 [INF] Save<text:line-break/>C:\Users\fkinz\source\repos\FolkerKinzel.Strings\src\FolkerKinzel.Strings\ReadOnlySpanExtension_LastIndexOf.cs to<text:line-break/>C:\Users\fkinz\source\repos\FolkerKinzel.Strings\src\FolkerKinzel.Strings\ReadOnlySpanExtension_LastIndexOf.cs.</text:p>
      <text:p text:style-name="P2"/>
      <text:p text:style-name="P2">2023-10-16 19:12:52.815 +02:00 [INF] Start translating <text:span text:style-name="T1">C:\Users\fkinz\source\repos\FolkerKinzel.Strings\src\FolkerKinzel.Strings\ReadOnlySpanExtension_LastIndexOfAny.cs</text:span></text:p>
      <text:p text:style-name="P2">2023-10-16 19:12:52.816 +02:00 [INF] Try to translate: <text:s/>Sucht nach dem NULL-basierten Index des letzten Vorkommens eines der angegebenen Unicode-Zeichen. </text:p>
      <text:p text:style-name="P2">2023-10-16 19:12:52.818 +02:00 [INF] Translation found: Searches for the zero-based index of the last occurrence of one of the specified Unicode characters.</text:p>
      <text:p text:style-name="P2">2023-10-16 19:12:52.819 +02:00 [INF] Try to translate: Die zu untersuchende Spanne.</text:p>
      <text:p text:style-name="P2">2023-10-16 19:12:52.820 +02:00 [INF] Translation found: The span to examine.</text:p>
      <text:p text:style-name="P2">2023-10-16 19:12:52.823 +02:00 [INF] Try to translate: Eine schreibgeschützte Zeichenspanne, die die zu suchenden Zeichen enthält.</text:p>
      <text:p text:style-name="P2">2023-10-16 19:12:52.824 +02:00 [INF] Translation found: A read-only character span that contains the characters to search for.</text:p>
      <text:p text:style-name="P2">2023-10-16 19:12:52.825 +02:00 [INF] Try to translate: Der NULL-basierte Index des letzten Vorkommens eines beliebigen Zeichens aus &lt;paramref name="values" /&gt; in &lt;paramref name="span" /&gt; oder -1, wenn keines der Zeichen gefunden wurde. Wenn &lt;paramref name="values" /&gt; eine leere Spanne ist, wird -1 zurückgegeben</text:p>
      <text:p text:style-name="P2">2023-10-16 19:12:52.827 +02:00 [INF] Translation found: The zero-based index of the last occurrence of one of the specified Unicode characters in &lt;paramref name="span"/&gt; or -1 if none of these characters have been found. If &lt;paramref name="values"/&gt; is an empty span, the method returns -1.</text:p>
      <text:p text:style-name="P2">2023-10-16 19:12:52.828 +02:00 [INF] Try to translate: <text:s/>Wenn die Länge von &lt;paramref name="values" /&gt; kleiner als 5 ist, verwendet die Methode für den Vergleich &lt;see cref="MemoryExtensions.LastIndexOfAny{T}(Span{T}, ReadOnlySpan{T})"&gt;MemoryExtensions.LastIndexOfAny&amp;lt;T&amp;gt;(ReadOnlySpan&amp;lt;T&amp;gt;, ReadOnlySpan&amp;lt;T&amp;gt;)&lt;/see&gt;. Ist die Länge von &lt;paramref name="values" /&gt; größer, wird - um Performanceprobleme zu vermeiden - &lt;see cref="string.LastIndexOfAny(char[])"&gt;String.LastIndexOfAny(char[])&lt;/see&gt; verwendet. </text:p>
      <text:p text:style-name="P3">2023-10-16 19:12:52.829 +02:00 [WRN] No translation found.</text:p>
      <text:p text:style-name="P2">2023-10-16 19:12:52.830 +02:00 [INF] Try to translate: <text:s/>Gibt die nullbasierte Indexposition des letzten Vorkommens eines der angegebenen Zeichen in &lt;paramref name="span" /&gt; an. Die Suche beginnt an einer angegebenen Zeichenposition und verläuft für eine angegebene Anzahl von Zeichenpositionen rückwärts zum Anfang der Zeichenfolge. </text:p>
      <text:p text:style-name="P2">2023-10-16 19:12:52.831 +02:00 [INF] Translation found: Returns the zero-based index of the last occurrence of one of the specified characters in &lt;paramref name="span"/&gt;. The search begins at a specified character position and runs a specified number of character positions backwards to the beginning of the &lt;paramref name="span"/&gt;.</text:p>
      <text:p text:style-name="P2">2023-10-16 19:12:52.832 +02:00 [INF] Try to translate: Die zu durchsuchende schreibgeschützte Zeichenspanne.</text:p>
      <text:p text:style-name="P2">2023-10-16 19:12:52.833 +02:00 [INF] Translation found: The span to search.</text:p>
      <text:p text:style-name="P2">2023-10-16 19:12:52.834 +02:00 [INF] Try to translate: Eine schreibgeschützte Zeichenspanne, die die zu suchenden Zeichen enthält.</text:p>
      <text:p text:style-name="P2">2023-10-16 19:12:52.835 +02:00 [INF] Translation found: A read-only character span that contains the characters to search for.</text:p>
      <text:p text:style-name="P2">2023-10-16 19:12:52.836 +02:00 [INF] Try to translate: Die Anfangsposition der Suche. Die Suche erfolgt rückwärts zum Anfang von &lt;paramref name="span" /&gt;.</text:p>
      <text:p text:style-name="P2">2023-10-16 19:12:52.839 +02:00 [INF] Translation found: The start index of the search. The search is done backwards to the beginning of &lt;paramref name="span"/&gt;.</text:p>
      <text:p text:style-name="P2">2023-10-16 19:12:52.840 +02:00 [INF] Try to translate: Die Anzahl der zu überprüfenden Zeichenpositionen in &lt;paramref name="span" /&gt;.</text:p>
      <text:p text:style-name="P2">2023-10-16 19:12:52.841 +02:00 [INF] Translation found: The number of characters positions to examine in &lt;paramref name="span"/&gt;.</text:p>
      <text:p text:style-name="P2">2023-10-16 19:12:52.843 +02:00 [INF] Try to translate: Der nullbasierte Index des letzten Vorkommens eines beliebigen Zeichens aus &lt;paramref name="values" /&gt; in &lt;paramref name="span" /&gt; oder -1, wenn keines dieser Zeichen gefunden wurde.</text:p>
      <text:p text:style-name="P2">2023-10-16 19:12:52.844 +02:00 [INF] Translation found: The zero-based index of the last occurrence of one of the specified Unicode characters in &lt;paramref name="span"/&gt; or -1 if none of these characters have been found.</text:p>
      <text:p text:style-name="P2">2023-10-16 19:12:52.845 +02:00 [INF] Try to translate: <text:s/>Wenn die Länge von &lt;paramref name="values" /&gt; kleiner als 5 ist, verwendet die Methode für den Vergleich &lt;see cref="MemoryExtensions.LastIndexOfAny{T}(Span{T}, ReadOnlySpan{T})"&gt;MemoryExtensions.LastIndexOfAny&amp;lt;T&amp;gt;(ReadOnlySpan&amp;lt;T&amp;gt;, ReadOnlySpan&amp;lt;T&amp;gt;)&lt;/see&gt;. Ist die Länge von &lt;paramref name="values" /&gt; größer, wird - um Performanceprobleme zu vermeiden - &lt;see cref="string.LastIndexOfAny(char[])"&gt;String.LastIndexOfAny(char[])&lt;/see&gt; verwendet. </text:p>
      <text:p text:style-name="P3">2023-10-16 19:12:52.846 +02:00 [WRN] No translation found.</text:p>
      <text:p text:style-name="P2">2023-10-16 19:12:52.847 +02:00 [INF] Try to translate: &lt;para&gt;&lt;paramref name="span" /&gt; ist nicht &lt;see cref="ReadOnlySpan{T}.Empty" /&gt; und &lt;paramref name="startIndex" /&gt; ist kleiner als 0 oder größer oder gleich der Länge von &lt;paramref name="span" /&gt;&lt;/para&gt;&lt;para&gt; - oder - &lt;/para&gt;&lt;para&gt;&lt;paramref name="span" /&gt; ist nicht &lt;see cref="ReadOnlySpan{T}.Empty" /&gt; und &lt;paramref name="startIndex" /&gt; - &lt;paramref name="count" /&gt; + 1 ist kleiner als 0. &lt;/para&gt;</text:p>
      <text:p text:style-name="P2">2023-10-16 19:12:52.849 +02:00 [INF] Translation found: &lt;para&gt;<text:line-break/>&lt;paramref name="span"/&gt; is not &lt;see cref="ReadOnlySpan{T}.Empty"/&gt; and &lt;paramref name ="startIndex"/&gt; is less than zero or greater than or equal to the length of &lt;paramref name="span"/&gt;<text:line-break/>&lt;/para&gt;<text:line-break/>&lt;para&gt;<text:line-break/>- or -<text:line-break/>&lt;/para&gt;<text:line-break/>&lt;para&gt;<text:line-break/>&lt;paramref name ="span"/&gt; is not &lt;see cref="ReadOnlySpan{T}.Empty"/&gt; and &lt;paramref name ="startIndex"/&gt; - &lt;paramref name ="count"/&gt; + 1 is less than zero.<text:line-break/>&lt;/para&gt;</text:p>
      <text:p text:style-name="P2">2023-10-16 19:12:52.850 +02:00 [INF] Save<text:line-break/>C:\Users\fkinz\source\repos\FolkerKinzel.Strings\src\FolkerKinzel.Strings\ReadOnlySpanExtension_LastIndexOfAny.cs to<text:line-break/>C:\Users\fkinz\source\repos\FolkerKinzel.Strings\src\FolkerKinzel.Strings\ReadOnlySpanExtension_LastIndexOfAny.cs.</text:p>
      <text:p text:style-name="P2"/>
      <text:p text:style-name="P2">2023-10-16 19:12:52.852 +02:00 [INF] Start translating <text:span text:style-name="T1">C:\Users\fkinz\source\repos\FolkerKinzel.Strings\src\FolkerKinzel.Strings\ReadOnlySpanExtension_StartsWith.cs</text:span></text:p>
      <text:p text:style-name="P2">2023-10-16 19:12:52.854 +02:00 [INF] Try to translate: <text:s/>Gibt an, ob eine schreibgeschützte Zeichenspanne mit dem angegebenen Unicode-Zeichen beginnt. </text:p>
      <text:p text:style-name="P2">2023-10-16 19:12:52.857 +02:00 [INF] Translation found: Indicates whether a read-only character span begins with the specified Unicode character.</text:p>
      <text:p text:style-name="P2">2023-10-16 19:12:52.859 +02:00 [INF] Try to translate: Die zu untersuchende Spanne.</text:p>
      <text:p text:style-name="P2">2023-10-16 19:12:52.859 +02:00 [INF] Translation found: The span to examine.</text:p>
      <text:p text:style-name="P2">2023-10-16 19:12:52.860 +02:00 [INF] Try to translate: Das Zeichen, nach dem gesucht wird.</text:p>
      <text:p text:style-name="P2">2023-10-16 19:12:52.861 +02:00 [INF] Translation found: The Unicode character to search for.</text:p>
      <text:p text:style-name="P2">2023-10-16 19:12:52.862 +02:00 [INF] Try to translate: &lt;c&gt;true&lt;/c&gt;, wenn &lt;paramref name="span" /&gt; mit &lt;paramref name="value" /&gt; beginnt, andernfalls &lt;c&gt;false&lt;/c&gt;.</text:p>
      <text:p text:style-name="P2">2023-10-16 19:12:52.863 +02:00 [INF] Translation found: &lt;c&gt;true&lt;/c&gt; if &lt;paramref name="span"/&gt; starts with &lt;paramref name="value"/&gt;, otherwise <text:s/>&lt;c&gt;false&lt;/c&gt;.</text:p>
      <text:p text:style-name="P2">2023-10-16 19:12:52.864 +02:00 [INF] Try to translate: <text:s/>Die Methode führt einen Ordinalzeichenvergleich durch. </text:p>
      <text:p text:style-name="P2">2023-10-16 19:12:52.865 +02:00 [INF] Translation found: The method performs an ordinal character comparison.</text:p>
      <text:p text:style-name="P2">2023-10-16 19:12:52.866 +02:00 [INF] Save<text:line-break/>C:\Users\fkinz\source\repos\FolkerKinzel.Strings\src\FolkerKinzel.Strings\ReadOnlySpanExtension_StartsWith.cs to<text:line-break/>C:\Users\fkinz\source\repos\FolkerKinzel.Strings\src\FolkerKinzel.Strings\ReadOnlySpanExtension_StartsWith.cs.</text:p>
      <text:p text:style-name="P2"/>
      <text:p text:style-name="P2">2023-10-16 19:12:52.870 +02:00 [INF] Start translating <text:span text:style-name="T1">C:\Users\fkinz\source\repos\FolkerKinzel.Strings\src\FolkerKinzel.Strings\SpanAction.cs</text:span></text:p>
      <text:p text:style-name="P2">2023-10-16 19:12:52.871 +02:00 [INF] Try to translate: <text:s/>Polyfill für das ab .NET Standard 2.1 verfügbare Delegat System.Buffers.SpanAction&amp;lt;T,TArg&amp;gt;. </text:p>
      <text:p text:style-name="P2">2023-10-16 19:12:52.872 +02:00 [INF] Translation found: Polyfill for the delegate System.Buffers.SpanAction&amp;lt;T,TArg&amp;gt;.</text:p>
      <text:p text:style-name="P2">2023-10-16 19:12:52.873 +02:00 [INF] Try to translate: Der Typ der Objekte in der Spanne.</text:p>
      <text:p text:style-name="P2">2023-10-16 19:12:52.874 +02:00 [INF] Translation found: The type of the objects in the span.</text:p>
      <text:p text:style-name="P2">2023-10-16 19:12:52.876 +02:00 [INF] Try to translate: Der Typ des Objekts, das den Zustand darstellt. Dieser Typparameter ist kontravariant. Das bedeutet, dass Sie entweder den angegebenen Typ oder einen weniger abgeleiteten Typ verwenden können. </text:p>
      <text:p text:style-name="P2">2023-10-16 19:12:52.878 +02:00 [INF] Translation found: The type of object that represents the state. This type parameter is contravariant. This means that you can either use the specified type or a less derived type.</text:p>
      <text:p text:style-name="P2">2023-10-16 19:12:52.879 +02:00 [INF] Try to translate: Eine Spanne von Objekten des Typs &lt;typeparamref name="T" /&gt;.</text:p>
      <text:p text:style-name="P2">2023-10-16 19:12:52.880 +02:00 [INF] Translation found: A span of objects of type &lt;typeparamref name="T"/&gt;.</text:p>
      <text:p text:style-name="P2">2023-10-16 19:12:52.880 +02:00 [INF] Try to translate: Ein Zustandsobjekt des Typs &lt;typeparamref name="TArg" /&gt;.</text:p>
      <text:p text:style-name="P2">2023-10-16 19:12:52.881 +02:00 [INF] Translation found: A state object of the type &lt;typeparamref name="TArg"/&gt;.</text:p>
      <text:p text:style-name="P2">2023-10-16 19:12:52.882 +02:00 [INF] Save<text:line-break/>C:\Users\fkinz\source\repos\FolkerKinzel.Strings\src\FolkerKinzel.Strings\SpanAction.cs to<text:line-break/>C:\Users\fkinz\source\repos\FolkerKinzel.Strings\src\FolkerKinzel.Strings\SpanAction.cs.</text:p>
      <text:p text:style-name="P2"/>
      <text:p text:style-name="P2">2023-10-16 19:12:52.887 +02:00 [INF] Start translating <text:span text:style-name="T1">C:\Users\fkinz\source\repos\FolkerKinzel.Strings\src\FolkerKinzel.Strings\SpanExtension_Contains.cs</text:span></text:p>
      <text:p text:style-name="P2">2023-10-16 19:12:52.889 +02:00 [INF] Try to translate: <text:s/>Gibt an, ob eine angegebene Zeichenfolge innerhalb einer Zeichenspanne auftritt. </text:p>
      <text:p text:style-name="P2">2023-10-16 19:12:52.891 +02:00 [INF] Translation found: Indicates whether a specified sequence of Unicode characters occurs within a character span.</text:p>
      <text:p text:style-name="P2">2023-10-16 19:12:52.894 +02:00 [INF] Try to translate: Die Quellspanne.</text:p>
      <text:p text:style-name="P2">2023-10-16 19:12:52.896 +02:00 [INF] Translation found: The source span.</text:p>
      <text:p text:style-name="P2">2023-10-16 19:12:52.897 +02:00 [INF] Try to translate: Die innerhalb der Quellspanne zu suchende Zeichenfolge.</text:p>
      <text:p text:style-name="P2">2023-10-16 19:12:52.900 +02:00 [INF] Translation found: The character sequence to search for.</text:p>
      <text:p text:style-name="P2">2023-10-16 19:12:52.901 +02:00 [INF] Try to translate: Ein Enumerationswert, der bestimmt, wie die Zeichen in &lt;paramref name="span" /&gt; und &lt;paramref name="value" /&gt; verglichen werden.</text:p>
      <text:p text:style-name="P2">2023-10-16 19:12:52.902 +02:00 [INF] Translation found: An enumeration value that determines how &lt;paramref name="span"/&gt; and &lt;paramref name="other"/&gt; are compared.</text:p>
      <text:p text:style-name="P2">2023-10-16 19:12:52.903 +02:00 [INF] Try to translate: &lt;c&gt;true&lt;/c&gt;, wenn &lt;paramref name="value" /&gt; innerhalb der Spanne auftritt, andernfalls &lt;c&gt;false&lt;/c&gt;.</text:p>
      <text:p text:style-name="P2">2023-10-16 19:12:52.904 +02:00 [INF] Translation found: &lt;c&gt;true&lt;/c&gt; if &lt;paramref name="value"/&gt; has been found, &lt;c&gt;false&lt;/c&gt; otherwise.</text:p>
      <text:p text:style-name="P2">2023-10-16 19:12:52.905 +02:00 [INF] Save<text:line-break/>C:\Users\fkinz\source\repos\FolkerKinzel.Strings\src\FolkerKinzel.Strings\SpanExtension_Contains.cs to<text:line-break/>C:\Users\fkinz\source\repos\FolkerKinzel.Strings\src\FolkerKinzel.Strings\SpanExtension_Contains.cs.</text:p>
      <text:p text:style-name="P2"/>
      <text:p text:style-name="P2">2023-10-16 19:12:52.907 +02:00 [INF] Start translating <text:span text:style-name="T1">C:\Users\fkinz\source\repos\FolkerKinzel.Strings\src\FolkerKinzel.Strings\SpanExtension_ContainsAny.cs</text:span></text:p>
      <text:p text:style-name="P2">2023-10-16 19:12:52.911 +02:00 [INF] Try to translate: <text:s/>Gibt an, ob in einer Zeichenspanne eines der Zeichen vorkommt, die der Methode in einer schreibgeschützten Zeichenspanne übergeben werden. </text:p>
      <text:p text:style-name="P2">2023-10-16 19:12:52.913 +02:00 [INF] Translation found: Indicates whether a character span contains one of the Unicode characters that are passed to the method as a read-only character span.</text:p>
      <text:p text:style-name="P2">2023-10-16 19:12:52.915 +02:00 [INF] Try to translate: Die zu untersuchende Spanne.</text:p>
      <text:p text:style-name="P2">2023-10-16 19:12:52.916 +02:00 [INF] Translation found: The span to examine.</text:p>
      <text:p text:style-name="P2">2023-10-16 19:12:52.917 +02:00 [INF] Try to translate: Eine schreibgeschützte Zeichenspanne, die die zu suchenden Zeichen enthält.</text:p>
      <text:p text:style-name="P2">2023-10-16 19:12:52.918 +02:00 [INF] Translation found: A read-only character span that contains the characters to search for.</text:p>
      <text:p text:style-name="P2">2023-10-16 19:12:52.919 +02:00 [INF] Try to translate: &lt;c&gt;true&lt;/c&gt;, wenn in &lt;paramref name="span" /&gt; eines der in &lt;paramref name="values" /&gt; enthaltenen Zeichen vorkommt. Wenn &lt;paramref name="span" /&gt; oder &lt;paramref name="values" /&gt; leere Spannen sind, wird &lt;c&gt;false&lt;/c&gt; zurückgegeben.</text:p>
      <text:p text:style-name="P2">2023-10-16 19:12:52.920 +02:00 [INF] Translation found: &lt;c&gt;true&lt;/c&gt; if &lt;paramref name="span"/&gt; contains one of the characters passed with &lt;paramref name="values"/&gt;. If &lt;paramref name="span"/&gt; or &lt;paramref name="values"/&gt; are empty, &lt;c&gt;false&lt;/c&gt; is returned.</text:p>
      <text:p text:style-name="P2">2023-10-16 19:12:52.921 +02:00 [INF] Try to translate: <text:s/>Wenn die Länge von &lt;paramref name="values" /&gt; kleiner als 5 ist, verwendet die Methode für den Vergleich &lt;see cref="MemoryExtensions.IndexOfAny{T}(ReadOnlySpan{T}, ReadOnlySpan{T})"&gt;MemoryExtensions.IndexOfAny&amp;lt;T&amp;gt;(ReadOnlySpan&amp;lt;T&amp;gt;, ReadOnlySpan&amp;lt;T&amp;gt;)&lt;/see&gt;. Ist die Länge von &lt;paramref name="values" /&gt; größer, wird - um Performanceprobleme zu vermeiden - &lt;see cref="string.IndexOfAny(char[])"&gt;String.IndexOfAny(char[])&lt;/see&gt; verwendet. </text:p>
      <text:p text:style-name="P2">2023-10-16 19:12:52.922 +02:00 [INF] Translation found: If the length of &lt;paramref name="values"/&gt; is less than 5, the method uses &lt;see cref="MemoryExtensions.IndexOfAny{T}(ReadOnlySpan{T}, ReadOnlySpan{T})"&gt;MemoryExtensions.IndexOfAny&amp;lt;T&amp;gt;(ReadOnlySpan&amp;lt;T&amp;gt;, ReadOnlySpan&amp;lt;T&amp;gt;)&lt;/see&gt; for the comparison. If the length of &lt;paramref name="values"/&gt; is greater, &lt;see cref="string.IndexOfAny(char[])"&gt;String.IndexOfAny(char[])&lt;/see&gt; is used to avoid performance issues.</text:p>
      <text:p text:style-name="P2">2023-10-16 19:12:52.924 +02:00 [INF] Try to translate: <text:s/>Gibt an, ob in einer Zeichenspanne eines der beiden Zeichen vorkommt, die der Methode als Argumente übergeben werden. </text:p>
      <text:p text:style-name="P2">2023-10-16 19:12:52.927 +02:00 [INF] Translation found: Indicates whether a character span contains one of the two characters that are passed to the method as arguments.</text:p>
      <text:p text:style-name="P2">2023-10-16 19:12:52.929 +02:00 [INF] Try to translate: Die zu untersuchende Spanne.</text:p>
      <text:p text:style-name="P2">2023-10-16 19:12:52.931 +02:00 [INF] Translation found: The span to examine.</text:p>
      <text:p text:style-name="P2">2023-10-16 19:12:52.932 +02:00 [INF] Try to translate: Das erste zu suchende Zeichen.</text:p>
      <text:p text:style-name="P2">2023-10-16 19:12:52.932 +02:00 [INF] Translation found: The first character to search for.</text:p>
      <text:p text:style-name="P2">2023-10-16 19:12:52.933 +02:00 [INF] Try to translate: Das zweite zu suchende Zeichen.</text:p>
      <text:p text:style-name="P2">2023-10-16 19:12:52.934 +02:00 [INF] Translation found: The second character to search for.</text:p>
      <text:p text:style-name="P2">2023-10-16 19:12:52.935 +02:00 [INF] Try to translate: &lt;c&gt;true&lt;/c&gt;, wenn eines der zu suchenden Zeichen in der Spanne gefunden wird, andernfalls &lt;c&gt;false&lt;/c&gt;.</text:p>
      <text:p text:style-name="P2">2023-10-16 19:12:52.936 +02:00 [INF] Translation found: &lt;c&gt;true&lt;/c&gt; if one of the characters to be searched for is found in the span, otherwise &lt;c&gt;false&lt;/c&gt;.</text:p>
      <text:p text:style-name="P2">2023-10-16 19:12:52.937 +02:00 [INF] Try to translate: <text:s/>Für den Vergleich wird &lt;see cref="MemoryExtensions.IndexOfAny{T}(Span{T}, T, T)"&gt;MemoryExtensions.IndexOfAny&amp;lt;T&amp;gt;(Span&amp;lt;T&amp;gt;, T, T)&lt;/see&gt; verwendet. </text:p>
      <text:p text:style-name="P3">2023-10-16 19:12:52.938 +02:00 [WRN] No translation found.</text:p>
      <text:p text:style-name="P2">2023-10-16 19:12:52.939 +02:00 [INF] Try to translate: <text:s/>Gibt an, ob in einer schreibgeschüzten Zeichenspanne eines der drei Zeichen vorkommt, die der Methode als Argumente übergeben werden. </text:p>
      <text:p text:style-name="P2">2023-10-16 19:12:52.940 +02:00 [INF] Translation found: Indicates whether a character span contains one of the three characters that are passed to the method as arguments.</text:p>
      <text:p text:style-name="P2">2023-10-16 19:12:52.943 +02:00 [INF] Try to translate: Die zu untersuchende Spanne.</text:p>
      <text:p text:style-name="P2">2023-10-16 19:12:52.944 +02:00 [INF] Translation found: The span to examine.</text:p>
      <text:p text:style-name="P2">2023-10-16 19:12:52.945 +02:00 [INF] Try to translate: Das erste zu suchende Zeichen.</text:p>
      <text:p text:style-name="P2">2023-10-16 19:12:52.946 +02:00 [INF] Translation found: The first character to search for.</text:p>
      <text:p text:style-name="P2">2023-10-16 19:12:52.947 +02:00 [INF] Try to translate: Das zweite zu suchende Zeichen.</text:p>
      <text:p text:style-name="P2">2023-10-16 19:12:52.948 +02:00 [INF] Translation found: The second character to search for.</text:p>
      <text:p text:style-name="P2">2023-10-16 19:12:52.949 +02:00 [INF] Try to translate: Das dritte zu suchende Zeichen.</text:p>
      <text:p text:style-name="P2">2023-10-16 19:12:52.950 +02:00 [INF] Translation found: The third character to search for.</text:p>
      <text:p text:style-name="P2">2023-10-16 19:12:52.951 +02:00 [INF] Try to translate: &lt;c&gt;true&lt;/c&gt;, wenn eines der zu suchenden Zeichen in der Spanne gefunden wird, andernfalls &lt;c&gt;false&lt;/c&gt;.</text:p>
      <text:p text:style-name="P2">2023-10-16 19:12:52.952 +02:00 [INF] Translation found: &lt;c&gt;true&lt;/c&gt; if one of the characters to be searched for is found in the span, otherwise &lt;c&gt;false&lt;/c&gt;.</text:p>
      <text:p text:style-name="P2">2023-10-16 19:12:52.953 +02:00 [INF] Try to translate: <text:s/>Für den Vergleich wird &lt;see cref="MemoryExtensions.IndexOfAny{T}(Span{T}, T, T, T)"&gt;MemoryExtensions.IndexOfAny&amp;lt;T&amp;gt;(Span&amp;lt;T&amp;gt;, T, T, T)&lt;/see&gt; verwendet. </text:p>
      <text:p text:style-name="P3">2023-10-16 19:12:52.954 +02:00 [WRN] No translation found.</text:p>
      <text:p text:style-name="P2">2023-10-16 19:12:52.955 +02:00 [INF] Save<text:line-break/>C:\Users\fkinz\source\repos\FolkerKinzel.Strings\src\FolkerKinzel.Strings\SpanExtension_ContainsAny.cs to<text:line-break/>C:\Users\fkinz\source\repos\FolkerKinzel.Strings\src\FolkerKinzel.Strings\SpanExtension_ContainsAny.cs.</text:p>
      <text:p text:style-name="P2"/>
      <text:p text:style-name="P2">2023-10-16 19:12:52.957 +02:00 [INF] Start translating <text:span text:style-name="T1">C:\Users\fkinz\source\repos\FolkerKinzel.Strings\src\FolkerKinzel.Strings\SpanExtension_ContainsNewLine.cs</text:span></text:p>
      <text:p text:style-name="P2">2023-10-16 19:12:52.960 +02:00 [INF] Try to translate: <text:s/>Gibt an, ob die Zeichenspanne ein Zeilenwechselzeichen enthält. </text:p>
      <text:p text:style-name="P2">2023-10-16 19:12:52.961 +02:00 [INF] Translation found: Indicates whether a character span contains a newline character.</text:p>
      <text:p text:style-name="P2">2023-10-16 19:12:52.963 +02:00 [INF] Try to translate: Die zu durchsuchende Spanne.</text:p>
      <text:p text:style-name="P2">2023-10-16 19:12:52.963 +02:00 [INF] Translation found: The span to search.</text:p>
      <text:p text:style-name="P2">2023-10-16 19:12:52.964 +02:00 [INF] Try to translate: &lt;c&gt;true&lt;/c&gt;, wenn &lt;paramref name="span" /&gt; ein Zeilenwechselzeichen enthält, andernfalls &lt;c&gt;false&lt;/c&gt;.</text:p>
      <text:p text:style-name="P2">2023-10-16 19:12:52.965 +02:00 [INF] Translation found: &lt;c&gt;true&lt;/c&gt; if &lt;paramref name="span"/&gt; contains a newline character, otherwise <text:s/>&lt;c&gt;false&lt;/c&gt;.</text:p>
      <text:p text:style-name="P2">2023-10-16 19:12:52.966 +02:00 [INF] Try to translate: Für den Vergleich wird &lt;see cref="CharExtension.IsNewLine(char)" /&gt; verwendet.</text:p>
      <text:p text:style-name="P2">2023-10-16 19:12:52.967 +02:00 [INF] Translation found: &lt;see cref="CharExtension.IsNewLine(char)"/&gt; is used for the comparison.</text:p>
      <text:p text:style-name="P2">2023-10-16 19:12:52.968 +02:00 [INF] Save<text:line-break/>C:\Users\fkinz\source\repos\FolkerKinzel.Strings\src\FolkerKinzel.Strings\SpanExtension_ContainsNewLine.cs to<text:line-break/>C:\Users\fkinz\source\repos\FolkerKinzel.Strings\src\FolkerKinzel.Strings\SpanExtension_ContainsNewLine.cs.</text:p>
      <text:p text:style-name="P2"/>
      <text:p text:style-name="P2">2023-10-16 19:12:52.970 +02:00 [INF] Start translating <text:span text:style-name="T1">C:\Users\fkinz\source\repos\FolkerKinzel.Strings\src\FolkerKinzel.Strings\SpanExtension_ContainsWhiteSpace.cs</text:span></text:p>
      <text:p text:style-name="P2">2023-10-16 19:12:52.973 +02:00 [INF] Try to translate: <text:s/>Gibt an, ob die Zeichenspanne ein Leerraumzeichen enthält. </text:p>
      <text:p text:style-name="P2">2023-10-16 19:12:52.973 +02:00 [INF] Translation found: Indicates whether a character span contains a white space character.</text:p>
      <text:p text:style-name="P2">2023-10-16 19:12:52.977 +02:00 [INF] Try to translate: Die zu durchsuchende Spanne.</text:p>
      <text:p text:style-name="P2">2023-10-16 19:12:52.979 +02:00 [INF] Translation found: The span to search.</text:p>
      <text:p text:style-name="P2">2023-10-16 19:12:52.980 +02:00 [INF] Try to translate: &lt;c&gt;true&lt;/c&gt;, wenn &lt;paramref name="span" /&gt; ein Leerraumzeichen enthält, andernfalls &lt;c&gt;false&lt;/c&gt;.</text:p>
      <text:p text:style-name="P2">2023-10-16 19:12:52.981 +02:00 [INF] Translation found: &lt;c&gt;true&lt;/c&gt; if &lt;paramref name="span"/&gt; contains white space, otherwise &lt;c&gt;false&lt;/c&gt;.</text:p>
      <text:p text:style-name="P2">2023-10-16 19:12:52.982 +02:00 [INF] Try to translate: Für den Vergleich wird &lt;see cref="char.IsWhiteSpace(char)" /&gt; verwendet.</text:p>
      <text:p text:style-name="P2">2023-10-16 19:12:52.983 +02:00 [INF] Translation found: &lt;see cref="char.IsWhiteSpace(char)"/&gt; is used for the comparison.</text:p>
      <text:p text:style-name="P2">2023-10-16 19:12:52.984 +02:00 [INF] Save<text:line-break/>C:\Users\fkinz\source\repos\FolkerKinzel.Strings\src\FolkerKinzel.Strings\SpanExtension_ContainsWhiteSpace.cs to<text:line-break/>C:\Users\fkinz\source\repos\FolkerKinzel.Strings\src\FolkerKinzel.Strings\SpanExtension_ContainsWhiteSpace.cs.</text:p>
      <text:p text:style-name="P2"/>
      <text:p text:style-name="P2">2023-10-16 19:12:52.986 +02:00 [INF] Start translating <text:span text:style-name="T1">C:\Users\fkinz\source\repos\FolkerKinzel.Strings\src\FolkerKinzel.Strings\SpanExtension_EndsWith.cs</text:span></text:p>
      <text:p text:style-name="P2">2023-10-16 19:12:52.987 +02:00 [INF] Try to translate: <text:s/>Gibt an, ob eine Zeichenspanne mit dem angegebenen Unicode-Zeichen endet. </text:p>
      <text:p text:style-name="P2">2023-10-16 19:12:52.989 +02:00 [INF] Translation found: Indicates whether a character span ends with the specified Unicode character.</text:p>
      <text:p text:style-name="P2">2023-10-16 19:12:52.990 +02:00 [INF] Try to translate: Die zu untersuchende Spanne.</text:p>
      <text:p text:style-name="P2">2023-10-16 19:12:52.992 +02:00 [INF] Translation found: The span to examine.</text:p>
      <text:p text:style-name="P2">2023-10-16 19:12:52.993 +02:00 [INF] Try to translate: Das Zeichen, nach dem gesucht wird.</text:p>
      <text:p text:style-name="P2">2023-10-16 19:12:52.994 +02:00 [INF] Translation found: The Unicode character to search for.</text:p>
      <text:p text:style-name="P2">2023-10-16 19:12:52.995 +02:00 [INF] Try to translate: &lt;c&gt;true&lt;/c&gt;, wenn &lt;paramref name="span" /&gt; mit &lt;paramref name="value" /&gt; endet, andernfalls &lt;c&gt;false&lt;/c&gt;.</text:p>
      <text:p text:style-name="P2">2023-10-16 19:12:52.996 +02:00 [INF] Translation found: &lt;c&gt;true&lt;/c&gt; if &lt;paramref name="span"/&gt; ends with &lt;paramref name="value"/&gt;, otherwise <text:s/>&lt;c&gt;false&lt;/c&gt;.</text:p>
      <text:p text:style-name="P2">2023-10-16 19:12:52.997 +02:00 [INF] Try to translate: <text:s/>Die Methode führt einen Ordinalzeichenvergleich durch. </text:p>
      <text:p text:style-name="P2">2023-10-16 19:12:52.998 +02:00 [INF] Translation found: The method performs an ordinal character comparison.</text:p>
      <text:p text:style-name="P2">2023-10-16 19:12:52.999 +02:00 [INF] Try to translate: <text:s/>Gibt an, ob das Ende von &lt;paramref name="span" /&gt; mit &lt;paramref name="value" /&gt; übereinstimmt, wenn unter Verwendung der angegebenen &lt;paramref name="comparisonType" /&gt;-Option verglichen wird. </text:p>
      <text:p text:style-name="P2">2023-10-16 19:12:53.000 +02:00 [INF] Translation found: Indicates whether &lt;paramref name="span"/&gt; ends with &lt;paramref name="value"/&gt; <text:s/>when compared using a specified &lt;see cref="StringComparison"/&gt; value.</text:p>
      <text:p text:style-name="P2">2023-10-16 19:12:53.001 +02:00 [INF] Try to translate: Die zu untersuchende Zeichenspanne.</text:p>
      <text:p text:style-name="P2">2023-10-16 19:12:53.002 +02:00 [INF] Translation found: The span to examine.</text:p>
      <text:p text:style-name="P2">2023-10-16 19:12:53.003 +02:00 [INF] Try to translate: Die Zeichenfolge mit der das Ende von &lt;paramref name="span" /&gt; verglichen wird.</text:p>
      <text:p text:style-name="P2">2023-10-16 19:12:53.004 +02:00 [INF] Translation found: The character sequence to compare with the end of &lt;paramref name="span"/&gt;.</text:p>
      <text:p text:style-name="P2">2023-10-16 19:12:53.005 +02:00 [INF] Try to translate: Einer der Enumerationswerte, der festlegt, wie &lt;paramref name="span" /&gt; und &lt;paramref name="value" /&gt; verglichen werden.</text:p>
      <text:p text:style-name="P2">2023-10-16 19:12:53.006 +02:00 [INF] Translation found: One of the enumeration values that specifies the rules for the comparison.</text:p>
      <text:p text:style-name="P2">2023-10-16 19:12:53.009 +02:00 [INF] Try to translate: &lt;c&gt;true&lt;/c&gt;, wenn &lt;paramref name="span" /&gt; mit &lt;paramref name="value" /&gt; endet, andernfalls &lt;c&gt;false&lt;/c&gt;.</text:p>
      <text:p text:style-name="P2">2023-10-16 19:12:53.011 +02:00 [INF] Translation found: &lt;c&gt;true&lt;/c&gt; if &lt;paramref name="span"/&gt; ends with &lt;paramref name="value"/&gt;, otherwise <text:s/>&lt;c&gt;false&lt;/c&gt;.</text:p>
      <text:p text:style-name="P2">2023-10-16 19:12:53.013 +02:00 [INF] Save<text:line-break/>C:\Users\fkinz\source\repos\FolkerKinzel.Strings\src\FolkerKinzel.Strings\SpanExtension_EndsWith.cs to<text:line-break/>C:\Users\fkinz\source\repos\FolkerKinzel.Strings\src\FolkerKinzel.Strings\SpanExtension_EndsWith.cs.</text:p>
      <text:p text:style-name="P2"/>
      <text:p text:style-name="P2">2023-10-16 19:12:53.015 +02:00 [INF] Start translating <text:span text:style-name="T1">C:\Users\fkinz\source\repos\FolkerKinzel.Strings\src\FolkerKinzel.Strings\SpanExtension_Equals.cs</text:span></text:p>
      <text:p text:style-name="P2">2023-10-16 19:12:53.016 +02:00 [INF] Try to translate: <text:s/>Bestimmt, ob &lt;paramref name="span" /&gt; und &lt;paramref name="other" /&gt; identische Zeichenfolgen sind, wenn sie mit der angegebenen &lt;paramref name="comparisonType" /&gt;-Option verglichen werden. </text:p>
      <text:p text:style-name="P2">2023-10-16 19:12:53.017 +02:00 [INF] Translation found: Determines whether this &lt;paramref name="span"/&gt; and &lt;paramref name="other"/&gt; have the same characters when compared using the specified &lt;paramref name="comparisonType"/&gt; option.</text:p>
      <text:p text:style-name="P2">2023-10-16 19:12:53.018 +02:00 [INF] Try to translate: Die zu untersuchende Zeichenspanne.</text:p>
      <text:p text:style-name="P2">2023-10-16 19:12:53.019 +02:00 [INF] Translation found: The span to examine.</text:p>
      <text:p text:style-name="P2">2023-10-16 19:12:53.020 +02:00 [INF] Try to translate: Der Wert, mit dem &lt;paramref name="span" /&gt; verglichen werden soll.</text:p>
      <text:p text:style-name="P2">2023-10-16 19:12:53.021 +02:00 [INF] Translation found: The value to compare with the source span.</text:p>
      <text:p text:style-name="P2">2023-10-16 19:12:53.022 +02:00 [INF] Try to translate: Ein Enumerationswert, der bestimmt, wie &lt;paramref name="span" /&gt; und &lt;paramref name="other" /&gt; verglichen werden.</text:p>
      <text:p text:style-name="P2">2023-10-16 19:12:53.024 +02:00 [INF] Translation found: An enumeration value that determines how &lt;paramref name="span"/&gt; and &lt;paramref name="other"/&gt; are compared.</text:p>
      <text:p text:style-name="P2">2023-10-16 19:12:53.026 +02:00 [INF] Try to translate: &lt;c&gt;true&lt;/c&gt;, sofern identisch, andernfalls &lt;c&gt;false&lt;/c&gt;.</text:p>
      <text:p text:style-name="P2">2023-10-16 19:12:53.027 +02:00 [INF] Translation found: &lt;c&gt;true&lt;/c&gt; if identical, &lt;c&gt;false&lt;/c&gt; otherwise.</text:p>
      <text:p text:style-name="P2">2023-10-16 19:12:53.028 +02:00 [INF] Save<text:line-break/>C:\Users\fkinz\source\repos\FolkerKinzel.Strings\src\FolkerKinzel.Strings\SpanExtension_Equals.cs to<text:line-break/>C:\Users\fkinz\source\repos\FolkerKinzel.Strings\src\FolkerKinzel.Strings\SpanExtension_Equals.cs.</text:p>
      <text:p text:style-name="P2"/>
      <text:p text:style-name="P2">2023-10-16 19:12:53.031 +02:00 [INF] Start translating <text:span text:style-name="T1">C:\Users\fkinz\source\repos\FolkerKinzel.Strings\src\FolkerKinzel.Strings\SpanExtension_GetPersistentHashCode.cs</text:span></text:p>
      <text:p text:style-name="P2">2023-10-16 19:12:53.032 +02:00 [INF] Try to translate: <text:s/>Erweiterungsmethoden für die &lt;see cref="Span{T}"&gt;Span&amp;lt;Char&amp;gt;&lt;/see&gt;-Struktur. </text:p>
      <text:p text:style-name="P2">2023-10-16 19:12:53.033 +02:00 [INF] Translation found: Extension methods for the &lt;see cref="Span{T}"&gt;Span&amp;lt;Char&amp;gt;&lt;/see&gt; struct</text:p>
      <text:p text:style-name="P2">2023-10-16 19:12:53.034 +02:00 [INF] Try to translate: </text:p>
      <text:p text:style-name="P2">2023-10-16 19:12:53.035 +02:00 [INF] Translation found: </text:p>
      <text:p text:style-name="P2">2023-10-16 19:12:53.035 +02:00 [INF] Try to translate: <text:s/>Erzeugt bei jedem Programmlauf denselben &lt;see cref="int" /&gt;-Hashcode für eine identische Zeichenfolge. </text:p>
      <text:p text:style-name="P2">2023-10-16 19:12:53.037 +02:00 [INF] Translation found: Generates the same &lt;see cref="int"/&gt; hash code for an identical string of characters each time the program is run.</text:p>
      <text:p text:style-name="P2">2023-10-16 19:12:53.039 +02:00 [INF] Try to translate: Die zu hashende Zeichenfolge.</text:p>
      <text:p text:style-name="P2">2023-10-16 19:12:53.042 +02:00 [INF] Translation found: The Char sequence to be hashed.</text:p>
      <text:p text:style-name="P2">2023-10-16 19:12:53.044 +02:00 [INF] Try to translate: Die Art des zu erzeugenden Hashcodes.</text:p>
      <text:p text:style-name="P2">2023-10-16 19:12:53.045 +02:00 [INF] Translation found: The kind of hashcode to be generated.</text:p>
      <text:p text:style-name="P2">2023-10-16 19:12:53.046 +02:00 [INF] Try to translate: Der Hashcode.</text:p>
      <text:p text:style-name="P2">2023-10-16 19:12:53.047 +02:00 [INF] Translation found: The hashcode.</text:p>
      <text:p text:style-name="P2">2023-10-16 19:12:53.048 +02:00 [INF] Try to translate: &lt;para&gt; Die Methode &lt;see cref="string.GetHashCode()"&gt;String.GetHashCode()&lt;/see&gt; gibt aus Sicherheitsgründen bei jedem Programmlauf einen unterschiedlichen Hashcode für eine identische Zeichenfolge zurück. Abgesehen davon, dass auch der Hash-Algorithmus von &lt;see cref="string.GetHashCode()"&gt;String.GetHashCode()&lt;/see&gt; in unterschiedlichen Frameworkversionen unterschiedlich sein könnte, macht es schon deshalb keinen Sinn, den Rückgabewert von &lt;see cref="string.GetHashCode()" /&gt; für die Wiederverwendung zu speichern. Die Alternativen, z.B. &lt;see cref="MD5" /&gt; oder &lt;see cref="SHA256" /&gt;, verbrauchen mehr Speicherplatz und sind langsamer. So bietet diese Methode eine schlanke Alternative, die sich zum Hashen sehr kurzer Zeichenfolgen eignet, die nicht in einem sicherheitskritischen Zusammenhang verwendet werden. &lt;/para&gt;&lt;para&gt; Der von dieser Methode erzeugte Hashcode ist nicht identisch mit dem Hashcode, der von .NET-Framework 4.0 erzeugt wird, denn er verwendet Roundshifting, um mehr Information zu bewahren. &lt;/para&gt;&lt;para&gt;Die mit unterschiedlichen Werten für &lt;paramref name="hashType" /&gt; erzeugten Hashcodes können für eine identische Zeichenfolge verschiedene Hashcodes liefern und dürfen deshalb nicht vermischt werden.&lt;/para&gt;&lt;para&gt; Verwenden Sie die von der Methode erzeugten Hashcodes nicht in sicherheitskritischen Anwendungen (wie z.B. dem Hashen von Passwörtern)! &lt;/para&gt;</text:p>
      <text:p text:style-name="P2">2023-10-16 19:12:53.050 +02:00 [INF] Translation found: &lt;para&gt;<text:line-break/>The method &lt;see cref="string.GetHashCode"&gt;String.GetHashCode()&lt;/see&gt; returns a different hash code for an identical string with each program run for security reasons. Apart from the fact that the hash algorithm of &lt;see cref="string.GetHashCode"&gt;String.GetHashCode()&lt;/see&gt; could be different in different framework versions, it makes no sense to use the return value of &lt;see cref="string.GetHashCode"/&gt; for reuse. The alternatives, e.g. &lt;see cref="MD5"/&gt; or &lt;see cref="SHA256"/&gt;, use more storage space and are slower. This method offers a slim alternative that is suitable for hashing very short strings that are not used in a security-critical context.<text:line-break/>&lt;/para&gt;<text:line-break/>&lt;para&gt;<text:line-break/>The hashcode generated by this method is not identical to the hashcode generated by the .NET Framework 4.0, because it uses roundshifting to preserve more information.<text:line-break/>&lt;/para&gt;<text:line-break/>&lt;para&gt;<text:line-break/>The hashcodes generated with different values for &lt;paramref name ="hashType"/&gt; may provide different hashcodes for an identical Char sequence and MUST therefore not be mixed.<text:line-break/>&lt;/para&gt;<text:line-break/>&lt;para&gt;<text:line-break/>Do not use the hashcodes generated by this method for security-critical purposes (such as hashing passwords)!<text:line-break/>&lt;/para&gt;</text:p>
      <text:p text:style-name="P2">2023-10-16 19:12:53.051 +02:00 [INF] Try to translate: &lt;paramref name="hashType" /&gt; ist kein definierter Wert der &lt;see cref="HashType" /&gt;-Enum.</text:p>
      <text:p text:style-name="P3">2023-10-16 19:12:53.052 +02:00 [WRN] No translation found.</text:p>
      <text:p text:style-name="P2">2023-10-16 19:12:53.052 +02:00 [INF] Try to translate: &lt;code language="cs" source="..\Examples\Example.cs" /&gt;</text:p>
      <text:p text:style-name="P2">2023-10-16 19:12:53.054 +02:00 [INF] Translation found: &lt;code/&gt;</text:p>
      <text:p text:style-name="P2">2023-10-16 19:12:53.055 +02:00 [INF] Save<text:line-break/>C:\Users\fkinz\source\repos\FolkerKinzel.Strings\src\FolkerKinzel.Strings\SpanExtension_GetPersistentHashCode.cs to<text:line-break/>C:\Users\fkinz\source\repos\FolkerKinzel.Strings\src\FolkerKinzel.Strings\SpanExtension_GetPersistentHashCode.cs.</text:p>
      <text:p text:style-name="P2"/>
      <text:p text:style-name="P2">2023-10-16 19:12:53.058 +02:00 [INF] Start translating <text:span text:style-name="T1">C:\Users\fkinz\source\repos\FolkerKinzel.Strings\src\FolkerKinzel.Strings\SpanExtension_GetTrimmedLength.cs</text:span></text:p>
      <text:p text:style-name="P2">2023-10-16 19:12:53.060 +02:00 [INF] Try to translate: <text:s/>Gibt die Länge zurück, die die Zeichenspanne ohne nachgestellten Leerraum hätte. </text:p>
      <text:p text:style-name="P2">2023-10-16 19:12:53.062 +02:00 [INF] Translation found: Returns the length that the character span would have without trailing white space.</text:p>
      <text:p text:style-name="P2">2023-10-16 19:12:53.063 +02:00 [INF] Try to translate: Die zu untersuchende Zeichenspanne.</text:p>
      <text:p text:style-name="P2">2023-10-16 19:12:53.064 +02:00 [INF] Translation found: The span to examine.</text:p>
      <text:p text:style-name="P2">2023-10-16 19:12:53.064 +02:00 [INF] Try to translate: Die Länge, die &lt;paramref name="span" /&gt; ohne nachgestellten Leerraum hätte.</text:p>
      <text:p text:style-name="P2">2023-10-16 19:12:53.065 +02:00 [INF] Translation found: The length that the span would have without trailing white space.</text:p>
      <text:p text:style-name="P2">2023-10-16 19:12:53.067 +02:00 [INF] Save<text:line-break/>C:\Users\fkinz\source\repos\FolkerKinzel.Strings\src\FolkerKinzel.Strings\SpanExtension_GetTrimmedLength.cs to<text:line-break/>C:\Users\fkinz\source\repos\FolkerKinzel.Strings\src\FolkerKinzel.Strings\SpanExtension_GetTrimmedLength.cs.</text:p>
      <text:p text:style-name="P2"/>
      <text:p text:style-name="P2">2023-10-16 19:12:53.068 +02:00 [INF] Start translating <text:span text:style-name="T1">C:\Users\fkinz\source\repos\FolkerKinzel.Strings\src\FolkerKinzel.Strings\SpanExtension_GetTrimmedStart.cs</text:span></text:p>
      <text:p text:style-name="P2">2023-10-16 19:12:53.072 +02:00 [INF] Try to translate: <text:s/>Gibt den Index des ersten Nicht-Leerraumzeichens in der Zeichenspanne zurück. </text:p>
      <text:p text:style-name="P2">2023-10-16 19:12:53.075 +02:00 [INF] Translation found: Returns the index of the first non-white-space character in the span.</text:p>
      <text:p text:style-name="P2">2023-10-16 19:12:53.076 +02:00 [INF] Try to translate: Die zu untersuchende Zeichenspanne.</text:p>
      <text:p text:style-name="P2">2023-10-16 19:12:53.077 +02:00 [INF] Translation found: The span to examine.</text:p>
      <text:p text:style-name="P2">2023-10-16 19:12:53.078 +02:00 [INF] Try to translate: Der Index des ersten Nicht-Leerraumzeichens in der Zeichenspanne. Wenn die Spanne leer ist oder nur aus Leerraum besteht, entspricht der Rückgabewert der Länge der Spanne.</text:p>
      <text:p text:style-name="P2">2023-10-16 19:12:53.079 +02:00 [INF] Translation found: The index of the first non-white-space character found in the span. If the span is empty or consists only of white space, the length of the span is returned.</text:p>
      <text:p text:style-name="P2">2023-10-16 19:12:53.080 +02:00 [INF] Save<text:line-break/>C:\Users\fkinz\source\repos\FolkerKinzel.Strings\src\FolkerKinzel.Strings\SpanExtension_GetTrimmedStart.cs to<text:line-break/>C:\Users\fkinz\source\repos\FolkerKinzel.Strings\src\FolkerKinzel.Strings\SpanExtension_GetTrimmedStart.cs.</text:p>
      <text:p text:style-name="P2"/>
      <text:p text:style-name="P2">2023-10-16 19:12:53.082 +02:00 [INF] Start translating <text:span text:style-name="T1">C:\Users\fkinz\source\repos\FolkerKinzel.Strings\src\FolkerKinzel.Strings\SpanExtension_IndexOfAny.cs</text:span></text:p>
      <text:p text:style-name="P2">2023-10-16 19:12:53.083 +02:00 [INF] Try to translate: <text:s/>Sucht nach dem NULL-basierten Index des ersten Vorkommens eines der angegebenen Unicode-Zeichen. </text:p>
      <text:p text:style-name="P2">2023-10-16 19:12:53.085 +02:00 [INF] Translation found: Searches for the zero-based index of the first occurrence of one of the specified Unicode characters.</text:p>
      <text:p text:style-name="P2">2023-10-16 19:12:53.087 +02:00 [INF] Try to translate: Die zu untersuchende Spanne.</text:p>
      <text:p text:style-name="P2">2023-10-16 19:12:53.087 +02:00 [INF] Translation found: The span to examine.</text:p>
      <text:p text:style-name="P2">2023-10-16 19:12:53.088 +02:00 [INF] Try to translate: Eine schreibgeschützte Zeichenspanne, die die zu suchenden Zeichen enthält.</text:p>
      <text:p text:style-name="P2">2023-10-16 19:12:53.089 +02:00 [INF] Translation found: A read-only character span that contains the characters to search for.</text:p>
      <text:p text:style-name="P2">2023-10-16 19:12:53.090 +02:00 [INF] Try to translate: Der NULL-basierte Index des ersten Vorkommens eines beliebigen Zeichens aus &lt;paramref name="values" /&gt; in &lt;paramref name="span" /&gt; oder -1, wenn keines der Zeichen gefunden wurde. Wenn &lt;paramref name="values" /&gt; eine leere Spanne ist, gibt die Methode -1 zurück.</text:p>
      <text:p text:style-name="P2">2023-10-16 19:12:53.092 +02:00 [INF] Translation found: The zero-based index of the first occurrence of one of the specified Unicode characters in &lt;paramref name="span"/&gt; or -1 if none of these characters have been found. If &lt;paramref name="values"/&gt; is an empty span, the method returns -1.</text:p>
      <text:p text:style-name="P2">2023-10-16 19:12:53.094 +02:00 [INF] Try to translate: <text:s/>Wenn die Länge von &lt;paramref name="values" /&gt; kleiner als 5 ist, verwendet die Methode für den Vergleich &lt;see cref="MemoryExtensions.IndexOfAny{T}(ReadOnlySpan{T}, ReadOnlySpan{T})"&gt;MemoryExtensions.IndexOfAny&amp;lt;T&amp;gt;(ReadOnlySpan&amp;lt;T&amp;gt;, ReadOnlySpan&amp;lt;T&amp;gt;)&lt;/see&gt;. Ist die Länge von &lt;paramref name="values" /&gt; größer, wird - um Performanceprobleme zu vermeiden - &lt;see cref="string.IndexOfAny(char[])"&gt;String.IndexOfAny(char[])&lt;/see&gt; verwendet. </text:p>
      <text:p text:style-name="P2">2023-10-16 19:12:53.095 +02:00 [INF] Translation found: If the length of &lt;paramref name="values"/&gt; is less than 5, the method uses &lt;see cref="MemoryExtensions.IndexOfAny{T}(ReadOnlySpan{T}, ReadOnlySpan{T})"&gt;MemoryExtensions.IndexOfAny&amp;lt;T&amp;gt;(ReadOnlySpan&amp;lt;T&amp;gt;, ReadOnlySpan&amp;lt;T&amp;gt;)&lt;/see&gt; for the comparison. If the length of &lt;paramref name="values"/&gt; is greater, &lt;see cref="string.IndexOfAny(char[])"&gt;String.IndexOfAny(char[])&lt;/see&gt; is used to avoid performance issues.</text:p>
      <text:p text:style-name="P2">2023-10-16 19:12:53.096 +02:00 [INF] Save<text:line-break/>C:\Users\fkinz\source\repos\FolkerKinzel.Strings\src\FolkerKinzel.Strings\SpanExtension_IndexOfAny.cs to<text:line-break/>C:\Users\fkinz\source\repos\FolkerKinzel.Strings\src\FolkerKinzel.Strings\SpanExtension_IndexOfAny.cs.</text:p>
      <text:p text:style-name="P2"/>
      <text:p text:style-name="P2">2023-10-16 19:12:53.098 +02:00 [INF] Start translating <text:span text:style-name="T1">C:\Users\fkinz\source\repos\FolkerKinzel.Strings\src\FolkerKinzel.Strings\SpanExtension_IsAscii.cs</text:span></text:p>
      <text:p text:style-name="P2">2023-10-16 19:12:53.100 +02:00 [INF] Try to translate: <text:s/>Untersucht, ob die Zeichenspanne ausschließlich Unicode-Zeichen enthält, die zum ASCII-Zeichensatz gehören. </text:p>
      <text:p text:style-name="P2">2023-10-16 19:12:53.103 +02:00 [INF] Translation found: Checks whether the character span contains only Unicode characters that belong to the ASCII character set.</text:p>
      <text:p text:style-name="P2">2023-10-16 19:12:53.105 +02:00 [INF] Try to translate: Eine Spanne von Unicode-Zeichen.</text:p>
      <text:p text:style-name="P2">2023-10-16 19:12:53.106 +02:00 [INF] Translation found: A span of Unicode characters.</text:p>
      <text:p text:style-name="P2">2023-10-16 19:12:53.108 +02:00 [INF] Try to translate: &lt;c&gt;false&lt;/c&gt;, wenn &lt;paramref name="span" /&gt; ein Unicode-Zeichen enthält, das nicht zum ASCII-Zeichensatz gehört, andernfalls &lt;c&gt;true&lt;/c&gt;.</text:p>
      <text:p text:style-name="P2">2023-10-16 19:12:53.110 +02:00 [INF] Translation found: &lt;c&gt;false&lt;/c&gt; if &lt;paramref name="span"/&gt; contains a Unicode character, which doesn't belong to the ASCII character set, otherwise &lt;c&gt;true&lt;/c&gt;.</text:p>
      <text:p text:style-name="P2">2023-10-16 19:12:53.111 +02:00 [INF] Save<text:line-break/>C:\Users\fkinz\source\repos\FolkerKinzel.Strings\src\FolkerKinzel.Strings\SpanExtension_IsAscii.cs to<text:line-break/>C:\Users\fkinz\source\repos\FolkerKinzel.Strings\src\FolkerKinzel.Strings\SpanExtension_IsAscii.cs.</text:p>
      <text:p text:style-name="P2"/>
      <text:p text:style-name="P2">2023-10-16 19:12:53.115 +02:00 [INF] Start translating <text:span text:style-name="T1">C:\Users\fkinz\source\repos\FolkerKinzel.Strings\src\FolkerKinzel.Strings\SpanExtension_IsWhiteSpace.cs</text:span></text:p>
      <text:p text:style-name="P2">2023-10-16 19:12:53.116 +02:00 [INF] Try to translate: <text:s/>Gibt an, ob die Zeichenspanne ausschließlich Leerraumzeichen enthält. </text:p>
      <text:p text:style-name="P2">2023-10-16 19:12:53.117 +02:00 [INF] Translation found: Indicates whether the character span contains only white space characters.</text:p>
      <text:p text:style-name="P2">2023-10-16 19:12:53.118 +02:00 [INF] Try to translate: Die zu untersuchende Zeichenspanne.</text:p>
      <text:p text:style-name="P2">2023-10-16 19:12:53.119 +02:00 [INF] Translation found: The span to examine.</text:p>
      <text:p text:style-name="P2">2023-10-16 19:12:53.121 +02:00 [INF] Try to translate: &lt;c&gt;true&lt;/c&gt;, wenn &lt;paramref name="span" /&gt; ausschließlich Leerraumzeichen enthält, andernfalls &lt;c&gt;false&lt;/c&gt;.</text:p>
      <text:p text:style-name="P2">2023-10-16 19:12:53.122 +02:00 [INF] Translation found: &lt;c&gt;true&lt;/c&gt; if &lt;paramref name="span"/&gt; consists only of white space, otherwise &lt;c&gt;false&lt;/c&gt;.</text:p>
      <text:p text:style-name="P2">2023-10-16 19:12:53.123 +02:00 [INF] Save<text:line-break/>C:\Users\fkinz\source\repos\FolkerKinzel.Strings\src\FolkerKinzel.Strings\SpanExtension_IsWhiteSpace.cs to<text:line-break/>C:\Users\fkinz\source\repos\FolkerKinzel.Strings\src\FolkerKinzel.Strings\SpanExtension_IsWhiteSpace.cs.</text:p>
      <text:p text:style-name="P2"/>
      <text:p text:style-name="P2">2023-10-16 19:12:53.129 +02:00 [INF] Start translating <text:span text:style-name="T1">C:\Users\fkinz\source\repos\FolkerKinzel.Strings\src\FolkerKinzel.Strings\SpanExtension_LastIndexOf.cs</text:span></text:p>
      <text:p text:style-name="P2">2023-10-16 19:12:53.131 +02:00 [INF] Try to translate: <text:s/>Gibt die NULL-basierte Indexposition des letzten Vorkommens einer angegebenen Zeichenfolge in &lt;paramref name="span" /&gt; an. </text:p>
      <text:p text:style-name="P2">2023-10-16 19:12:53.132 +02:00 [INF] Translation found: Specifies the zero-based index of the last occurrence of a specified character sequence in &lt;paramref name ="span"/&gt;. A parameter specifies the type of search for the specified character sequence.</text:p>
      <text:p text:style-name="P2">2023-10-16 19:12:53.133 +02:00 [INF] Try to translate: Die zu durchsuchende Zeichenspanne.</text:p>
      <text:p text:style-name="P2">2023-10-16 19:12:53.134 +02:00 [INF] Translation found: The span to search.</text:p>
      <text:p text:style-name="P2">2023-10-16 19:12:53.135 +02:00 [INF] Try to translate: Die zu suchende Zeichenfolge.</text:p>
      <text:p text:style-name="P2">2023-10-16 19:12:53.136 +02:00 [INF] Translation found: The span to search for.</text:p>
      <text:p text:style-name="P2">2023-10-16 19:12:53.137 +02:00 [INF] Try to translate: Einer der Enumerationswerte, der die Regeln für die Suche angibt.</text:p>
      <text:p text:style-name="P2">2023-10-16 19:12:53.137 +02:00 [INF] Translation found: One of the enumeration values that specifies the rules for the comparison.</text:p>
      <text:p text:style-name="P2">2023-10-16 19:12:53.138 +02:00 [INF] Try to translate: Die nullbasierte Anfangsindexposition des &lt;paramref name="value" /&gt;-Parameters, wenn diese Zeichenfolge gefunden wurde, oder -1, wenn sie nicht gefunden wurde oder &lt;paramref name="span" /&gt; leer ist.</text:p>
      <text:p text:style-name="P2">2023-10-16 19:12:53.139 +02:00 [INF] Translation found: The zero-based start index of the &lt;paramref name ="value"/&gt; parameter if this character sequence was found, or -1 if it was not found or &lt;paramref name ="span"/&gt; is empty.</text:p>
      <text:p text:style-name="P2">2023-10-16 19:12:53.141 +02:00 [INF] Try to translate: <text:s/>Gibt die NULL-basierte Indexposition des letzten Vorkommens einer angegebenen Zeichenfolge in &lt;paramref name="span" /&gt; an. Die Suche beginnt an einer angegebenen Zeichenposition und verläuft für eine angegebene Anzahl von Zeichenpositionen rückwärts zum Anfang der Zeichenspanne. Ein Parameter gibt den Typ des bei der Suche nach der angegebenen Zeichenfolge auszuführenden Vergleichs an. </text:p>
      <text:p text:style-name="P2">2023-10-16 19:12:53.144 +02:00 [INF] Translation found: Specifies the <text:s/>zero based index position of the last occurrence of a specified character sequence in &lt;paramref name ="span"/&gt;. The search begins at a specified character position and runs backwards to the beginning of the character span for a specified number of character positions. A parameter specifies the type of comparison to be performed when searching for the specified character sequence.</text:p>
      <text:p text:style-name="P2">2023-10-16 19:12:53.146 +02:00 [INF] Try to translate: Die zu durchsuchende Zeichenspanne.</text:p>
      <text:p text:style-name="P2">2023-10-16 19:12:53.147 +02:00 [INF] Translation found: The span to search.</text:p>
      <text:p text:style-name="P2">2023-10-16 19:12:53.148 +02:00 [INF] Try to translate: Die zu suchende Zeichenfolge.</text:p>
      <text:p text:style-name="P2">2023-10-16 19:12:53.149 +02:00 [INF] Translation found: The span to search for.</text:p>
      <text:p text:style-name="P2">2023-10-16 19:12:53.149 +02:00 [INF] Try to translate: Die Anfangsposition der Suche. Die Suche wird von &lt;paramref name="startIndex" /&gt; bis zum Anfang von &lt;paramref name="span" /&gt; fortgesetzt.</text:p>
      <text:p text:style-name="P2">2023-10-16 19:12:53.151 +02:00 [INF] Translation found: The start index of the search. The search is done backwards to the beginning of &lt;paramref name="span"/&gt;.</text:p>
      <text:p text:style-name="P2">2023-10-16 19:12:53.152 +02:00 [INF] Try to translate: Die Anzahl der zu überprüfenden Zeichenpositionen.</text:p>
      <text:p text:style-name="P2">2023-10-16 19:12:53.153 +02:00 [INF] Translation found: The number of character positions to examine.</text:p>
      <text:p text:style-name="P2">2023-10-16 19:12:53.154 +02:00 [INF] Try to translate: Einer der Enumerationswerte, der die Regeln für die Suche angibt.</text:p>
      <text:p text:style-name="P2">2023-10-16 19:12:53.154 +02:00 [INF] Translation found: One of the enumeration values that specifies the rules for the comparison.</text:p>
      <text:p text:style-name="P2">2023-10-16 19:12:53.155 +02:00 [INF] Try to translate: Die nullbasierte Anfangsindexposition des &lt;paramref name="value" /&gt;-Parameters, wenn diese Zeichenfolge gefunden wurde, oder -1, wenn sie nicht gefunden wurde oder &lt;paramref name="span" /&gt; leer ist.</text:p>
      <text:p text:style-name="P2">2023-10-16 19:12:53.156 +02:00 [INF] Translation found: The zero-based start index of the &lt;paramref name ="value"/&gt; parameter if this character sequence was found, or -1 if it was not found or &lt;paramref name ="span"/&gt; is empty.</text:p>
      <text:p text:style-name="P2">2023-10-16 19:12:53.159 +02:00 [INF] Try to translate: &lt;para&gt;&lt;paramref name="count" /&gt; ist ein negativer Wert &lt;/para&gt;&lt;para&gt; - oder - &lt;/para&gt;&lt;para&gt;&lt;paramref name="span" /&gt; ist nicht &lt;see cref="Span{T}.Empty" /&gt;, und &lt;paramref name="startIndex" /&gt; ist ein negativer Wert. &lt;/para&gt;&lt;para&gt; - oder - &lt;/para&gt;&lt;para&gt;&lt;paramref name="span" /&gt; ist nicht &lt;see cref="Span{T}.Empty" /&gt;, und &lt;paramref name="startIndex" /&gt; ist größer als die Länge von &lt;paramref name="span" /&gt;. &lt;/para&gt;&lt;para&gt; - oder - &lt;/para&gt;&lt;para&gt;&lt;paramref name="span" /&gt; ist nicht &lt;see cref="Span{T}.Empty" /&gt;, und &lt;paramref name="startIndex" /&gt; + 1 - &lt;paramref name="count" /&gt; gibt eine Position an, die nicht innerhalb von &lt;paramref name="span" /&gt; liegt. &lt;/para&gt;&lt;para&gt; - oder - &lt;/para&gt;&lt;para&gt;&lt;paramref name="span" /&gt; ist &lt;see cref="Span{T}.Empty" /&gt;, und &lt;paramref name="startIndex" /&gt; ist kleiner als -1 oder größer als 0. &lt;/para&gt;</text:p>
      <text:p text:style-name="P2">2023-10-16 19:12:53.162 +02:00 [INF] Translation found: &lt;para&gt;<text:line-break/>&lt;paramref name ="count"/&gt; is a negative value<text:line-break/>&lt;/para&gt;<text:line-break/>&lt;para&gt;<text:line-break/>- or -<text:line-break/>&lt;/para&gt;<text:line-break/>&lt;para&gt;<text:line-break/>&lt;paramref name ="span"/&gt; is not &lt;see cref="Span{T}.Empty"/&gt;, and &lt;paramref name ="startIndex"/&gt; is a negative value.<text:line-break/>&lt;/para&gt;<text:line-break/>&lt;para&gt;<text:line-break/>- or -<text:line-break/>&lt;/para&gt;<text:line-break/>&lt;para&gt;<text:line-break/>&lt;paramref name ="span"/&gt; is not &lt;see cref="Span{T}.Empty"/&gt;, and &lt;paramref name ="startIndex"/&gt; is greater than the length of &lt;paramref name ="span"/&gt;.<text:line-break/>&lt;/para&gt;<text:line-break/>&lt;para&gt;<text:line-break/>- or -<text:line-break/>&lt;/para&gt;<text:line-break/>&lt;para&gt;<text:line-break/>&lt;paramref name ="span"/&gt; is not &lt;see cref="Span{T}.Empty"/&gt;, and &lt;paramref name ="startIndex"/&gt; + 1 - &lt;paramref name ="count"/&gt; indicates a position that is not within &lt;paramref name ="span"/&gt;.<text:line-break/>&lt;/para&gt;<text:line-break/>&lt;para&gt;<text:line-break/>- or -<text:line-break/>&lt;/para&gt;<text:line-break/>&lt;para&gt;<text:line-break/>&lt;paramref name ="span"/&gt; is &lt;see cref="Span{T}.Empty"/&gt;, and &lt;paramref name ="startIndex"/&gt; is less than -1 or greater than 0.<text:line-break/>&lt;/para&gt;</text:p>
      <text:p text:style-name="P2">2023-10-16 19:12:53.164 +02:00 [INF] Try to translate: &lt;paramref name="comparisonType" /&gt; ist kein gültiger &lt;see cref="StringComparison" /&gt;-Wert. </text:p>
      <text:p text:style-name="P2">2023-10-16 19:12:53.166 +02:00 [INF] Translation found: &lt;paramref name="comparisonType"/&gt; is not a defined value of the &lt;see cref="StringComparison"/&gt; enum.</text:p>
      <text:p text:style-name="P2">2023-10-16 19:12:53.167 +02:00 [INF] Save<text:line-break/>C:\Users\fkinz\source\repos\FolkerKinzel.Strings\src\FolkerKinzel.Strings\SpanExtension_LastIndexOf.cs to<text:line-break/>C:\Users\fkinz\source\repos\FolkerKinzel.Strings\src\FolkerKinzel.Strings\SpanExtension_LastIndexOf.cs.</text:p>
      <text:p text:style-name="P2"/>
      <text:p text:style-name="P2">2023-10-16 19:12:53.169 +02:00 [INF] Start translating <text:span text:style-name="T1">C:\Users\fkinz\source\repos\FolkerKinzel.Strings\src\FolkerKinzel.Strings\SpanExtension_LastIndexOfAny.cs</text:span></text:p>
      <text:p text:style-name="P2">2023-10-16 19:12:53.170 +02:00 [INF] Try to translate: <text:s/>Sucht nach dem NULL-basierten Index des letzten Vorkommens eines der angegebenen Unicode-Zeichen. </text:p>
      <text:p text:style-name="P2">2023-10-16 19:12:53.171 +02:00 [INF] Translation found: Searches for the zero-based index of the last occurrence of one of the specified Unicode characters.</text:p>
      <text:p text:style-name="P2">2023-10-16 19:12:53.172 +02:00 [INF] Try to translate: Die zu untersuchende Spanne.</text:p>
      <text:p text:style-name="P2">2023-10-16 19:12:53.173 +02:00 [INF] Translation found: The span to examine.</text:p>
      <text:p text:style-name="P2">2023-10-16 19:12:53.177 +02:00 [INF] Try to translate: Eine schreibgeschützte Zeichenspanne, die die zu suchenden Zeichen enthält.</text:p>
      <text:p text:style-name="P2">2023-10-16 19:12:53.178 +02:00 [INF] Translation found: A read-only character span that contains the characters to search for.</text:p>
      <text:p text:style-name="P2">2023-10-16 19:12:53.178 +02:00 [INF] Try to translate: Der NULL-basierte Index des letzten Vorkommens eines beliebigen Zeichens aus &lt;paramref name="values" /&gt; in &lt;paramref name="span" /&gt; oder -1, wenn keines der Zeichen gefunden wurde. Wenn &lt;paramref name="values" /&gt; eine leere Spanne ist, wird -1 zurückgegeben</text:p>
      <text:p text:style-name="P2">2023-10-16 19:12:53.180 +02:00 [INF] Translation found: The zero-based index of the last occurrence of one of the specified Unicode characters in &lt;paramref name="span"/&gt; or -1 if none of these characters have been found. If &lt;paramref name="values"/&gt; is an empty span, the method returns -1.</text:p>
      <text:p text:style-name="P2">2023-10-16 19:12:53.181 +02:00 [INF] Try to translate: <text:s/>Wenn die Länge von &lt;paramref name="values" /&gt; kleiner als 5 ist, verwendet die Methode für den Vergleich &lt;see cref="MemoryExtensions.LastIndexOfAny{T}(Span{T}, ReadOnlySpan{T})"&gt;MemoryExtensions.LastIndexOfAny&amp;lt;T&amp;gt;(ReadOnlySpan&amp;lt;T&amp;gt;, ReadOnlySpan&amp;lt;T&amp;gt;)&lt;/see&gt;. Ist die Länge von &lt;paramref name="values" /&gt; größer, wird - um Performanceprobleme zu vermeiden - &lt;see cref="string.LastIndexOfAny(char[])"&gt;String.LastIndexOfAny(char[])&lt;/see&gt; verwendet. </text:p>
      <text:p text:style-name="P3">2023-10-16 19:12:53.182 +02:00 [WRN] No translation found.</text:p>
      <text:p text:style-name="P2">2023-10-16 19:12:53.183 +02:00 [INF] Try to translate: <text:s/>Gibt die nullbasierte Indexposition des letzten Vorkommens eines der angegebenen Zeichen in &lt;paramref name="span" /&gt; an. Die Suche beginnt an einer angegebenen Zeichenposition und verläuft für eine angegebene Anzahl von Zeichenpositionen rückwärts zum Anfang der Zeichenfolge. </text:p>
      <text:p text:style-name="P2">2023-10-16 19:12:53.184 +02:00 [INF] Translation found: Returns the zero-based index of the last occurrence of one of the specified characters in &lt;paramref name="span"/&gt;. The search begins at a specified character position and runs a specified number of character positions backwards to the beginning of the &lt;paramref name="span"/&gt;.</text:p>
      <text:p text:style-name="P2">2023-10-16 19:12:53.185 +02:00 [INF] Try to translate: Die zu durchsuchende Zeichenspanne.</text:p>
      <text:p text:style-name="P2">2023-10-16 19:12:53.186 +02:00 [INF] Translation found: The span to search.</text:p>
      <text:p text:style-name="P2">2023-10-16 19:12:53.187 +02:00 [INF] Try to translate: Eine schreibgeschützte Zeichenspanne, die die zu suchenden Zeichen enthält.</text:p>
      <text:p text:style-name="P2">2023-10-16 19:12:53.188 +02:00 [INF] Translation found: A read-only character span that contains the characters to search for.</text:p>
      <text:p text:style-name="P2">2023-10-16 19:12:53.189 +02:00 [INF] Try to translate: Die Anfangsposition der Suche. Die Suche erfolgt rückwärts zum Anfang von &lt;paramref name="span" /&gt;.</text:p>
      <text:p text:style-name="P2">2023-10-16 19:12:53.190 +02:00 [INF] Translation found: The start index of the search. The search is done backwards to the beginning of &lt;paramref name="span"/&gt;.</text:p>
      <text:p text:style-name="P2">2023-10-16 19:12:53.193 +02:00 [INF] Try to translate: Die Anzahl der zu überprüfenden Zeichenpositionen in &lt;paramref name="span" /&gt;.</text:p>
      <text:p text:style-name="P2">2023-10-16 19:12:53.195 +02:00 [INF] Translation found: The number of characters positions to examine in &lt;paramref name="span"/&gt;.</text:p>
      <text:p text:style-name="P2">2023-10-16 19:12:53.197 +02:00 [INF] Try to translate: Der nullbasierte Index des letzten Vorkommens eines beliebigen Zeichens aus &lt;paramref name="values" /&gt; in &lt;paramref name="span" /&gt; oder -1, wenn keines dieser Zeichen gefunden wurde.</text:p>
      <text:p text:style-name="P2">2023-10-16 19:12:53.198 +02:00 [INF] Translation found: The zero-based index of the last occurrence of one of the specified Unicode characters in &lt;paramref name="span"/&gt; or -1 if none of these characters have been found.</text:p>
      <text:p text:style-name="P2">2023-10-16 19:12:53.199 +02:00 [INF] Try to translate: <text:s/>Wenn die Länge von &lt;paramref name="values" /&gt; kleiner als 5 ist, verwendet die Methode für den Vergleich &lt;see cref="MemoryExtensions.LastIndexOfAny{T}(Span{T}, ReadOnlySpan{T})"&gt;MemoryExtensions.LastIndexOfAny&amp;lt;T&amp;gt;(ReadOnlySpan&amp;lt;T&amp;gt;, ReadOnlySpan&amp;lt;T&amp;gt;)&lt;/see&gt;. Ist die Länge von &lt;paramref name="values" /&gt; größer, wird - um Performanceprobleme zu vermeiden - &lt;see cref="string.LastIndexOfAny(char[])"&gt;String.LastIndexOfAny(char[])&lt;/see&gt; verwendet. </text:p>
      <text:p text:style-name="P3">2023-10-16 19:12:53.200 +02:00 [WRN] No translation found.</text:p>
      <text:p text:style-name="P2">2023-10-16 19:12:53.200 +02:00 [INF] Try to translate: &lt;para&gt;&lt;paramref name="span" /&gt; ist nicht &lt;see cref="Span{T}.Empty" /&gt; und &lt;paramref name="startIndex" /&gt; ist kleiner als 0 oder größer oder gleich der Länge von &lt;paramref name="span" /&gt;&lt;/para&gt;&lt;para&gt; - oder - &lt;/para&gt;&lt;para&gt;&lt;paramref name="span" /&gt; ist nicht &lt;see cref="Span{T}.Empty" /&gt; und &lt;paramref name="startIndex" /&gt; - &lt;paramref name="count" /&gt; + 1 ist kleiner als 0. &lt;/para&gt;</text:p>
      <text:p text:style-name="P2">2023-10-16 19:12:53.202 +02:00 [INF] Translation found: &lt;para&gt;<text:line-break/>&lt;paramref name="span"/&gt; is not &lt;see cref="Span{T}.Empty"/&gt; and &lt;paramref name ="startIndex"/&gt; is less than zero or greater than or equal to the length of &lt;paramref name="span"/&gt;<text:line-break/>&lt;/para&gt;<text:line-break/>&lt;para&gt;<text:line-break/>- or -<text:line-break/>&lt;/para&gt;<text:line-break/>&lt;para&gt;<text:line-break/>&lt;paramref name ="span"/&gt; is not &lt;see cref="Span{T}.Empty"/&gt; and &lt;paramref name ="startIndex"/&gt; - &lt;paramref name ="count"/&gt; + 1 is less than zero.<text:line-break/>&lt;/para&gt;</text:p>
      <text:p text:style-name="P2">2023-10-16 19:12:53.203 +02:00 [INF] Save<text:line-break/>C:\Users\fkinz\source\repos\FolkerKinzel.Strings\src\FolkerKinzel.Strings\SpanExtension_LastIndexOfAny.cs to<text:line-break/>C:\Users\fkinz\source\repos\FolkerKinzel.Strings\src\FolkerKinzel.Strings\SpanExtension_LastIndexOfAny.cs.</text:p>
      <text:p text:style-name="P2"/>
      <text:p text:style-name="P2">2023-10-16 19:12:53.205 +02:00 [INF] Start translating <text:span text:style-name="T1">C:\Users\fkinz\source\repos\FolkerKinzel.Strings\src\FolkerKinzel.Strings\SpanExtension_StartsWith.cs</text:span></text:p>
      <text:p text:style-name="P2">2023-10-16 19:12:53.207 +02:00 [INF] Try to translate: <text:s/>Gibt an, ob eine Zeichenspanne mit dem angegebenen Unicode-Zeichen beginnt. </text:p>
      <text:p text:style-name="P2">2023-10-16 19:12:53.210 +02:00 [INF] Translation found: Indicates whether &lt;paramref name="span"/&gt; starts with the specified character.</text:p>
      <text:p text:style-name="P2">2023-10-16 19:12:53.210 +02:00 [INF] Try to translate: Die zu untersuchende Spanne.</text:p>
      <text:p text:style-name="P2">2023-10-16 19:12:53.211 +02:00 [INF] Translation found: The span to examine.</text:p>
      <text:p text:style-name="P2">2023-10-16 19:12:53.213 +02:00 [INF] Try to translate: Das Zeichen, nach dem gesucht wird.</text:p>
      <text:p text:style-name="P2">2023-10-16 19:12:53.213 +02:00 [INF] Translation found: The Unicode character to search for.</text:p>
      <text:p text:style-name="P2">2023-10-16 19:12:53.214 +02:00 [INF] Try to translate: &lt;c&gt;true&lt;/c&gt;, wenn &lt;paramref name="span" /&gt; mit &lt;paramref name="value" /&gt; beginnt, andernfalls &lt;c&gt;false&lt;/c&gt;.</text:p>
      <text:p text:style-name="P2">2023-10-16 19:12:53.215 +02:00 [INF] Translation found: &lt;c&gt;true&lt;/c&gt; if &lt;paramref name="span"/&gt; starts with &lt;paramref name="value"/&gt;, otherwise <text:s/>&lt;c&gt;false&lt;/c&gt;.</text:p>
      <text:p text:style-name="P2">2023-10-16 19:12:53.217 +02:00 [INF] Try to translate: <text:s/>Die Methode führt einen Ordinalzeichenvergleich durch. </text:p>
      <text:p text:style-name="P2">2023-10-16 19:12:53.217 +02:00 [INF] Translation found: The method performs an ordinal character comparison.</text:p>
      <text:p text:style-name="P2">2023-10-16 19:12:53.218 +02:00 [INF] Try to translate: <text:s/>Gibt an, ob der Anfang von &lt;paramref name="span" /&gt; mit &lt;paramref name="value" /&gt; übereinstimmt, wenn unter Verwendung der angegebenen &lt;paramref name="comparisonType" /&gt;-Option verglichen wird. </text:p>
      <text:p text:style-name="P2">2023-10-16 19:12:53.219 +02:00 [INF] Translation found: Indicates whether a character span starts with &lt;paramref name="value"/&gt; <text:s/>when compared using a specified &lt;see cref="StringComparison"/&gt; value.</text:p>
      <text:p text:style-name="P2">2023-10-16 19:12:53.220 +02:00 [INF] Try to translate: Die zu untersuchende Zeichenspanne.</text:p>
      <text:p text:style-name="P2">2023-10-16 19:12:53.221 +02:00 [INF] Translation found: The span to examine.</text:p>
      <text:p text:style-name="P2">2023-10-16 19:12:53.222 +02:00 [INF] Try to translate: Die Zeichenfolge mit der der Anfang von &lt;paramref name="span" /&gt; verglichen wird.</text:p>
      <text:p text:style-name="P2">2023-10-16 19:12:53.226 +02:00 [INF] Translation found: The character sequence to compare the beginning of &lt;paramref name="span"/&gt; with.</text:p>
      <text:p text:style-name="P2">2023-10-16 19:12:53.227 +02:00 [INF] Try to translate: Einer der Enumerationswerte, der festlegt, wie &lt;paramref name="span" /&gt; und &lt;paramref name="value" /&gt; verglichen werden.</text:p>
      <text:p text:style-name="P2">2023-10-16 19:12:53.228 +02:00 [INF] Translation found: One of the enumeration values that specifies the rules for the comparison.</text:p>
      <text:p text:style-name="P2">2023-10-16 19:12:53.229 +02:00 [INF] Try to translate: &lt;c&gt;true&lt;/c&gt;, wenn &lt;paramref name="span" /&gt; mit &lt;paramref name="value" /&gt; beginnt, andernfalls &lt;c&gt;false&lt;/c&gt;.</text:p>
      <text:p text:style-name="P2">2023-10-16 19:12:53.230 +02:00 [INF] Translation found: &lt;c&gt;true&lt;/c&gt; if &lt;paramref name="span"/&gt; starts with &lt;paramref name="value"/&gt;, otherwise <text:s/>&lt;c&gt;false&lt;/c&gt;.</text:p>
      <text:p text:style-name="P2">2023-10-16 19:12:53.231 +02:00 [INF] Save<text:line-break/>C:\Users\fkinz\source\repos\FolkerKinzel.Strings\src\FolkerKinzel.Strings\SpanExtension_StartsWith.cs to<text:line-break/>C:\Users\fkinz\source\repos\FolkerKinzel.Strings\src\FolkerKinzel.Strings\SpanExtension_StartsWith.cs.</text:p>
      <text:p text:style-name="P2"/>
      <text:p text:style-name="P2">2023-10-16 19:12:53.233 +02:00 [INF] Start translating <text:span text:style-name="T1">C:\Users\fkinz\source\repos\FolkerKinzel.Strings\src\FolkerKinzel.Strings\SpanExtension_ToLowerInvariant.cs</text:span></text:p>
      <text:p text:style-name="P2">2023-10-16 19:12:53.235 +02:00 [INF] Try to translate: <text:s/>Wandelt die Buchstaben, auf die &lt;paramref name="span" /&gt; verweist, in Kleinbuchstaben, wobei die Regeln für die Groß-/Kleinschreibung der invarianten Kultur verwendet werden. </text:p>
      <text:p text:style-name="P2">2023-10-16 19:12:53.236 +02:00 [INF] Translation found: Converts the letters that &lt;paramref name="span"/&gt; references to lowercase letters using the rules of the invariant culture.</text:p>
      <text:p text:style-name="P2">2023-10-16 19:12:53.237 +02:00 [INF] Try to translate: Die Zeichenspanne, deren Inhalt geändert wird.</text:p>
      <text:p text:style-name="P2">2023-10-16 19:12:53.239 +02:00 [INF] Translation found: The span whose content is changed.</text:p>
      <text:p text:style-name="P2">2023-10-16 19:12:53.241 +02:00 [INF] Try to translate: Eine Kopie von &lt;paramref name="span" /&gt;.</text:p>
      <text:p text:style-name="P2">2023-10-16 19:12:53.242 +02:00 [INF] Translation found: A copy of &lt;paramref name="span"/&gt;.</text:p>
      <text:p text:style-name="P2">2023-10-16 19:12:53.243 +02:00 [INF] Save<text:line-break/>C:\Users\fkinz\source\repos\FolkerKinzel.Strings\src\FolkerKinzel.Strings\SpanExtension_ToLowerInvariant.cs to<text:line-break/>C:\Users\fkinz\source\repos\FolkerKinzel.Strings\src\FolkerKinzel.Strings\SpanExtension_ToLowerInvariant.cs.</text:p>
      <text:p text:style-name="P2"/>
      <text:p text:style-name="P2">2023-10-16 19:12:53.245 +02:00 [INF] Start translating <text:span text:style-name="T1">C:\Users\fkinz\source\repos\FolkerKinzel.Strings\src\FolkerKinzel.Strings\SpanExtension_ToUpperInvariant.cs</text:span></text:p>
      <text:p text:style-name="P2">2023-10-16 19:12:53.247 +02:00 [INF] Try to translate: <text:s/>Wandelt die Buchstaben, auf die &lt;paramref name="span" /&gt; verweist, in Großbuchstaben, wobei die Regeln für die Groß-/Kleinschreibung der invarianten Kultur verwendet werden. </text:p>
      <text:p text:style-name="P2">2023-10-16 19:12:53.248 +02:00 [INF] Translation found: Converts the letters that &lt;paramref name="span"/&gt; references to uppercase letters using the rules of the invariant culture.</text:p>
      <text:p text:style-name="P2">2023-10-16 19:12:53.249 +02:00 [INF] Try to translate: Die Zeichenspanne, deren Inhalt geändert wird.</text:p>
      <text:p text:style-name="P2">2023-10-16 19:12:53.250 +02:00 [INF] Translation found: The span whose content is changed.</text:p>
      <text:p text:style-name="P2">2023-10-16 19:12:53.251 +02:00 [INF] Try to translate: Eine Kopie von &lt;paramref name="span" /&gt;.</text:p>
      <text:p text:style-name="P2">2023-10-16 19:12:53.252 +02:00 [INF] Translation found: A copy of &lt;paramref name="span"/&gt;.</text:p>
      <text:p text:style-name="P2">2023-10-16 19:12:53.253 +02:00 [INF] Save<text:line-break/>C:\Users\fkinz\source\repos\FolkerKinzel.Strings\src\FolkerKinzel.Strings\SpanExtension_ToUpperInvariant.cs to<text:line-break/>C:\Users\fkinz\source\repos\FolkerKinzel.Strings\src\FolkerKinzel.Strings\SpanExtension_ToUpperInvariant.cs.</text:p>
      <text:p text:style-name="P2"/>
      <text:p text:style-name="P2">2023-10-16 19:12:53.256 +02:00 [INF] Start translating <text:span text:style-name="T1">C:\Users\fkinz\source\repos\FolkerKinzel.Strings\src\FolkerKinzel.Strings\StaticStringMethod.cs</text:span></text:p>
      <text:p text:style-name="P2">2023-10-16 19:12:53.259 +02:00 [INF] Try to translate: <text:s/>Simuliert statische Methoden der &lt;see cref="string" /&gt;-Klasse für .NET-Versionen, in denen diese nicht verfügbar sind, und leitet die Methodenaufrufe in .NET-Versionen, in denen die Methoden verfügbar sind, an die BCL-Methoden weiter. </text:p>
      <text:p text:style-name="P2">2023-10-16 19:12:53.261 +02:00 [INF] Translation found: Simulates static methods of the &lt;see cref="string"/&gt; class for .NET versions in which they are not available, and forwards the method calls in .NET versions in which the methods are available directly to the BCL methods.</text:p>
      <text:p text:style-name="P2">2023-10-16 19:12:53.262 +02:00 [INF] Try to translate: <text:s/>Erstellt eine neue Zeichenfolge mit einer bestimmten Länge und initialisiert sie nach der Erstellung unter Verwendung des angegebenen Rückrufs. </text:p>
      <text:p text:style-name="P2">2023-10-16 19:12:53.263 +02:00 [INF] Translation found: Creates a new string with a specified length and, once created, initializes it using the specified callback.</text:p>
      <text:p text:style-name="P2">2023-10-16 19:12:53.264 +02:00 [INF] Try to translate: Der Typ des Elements, das an &lt;paramref name="action" /&gt; übergeben werden soll.</text:p>
      <text:p text:style-name="P2">2023-10-16 19:12:53.265 +02:00 [INF] Translation found: The type of the element to be passed to &lt;paramref name="action"/&gt;.</text:p>
      <text:p text:style-name="P2">2023-10-16 19:12:53.266 +02:00 [INF] Try to translate: Die Länge des zu erstellenden &lt;see cref="string" /&gt;s.</text:p>
      <text:p text:style-name="P2">2023-10-16 19:12:53.267 +02:00 [INF] Translation found: The length of the &lt;see cref="string"/&gt; to be created.</text:p>
      <text:p text:style-name="P2">2023-10-16 19:12:53.268 +02:00 [INF] Try to translate: Das an &lt;paramref name="action" /&gt; zu übergebende Element.</text:p>
      <text:p text:style-name="P2">2023-10-16 19:12:53.269 +02:00 [INF] Translation found: The element to be passed to &lt;paramref name="action"/&gt;.</text:p>
      <text:p text:style-name="P2">2023-10-16 19:12:53.271 +02:00 [INF] Try to translate: Ein Rückruf zum Initialisieren der Zeichenfolge.</text:p>
      <text:p text:style-name="P2">2023-10-16 19:12:53.272 +02:00 [INF] Translation found: A callback to initialize the string.</text:p>
      <text:p text:style-name="P2">2023-10-16 19:12:53.273 +02:00 [INF] Try to translate: Der erstellte &lt;see cref="string" /&gt;.</text:p>
      <text:p text:style-name="P2">2023-10-16 19:12:53.273 +02:00 [INF] Translation found: The &lt;see cref="string"/&gt; created.</text:p>
      <text:p text:style-name="P2">2023-10-16 19:12:53.276 +02:00 [INF] Try to translate: Die Methode simuliert die statische Methode String.Create&amp;lt;TState&amp;gt;(int, TState, SpanAction&amp;lt;char,TState&amp;gt;). In neueren .NET-Versionen wird der Aufruf direkt an die vorhandene Methode der &lt;see cref="string" /&gt;-Klasse weitergeleitet. In .NET Framework und .NET Standard 2.0 ermöglicht die Simulation zumindest bei der Erstellung kurzer &lt;see cref="string" /&gt;s, mit nur einer Heap-Allokation auszukommen.</text:p>
      <text:p text:style-name="P2">2023-10-16 19:12:53.277 +02:00 [INF] Translation found: The method simulates the static method String.Create&amp;lt;TState&amp;gt;(int, TState, SpanAction&amp;lt;char,TState&amp;gt;). In newer .NET versions, the call is forwarded directly to the existing method of the &lt;see cref="string"/&gt; class. In .NET Framework and .NET Standard 2.0, the simulation makes it possible, when creating short &lt;see cref="string"/&gt;s, to have only one heap allocation.</text:p>
      <text:p text:style-name="P2">2023-10-16 19:12:53.278 +02:00 [INF] Try to translate: &lt;paramref name="action" /&gt; ist &lt;c&gt;null&lt;/c&gt;.</text:p>
      <text:p text:style-name="P2">2023-10-16 19:12:53.279 +02:00 [INF] Translation found: &lt;paramref name="action"/&gt; is &lt;c&gt;null&lt;/c&gt;.</text:p>
      <text:p text:style-name="P2">2023-10-16 19:12:53.280 +02:00 [INF] Try to translate: &lt;paramref name="length" /&gt; ist negativ.</text:p>
      <text:p text:style-name="P2">2023-10-16 19:12:53.281 +02:00 [INF] Translation found: &lt;paramref name="length"/&gt; is negative.</text:p>
      <text:p text:style-name="P2">2023-10-16 19:12:53.281 +02:00 [INF] Try to translate: <text:s/>Erstellt eine neue Zeichenfolge mit einer bestimmten Länge und initialisiert sie nach der Erstellung unter Verwendung des angegebenen Rückrufs. </text:p>
      <text:p text:style-name="P2">2023-10-16 19:12:53.283 +02:00 [INF] Translation found: Creates a new string with a specified length and, once created, initializes it using the specified callback.</text:p>
      <text:p text:style-name="P2">2023-10-16 19:12:53.284 +02:00 [INF] Try to translate: Der Typ des Elements, das an &lt;paramref name="action" /&gt; übergeben werden soll.</text:p>
      <text:p text:style-name="P2">2023-10-16 19:12:53.285 +02:00 [INF] Translation found: The type of the element to be passed to &lt;paramref name="action"/&gt;.</text:p>
      <text:p text:style-name="P2">2023-10-16 19:12:53.288 +02:00 [INF] Try to translate: Die Länge der zu erstellenden Zeichenfolge.</text:p>
      <text:p text:style-name="P3">2023-10-16 19:12:53.290 +02:00 [WRN] No translation found.</text:p>
      <text:p text:style-name="P2">2023-10-16 19:12:53.291 +02:00 [INF] Try to translate: Das an &lt;paramref name="action" /&gt; zu übergebende Element.</text:p>
      <text:p text:style-name="P2">2023-10-16 19:12:53.292 +02:00 [INF] Translation found: The element to be passed to &lt;paramref name="action"/&gt;.</text:p>
      <text:p text:style-name="P2">2023-10-16 19:12:53.293 +02:00 [INF] Try to translate: Ein Rückruf zum Initialisieren der Zeichenfolge.</text:p>
      <text:p text:style-name="P2">2023-10-16 19:12:53.294 +02:00 [INF] Translation found: A callback to initialize the string.</text:p>
      <text:p text:style-name="P2">2023-10-16 19:12:53.295 +02:00 [INF] Try to translate: Die erstellte Zeichenfolge.</text:p>
      <text:p text:style-name="P3">2023-10-16 19:12:53.296 +02:00 [WRN] No translation found.</text:p>
      <text:p text:style-name="P2">2023-10-16 19:12:53.296 +02:00 [INF] Try to translate: Die Methode simuliert die statische Methode String.Create&amp;lt;TState&amp;gt;(int, TState, SpanAction&amp;lt;char,TState&amp;gt;). In neueren .NET-Versionen wird der Aufruf direkt an die vorhandene Methode der &lt;see cref="string" /&gt;-Klasse weitergeleitet. In .NET Framework und .NET Standard 2.0 ermöglicht die Simulation zumindest bei der Erstellung kurzer &lt;see cref="string" /&gt;s, mit nur einer Heap-Allokation auszukommen.</text:p>
      <text:p text:style-name="P2">2023-10-16 19:12:53.298 +02:00 [INF] Translation found: The method simulates the static method String.Create&amp;lt;TState&amp;gt;(int, TState, SpanAction&amp;lt;char,TState&amp;gt;). In newer .NET versions, the call is forwarded directly to the existing method of the &lt;see cref="string"/&gt; class. In .NET Framework and .NET Standard 2.0, the simulation makes it possible, when creating short &lt;see cref="string"/&gt;s, to have only one heap allocation.</text:p>
      <text:p text:style-name="P2">2023-10-16 19:12:53.299 +02:00 [INF] Try to translate: &lt;paramref name="action" /&gt; ist &lt;c&gt;null&lt;/c&gt;.</text:p>
      <text:p text:style-name="P2">2023-10-16 19:12:53.300 +02:00 [INF] Translation found: &lt;paramref name="action"/&gt; is &lt;c&gt;null&lt;/c&gt;.</text:p>
      <text:p text:style-name="P2">2023-10-16 19:12:53.303 +02:00 [INF] Try to translate: &lt;paramref name="length" /&gt; ist negativ.</text:p>
      <text:p text:style-name="P2">2023-10-16 19:12:53.304 +02:00 [INF] Translation found: &lt;paramref name="length"/&gt; is negative.</text:p>
      <text:p text:style-name="P2">2023-10-16 19:12:53.305 +02:00 [INF] Try to translate: <text:s/>Verkettet die Zeichenfolgendarstellung von vier angegebenen schreibgeschützten Zeichenspannen. </text:p>
      <text:p text:style-name="P2">2023-10-16 19:12:53.306 +02:00 [INF] Translation found: Concatenates the string representations of four specified read-only character spans.</text:p>
      <text:p text:style-name="P2">2023-10-16 19:12:53.307 +02:00 [INF] Try to translate: Die erste zu verkettende schreibgeschützte Zeichenspanne.</text:p>
      <text:p text:style-name="P2">2023-10-16 19:12:53.308 +02:00 [INF] Translation found: The first read-only character span to concatenate.</text:p>
      <text:p text:style-name="P2">2023-10-16 19:12:53.310 +02:00 [INF] Try to translate: Die zweite zu verkettende schreibgeschützte Zeichenspanne.</text:p>
      <text:p text:style-name="P2">2023-10-16 19:12:53.311 +02:00 [INF] Translation found: The first read-only character span to concatenate.</text:p>
      <text:p text:style-name="P2">2023-10-16 19:12:53.312 +02:00 [INF] Try to translate: Die dritte zu verkettende schreibgeschützte Zeichenspanne.</text:p>
      <text:p text:style-name="P2">2023-10-16 19:12:53.313 +02:00 [INF] Translation found: The third read-only character span to concatenate.</text:p>
      <text:p text:style-name="P2">2023-10-16 19:12:53.315 +02:00 [INF] Try to translate: Die vierte zu verkettende schreibgeschützte Zeichenspanne.</text:p>
      <text:p text:style-name="P2">2023-10-16 19:12:53.315 +02:00 [INF] Translation found: The fourth read-only character span to concatenate.</text:p>
      <text:p text:style-name="P2">2023-10-16 19:12:53.318 +02:00 [INF] Try to translate: Die verketteten Zeichenfolgendarstellungen der Werte von &lt;paramref name="str0" /&gt;, &lt;paramref name="str1" /&gt;, &lt;paramref name="str2" /&gt; und &lt;paramref name="str3" /&gt;.</text:p>
      <text:p text:style-name="P2">2023-10-16 19:12:53.320 +02:00 [INF] Translation found: The concatenated string representations of the values of &lt;paramref name="str0"/&gt;, &lt;paramref name="str1"/&gt;, &lt;paramref name="str2"/&gt; and &lt;paramref name="str3"/&gt;.</text:p>
      <text:p text:style-name="P2">2023-10-16 19:12:53.322 +02:00 [INF] Try to translate: <text:s/>Verkettet die Zeichenfolgendarstellung von drei angegebenen schreibgeschützten Zeichenspannen. </text:p>
      <text:p text:style-name="P2">2023-10-16 19:12:53.325 +02:00 [INF] Translation found: Concatenates the string representations of three specified read-only character spans.</text:p>
      <text:p text:style-name="P2">2023-10-16 19:12:53.327 +02:00 [INF] Try to translate: Die erste zu verkettende schreibgeschützte Zeichenspanne.</text:p>
      <text:p text:style-name="P2">2023-10-16 19:12:53.328 +02:00 [INF] Translation found: The first read-only character span to concatenate.</text:p>
      <text:p text:style-name="P2">2023-10-16 19:12:53.331 +02:00 [INF] Try to translate: Die zweite zu verkettende schreibgeschützte Zeichenspanne.</text:p>
      <text:p text:style-name="P2">2023-10-16 19:12:53.333 +02:00 [INF] Translation found: The first read-only character span to concatenate.</text:p>
      <text:p text:style-name="P2">2023-10-16 19:12:53.334 +02:00 [INF] Try to translate: Die dritte zu verkettende schreibgeschützte Zeichenspanne.</text:p>
      <text:p text:style-name="P2">2023-10-16 19:12:53.335 +02:00 [INF] Translation found: The third read-only character span to concatenate.</text:p>
      <text:p text:style-name="P2">2023-10-16 19:12:53.336 +02:00 [INF] Try to translate: Die verketteten Zeichenfolgendarstellungen der Werte von &lt;paramref name="str0" /&gt;, &lt;paramref name="str1" /&gt; und &lt;paramref name="str2" /&gt;.</text:p>
      <text:p text:style-name="P2">2023-10-16 19:12:53.337 +02:00 [INF] Translation found: The concatenated string representations of the values of &lt;paramref name="str0"/&gt;, &lt;paramref name="str1"/&gt; and &lt;paramref name="str2"/&gt;.</text:p>
      <text:p text:style-name="P2">2023-10-16 19:12:53.338 +02:00 [INF] Try to translate: <text:s/>Verkettet die Zeichenfolgendarstellung von zwei angegebenen schreibgeschützten Zeichenspannen. </text:p>
      <text:p text:style-name="P2">2023-10-16 19:12:53.339 +02:00 [INF] Translation found: Concatenates the string representations of two specified read-only character spans.</text:p>
      <text:p text:style-name="P2">2023-10-16 19:12:53.340 +02:00 [INF] Try to translate: Die erste zu verkettende schreibgeschützte Zeichenspanne.</text:p>
      <text:p text:style-name="P2">2023-10-16 19:12:53.341 +02:00 [INF] Translation found: The first read-only character span to concatenate.</text:p>
      <text:p text:style-name="P2">2023-10-16 19:12:53.345 +02:00 [INF] Try to translate: Die zweite zu verkettende schreibgeschützte Zeichenspanne.</text:p>
      <text:p text:style-name="P2">2023-10-16 19:12:53.346 +02:00 [INF] Translation found: The first read-only character span to concatenate.</text:p>
      <text:p text:style-name="P2">2023-10-16 19:12:53.346 +02:00 [INF] Try to translate: Die verketteten Zeichenfolgendarstellungen der Werte von &lt;paramref name="str0" /&gt; und &lt;paramref name="str1" /&gt;.</text:p>
      <text:p text:style-name="P2">2023-10-16 19:12:53.348 +02:00 [INF] Translation found: The concatenated string representations of the values of &lt;paramref name="str0"/&gt; and &lt;paramref name="str1"/&gt;.</text:p>
      <text:p text:style-name="P2">2023-10-16 19:12:53.349 +02:00 [INF] Try to translate: <text:s/>Verkettet die Zeichenfolgendarstellung von vier angegebenen schreibgeschützten Zeichenspannen. </text:p>
      <text:p text:style-name="P2">2023-10-16 19:12:53.350 +02:00 [INF] Translation found: Concatenates the string representations of four specified read-only character spans.</text:p>
      <text:p text:style-name="P2">2023-10-16 19:12:53.351 +02:00 [INF] Try to translate: Die erste zu verkettende schreibgeschützte Zeichenspanne.</text:p>
      <text:p text:style-name="P2">2023-10-16 19:12:53.352 +02:00 [INF] Translation found: The first read-only character span to concatenate.</text:p>
      <text:p text:style-name="P2">2023-10-16 19:12:53.352 +02:00 [INF] Try to translate: Die zweite zu verkettende schreibgeschützte Zeichenspanne.</text:p>
      <text:p text:style-name="P2">2023-10-16 19:12:53.353 +02:00 [INF] Translation found: The first read-only character span to concatenate.</text:p>
      <text:p text:style-name="P2">2023-10-16 19:12:53.354 +02:00 [INF] Try to translate: Die dritte zu verkettende schreibgeschützte Zeichenspanne.</text:p>
      <text:p text:style-name="P2">2023-10-16 19:12:53.355 +02:00 [INF] Translation found: The third read-only character span to concatenate.</text:p>
      <text:p text:style-name="P2">2023-10-16 19:12:53.356 +02:00 [INF] Try to translate: Die vierte zu verkettende schreibgeschützte Zeichenspanne.</text:p>
      <text:p text:style-name="P2">2023-10-16 19:12:53.356 +02:00 [INF] Translation found: The fourth read-only character span to concatenate.</text:p>
      <text:p text:style-name="P2">2023-10-16 19:12:53.360 +02:00 [INF] Try to translate: Die verketteten Zeichenfolgendarstellungen der Werte von &lt;paramref name="str0" /&gt;, &lt;paramref name="str1" /&gt;, &lt;paramref name="str2" /&gt; und &lt;paramref name="str3" /&gt;.</text:p>
      <text:p text:style-name="P2">2023-10-16 19:12:53.361 +02:00 [INF] Translation found: The concatenated string representations of the values of &lt;paramref name="str0"/&gt;, &lt;paramref name="str1"/&gt;, &lt;paramref name="str2"/&gt; and &lt;paramref name="str3"/&gt;.</text:p>
      <text:p text:style-name="P2">2023-10-16 19:12:53.362 +02:00 [INF] Try to translate: <text:s/>Verkettet die Zeichenfolgendarstellung von drei angegebenen schreibgeschützten Zeichenspannen. </text:p>
      <text:p text:style-name="P2">2023-10-16 19:12:53.363 +02:00 [INF] Translation found: Concatenates the string representations of three specified read-only character spans.</text:p>
      <text:p text:style-name="P2">2023-10-16 19:12:53.364 +02:00 [INF] Try to translate: Die erste zu verkettende schreibgeschützte Zeichenspanne.</text:p>
      <text:p text:style-name="P2">2023-10-16 19:12:53.365 +02:00 [INF] Translation found: The first read-only character span to concatenate.</text:p>
      <text:p text:style-name="P2">2023-10-16 19:12:53.365 +02:00 [INF] Try to translate: Die zweite zu verkettende schreibgeschützte Zeichenspanne.</text:p>
      <text:p text:style-name="P2">2023-10-16 19:12:53.366 +02:00 [INF] Translation found: The first read-only character span to concatenate.</text:p>
      <text:p text:style-name="P2">2023-10-16 19:12:53.367 +02:00 [INF] Try to translate: Die dritte zu verkettende schreibgeschützte Zeichenspanne.</text:p>
      <text:p text:style-name="P2">2023-10-16 19:12:53.368 +02:00 [INF] Translation found: The third read-only character span to concatenate.</text:p>
      <text:p text:style-name="P2">2023-10-16 19:12:53.369 +02:00 [INF] Try to translate: Die verketteten Zeichenfolgendarstellungen der Werte von &lt;paramref name="str0" /&gt;, &lt;paramref name="str1" /&gt; und &lt;paramref name="str2" /&gt;.</text:p>
      <text:p text:style-name="P2">2023-10-16 19:12:53.370 +02:00 [INF] Translation found: The concatenated string representations of the values of &lt;paramref name="str0"/&gt;, &lt;paramref name="str1"/&gt; and &lt;paramref name="str2"/&gt;.</text:p>
      <text:p text:style-name="P2">2023-10-16 19:12:53.371 +02:00 [INF] Try to translate: <text:s/>Verkettet die Zeichenfolgendarstellung von zwei angegebenen schreibgeschützten Zeichenspannen. </text:p>
      <text:p text:style-name="P2">2023-10-16 19:12:53.372 +02:00 [INF] Translation found: Concatenates the string representations of two specified read-only character spans.</text:p>
      <text:p text:style-name="P2">2023-10-16 19:12:53.374 +02:00 [INF] Try to translate: Die erste zu verkettende schreibgeschützte Zeichenspanne.</text:p>
      <text:p text:style-name="P2">2023-10-16 19:12:53.376 +02:00 [INF] Translation found: The first read-only character span to concatenate.</text:p>
      <text:p text:style-name="P2">2023-10-16 19:12:53.377 +02:00 [INF] Try to translate: Die zweite zu verkettende schreibgeschützte Zeichenspanne.</text:p>
      <text:p text:style-name="P2">2023-10-16 19:12:53.378 +02:00 [INF] Translation found: The first read-only character span to concatenate.</text:p>
      <text:p text:style-name="P2">2023-10-16 19:12:53.378 +02:00 [INF] Try to translate: Die verketteten Zeichenfolgendarstellungen der Werte von &lt;paramref name="str0" /&gt; und &lt;paramref name="str1" /&gt;.</text:p>
      <text:p text:style-name="P2">2023-10-16 19:12:53.380 +02:00 [INF] Translation found: The concatenated string representations of the values of &lt;paramref name="str0"/&gt; and &lt;paramref name="str1"/&gt;.</text:p>
      <text:p text:style-name="P2">2023-10-16 19:12:53.381 +02:00 [INF] Save<text:line-break/>C:\Users\fkinz\source\repos\FolkerKinzel.Strings\src\FolkerKinzel.Strings\StaticStringMethod.cs to<text:line-break/>C:\Users\fkinz\source\repos\FolkerKinzel.Strings\src\FolkerKinzel.Strings\StaticStringMethod.cs.</text:p>
      <text:p text:style-name="P2"/>
      <text:p text:style-name="P2">2023-10-16 19:12:53.383 +02:00 [INF] Start translating <text:span text:style-name="T1">C:\Users\fkinz\source\repos\FolkerKinzel.Strings\src\FolkerKinzel.Strings\StreamExtension.cs</text:span></text:p>
      <text:p text:style-name="P2">2023-10-16 19:12:53.385 +02:00 [INF] Try to translate: <text:s/>Erweiterungsmethoden für die &lt;see cref="Stream" /&gt;-Klasse. </text:p>
      <text:p text:style-name="P2">2023-10-16 19:12:53.385 +02:00 [INF] Translation found: Extension methods for the &lt;see cref="Stream"/&gt; class.</text:p>
      <text:p text:style-name="P2">2023-10-16 19:12:53.386 +02:00 [INF] Try to translate: <text:s/>Testet, ob der angegebene Abschnitt von &lt;paramref name="stream" /&gt;, der sich von der aktuellen &lt;see cref="Stream.Position" /&gt; über mindestens &lt;paramref name="count" /&gt; Zeichen erstreckt, UTF-8-Text ist. Die Methode bezieht das Byte-Order-Mark (BOM) in die Prüfung ein. </text:p>
      <text:p text:style-name="P2">2023-10-16 19:12:53.387 +02:00 [INF] Translation found: Tests whether the specified section of &lt;paramref name="stream"/&gt; that extends at least &lt;paramref name="count"/&gt; decoded characters from the current &lt;see cref="Stream.Position"/&gt; is UTF-8 text. The method includes the byte order mark (BOM) in the check.</text:p>
      <text:p text:style-name="P2">2023-10-16 19:12:53.389 +02:00 [INF] Try to translate: Der zu testende &lt;see cref="Stream" /&gt;.</text:p>
      <text:p text:style-name="P2">2023-10-16 19:12:53.389 +02:00 [INF] Translation found: The &lt;see cref="Stream"/&gt; to test.</text:p>
      <text:p text:style-name="P2">2023-10-16 19:12:53.392 +02:00 [INF] Try to translate: Die Anzahl der mindestens zu überprüfenden Buchstaben. Wenn dem Parameter eine negative Zahl übergeben wird oder wenn &lt;paramref name="count" /&gt; größer ist als die Länge der Daten in &lt;paramref name="stream" /&gt;, wird &lt;paramref name="stream" /&gt; von der aktuellen &lt;see cref="Stream.Position" /&gt; bis zu seinem Ende (EOF) überprüft. Wird dem Parameter &lt;c&gt;0&lt;/c&gt; übergeben, überprüft die Methode nur das Byte-Order-Mark (BOM).</text:p>
      <text:p text:style-name="P2">2023-10-16 19:12:53.394 +02:00 [INF] Translation found: The minimum number of characters to check. If &lt;paramref name="count"/&gt; is larger than &lt;paramref name="stream"/&gt; has data, &lt;paramref name="stream"/&gt; is examined beginning from the current &lt;see cref="Stream.Position"/&gt; until EOF. If the parameter is passed a negative number or if &lt;paramref name="count"/&gt; is greater than the length of the data in <text:s/>&lt;paramref name="stream"/&gt;, <text:s/>&lt;paramref name="stream"/&gt; is checked from the current position until EOF. If &lt;c&gt;0&lt;/c&gt; is passed to the parameter, the method only checks the byte order mark (BOM).</text:p>
      <text:p text:style-name="P2">2023-10-16 19:12:53.396 +02:00 [INF] Try to translate: &lt;c&gt;false&lt;/c&gt;, damit die Methode &lt;paramref name="stream" /&gt; schließt, andernfalls &lt;c&gt;true&lt;/c&gt;.</text:p>
      <text:p text:style-name="P2">2023-10-16 19:12:53.397 +02:00 [INF] Translation found: &lt;c&gt;true&lt;/c&gt; to leave the stream open after the method has finished; otherwise, &lt;c&gt;false&lt;/c&gt;.</text:p>
      <text:p text:style-name="P2">2023-10-16 19:12:53.398 +02:00 [INF] Try to translate: &lt;c&gt;true&lt;/c&gt;, wenn der in &lt;paramref name="stream" /&gt; überprüfte Abschnitt UTF-8-Text darstellt, andernfalls &lt;c&gt;false&lt;/c&gt;. Wenn die Methode ein UTF-8-BOM findet, wird in jedem Fall &lt;c&gt;true&lt;/c&gt; zurückgegeben. Wenn &lt;paramref name="count" /&gt; &lt;c&gt;0&lt;/c&gt; ist und kein UTF-8-BOM gefunden wird, wird &lt;c&gt;false&lt;/c&gt; zurückgegeben.</text:p>
      <text:p text:style-name="P2">2023-10-16 19:12:53.399 +02:00 [INF] Translation found: &lt;c&gt;true&lt;/c&gt; if the checked stream section represents UTF-8 text, &lt;c&gt;false&lt;/c&gt; otherwise. In any case, if the method finds a UTF-8 BOM, it returns &lt;c&gt;true&lt;/c&gt;. If &lt;paramref name="count"/&gt; is &lt;c&gt;0&lt;/c&gt; and no UTF-8 BOM is found, &lt;c&gt;false&lt;/c&gt; is returned.</text:p>
      <text:p text:style-name="P2">2023-10-16 19:12:53.400 +02:00 [INF] Try to translate: &lt;paramref name="stream" /&gt; ist &lt;c&gt;null&lt;/c&gt;.</text:p>
      <text:p text:style-name="P2">2023-10-16 19:12:53.401 +02:00 [INF] Translation found: &lt;paramref name="stream"/&gt; is &lt;c&gt;null&lt;/c&gt;.</text:p>
      <text:p text:style-name="P2">2023-10-16 19:12:53.402 +02:00 [INF] Try to translate: E/A Fehler.</text:p>
      <text:p text:style-name="P2">2023-10-16 19:12:53.403 +02:00 [INF] Translation found: I/O error.</text:p>
      <text:p text:style-name="P2">2023-10-16 19:12:53.403 +02:00 [INF] Try to translate: &lt;paramref name="stream" /&gt; war bereits geschlossen.</text:p>
      <text:p text:style-name="P2">2023-10-16 19:12:53.404 +02:00 [INF] Translation found: &lt;paramref name="stream"/&gt; was already closed.</text:p>
      <text:p text:style-name="P2">2023-10-16 19:12:53.405 +02:00 [INF] Try to translate: &lt;paramref name="stream" /&gt; unterstützt keine Lesevorgänge oder keinen wahlfreien Zugriff.</text:p>
      <text:p text:style-name="P2">2023-10-16 19:12:53.406 +02:00 [INF] Translation found: &lt;paramref name="stream"/&gt; doesn't support read and seek operations.</text:p>
      <text:p text:style-name="P2">2023-10-16 19:12:53.407 +02:00 [INF] Try to translate: <text:s/>Testet, ob der angegebene Abschnitt von &lt;paramref name="stream" /&gt;, der sich von der aktuellen &lt;see cref="Stream.Position" /&gt; über mindestens &lt;paramref name="count" /&gt; Zeichen erstreckt, gültiges UTF-8 darstellt. </text:p>
      <text:p text:style-name="P2">2023-10-16 19:12:53.412 +02:00 [INF] Translation found: Tests whether the byte sequence of &lt;paramref name="stream"/&gt; that starts with the current &lt;see cref="Stream.Position"/&gt; and is at least &lt;paramref name="count"/&gt; characters long is valid UTF-8.</text:p>
      <text:p text:style-name="P2">2023-10-16 19:12:53.414 +02:00 [INF] Try to translate: Der zu testende &lt;see cref="Stream" /&gt;.</text:p>
      <text:p text:style-name="P2">2023-10-16 19:12:53.415 +02:00 [INF] Translation found: The &lt;see cref="Stream"/&gt; to test.</text:p>
      <text:p text:style-name="P2">2023-10-16 19:12:53.416 +02:00 [INF] Try to translate: Die Anzahl der mindestens zu überprüfenden Buchstaben. Wenn dem Parameter eine negative Zahl übergeben wird (Default) oder wenn &lt;paramref name="count" /&gt; größer ist als die Länge der Daten in &lt;paramref name="stream" /&gt;, wird &lt;paramref name="stream" /&gt; von der aktuellen &lt;see cref="Stream.Position" /&gt; bis zu seinem Ende (EOF) überprüft. Der Wert &lt;c&gt;0&lt;/c&gt; ist nicht erlaubt.</text:p>
      <text:p text:style-name="P2">2023-10-16 19:12:53.417 +02:00 [INF] Translation found: The minimum number of characters to check. If a negative number is passed to the parameter (default) or if &lt;paramref name="count"/&gt; is greater than the length of the data in &lt;paramref name="stream"/&gt;, &lt;paramref name="stream"/&gt; is checked beginning from its current &lt;see cref="Stream.Position"/&gt; until EOF. The value &lt;c&gt;0&lt;/c&gt; is not allowed.</text:p>
      <text:p text:style-name="P2">2023-10-16 19:12:53.419 +02:00 [INF] Try to translate: &lt;c&gt;false&lt;/c&gt;, damit die Methode &lt;paramref name="stream" /&gt; schließt, andernfalls &lt;c&gt;true&lt;/c&gt;.</text:p>
      <text:p text:style-name="P2">2023-10-16 19:12:53.420 +02:00 [INF] Translation found: &lt;c&gt;true&lt;/c&gt; to leave the stream open after the method has finished; otherwise, &lt;c&gt;false&lt;/c&gt;.</text:p>
      <text:p text:style-name="P2">2023-10-16 19:12:53.421 +02:00 [INF] Try to translate: &lt;c&gt;true&lt;/c&gt;, wenn der in &lt;paramref name="stream" /&gt; überprüfte Abschnitt gültiges UTF-8 darstellt, andernfalls &lt;c&gt;false&lt;/c&gt;.</text:p>
      <text:p text:style-name="P2">2023-10-16 19:12:53.422 +02:00 [INF] Translation found: &lt;c&gt;true&lt;/c&gt; if the checked stream section represents valid UTF-8, &lt;c&gt;false&lt;/c&gt; otherwise.</text:p>
      <text:p text:style-name="P2">2023-10-16 19:12:53.425 +02:00 [INF] Try to translate: &lt;paramref name="stream" /&gt; ist &lt;c&gt;null&lt;/c&gt;.</text:p>
      <text:p text:style-name="P2">2023-10-16 19:12:53.427 +02:00 [INF] Translation found: &lt;paramref name="stream"/&gt; is &lt;c&gt;null&lt;/c&gt;.</text:p>
      <text:p text:style-name="P2">2023-10-16 19:12:53.427 +02:00 [INF] Try to translate: &lt;paramref name="count" /&gt; ist &lt;c&gt;0&lt;/c&gt;.</text:p>
      <text:p text:style-name="P2">2023-10-16 19:12:53.429 +02:00 [INF] Translation found: &lt;paramref name="count"/&gt; is &lt;c&gt;0&lt;/c&gt;.</text:p>
      <text:p text:style-name="P2">2023-10-16 19:12:53.430 +02:00 [INF] Try to translate: E/A Fehler.</text:p>
      <text:p text:style-name="P2">2023-10-16 19:12:53.431 +02:00 [INF] Translation found: I/O error.</text:p>
      <text:p text:style-name="P2">2023-10-16 19:12:53.432 +02:00 [INF] Try to translate: &lt;paramref name="stream" /&gt; war bereits geschlossen.</text:p>
      <text:p text:style-name="P2">2023-10-16 19:12:53.432 +02:00 [INF] Translation found: &lt;paramref name="stream"/&gt; was already closed.</text:p>
      <text:p text:style-name="P2">2023-10-16 19:12:53.433 +02:00 [INF] Try to translate: &lt;paramref name="stream" /&gt; unterstützt keine Lesevorgänge.</text:p>
      <text:p text:style-name="P2">2023-10-16 19:12:53.434 +02:00 [INF] Translation found: &lt;paramref name="stream"/&gt; doesn't support read operations.</text:p>
      <text:p text:style-name="P2">2023-10-16 19:12:53.435 +02:00 [INF] Save<text:line-break/>C:\Users\fkinz\source\repos\FolkerKinzel.Strings\src\FolkerKinzel.Strings\StreamExtension.cs to<text:line-break/>C:\Users\fkinz\source\repos\FolkerKinzel.Strings\src\FolkerKinzel.Strings\StreamExtension.cs.</text:p>
      <text:p text:style-name="P2"/>
      <text:p text:style-name="P2">2023-10-16 19:12:53.437 +02:00 [INF] Start translating <text:span text:style-name="T1">C:\Users\fkinz\source\repos\FolkerKinzel.Strings\src\FolkerKinzel.Strings\StringBuilderExtension_AppendBase64.cs</text:span></text:p>
      <text:p text:style-name="P2">2023-10-16 19:12:53.438 +02:00 [INF] Try to translate: <text:s/>Fügt den Inhalt einer &lt;see cref="byte" /&gt;-Sammlung als Base64-kodierte Zeichenfolge am Ende eines &lt;see cref="StringBuilder" /&gt;-Objekts an. </text:p>
      <text:p text:style-name="P2">2023-10-16 19:12:53.440 +02:00 [INF] Translation found: Appends the content of a &lt;see cref="byte"/&gt; collection as Base64-encoded character sequence to the end of a &lt;see cref="StringBuilder"/&gt;.</text:p>
      <text:p text:style-name="P2">2023-10-16 19:12:53.443 +02:00 [INF] Try to translate: Der &lt;see cref="StringBuilder" /&gt;, an den Zeichen angefügt werden.</text:p>
      <text:p text:style-name="P2">2023-10-16 19:12:53.444 +02:00 [INF] Translation found: The &lt;see cref="StringBuilder"/&gt; to which the characters are appended.</text:p>
      <text:p text:style-name="P2">2023-10-16 19:12:53.445 +02:00 [INF] Try to translate: Die &lt;see cref="byte" /&gt;-Enumeration, die die anzufügenden Daten enthält oder &lt;c&gt;null&lt;/c&gt;.</text:p>
      <text:p text:style-name="P2">2023-10-16 19:12:53.446 +02:00 [INF] Translation found: The &lt;see cref="byte"/&gt; collection that contains the data, or &lt;c&gt;null&lt;/c&gt;.</text:p>
      <text:p text:style-name="P2">2023-10-16 19:12:53.447 +02:00 [INF] Try to translate: Ein Enumerationswert, der es erlaubt festzulegen, ob in das Base64 automatisch Zeilenumbrüche eingefügt werden sollen.</text:p>
      <text:p text:style-name="P2">2023-10-16 19:12:53.448 +02:00 [INF] Translation found: An enumeration value that allows specifying whether line breaks should be automatically inserted into the Base64.</text:p>
      <text:p text:style-name="P2">2023-10-16 19:12:53.449 +02:00 [INF] Try to translate: Ein Verweis auf &lt;paramref name="builder" /&gt;, nachdem der Anfügevorgang abgeschlossen wurde.</text:p>
      <text:p text:style-name="P2">2023-10-16 19:12:53.450 +02:00 [INF] Translation found: A reference to &lt;paramref name="builder"/&gt; after the append operation has completed.</text:p>
      <text:p text:style-name="P2">2023-10-16 19:12:53.451 +02:00 [INF] Try to translate: Die Methode verwendet eine eigene Base64-Implementierung, die etwas langsamer als die BCL-Methoden ist, aber für den Zweck sehr viel weniger Heap-Speicher alloziert.</text:p>
      <text:p text:style-name="P2">2023-10-16 19:12:53.452 +02:00 [INF] Translation found: The method uses it's own Base64 implementation that is a little slower than the BCL methods but allocates much less heap memory.</text:p>
      <text:p text:style-name="P2">2023-10-16 19:12:53.453 +02:00 [INF] Try to translate: &lt;paramref name="builder" /&gt; ist &lt;c&gt;null&lt;/c&gt;.</text:p>
      <text:p text:style-name="P2">2023-10-16 19:12:53.456 +02:00 [INF] Translation found: &lt;paramref name="builder"/&gt; is &lt;c&gt;null&lt;/c&gt;.</text:p>
      <text:p text:style-name="P2">2023-10-16 19:12:53.457 +02:00 [INF] Try to translate: Bei der Erhöhung der Kapazität von &lt;paramref name="builder" /&gt; würde &lt;see cref="StringBuilder.MaxCapacity" /&gt; überschritten.</text:p>
      <text:p text:style-name="P2">2023-10-16 19:12:53.458 +02:00 [INF] Translation found: Increasing the capacity of &lt;paramref name="builder"/&gt; would exceed &lt;see cref="StringBuilder.MaxCapacity"/&gt;.</text:p>
      <text:p text:style-name="P2">2023-10-16 19:12:53.460 +02:00 [INF] Try to translate: <text:s/>Fügt den Inhalt eines &lt;see cref="byte" /&gt;-Arrays als Base64-kodierte Zeichenfolge am Ende eines &lt;see cref="StringBuilder" /&gt;-Objekts an. </text:p>
      <text:p text:style-name="P2">2023-10-16 19:12:53.461 +02:00 [INF] Translation found: Appends the content of a &lt;see cref="byte"/&gt; array as Base64-encoded character sequence to the end of a &lt;see cref="StringBuilder"/&gt;.</text:p>
      <text:p text:style-name="P2">2023-10-16 19:12:53.462 +02:00 [INF] Try to translate: Der &lt;see cref="StringBuilder" /&gt;, an den Zeichen angefügt werden.</text:p>
      <text:p text:style-name="P2">2023-10-16 19:12:53.463 +02:00 [INF] Translation found: The &lt;see cref="StringBuilder"/&gt; to which the characters are appended.</text:p>
      <text:p text:style-name="P2">2023-10-16 19:12:53.464 +02:00 [INF] Try to translate: Das &lt;see cref="byte" /&gt;-Array, das die anzufügenden Daten enthält oder &lt;c&gt;null&lt;/c&gt;.</text:p>
      <text:p text:style-name="P2">2023-10-16 19:12:53.464 +02:00 [INF] Translation found: The &lt;see cref="byte"/&gt; array that contains the data, or &lt;c&gt;null&lt;/c&gt;.</text:p>
      <text:p text:style-name="P2">2023-10-16 19:12:53.465 +02:00 [INF] Try to translate: Ein Enumerationswert, der es erlaubt festzulegen, ob in das Base64 automatisch Zeilenumbrüche eingefügt werden sollen.</text:p>
      <text:p text:style-name="P2">2023-10-16 19:12:53.467 +02:00 [INF] Translation found: An enumeration value that allows specifying whether line breaks should be automatically inserted into the Base64.</text:p>
      <text:p text:style-name="P2">2023-10-16 19:12:53.468 +02:00 [INF] Try to translate: Ein Verweis auf &lt;paramref name="builder" /&gt;, nachdem der Anfügevorgang abgeschlossen wurde.</text:p>
      <text:p text:style-name="P2">2023-10-16 19:12:53.469 +02:00 [INF] Translation found: A reference to &lt;paramref name="builder"/&gt; after the append operation has completed.</text:p>
      <text:p text:style-name="P2">2023-10-16 19:12:53.471 +02:00 [INF] Try to translate: Die Methode verwendet eine eigene Base64-Implementierung, die etwas langsamer als die BCL-Methoden ist, aber für den Zweck sehr viel weniger Heap-Speicher alloziert.</text:p>
      <text:p text:style-name="P2">2023-10-16 19:12:53.473 +02:00 [INF] Translation found: The method uses it's own Base64 implementation that is a little slower than the BCL methods but allocates much less heap memory.</text:p>
      <text:p text:style-name="P2">2023-10-16 19:12:53.474 +02:00 [INF] Try to translate: &lt;paramref name="builder" /&gt; ist &lt;c&gt;null&lt;/c&gt;.</text:p>
      <text:p text:style-name="P2">2023-10-16 19:12:53.476 +02:00 [INF] Translation found: &lt;paramref name="builder"/&gt; is &lt;c&gt;null&lt;/c&gt;.</text:p>
      <text:p text:style-name="P2">2023-10-16 19:12:53.477 +02:00 [INF] Try to translate: Bei der Erhöhung der Kapazität von &lt;paramref name="builder" /&gt; würde &lt;see cref="StringBuilder.MaxCapacity" /&gt; überschritten.</text:p>
      <text:p text:style-name="P2">2023-10-16 19:12:53.478 +02:00 [INF] Translation found: Increasing the capacity of &lt;paramref name="builder"/&gt; would exceed &lt;see cref="StringBuilder.MaxCapacity"/&gt;.</text:p>
      <text:p text:style-name="P2">2023-10-16 19:12:53.480 +02:00 [INF] Try to translate: <text:s/>Fügt den Inhalt einer schreibgeschützten Bytespanne als Base64-kodierte Zeichenfolge am Ende eines &lt;see cref="StringBuilder" /&gt;-Objekts an. </text:p>
      <text:p text:style-name="P2">2023-10-16 19:12:53.481 +02:00 [INF] Translation found: Appends the content of a read-only &lt;see cref="byte"/&gt; span as Base64-encoded character sequence to the end of a &lt;see cref="StringBuilder"/&gt;.</text:p>
      <text:p text:style-name="P2">2023-10-16 19:12:53.482 +02:00 [INF] Try to translate: Der &lt;see cref="StringBuilder" /&gt;, an den Zeichen angefügt werden.</text:p>
      <text:p text:style-name="P2">2023-10-16 19:12:53.483 +02:00 [INF] Translation found: The &lt;see cref="StringBuilder"/&gt; to which the characters are appended.</text:p>
      <text:p text:style-name="P2">2023-10-16 19:12:53.484 +02:00 [INF] Try to translate: Die schreibgeschützte Bytespanne, die die anzufügenden Daten enthält.</text:p>
      <text:p text:style-name="P2">2023-10-16 19:12:53.484 +02:00 [INF] Translation found: The read-only &lt;see cref="byte"/&gt; span that contains the data.</text:p>
      <text:p text:style-name="P2">2023-10-16 19:12:53.485 +02:00 [INF] Try to translate: Ein Enumerationswert, der es erlaubt festzulegen, ob in das Base64 automatisch Zeilenumbrüche eingefügt werden sollen.</text:p>
      <text:p text:style-name="P2">2023-10-16 19:12:53.489 +02:00 [INF] Translation found: An enumeration value that allows specifying whether line breaks should be automatically inserted into the Base64.</text:p>
      <text:p text:style-name="P2">2023-10-16 19:12:53.490 +02:00 [INF] Try to translate: Ein Verweis auf &lt;paramref name="builder" /&gt;, nachdem der Anfügevorgang abgeschlossen wurde.</text:p>
      <text:p text:style-name="P2">2023-10-16 19:12:53.492 +02:00 [INF] Translation found: A reference to &lt;paramref name="builder"/&gt; after the append operation has completed.</text:p>
      <text:p text:style-name="P2">2023-10-16 19:12:53.493 +02:00 [INF] Try to translate: Die Methode verwendet eine eigene Base64-Implementierung, die etwas langsamer als die BCL-Methoden ist, aber für den Zweck sehr viel weniger Heap-Speicher alloziert.</text:p>
      <text:p text:style-name="P2">2023-10-16 19:12:53.494 +02:00 [INF] Translation found: The method uses it's own Base64 implementation that is a little slower than the BCL methods but allocates much less heap memory.</text:p>
      <text:p text:style-name="P2">2023-10-16 19:12:53.495 +02:00 [INF] Try to translate: &lt;paramref name="builder" /&gt; ist &lt;c&gt;null&lt;/c&gt;.</text:p>
      <text:p text:style-name="P2">2023-10-16 19:12:53.496 +02:00 [INF] Translation found: &lt;paramref name="builder"/&gt; is &lt;c&gt;null&lt;/c&gt;.</text:p>
      <text:p text:style-name="P2">2023-10-16 19:12:53.497 +02:00 [INF] Try to translate: Bei der Erhöhung der Kapazität von &lt;paramref name="builder" /&gt; würde &lt;see cref="StringBuilder.MaxCapacity" /&gt; überschritten.</text:p>
      <text:p text:style-name="P2">2023-10-16 19:12:53.498 +02:00 [INF] Translation found: Increasing the capacity of &lt;paramref name="builder"/&gt; would exceed &lt;see cref="StringBuilder.MaxCapacity"/&gt;.</text:p>
      <text:p text:style-name="P2">2023-10-16 19:12:53.499 +02:00 [INF] Save<text:line-break/>C:\Users\fkinz\source\repos\FolkerKinzel.Strings\src\FolkerKinzel.Strings\StringBuilderExtension_AppendBase64.cs to<text:line-break/>C:\Users\fkinz\source\repos\FolkerKinzel.Strings\src\FolkerKinzel.Strings\StringBuilderExtension_AppendBase64.cs.</text:p>
      <text:p text:style-name="P2">2023-10-16 19:12:53.500 +02:00 [INF] Start translating C:\Users\fkinz\source\repos\FolkerKinzel.Strings\src\FolkerKinzel.Strings\StringBuilderExtension_AppendLine.cs</text:p>
      <text:p text:style-name="P2">2023-10-16 19:12:53.503 +02:00 [INF] Try to translate: <text:s/>Fügt eine Kopie der angegebenen schreibgeschützten Zeichenspanne gefolgt vom Standardzeilenabschlusszeichen am Ende eines &lt;see cref="StringBuilder" /&gt;-Objekts an. </text:p>
      <text:p text:style-name="P2">2023-10-16 19:12:53.505 +02:00 [INF] Translation found: Appends a copy of the specified read-only character span followed by the standard line terminator to the end of a &lt;see cref="StringBuilder"/&gt; object.</text:p>
      <text:p text:style-name="P2">2023-10-16 19:12:53.506 +02:00 [INF] Try to translate: Der &lt;see cref="StringBuilder" /&gt;, an den Zeichen angefügt werden.</text:p>
      <text:p text:style-name="P2">2023-10-16 19:12:53.507 +02:00 [INF] Translation found: The &lt;see cref="StringBuilder"/&gt; to which the characters are appended.</text:p>
      <text:p text:style-name="P2">2023-10-16 19:12:53.508 +02:00 [INF] Try to translate: Die anzufügende schreibgeschützte Zeichenspanne.</text:p>
      <text:p text:style-name="P2">2023-10-16 19:12:53.509 +02:00 [INF] Translation found: The read-only character span to append.</text:p>
      <text:p text:style-name="P2">2023-10-16 19:12:53.510 +02:00 [INF] Try to translate: Ein Verweis auf &lt;paramref name="builder" /&gt;, nachdem der Anfügevorgang abgeschlossen wurde.</text:p>
      <text:p text:style-name="P2">2023-10-16 19:12:53.511 +02:00 [INF] Translation found: A reference to &lt;paramref name="builder"/&gt; after the append operation has completed.</text:p>
      <text:p text:style-name="P2">2023-10-16 19:12:53.512 +02:00 [INF] Try to translate: &lt;paramref name="builder" /&gt; ist &lt;c&gt;null&lt;/c&gt;.</text:p>
      <text:p text:style-name="P2">2023-10-16 19:12:53.513 +02:00 [INF] Translation found: &lt;paramref name="builder"/&gt; is &lt;c&gt;null&lt;/c&gt;.</text:p>
      <text:p text:style-name="P2">2023-10-16 19:12:53.514 +02:00 [INF] Try to translate: Bei der Erhöhung der Kapazität von &lt;paramref name="builder" /&gt; würde &lt;see cref="StringBuilder.MaxCapacity" /&gt; überschritten.</text:p>
      <text:p text:style-name="P2">2023-10-16 19:12:53.515 +02:00 [INF] Translation found: Increasing the capacity of &lt;paramref name="builder"/&gt; would exceed &lt;see cref="StringBuilder.MaxCapacity"/&gt;.</text:p>
      <text:p text:style-name="P2">2023-10-16 19:12:53.516 +02:00 [INF] Try to translate: <text:s/>Fügt eine Kopie des angegebenen schreibgeschützten Zeichenspeichers gefolgt vom Standardzeilenabschlusszeichen am Ende eines &lt;see cref="StringBuilder" /&gt;-Objekts an. </text:p>
      <text:p text:style-name="P2">2023-10-16 19:12:53.520 +02:00 [INF] Translation found: Appends a copy of the specified read-only character memory region followed by the standard line terminator to the end of a &lt;see cref="StringBuilder"/&gt; object.</text:p>
      <text:p text:style-name="P2">2023-10-16 19:12:53.522 +02:00 [INF] Try to translate: Der &lt;see cref="StringBuilder" /&gt;, an den Zeichen angefügt werden.</text:p>
      <text:p text:style-name="P2">2023-10-16 19:12:53.522 +02:00 [INF] Translation found: The &lt;see cref="StringBuilder"/&gt; to which the characters are appended.</text:p>
      <text:p text:style-name="P2">2023-10-16 19:12:53.523 +02:00 [INF] Try to translate: Der anzufügende schreibgeschützte Zeichenspeicher.</text:p>
      <text:p text:style-name="P2">2023-10-16 19:12:53.525 +02:00 [INF] Translation found: The read-only character memory region to append.</text:p>
      <text:p text:style-name="P2">2023-10-16 19:12:53.526 +02:00 [INF] Try to translate: Ein Verweis auf &lt;paramref name="builder" /&gt;, nachdem der Anfügevorgang abgeschlossen wurde.</text:p>
      <text:p text:style-name="P2">2023-10-16 19:12:53.528 +02:00 [INF] Translation found: A reference to &lt;paramref name="builder"/&gt; after the append operation has completed.</text:p>
      <text:p text:style-name="P2">2023-10-16 19:12:53.529 +02:00 [INF] Try to translate: &lt;paramref name="builder" /&gt; ist &lt;c&gt;null&lt;/c&gt;.</text:p>
      <text:p text:style-name="P2">2023-10-16 19:12:53.529 +02:00 [INF] Translation found: &lt;paramref name="builder"/&gt; is &lt;c&gt;null&lt;/c&gt;.</text:p>
      <text:p text:style-name="P2">2023-10-16 19:12:53.530 +02:00 [INF] Try to translate: Bei der Erhöhung der Kapazität von &lt;paramref name="builder" /&gt; würde &lt;see cref="StringBuilder.MaxCapacity" /&gt; überschritten.</text:p>
      <text:p text:style-name="P2">2023-10-16 19:12:53.531 +02:00 [INF] Translation found: Increasing the capacity of &lt;paramref name="builder"/&gt; would exceed &lt;see cref="StringBuilder.MaxCapacity"/&gt;.</text:p>
      <text:p text:style-name="P2">2023-10-16 19:12:53.534 +02:00 [INF] Save<text:line-break/>C:\Users\fkinz\source\repos\FolkerKinzel.Strings\src\FolkerKinzel.Strings\StringBuilderExtension_AppendLine.cs to<text:line-break/>C:\Users\fkinz\source\repos\FolkerKinzel.Strings\src\FolkerKinzel.Strings\StringBuilderExtension_AppendLine.cs.</text:p>
      <text:p text:style-name="P2">2023-10-16 19:12:53.538 +02:00 [INF] Start translating C:\Users\fkinz\source\repos\FolkerKinzel.Strings\src\FolkerKinzel.Strings\StringBuilderExtension_AppendUrlEncoded.cs</text:p>
      <text:p text:style-name="P2">2023-10-16 19:12:53.541 +02:00 [INF] Try to translate: <text:s/>Fügt den Inhalt einer schreibgeschützten Zeichenspanne als URL-codierte Zeichenfolge an das Ende eines &lt;see cref="StringBuilder" /&gt;-Objekts an. </text:p>
      <text:p text:style-name="P2">2023-10-16 19:12:53.543 +02:00 [INF] Translation found: Appends the content of a read-only character span as URL-encoded string to the end of a &lt;see cref="StringBuilder"/&gt;.</text:p>
      <text:p text:style-name="P2">2023-10-16 19:12:53.545 +02:00 [INF] Try to translate: Der &lt;see cref="StringBuilder" /&gt;, an den Zeichen angefügt werden.</text:p>
      <text:p text:style-name="P2">2023-10-16 19:12:53.549 +02:00 [INF] Translation found: The &lt;see cref="StringBuilder"/&gt; to which the characters are appended.</text:p>
      <text:p text:style-name="P2">2023-10-16 19:12:53.550 +02:00 [INF] Try to translate: Die schreibgeschützte Zeichenspanne, die die zu kodierenden und anzufügenden Zeichen enthält.</text:p>
      <text:p text:style-name="P2">2023-10-16 19:12:53.551 +02:00 [INF] Translation found: The read-only character span that provides the characters that have to be encoded and appended.</text:p>
      <text:p text:style-name="P2">2023-10-16 19:12:53.553 +02:00 [INF] Try to translate: Ein Verweis auf &lt;paramref name="builder" /&gt;, nachdem der Anfügevorgang abgeschlossen wurde.</text:p>
      <text:p text:style-name="P2">2023-10-16 19:12:53.554 +02:00 [INF] Translation found: A reference to &lt;paramref name="builder"/&gt; after the append operation has completed.</text:p>
      <text:p text:style-name="P2">2023-10-16 19:12:53.555 +02:00 [INF] Try to translate: Die Methode ersetzt alle Zeichen in &lt;paramref name="value" /&gt; mit Ausnahme von nicht reservierten RFC 3986-Zeichen durch ihre hexadezimale Darstellung. Alle Unicode-Zeichen werden in das UTF-8-Format konvertiert, bevor sie mit Escapezeichen versehen werden. Bei dieser Methode wird davon ausgegangen, dass in &lt;paramref name="value" /&gt; keine Escapesequenzen enthalten sind.</text:p>
      <text:p text:style-name="P2">2023-10-16 19:12:53.556 +02:00 [INF] Translation found: The method replaces all characters in &lt;paramref name="value"/&gt; except unreserved RFC 3986 characters into their hexadecimal representation. All Unicode characters are converted to UTF-8 format before being escaped. This method assumes that there are no escape sequences in &lt;paramref name="value"/&gt;.</text:p>
      <text:p text:style-name="P2">2023-10-16 19:12:53.558 +02:00 [INF] Try to translate: &lt;paramref name="builder" /&gt; ist &lt;c&gt;null&lt;/c&gt;.</text:p>
      <text:p text:style-name="P2">2023-10-16 19:12:53.561 +02:00 [INF] Translation found: &lt;paramref name="builder"/&gt; is &lt;c&gt;null&lt;/c&gt;.</text:p>
      <text:p text:style-name="P2">2023-10-16 19:12:53.562 +02:00 [INF] Try to translate: Bei der Erhöhung der Kapazität von &lt;paramref name="builder" /&gt; würde &lt;see cref="StringBuilder.MaxCapacity" /&gt; überschritten.</text:p>
      <text:p text:style-name="P2">2023-10-16 19:12:53.563 +02:00 [INF] Translation found: Increasing the capacity of &lt;paramref name="builder"/&gt; would exceed &lt;see cref="StringBuilder.MaxCapacity"/&gt;.</text:p>
      <text:p text:style-name="P2">2023-10-16 19:12:53.564 +02:00 [INF] Try to translate: <text:s/>Fügt den Inhalt einer &lt;see cref="byte" /&gt;-Sammlung als URL-codierte Zeichenfolge an das Ende eines &lt;see cref="StringBuilder" /&gt;-Objekts an. </text:p>
      <text:p text:style-name="P2">2023-10-16 19:12:53.565 +02:00 [INF] Translation found: Appends the content of a &lt;see cref="byte"/&gt; collection as URL-encoded character sequence to the end of a &lt;see cref="StringBuilder"/&gt;.</text:p>
      <text:p text:style-name="P2">2023-10-16 19:12:53.565 +02:00 [INF] Try to translate: Der &lt;see cref="StringBuilder" /&gt;, an den Zeichen angefügt werden.</text:p>
      <text:p text:style-name="P2">2023-10-16 19:12:53.566 +02:00 [INF] Translation found: The &lt;see cref="StringBuilder"/&gt; to which the characters are appended.</text:p>
      <text:p text:style-name="P2">2023-10-16 19:12:53.567 +02:00 [INF] Try to translate: Die &lt;see cref="byte" /&gt;-Sammlung, die die zu kodierenden und anzufügenden Daten enthält, oder &lt;c&gt;null&lt;/c&gt;.</text:p>
      <text:p text:style-name="P2">2023-10-16 19:12:53.568 +02:00 [INF] Translation found: The &lt;see cref="byte"/&gt; collection that contains the data, or &lt;c&gt;null&lt;/c&gt;.</text:p>
      <text:p text:style-name="P2">2023-10-16 19:12:53.569 +02:00 [INF] Try to translate: Ein Verweis auf &lt;paramref name="builder" /&gt;, nachdem der Anfügevorgang abgeschlossen wurde.</text:p>
      <text:p text:style-name="P2">2023-10-16 19:12:53.570 +02:00 [INF] Translation found: A reference to &lt;paramref name="builder"/&gt; after the append operation has completed.</text:p>
      <text:p text:style-name="P2">2023-10-16 19:12:53.571 +02:00 [INF] Try to translate: Die Methode behandelt alle &lt;see cref="byte" /&gt;s in &lt;paramref name="value" /&gt; als 8-Bit-Zeichen und ersetzt alle diese Zeichen mit Ausnahme von nicht reservierten RFC 3986-Zeichen durch ihre hexadezimale Darstellung.</text:p>
      <text:p text:style-name="P2">2023-10-16 19:12:53.573 +02:00 [INF] Translation found: The method treats all &lt;see cref="byte"/&gt;s in &lt;paramref name="value"/&gt; as 8-Bit characters and replaces all of them - <text:s/>except unreserved RFC 3986 characters - with their hexadecimal representation.</text:p>
      <text:p text:style-name="P2">2023-10-16 19:12:53.574 +02:00 [INF] Try to translate: &lt;paramref name="builder" /&gt; ist &lt;c&gt;null&lt;/c&gt;.</text:p>
      <text:p text:style-name="P2">2023-10-16 19:12:53.577 +02:00 [INF] Translation found: &lt;paramref name="builder"/&gt; is &lt;c&gt;null&lt;/c&gt;.</text:p>
      <text:p text:style-name="P2">2023-10-16 19:12:53.578 +02:00 [INF] Try to translate: Bei der Erhöhung der Kapazität von &lt;paramref name="builder" /&gt; würde &lt;see cref="StringBuilder.MaxCapacity" /&gt; überschritten.</text:p>
      <text:p text:style-name="P2">2023-10-16 19:12:53.579 +02:00 [INF] Translation found: Increasing the capacity of &lt;paramref name="builder"/&gt; would exceed &lt;see cref="StringBuilder.MaxCapacity"/&gt;.</text:p>
      <text:p text:style-name="P2">2023-10-16 19:12:53.581 +02:00 [INF] Try to translate: <text:s/>Fügt den Inhalt eines &lt;see cref="byte" /&gt;-Arrays als URL-codierte Zeichenfolge an das Ende eines &lt;see cref="StringBuilder" /&gt;-Objekts an. </text:p>
      <text:p text:style-name="P2">2023-10-16 19:12:53.582 +02:00 [INF] Translation found: Appends the content of a &lt;see cref="byte"/&gt; array as URL-encoded character sequence to the end of a &lt;see cref="StringBuilder"/&gt;.</text:p>
      <text:p text:style-name="P2">2023-10-16 19:12:53.583 +02:00 [INF] Try to translate: Der &lt;see cref="StringBuilder" /&gt;, an den Zeichen angefügt werden.</text:p>
      <text:p text:style-name="P2">2023-10-16 19:12:53.584 +02:00 [INF] Translation found: The &lt;see cref="StringBuilder"/&gt; to which the characters are appended.</text:p>
      <text:p text:style-name="P2">2023-10-16 19:12:53.585 +02:00 [INF] Try to translate: Das &lt;see cref="byte" /&gt;-Array, das die zu kodierenden und anzufügenden Daten enthält, oder &lt;c&gt;null&lt;/c&gt;.</text:p>
      <text:p text:style-name="P2">2023-10-16 19:12:53.586 +02:00 [INF] Translation found: The &lt;see cref="byte"/&gt; array that contains the data, or &lt;c&gt;null&lt;/c&gt;.</text:p>
      <text:p text:style-name="P2">2023-10-16 19:12:53.587 +02:00 [INF] Try to translate: Ein Verweis auf &lt;paramref name="builder" /&gt;, nachdem der Anfügevorgang abgeschlossen wurde.</text:p>
      <text:p text:style-name="P2">2023-10-16 19:12:53.588 +02:00 [INF] Translation found: A reference to &lt;paramref name="builder"/&gt; after the append operation has completed.</text:p>
      <text:p text:style-name="P2">2023-10-16 19:12:53.589 +02:00 [INF] Try to translate: Die Methode behandelt alle &lt;see cref="byte" /&gt;s in &lt;paramref name="value" /&gt; als 8-Bit-Zeichen und ersetzt alle diese Zeichen mit Ausnahme von nicht reservierten RFC 3986-Zeichen durch ihre hexadezimale Darstellung.</text:p>
      <text:p text:style-name="P2">2023-10-16 19:12:53.592 +02:00 [INF] Translation found: The method treats all &lt;see cref="byte"/&gt;s in &lt;paramref name="value"/&gt; as 8-Bit characters and replaces all of them - <text:s/>except unreserved RFC 3986 characters - with their hexadecimal representation.</text:p>
      <text:p text:style-name="P2">2023-10-16 19:12:53.594 +02:00 [INF] Try to translate: &lt;paramref name="builder" /&gt; ist &lt;c&gt;null&lt;/c&gt;.</text:p>
      <text:p text:style-name="P2">2023-10-16 19:12:53.595 +02:00 [INF] Translation found: &lt;paramref name="builder"/&gt; is &lt;c&gt;null&lt;/c&gt;.</text:p>
      <text:p text:style-name="P2">2023-10-16 19:12:53.596 +02:00 [INF] Try to translate: Bei der Erhöhung der Kapazität von &lt;paramref name="builder" /&gt; würde &lt;see cref="StringBuilder.MaxCapacity" /&gt; überschritten.</text:p>
      <text:p text:style-name="P2">2023-10-16 19:12:53.597 +02:00 [INF] Translation found: Increasing the capacity of &lt;paramref name="builder"/&gt; would exceed &lt;see cref="StringBuilder.MaxCapacity"/&gt;.</text:p>
      <text:p text:style-name="P2">2023-10-16 19:12:53.598 +02:00 [INF] Try to translate: <text:s/>Fügt den Inhalt einer schreibgeschützten &lt;see cref="byte" /&gt;-Spanne als URL-codierte Zeichenfolge an das Ende eines &lt;see cref="StringBuilder" /&gt;-Objekts an. </text:p>
      <text:p text:style-name="P2">2023-10-16 19:12:53.599 +02:00 [INF] Translation found: Appends the content of a read-only &lt;see cref="byte"/&gt; span as URL-encoded character sequence to the end of a &lt;see cref="StringBuilder"/&gt;.</text:p>
      <text:p text:style-name="P2">2023-10-16 19:12:53.601 +02:00 [INF] Try to translate: Der &lt;see cref="StringBuilder" /&gt;, an den Zeichen angefügt werden.</text:p>
      <text:p text:style-name="P2">2023-10-16 19:12:53.601 +02:00 [INF] Translation found: The &lt;see cref="StringBuilder"/&gt; to which the characters are appended.</text:p>
      <text:p text:style-name="P2">2023-10-16 19:12:53.602 +02:00 [INF] Try to translate: Die schreibgeschützte &lt;see cref="byte" /&gt;-Spanne, die die zu kodierenden und anzufügenden Daten enthält.</text:p>
      <text:p text:style-name="P2">2023-10-16 19:12:53.603 +02:00 [INF] Translation found: The read-only &lt;see cref="byte"/&gt; span that contains the data.</text:p>
      <text:p text:style-name="P2">2023-10-16 19:12:53.604 +02:00 [INF] Try to translate: Ein Verweis auf &lt;paramref name="builder" /&gt;, nachdem der Anfügevorgang abgeschlossen wurde.</text:p>
      <text:p text:style-name="P2">2023-10-16 19:12:53.605 +02:00 [INF] Translation found: A reference to &lt;paramref name="builder"/&gt; after the append operation has completed.</text:p>
      <text:p text:style-name="P2">2023-10-16 19:12:53.606 +02:00 [INF] Try to translate: Die Methode behandelt alle &lt;see cref="byte" /&gt;s in &lt;paramref name="value" /&gt; als 8-Bit-Zeichen und ersetzt alle diese Zeichen mit Ausnahme von nicht reservierten RFC 3986-Zeichen durch ihre hexadezimale Darstellung.</text:p>
      <text:p text:style-name="P2">2023-10-16 19:12:53.610 +02:00 [INF] Translation found: The method treats all &lt;see cref="byte"/&gt;s in &lt;paramref name="value"/&gt; as 8-Bit characters and replaces all of them - <text:s/>except unreserved RFC 3986 characters - with their hexadecimal representation.</text:p>
      <text:p text:style-name="P2">2023-10-16 19:12:53.612 +02:00 [INF] Try to translate: &lt;paramref name="builder" /&gt; ist &lt;c&gt;null&lt;/c&gt;.</text:p>
      <text:p text:style-name="P2">2023-10-16 19:12:53.613 +02:00 [INF] Translation found: &lt;paramref name="builder"/&gt; is &lt;c&gt;null&lt;/c&gt;.</text:p>
      <text:p text:style-name="P2">2023-10-16 19:12:53.614 +02:00 [INF] Try to translate: Bei der Erhöhung der Kapazität von &lt;paramref name="builder" /&gt; würde &lt;see cref="StringBuilder.MaxCapacity" /&gt; überschritten.</text:p>
      <text:p text:style-name="P2">2023-10-16 19:12:53.615 +02:00 [INF] Translation found: Increasing the capacity of &lt;paramref name="builder"/&gt; would exceed &lt;see cref="StringBuilder.MaxCapacity"/&gt;.</text:p>
      <text:p text:style-name="P2">2023-10-16 19:12:53.616 +02:00 [INF] Save<text:line-break/>C:\Users\fkinz\source\repos\FolkerKinzel.Strings\src\FolkerKinzel.Strings\StringBuilderExtension_AppendUrlEncoded.cs to<text:line-break/>C:\Users\fkinz\source\repos\FolkerKinzel.Strings\src\FolkerKinzel.Strings\StringBuilderExtension_AppendUrlEncoded.cs.</text:p>
      <text:p text:style-name="P2">2023-10-16 19:12:53.618 +02:00 [INF] Start translating C:\Users\fkinz\source\repos\FolkerKinzel.Strings\src\FolkerKinzel.Strings\StringBuilderExtension_Contains.cs</text:p>
      <text:p text:style-name="P2">2023-10-16 19:12:53.619 +02:00 [INF] Try to translate: <text:s/>Gibt an, ob ein angegebenes Zeichen im &lt;see cref="StringBuilder" /&gt; vorkommt. </text:p>
      <text:p text:style-name="P2">2023-10-16 19:12:53.620 +02:00 [INF] Translation found: Indicates whether a specified Unicode character is found in a &lt;see cref="StringBuilder"/&gt;.</text:p>
      <text:p text:style-name="P2">2023-10-16 19:12:53.622 +02:00 [INF] Try to translate: Der zu durchsuchende &lt;see cref="StringBuilder" /&gt;.</text:p>
      <text:p text:style-name="P2">2023-10-16 19:12:53.623 +02:00 [INF] Translation found: The &lt;see cref="StringBuilder"/&gt; to search.</text:p>
      <text:p text:style-name="P2">2023-10-16 19:12:53.623 +02:00 [INF] Try to translate: Das zu suchende Zeichen.</text:p>
      <text:p text:style-name="P2">2023-10-16 19:12:53.627 +02:00 [INF] Translation found: The Unicode character to search for.</text:p>
      <text:p text:style-name="P2">2023-10-16 19:12:53.628 +02:00 [INF] Try to translate: &lt;c&gt;true&lt;/c&gt;, wenn &lt;paramref name="value" /&gt; in &lt;paramref name="builder" /&gt; gefunden wird, andernfalls &lt;c&gt;false&lt;/c&gt;.</text:p>
      <text:p text:style-name="P2">2023-10-16 19:12:53.629 +02:00 [INF] Translation found: &lt;c&gt;true&lt;/c&gt; if &lt;paramref name="value"/&gt; has been found, &lt;c&gt;false&lt;/c&gt; otherwise.</text:p>
      <text:p text:style-name="P2">2023-10-16 19:12:53.630 +02:00 [INF] Try to translate: <text:s/>Die Methode führt einen Ordinalzeichenvergleich durch. </text:p>
      <text:p text:style-name="P2">2023-10-16 19:12:53.631 +02:00 [INF] Translation found: The method performs an ordinal character comparison.</text:p>
      <text:p text:style-name="P2">2023-10-16 19:12:53.632 +02:00 [INF] Try to translate: &lt;paramref name="builder" /&gt; ist &lt;c&gt;null&lt;/c&gt;.</text:p>
      <text:p text:style-name="P2">2023-10-16 19:12:53.633 +02:00 [INF] Translation found: &lt;paramref name="builder"/&gt; is &lt;c&gt;null&lt;/c&gt;.</text:p>
      <text:p text:style-name="P2">2023-10-16 19:12:53.634 +02:00 [INF] Try to translate: <text:s/>Gibt an, ob ein angegebenes Zeichen im &lt;see cref="StringBuilder" /&gt; vorkommt. Die Suche beginnt an der angegebenen Zeichenposition. </text:p>
      <text:p text:style-name="P2">2023-10-16 19:12:53.635 +02:00 [INF] Translation found: Indicates whether a specified Unicode character is found in a &lt;see cref="StringBuilder"/&gt;. The search starts at the specified index.</text:p>
      <text:p text:style-name="P2">2023-10-16 19:12:53.636 +02:00 [INF] Try to translate: Der zu durchsuchende &lt;see cref="StringBuilder" /&gt;.</text:p>
      <text:p text:style-name="P2">2023-10-16 19:12:53.637 +02:00 [INF] Translation found: The &lt;see cref="StringBuilder"/&gt; to search.</text:p>
      <text:p text:style-name="P2">2023-10-16 19:12:53.637 +02:00 [INF] Try to translate: Das zu suchende Unicode-Zeichen.</text:p>
      <text:p text:style-name="P2">2023-10-16 19:12:53.638 +02:00 [INF] Translation found: The Unicode character to search for.</text:p>
      <text:p text:style-name="P2">2023-10-16 19:12:53.639 +02:00 [INF] Try to translate: Die Anfangsposition der Suche.</text:p>
      <text:p text:style-name="P2">2023-10-16 19:12:53.640 +02:00 [INF] Translation found: The start index of the search.</text:p>
      <text:p text:style-name="P2">2023-10-16 19:12:53.643 +02:00 [INF] Try to translate: &lt;c&gt;true&lt;/c&gt;, wenn &lt;paramref name="value" /&gt; im angegebenen Abschnitt von &lt;paramref name="builder" /&gt; gefunden wird, andernfalls &lt;c&gt;false&lt;/c&gt;.</text:p>
      <text:p text:style-name="P2">2023-10-16 19:12:53.644 +02:00 [INF] Translation found: &lt;c&gt;true&lt;/c&gt; if &lt;paramref name="value"/&gt; is found, or &lt;c&gt;false&lt;/c&gt; if it's not.</text:p>
      <text:p text:style-name="P2">2023-10-16 19:12:53.645 +02:00 [INF] Try to translate: <text:s/>Die Methode führt einen Ordinalzeichenvergleich durch. </text:p>
      <text:p text:style-name="P2">2023-10-16 19:12:53.646 +02:00 [INF] Translation found: The method performs an ordinal character comparison.</text:p>
      <text:p text:style-name="P2">2023-10-16 19:12:53.647 +02:00 [INF] Try to translate: &lt;paramref name="builder" /&gt; ist &lt;c&gt;null&lt;/c&gt;.</text:p>
      <text:p text:style-name="P2">2023-10-16 19:12:53.647 +02:00 [INF] Translation found: &lt;paramref name="builder"/&gt; is &lt;c&gt;null&lt;/c&gt;.</text:p>
      <text:p text:style-name="P2">2023-10-16 19:12:53.648 +02:00 [INF] Try to translate: &lt;paramref name="startIndex" /&gt; ist kleiner als 0 oder größer als die Anzahl der Zeichen in &lt;paramref name="builder" /&gt;.</text:p>
      <text:p text:style-name="P2">2023-10-16 19:12:53.649 +02:00 [INF] Translation found: &lt;paramref name="startIndex"/&gt; is less than zero or greater than the number of characters in &lt;paramref name="builder"/&gt;.</text:p>
      <text:p text:style-name="P2">2023-10-16 19:12:53.651 +02:00 [INF] Try to translate: <text:s/>Gibt an, ob ein angegebenes Zeichen im &lt;see cref="StringBuilder" /&gt; vorkommt. Die Suche beginnt an einer angegebenen Zeichenposition, und es wird eine angegebene Anzahl von Zeichenpositionen überprüft. </text:p>
      <text:p text:style-name="P2">2023-10-16 19:12:53.652 +02:00 [INF] Translation found: Indicates whether a specified Unicode character is found in a &lt;see cref="StringBuilder"/&gt;. <text:s/>The search begins at a specified index and a specified number of character positions are checked.</text:p>
      <text:p text:style-name="P2">2023-10-16 19:12:53.653 +02:00 [INF] Try to translate: Der zu durchsuchende &lt;see cref="StringBuilder" /&gt;.</text:p>
      <text:p text:style-name="P2">2023-10-16 19:12:53.654 +02:00 [INF] Translation found: The &lt;see cref="StringBuilder"/&gt; to search.</text:p>
      <text:p text:style-name="P2">2023-10-16 19:12:53.655 +02:00 [INF] Try to translate: Das zu suchende Unicode-Zeichen.</text:p>
      <text:p text:style-name="P2">2023-10-16 19:12:53.656 +02:00 [INF] Translation found: The Unicode character to search for.</text:p>
      <text:p text:style-name="P2">2023-10-16 19:12:53.659 +02:00 [INF] Try to translate: Die Anfangsposition der Suche.</text:p>
      <text:p text:style-name="P2">2023-10-16 19:12:53.662 +02:00 [INF] Translation found: The start index of the search.</text:p>
      <text:p text:style-name="P2">2023-10-16 19:12:53.663 +02:00 [INF] Try to translate: Die Anzahl der zu überprüfenden Zeichenpositionen.</text:p>
      <text:p text:style-name="P2">2023-10-16 19:12:53.664 +02:00 [INF] Translation found: The number of character positions to examine.</text:p>
      <text:p text:style-name="P2">2023-10-16 19:12:53.664 +02:00 [INF] Try to translate: &lt;c&gt;true&lt;/c&gt;, wenn &lt;paramref name="value" /&gt; im angegebenen Abschnitt von &lt;paramref name="builder" /&gt; gefunden wird, andernfalls &lt;c&gt;false&lt;/c&gt;.</text:p>
      <text:p text:style-name="P2">2023-10-16 19:12:53.666 +02:00 [INF] Translation found: &lt;c&gt;true&lt;/c&gt; if &lt;paramref name="value"/&gt; is found, or &lt;c&gt;false&lt;/c&gt; if it's not.</text:p>
      <text:p text:style-name="P2">2023-10-16 19:12:53.666 +02:00 [INF] Try to translate: <text:s/>Die Methode führt einen Ordinalzeichenvergleich durch. </text:p>
      <text:p text:style-name="P2">2023-10-16 19:12:53.667 +02:00 [INF] Translation found: The method performs an ordinal character comparison.</text:p>
      <text:p text:style-name="P2">2023-10-16 19:12:53.668 +02:00 [INF] Try to translate: &lt;paramref name="builder" /&gt; ist &lt;c&gt;null&lt;/c&gt;.</text:p>
      <text:p text:style-name="P2">2023-10-16 19:12:53.669 +02:00 [INF] Translation found: &lt;paramref name="builder"/&gt; is &lt;c&gt;null&lt;/c&gt;.</text:p>
      <text:p text:style-name="P2">2023-10-16 19:12:53.670 +02:00 [INF] Try to translate: &lt;para&gt;&lt;paramref name="startIndex" /&gt; oder &lt;paramref name="count" /&gt; sind kleiner als 0 oder größer als die Anzahl der Zeichen in &lt;paramref name="builder" /&gt;&lt;/para&gt;&lt;para&gt; - oder - &lt;/para&gt;&lt;para&gt;&lt;paramref name="startIndex" /&gt; + &lt;paramref name="count" /&gt; ist größer als die Anzahl der Zeichen in &lt;paramref name="builder" /&gt;. &lt;/para&gt;</text:p>
      <text:p text:style-name="P2">2023-10-16 19:12:53.671 +02:00 [INF] Translation found: &lt;para&gt;<text:line-break/>&lt;paramref name ="startIndex"/&gt; or &lt;paramref name ="count"/&gt; are smaller than zero or larger than the number of characters in &lt;paramref name ="builder"/&gt;<text:line-break/>&lt;/para&gt;<text:line-break/>&lt;para&gt;<text:line-break/>- or -<text:line-break/>&lt;/para&gt;<text:line-break/>&lt;para&gt;<text:line-break/>&lt;paramref name ="startIndex"/&gt; + &lt;paramref name ="count"/&gt; is larger than the number of characters in &lt;paramref name ="builder"/&gt;.<text:line-break/>&lt;/para&gt;</text:p>
      <text:p text:style-name="P2">2023-10-16 19:12:53.675 +02:00 [INF] Save<text:line-break/>C:\Users\fkinz\source\repos\FolkerKinzel.Strings\src\FolkerKinzel.Strings\StringBuilderExtension_Contains.cs to<text:line-break/>C:\Users\fkinz\source\repos\FolkerKinzel.Strings\src\FolkerKinzel.Strings\StringBuilderExtension_Contains.cs.</text:p>
      <text:p text:style-name="P2">2023-10-16 19:12:53.677 +02:00 [INF] Start translating C:\Users\fkinz\source\repos\FolkerKinzel.Strings\src\FolkerKinzel.Strings\StringBuilderExtension_ContainsNewLine.cs</text:p>
      <text:p text:style-name="P2">2023-10-16 19:12:53.678 +02:00 [INF] Try to translate: <text:s/>Untersucht, ob der &lt;see cref="StringBuilder" /&gt; Zeilenwechselzeichen enthält. </text:p>
      <text:p text:style-name="P2">2023-10-16 19:12:53.680 +02:00 [INF] Translation found: Indicates whether the &lt;see cref="StringBuilder"/&gt; contains a newline character.</text:p>
      <text:p text:style-name="P2">2023-10-16 19:12:53.681 +02:00 [INF] Try to translate: Der &lt;see cref="StringBuilder" /&gt;, dessen Inhalt untersucht wird.</text:p>
      <text:p text:style-name="P2">2023-10-16 19:12:53.682 +02:00 [INF] Translation found: The &lt;see cref="StringBuilder"/&gt; to search.</text:p>
      <text:p text:style-name="P2">2023-10-16 19:12:53.682 +02:00 [INF] Try to translate: &lt;c&gt;true&lt;/c&gt;, wenn &lt;paramref name="builder" /&gt; Zeilenwechselzeichen enthält, andernfalls &lt;c&gt;false&lt;/c&gt;.</text:p>
      <text:p text:style-name="P2">2023-10-16 19:12:53.684 +02:00 [INF] Translation found: &lt;c&gt;true&lt;/c&gt; if &lt;paramref name="builder"/&gt; contains a newline character, otherwise &lt;c&gt;false&lt;/c&gt;.</text:p>
      <text:p text:style-name="P2">2023-10-16 19:12:53.685 +02:00 [INF] Try to translate: <text:s/>Die Methode verwendet &lt;see cref="CharExtension.IsNewLine(char)" /&gt; zur Identifizierung von Zeilenwechselzeichen. </text:p>
      <text:p text:style-name="P2">2023-10-16 19:12:53.686 +02:00 [INF] Translation found: &lt;see cref="CharExtension.IsNewLine(char)"/&gt; is used to identify newline characters.</text:p>
      <text:p text:style-name="P2">2023-10-16 19:12:53.687 +02:00 [INF] Try to translate: &lt;paramref name="builder" /&gt; ist &lt;c&gt;null&lt;/c&gt;.</text:p>
      <text:p text:style-name="P2">2023-10-16 19:12:53.689 +02:00 [INF] Translation found: &lt;paramref name="builder"/&gt; is &lt;c&gt;null&lt;/c&gt;.</text:p>
      <text:p text:style-name="P2">2023-10-16 19:12:53.691 +02:00 [INF] Try to translate: <text:s/>Untersucht einen Abschnitt des &lt;see cref="StringBuilder" /&gt;s, der bei &lt;paramref name="startIndex" /&gt; beginnt, daraufhin, ob er Zeilenwechselzeichen enthält. </text:p>
      <text:p text:style-name="P2">2023-10-16 19:12:53.692 +02:00 [INF] Translation found: Examines a section of the &lt;see cref="StringBuilder"/&gt; that begins at &lt;paramref name ="startIndex"/&gt; to see whether it contains a newline character.</text:p>
      <text:p text:style-name="P2">2023-10-16 19:12:53.694 +02:00 [INF] Try to translate: Der &lt;see cref="StringBuilder" /&gt;, dessen Inhalt untersucht wird.</text:p>
      <text:p text:style-name="P2">2023-10-16 19:12:53.694 +02:00 [INF] Translation found: The &lt;see cref="StringBuilder"/&gt; to search.</text:p>
      <text:p text:style-name="P2">2023-10-16 19:12:53.695 +02:00 [INF] Try to translate: Der nullbasierte Index in &lt;paramref name="builder" /&gt;, an dem die Untersuchung beginnt.</text:p>
      <text:p text:style-name="P2">2023-10-16 19:12:53.696 +02:00 [INF] Translation found: The zero-based index in &lt;paramref name ="builder"/&gt; at which the examination begins.</text:p>
      <text:p text:style-name="P2">2023-10-16 19:12:53.697 +02:00 [INF] Try to translate: &lt;c&gt;true&lt;/c&gt;, wenn der Abschnitt in &lt;paramref name="builder" /&gt; Zeilenwechselzeichen enthält, andernfalls &lt;c&gt;false&lt;/c&gt;.</text:p>
      <text:p text:style-name="P2">2023-10-16 19:12:53.698 +02:00 [INF] Translation found: &lt;c&gt;true&lt;/c&gt; if the specified section in &lt;paramref name="builder"/&gt; contains a newline character, otherwise &lt;c&gt;false&lt;/c&gt;.</text:p>
      <text:p text:style-name="P2">2023-10-16 19:12:53.699 +02:00 [INF] Try to translate: <text:s/>Die Methode verwendet &lt;see cref="CharExtension.IsNewLine(char)" /&gt; zur Identifizierung von Zeilenwechselzeichen. </text:p>
      <text:p text:style-name="P2">2023-10-16 19:12:53.701 +02:00 [INF] Translation found: &lt;see cref="CharExtension.IsNewLine(char)"/&gt; is used to identify newline characters.</text:p>
      <text:p text:style-name="P2">2023-10-16 19:12:53.701 +02:00 [INF] Try to translate: &lt;paramref name="builder" /&gt; ist &lt;c&gt;null&lt;/c&gt;.</text:p>
      <text:p text:style-name="P2">2023-10-16 19:12:53.702 +02:00 [INF] Translation found: &lt;paramref name="builder"/&gt; is &lt;c&gt;null&lt;/c&gt;.</text:p>
      <text:p text:style-name="P2">2023-10-16 19:12:53.704 +02:00 [INF] Try to translate: &lt;paramref name="startIndex" /&gt; ist kleiner als 0 oder größer als die Anzahl der Zeichen in &lt;paramref name="builder" /&gt;.</text:p>
      <text:p text:style-name="P2">2023-10-16 19:12:53.706 +02:00 [INF] Translation found: &lt;paramref name="startIndex"/&gt; is less than zero or greater than the number of characters in &lt;paramref name="builder"/&gt;.</text:p>
      <text:p text:style-name="P2">2023-10-16 19:12:53.707 +02:00 [INF] Try to translate: <text:s/>Untersucht einen Abschnitt des &lt;see cref="StringBuilder" /&gt;s, der bei &lt;paramref name="startIndex" /&gt; beginnt und &lt;paramref name="count" /&gt; Zeichen umfasst, daraufhin, ob dieser Abschnitt Zeilenwechselzeichen enthält. </text:p>
      <text:p text:style-name="P2">2023-10-16 19:12:53.710 +02:00 [INF] Translation found: Examines a section of the &lt;see cref="StringBuilder"/&gt; that begins at &lt;paramref name ="startIndex"/&gt; and includes &lt;paramref name ="count"/&gt; characters to determine whether this section contains a newline character.</text:p>
      <text:p text:style-name="P2">2023-10-16 19:12:53.711 +02:00 [INF] Try to translate: Der &lt;see cref="StringBuilder" /&gt;, dessen Inhalt untersucht wird.</text:p>
      <text:p text:style-name="P2">2023-10-16 19:12:53.712 +02:00 [INF] Translation found: The &lt;see cref="StringBuilder"/&gt; to search.</text:p>
      <text:p text:style-name="P2">2023-10-16 19:12:53.713 +02:00 [INF] Try to translate: Der nullbasierte Index in &lt;paramref name="builder" /&gt;, an dem die Untersuchung beginnt.</text:p>
      <text:p text:style-name="P2">2023-10-16 19:12:53.713 +02:00 [INF] Translation found: The zero-based index in &lt;paramref name ="builder"/&gt; at which the examination begins.</text:p>
      <text:p text:style-name="P2">2023-10-16 19:12:53.714 +02:00 [INF] Try to translate: Die Länge des zu untersuchenden Abschnitts.</text:p>
      <text:p text:style-name="P2">2023-10-16 19:12:53.715 +02:00 [INF] Translation found: The number of character positions to examine.</text:p>
      <text:p text:style-name="P2">2023-10-16 19:12:53.716 +02:00 [INF] Try to translate: &lt;c&gt;true&lt;/c&gt;, wenn der Abschnitt in &lt;paramref name="builder" /&gt; Zeilenwechselzeichen enthält, andernfalls &lt;c&gt;false&lt;/c&gt;.</text:p>
      <text:p text:style-name="P2">2023-10-16 19:12:53.717 +02:00 [INF] Translation found: &lt;c&gt;true&lt;/c&gt; if the specified section in &lt;paramref name="builder"/&gt; contains a newline character, otherwise &lt;c&gt;false&lt;/c&gt;.</text:p>
      <text:p text:style-name="P2">2023-10-16 19:12:53.718 +02:00 [INF] Try to translate: <text:s/>Die Methode verwendet &lt;see cref="CharExtension.IsNewLine(char)" /&gt; zur Identifizierung von Zeilenwechselzeichen. </text:p>
      <text:p text:style-name="P2">2023-10-16 19:12:53.721 +02:00 [INF] Translation found: &lt;see cref="CharExtension.IsNewLine(char)"/&gt; is used to identify newline characters.</text:p>
      <text:p text:style-name="P2">2023-10-16 19:12:53.723 +02:00 [INF] Try to translate: &lt;paramref name="builder" /&gt; ist &lt;c&gt;null&lt;/c&gt;.</text:p>
      <text:p text:style-name="P2">2023-10-16 19:12:53.724 +02:00 [INF] Translation found: &lt;paramref name="builder"/&gt; is &lt;c&gt;null&lt;/c&gt;.</text:p>
      <text:p text:style-name="P2">2023-10-16 19:12:53.725 +02:00 [INF] Try to translate: &lt;para&gt;&lt;paramref name="startIndex" /&gt; oder &lt;paramref name="count" /&gt; sind kleiner als 0 oder größer als die Anzahl der Zeichen in &lt;paramref name="builder" /&gt;. &lt;/para&gt;&lt;para&gt; - oder - &lt;/para&gt;&lt;para&gt;&lt;paramref name="startIndex" /&gt; + &lt;paramref name="count" /&gt; ist größer als die Anzahl der Zeichen in &lt;paramref name="builder" /&gt;. &lt;/para&gt;</text:p>
      <text:p text:style-name="P2">2023-10-16 19:12:53.727 +02:00 [INF] Translation found: &lt;para&gt;<text:line-break/>&lt;paramref name ="startIndex"/&gt; or &lt;paramref name ="count"/&gt; are smaller than zero or larger than the number of characters in &lt;paramref name ="builder"/&gt;<text:line-break/>&lt;/para&gt;<text:line-break/>&lt;para&gt;<text:line-break/>- or -<text:line-break/>&lt;/para&gt;<text:line-break/>&lt;para&gt;<text:line-break/>&lt;paramref name ="startIndex"/&gt; + &lt;paramref name ="count"/&gt; is larger than the number of characters in &lt;paramref name ="builder"/&gt;.<text:line-break/>&lt;/para&gt;</text:p>
      <text:p text:style-name="P2">2023-10-16 19:12:53.728 +02:00 [INF] Save<text:line-break/>C:\Users\fkinz\source\repos\FolkerKinzel.Strings\src\FolkerKinzel.Strings\StringBuilderExtension_ContainsNewLine.cs to<text:line-break/>C:\Users\fkinz\source\repos\FolkerKinzel.Strings\src\FolkerKinzel.Strings\StringBuilderExtension_ContainsNewLine.cs.</text:p>
      <text:p text:style-name="P2">2023-10-16 19:12:53.732 +02:00 [INF] Start translating C:\Users\fkinz\source\repos\FolkerKinzel.Strings\src\FolkerKinzel.Strings\StringBuilderExtension_ContainsNonAscii.cs</text:p>
      <text:p text:style-name="P2">2023-10-16 19:12:53.734 +02:00 [INF] Try to translate: <text:s/>Untersucht, ob der &lt;see cref="StringBuilder" /&gt; Unicode-Zeichen enthält, die nicht zum ASCII-Zeichensatz gehören. </text:p>
      <text:p text:style-name="P2">2023-10-16 19:12:53.737 +02:00 [INF] Translation found: Indicates whether the &lt;see cref="StringBuilder"/&gt; contains Unicode characters that do not belong to the ASCII character set.</text:p>
      <text:p text:style-name="P2">2023-10-16 19:12:53.738 +02:00 [INF] Try to translate: Der &lt;see cref="StringBuilder" /&gt;, dessen Inhalt untersucht wird.</text:p>
      <text:p text:style-name="P2">2023-10-16 19:12:53.740 +02:00 [INF] Translation found: The &lt;see cref="StringBuilder"/&gt; to search.</text:p>
      <text:p text:style-name="P2">2023-10-16 19:12:53.742 +02:00 [INF] Try to translate: &lt;c&gt;true&lt;/c&gt;, wenn &lt;paramref name="builder" /&gt; ein Unicode-Zeichen enthält, das nicht zum ASCII-Zeichensatz gehört, andernfalls &lt;c&gt;false&lt;/c&gt;.</text:p>
      <text:p text:style-name="P2">2023-10-16 19:12:53.743 +02:00 [INF] Translation found: &lt;c&gt;true&lt;/c&gt; if &lt;paramref name="builder"/&gt; contains a Unicode character, which doesn't belong to the ASCII character set; otherwise, &lt;c&gt;false&lt;/c&gt;.</text:p>
      <text:p text:style-name="P2">2023-10-16 19:12:53.745 +02:00 [INF] Try to translate: &lt;paramref name="builder" /&gt; ist &lt;c&gt;null&lt;/c&gt;.</text:p>
      <text:p text:style-name="P2">2023-10-16 19:12:53.746 +02:00 [INF] Translation found: &lt;paramref name="builder"/&gt; is &lt;c&gt;null&lt;/c&gt;.</text:p>
      <text:p text:style-name="P2">2023-10-16 19:12:53.749 +02:00 [INF] Try to translate: <text:s/>Untersucht einen Abschnitt des &lt;see cref="StringBuilder" /&gt;s, der bei &lt;paramref name="startIndex" /&gt; beginnt, daraufhin, ob er Unicode-Zeichen enthält, die nicht zum ASCII-Zeichensatz gehören. </text:p>
      <text:p text:style-name="P2">2023-10-16 19:12:53.750 +02:00 [INF] Translation found: Examines a section of the &lt;see cref="StringBuilder"/&gt; that begins at &lt;paramref name ="startIndex"/&gt; to see whether it contains Unicode characters that do not belong to the ASCII character set .</text:p>
      <text:p text:style-name="P2">2023-10-16 19:12:53.751 +02:00 [INF] Try to translate: Der &lt;see cref="StringBuilder" /&gt;, dessen Inhalt untersucht wird.</text:p>
      <text:p text:style-name="P2">2023-10-16 19:12:53.752 +02:00 [INF] Translation found: The &lt;see cref="StringBuilder"/&gt; to search.</text:p>
      <text:p text:style-name="P2">2023-10-16 19:12:53.753 +02:00 [INF] Try to translate: Der nullbasierte Index in &lt;paramref name="builder" /&gt;, an dem die Untersuchung beginnt.</text:p>
      <text:p text:style-name="P2">2023-10-16 19:12:53.754 +02:00 [INF] Translation found: The zero-based index in &lt;paramref name ="builder"/&gt; at which the examination begins.</text:p>
      <text:p text:style-name="P2">2023-10-16 19:12:53.755 +02:00 [INF] Try to translate: &lt;c&gt;true&lt;/c&gt;, wenn der Abschnitt in &lt;paramref name="builder" /&gt; ein Unicode-Zeichen enthält, das nicht zum ASCII-Zeichensatz gehört, andernfalls &lt;c&gt;false&lt;/c&gt;.</text:p>
      <text:p text:style-name="P2">2023-10-16 19:12:53.756 +02:00 [INF] Translation found: &lt;c&gt;true&lt;/c&gt; if the specified section in &lt;paramref name="builder"/&gt; contains a Unicode character, which doesn't belong to the ASCII character set; otherwise, &lt;c&gt;false&lt;/c&gt;.</text:p>
      <text:p text:style-name="P2">2023-10-16 19:12:53.757 +02:00 [INF] Try to translate: &lt;paramref name="builder" /&gt; ist &lt;c&gt;null&lt;/c&gt;.</text:p>
      <text:p text:style-name="P2">2023-10-16 19:12:53.758 +02:00 [INF] Translation found: &lt;paramref name="builder"/&gt; is &lt;c&gt;null&lt;/c&gt;.</text:p>
      <text:p text:style-name="P2">2023-10-16 19:12:53.759 +02:00 [INF] Try to translate: &lt;paramref name="startIndex" /&gt; ist kleiner als 0 oder größer als die Anzahl der Zeichen in &lt;paramref name="builder" /&gt;.</text:p>
      <text:p text:style-name="P2">2023-10-16 19:12:53.762 +02:00 [INF] Translation found: &lt;paramref name="startIndex"/&gt; is less than zero or greater than the number of characters in &lt;paramref name="builder"/&gt;.</text:p>
      <text:p text:style-name="P2">2023-10-16 19:12:53.764 +02:00 [INF] Try to translate: <text:s/>Untersucht einen Abschnitt des &lt;see cref="StringBuilder" /&gt;s, der bei &lt;paramref name="startIndex" /&gt; beginnt und &lt;paramref name="count" /&gt; Zeichen umfasst, daraufhin, ob dieser Abschnitt Unicode-Zeichen enthält, die nicht zum ASCII-Zeichensatz gehören. </text:p>
      <text:p text:style-name="P2">2023-10-16 19:12:53.767 +02:00 [INF] Translation found: Examines a section of the &lt;see cref="StringBuilder"/&gt; that begins at &lt;paramref name ="startIndex"/&gt; and includes &lt;paramref name ="count"/&gt; characters to determine whether this section contains Unicode characters that do not belong to the ASCII character set.</text:p>
      <text:p text:style-name="P2">2023-10-16 19:12:53.769 +02:00 [INF] Try to translate: Der &lt;see cref="StringBuilder" /&gt;, dessen Inhalt untersucht wird.</text:p>
      <text:p text:style-name="P2">2023-10-16 19:12:53.770 +02:00 [INF] Translation found: The &lt;see cref="StringBuilder"/&gt; to search.</text:p>
      <text:p text:style-name="P2">2023-10-16 19:12:53.771 +02:00 [INF] Try to translate: Der nullbasierte Index in &lt;paramref name="builder" /&gt;, an dem die Untersuchung beginnt.</text:p>
      <text:p text:style-name="P2">2023-10-16 19:12:53.772 +02:00 [INF] Translation found: The zero-based index in &lt;paramref name ="builder"/&gt; at which the examination begins.</text:p>
      <text:p text:style-name="P2">2023-10-16 19:12:53.772 +02:00 [INF] Try to translate: Die Länge des zu untersuchenden Abschnitts.</text:p>
      <text:p text:style-name="P2">2023-10-16 19:12:53.773 +02:00 [INF] Translation found: The number of character positions to examine.</text:p>
      <text:p text:style-name="P2">2023-10-16 19:12:53.777 +02:00 [INF] Try to translate: &lt;c&gt;true&lt;/c&gt;, wenn der Abschnitt in &lt;paramref name="builder" /&gt; ein Unicode-Zeichen enthält, das nicht zum ASCII-Zeichensatz gehört, andernfalls &lt;c&gt;false&lt;/c&gt;.</text:p>
      <text:p text:style-name="P2">2023-10-16 19:12:53.779 +02:00 [INF] Translation found: &lt;c&gt;true&lt;/c&gt; if the specified section in &lt;paramref name="builder"/&gt; contains a Unicode character, which doesn't belong to the ASCII character set; otherwise, &lt;c&gt;false&lt;/c&gt;.</text:p>
      <text:p text:style-name="P2">2023-10-16 19:12:53.780 +02:00 [INF] Try to translate: &lt;paramref name="builder" /&gt; ist &lt;c&gt;null&lt;/c&gt;.</text:p>
      <text:p text:style-name="P2">2023-10-16 19:12:53.782 +02:00 [INF] Translation found: &lt;paramref name="builder"/&gt; is &lt;c&gt;null&lt;/c&gt;.</text:p>
      <text:p text:style-name="P2">2023-10-16 19:12:53.784 +02:00 [INF] Try to translate: &lt;para&gt;&lt;paramref name="startIndex" /&gt; oder &lt;paramref name="count" /&gt; sind kleiner als 0 oder größer als die Anzahl der Zeichen in &lt;paramref name="builder" /&gt;. &lt;/para&gt;&lt;para&gt; - oder - &lt;/para&gt;&lt;para&gt;&lt;paramref name="startIndex" /&gt; + &lt;paramref name="count" /&gt; ist größer als die Anzahl der Zeichen in &lt;paramref name="builder" /&gt;. &lt;/para&gt;</text:p>
      <text:p text:style-name="P2">2023-10-16 19:12:53.785 +02:00 [INF] Translation found: &lt;para&gt;<text:line-break/>&lt;paramref name ="startIndex"/&gt; or &lt;paramref name ="count"/&gt; are smaller than zero or larger than the number of characters in &lt;paramref name ="builder"/&gt;<text:line-break/>&lt;/para&gt;<text:line-break/>&lt;para&gt;<text:line-break/>- or -<text:line-break/>&lt;/para&gt;<text:line-break/>&lt;para&gt;<text:line-break/>&lt;paramref name ="startIndex"/&gt; + &lt;paramref name ="count"/&gt; is larger than the number of characters in &lt;paramref name ="builder"/&gt;.<text:line-break/>&lt;/para&gt;</text:p>
      <text:p text:style-name="P2">2023-10-16 19:12:53.787 +02:00 [INF] Save<text:line-break/>C:\Users\fkinz\source\repos\FolkerKinzel.Strings\src\FolkerKinzel.Strings\StringBuilderExtension_ContainsNonAscii.cs to<text:line-break/>C:\Users\fkinz\source\repos\FolkerKinzel.Strings\src\FolkerKinzel.Strings\StringBuilderExtension_ContainsNonAscii.cs.</text:p>
      <text:p text:style-name="P2">2023-10-16 19:12:53.790 +02:00 [INF] Start translating C:\Users\fkinz\source\repos\FolkerKinzel.Strings\src\FolkerKinzel.Strings\StringBuilderExtension_ContainsWhiteSpace.cs</text:p>
      <text:p text:style-name="P2">2023-10-16 19:12:53.794 +02:00 [INF] Try to translate: <text:s/>Untersucht, ob der &lt;see cref="StringBuilder" /&gt; Leerraumzeichen enthält. </text:p>
      <text:p text:style-name="P2">2023-10-16 19:12:53.795 +02:00 [INF] Translation found: Indicates whether the &lt;see cref="StringBuilder"/&gt; contains white space.</text:p>
      <text:p text:style-name="P2">2023-10-16 19:12:53.797 +02:00 [INF] Try to translate: Der &lt;see cref="StringBuilder" /&gt;, dessen Inhalt untersucht wird.</text:p>
      <text:p text:style-name="P2">2023-10-16 19:12:53.797 +02:00 [INF] Translation found: The &lt;see cref="StringBuilder"/&gt; to search.</text:p>
      <text:p text:style-name="P2">2023-10-16 19:12:53.798 +02:00 [INF] Try to translate: &lt;c&gt;true&lt;/c&gt;, wenn &lt;paramref name="builder" /&gt; Leerraumzeichen enthält, andernfalls &lt;c&gt;false&lt;/c&gt;.</text:p>
      <text:p text:style-name="P2">2023-10-16 19:12:53.799 +02:00 [INF] Translation found: &lt;c&gt;true&lt;/c&gt; if &lt;paramref name="builder"/&gt; contains white space, otherwise &lt;c&gt;false&lt;/c&gt;.</text:p>
      <text:p text:style-name="P2">2023-10-16 19:12:53.801 +02:00 [INF] Try to translate: <text:s/>Die Methode verwendet &lt;see cref="char.IsWhiteSpace(char)" /&gt; zur Identifizierung von Leerraumzeichen. </text:p>
      <text:p text:style-name="P2">2023-10-16 19:12:53.802 +02:00 [INF] Translation found: &lt;see cref="char.IsWhiteSpace(char)"/&gt; is used to identify white space.</text:p>
      <text:p text:style-name="P2">2023-10-16 19:12:53.802 +02:00 [INF] Try to translate: &lt;paramref name="builder" /&gt; ist &lt;c&gt;null&lt;/c&gt;.</text:p>
      <text:p text:style-name="P2">2023-10-16 19:12:53.803 +02:00 [INF] Translation found: &lt;paramref name="builder"/&gt; is &lt;c&gt;null&lt;/c&gt;.</text:p>
      <text:p text:style-name="P2">2023-10-16 19:12:53.804 +02:00 [INF] Try to translate: <text:s/>Untersucht einen Abschnitt des &lt;see cref="StringBuilder" /&gt;s, der bei &lt;paramref name="startIndex" /&gt; beginnt, daraufhin, ob er Leerraumzeichen enthält. </text:p>
      <text:p text:style-name="P2">2023-10-16 19:12:53.805 +02:00 [INF] Translation found: Examines a section of the &lt;see cref="StringBuilder"/&gt; that begins at &lt;paramref name ="startIndex"/&gt; to see whether it contains white space.</text:p>
      <text:p text:style-name="P2">2023-10-16 19:12:53.806 +02:00 [INF] Try to translate: Der &lt;see cref="StringBuilder" /&gt;, dessen Inhalt untersucht wird.</text:p>
      <text:p text:style-name="P2">2023-10-16 19:12:53.809 +02:00 [INF] Translation found: The &lt;see cref="StringBuilder"/&gt; to search.</text:p>
      <text:p text:style-name="P2">2023-10-16 19:12:53.810 +02:00 [INF] Try to translate: Der nullbasierte Index in &lt;paramref name="builder" /&gt;, an dem die Untersuchung beginnt.</text:p>
      <text:p text:style-name="P2">2023-10-16 19:12:53.811 +02:00 [INF] Translation found: The zero-based index in &lt;paramref name ="builder"/&gt; at which the examination begins.</text:p>
      <text:p text:style-name="P2">2023-10-16 19:12:53.812 +02:00 [INF] Try to translate: &lt;c&gt;true&lt;/c&gt;, wenn der Abschnitt in &lt;paramref name="builder" /&gt; Leerraumzeichen enthält, andernfalls &lt;c&gt;false&lt;/c&gt;.</text:p>
      <text:p text:style-name="P2">2023-10-16 19:12:53.813 +02:00 [INF] Translation found: &lt;c&gt;true&lt;/c&gt; if the specified section in &lt;paramref name="builder"/&gt; contains white space, otherwise &lt;c&gt;false&lt;/c&gt;.</text:p>
      <text:p text:style-name="P2">2023-10-16 19:12:53.814 +02:00 [INF] Try to translate: <text:s/>Die Methode verwendet &lt;see cref="char.IsWhiteSpace(char)" /&gt; zur Identifizierung von Leerraumzeichen. </text:p>
      <text:p text:style-name="P2">2023-10-16 19:12:53.815 +02:00 [INF] Translation found: &lt;see cref="char.IsWhiteSpace(char)"/&gt; is used to identify white space.</text:p>
      <text:p text:style-name="P2">2023-10-16 19:12:53.816 +02:00 [INF] Try to translate: &lt;paramref name="builder" /&gt; ist &lt;c&gt;null&lt;/c&gt;.</text:p>
      <text:p text:style-name="P2">2023-10-16 19:12:53.817 +02:00 [INF] Translation found: &lt;paramref name="builder"/&gt; is &lt;c&gt;null&lt;/c&gt;.</text:p>
      <text:p text:style-name="P2">2023-10-16 19:12:53.817 +02:00 [INF] Try to translate: &lt;paramref name="startIndex" /&gt; ist kleiner als 0 oder größer als die Anzahl der Zeichen in &lt;paramref name="builder" /&gt;.</text:p>
      <text:p text:style-name="P2">2023-10-16 19:12:53.819 +02:00 [INF] Translation found: &lt;paramref name="startIndex"/&gt; is less than zero or greater than the number of characters in &lt;paramref name="builder"/&gt;.</text:p>
      <text:p text:style-name="P2">2023-10-16 19:12:53.820 +02:00 [INF] Try to translate: <text:s/>Untersucht einen Abschnitt des &lt;see cref="StringBuilder" /&gt;s, der bei &lt;paramref name="startIndex" /&gt; beginnt und &lt;paramref name="count" /&gt; Zeichen umfasst, daraufhin, ob dieser Abschnitt Leerraumzeichen enthält. </text:p>
      <text:p text:style-name="P2">2023-10-16 19:12:53.821 +02:00 [INF] Translation found: Examines a section of the &lt;see cref="StringBuilder"/&gt; that begins at &lt;paramref name ="startIndex"/&gt; and includes &lt;paramref name ="count"/&gt; characters to determine whether this section contains white space.</text:p>
      <text:p text:style-name="P2">2023-10-16 19:12:53.822 +02:00 [INF] Try to translate: Der &lt;see cref="StringBuilder" /&gt;, dessen Inhalt untersucht wird.</text:p>
      <text:p text:style-name="P2">2023-10-16 19:12:53.825 +02:00 [INF] Translation found: The &lt;see cref="StringBuilder"/&gt; to search.</text:p>
      <text:p text:style-name="P2">2023-10-16 19:12:53.826 +02:00 [INF] Try to translate: Der nullbasierte Index in &lt;paramref name="builder" /&gt;, an dem die Untersuchung beginnt.</text:p>
      <text:p text:style-name="P2">2023-10-16 19:12:53.827 +02:00 [INF] Translation found: The zero-based index in &lt;paramref name ="builder"/&gt; at which the examination begins.</text:p>
      <text:p text:style-name="P2">2023-10-16 19:12:53.828 +02:00 [INF] Try to translate: Die Länge des zu untersuchenden Abschnitts.</text:p>
      <text:p text:style-name="P2">2023-10-16 19:12:53.829 +02:00 [INF] Translation found: The number of character positions to examine.</text:p>
      <text:p text:style-name="P2">2023-10-16 19:12:53.830 +02:00 [INF] Try to translate: &lt;c&gt;true&lt;/c&gt;, wenn der Abschnitt in &lt;paramref name="builder" /&gt; Leerraumzeichen enthält, andernfalls &lt;c&gt;false&lt;/c&gt;.</text:p>
      <text:p text:style-name="P2">2023-10-16 19:12:53.831 +02:00 [INF] Translation found: &lt;c&gt;true&lt;/c&gt; if the specified section in &lt;paramref name="builder"/&gt; contains white space, otherwise &lt;c&gt;false&lt;/c&gt;.</text:p>
      <text:p text:style-name="P2">2023-10-16 19:12:53.831 +02:00 [INF] Try to translate: <text:s/>Die Methode verwendet &lt;see cref="char.IsWhiteSpace(char)" /&gt; zur Identifizierung von Leerraumzeichen. </text:p>
      <text:p text:style-name="P2">2023-10-16 19:12:53.832 +02:00 [INF] Translation found: &lt;see cref="char.IsWhiteSpace(char)"/&gt; is used to identify white space.</text:p>
      <text:p text:style-name="P2">2023-10-16 19:12:53.833 +02:00 [INF] Try to translate: &lt;paramref name="builder" /&gt; ist &lt;c&gt;null&lt;/c&gt;.</text:p>
      <text:p text:style-name="P2">2023-10-16 19:12:53.834 +02:00 [INF] Translation found: &lt;paramref name="builder"/&gt; is &lt;c&gt;null&lt;/c&gt;.</text:p>
      <text:p text:style-name="P2">2023-10-16 19:12:53.835 +02:00 [INF] Try to translate: &lt;para&gt;&lt;paramref name="startIndex" /&gt; oder &lt;paramref name="count" /&gt; sind kleiner als 0 oder größer als die Anzahl der Zeichen in &lt;paramref name="builder" /&gt;. &lt;/para&gt;&lt;para&gt; - oder - &lt;/para&gt;&lt;para&gt;&lt;paramref name="startIndex" /&gt; + &lt;paramref name="count" /&gt; ist größer als die Anzahl der Zeichen in &lt;paramref name="builder" /&gt;. &lt;/para&gt;</text:p>
      <text:p text:style-name="P2">2023-10-16 19:12:53.836 +02:00 [INF] Translation found: &lt;para&gt;<text:line-break/>&lt;paramref name ="startIndex"/&gt; or &lt;paramref name ="count"/&gt; are smaller than zero or larger than the number of characters in &lt;paramref name ="builder"/&gt;<text:line-break/>&lt;/para&gt;<text:line-break/>&lt;para&gt;<text:line-break/>- or -<text:line-break/>&lt;/para&gt;<text:line-break/>&lt;para&gt;<text:line-break/>&lt;paramref name ="startIndex"/&gt; + &lt;paramref name ="count"/&gt; is larger than the number of characters in &lt;paramref name ="builder"/&gt;.<text:line-break/>&lt;/para&gt;</text:p>
      <text:p text:style-name="P2">2023-10-16 19:12:53.837 +02:00 [INF] Save<text:line-break/>C:\Users\fkinz\source\repos\FolkerKinzel.Strings\src\FolkerKinzel.Strings\StringBuilderExtension_ContainsWhiteSpace.cs to<text:line-break/>C:\Users\fkinz\source\repos\FolkerKinzel.Strings\src\FolkerKinzel.Strings\StringBuilderExtension_ContainsWhiteSpace.cs.</text:p>
      <text:p text:style-name="P2">2023-10-16 19:12:53.843 +02:00 [INF] Start translating C:\Users\fkinz\source\repos\FolkerKinzel.Strings\src\FolkerKinzel.Strings\StringBuilderExtension_EndsWith.cs</text:p>
      <text:p text:style-name="P2">2023-10-16 19:12:53.844 +02:00 [INF] Try to translate: <text:s/>Gibt an, ob der Inhalt eines &lt;see cref="StringBuilder" /&gt;s mit dem angegebenen Unicode-Zeichen endet. </text:p>
      <text:p text:style-name="P2">2023-10-16 19:12:53.845 +02:00 [INF] Translation found: Indicates whether the specified Unicode character matches the end of the &lt;see cref="StringBuilder"/&gt;.</text:p>
      <text:p text:style-name="P2">2023-10-16 19:12:53.847 +02:00 [INF] Try to translate: Der zu untersuchende &lt;see cref="StringBuilder" /&gt;.</text:p>
      <text:p text:style-name="P2">2023-10-16 19:12:53.848 +02:00 [INF] Translation found: The &lt;see cref="StringBuilder"/&gt; whose content is examined.</text:p>
      <text:p text:style-name="P2">2023-10-16 19:12:53.849 +02:00 [INF] Try to translate: Das Zeichen, nach dem gesucht wird.</text:p>
      <text:p text:style-name="P2">2023-10-16 19:12:53.849 +02:00 [INF] Translation found: The Unicode character to search for.</text:p>
      <text:p text:style-name="P2">2023-10-16 19:12:53.850 +02:00 [INF] Try to translate: &lt;c&gt;true&lt;/c&gt;, wenn &lt;paramref name="builder" /&gt; mit &lt;paramref name="value" /&gt; endet, andernfalls &lt;c&gt;false&lt;/c&gt;.</text:p>
      <text:p text:style-name="P2">2023-10-16 19:12:53.851 +02:00 [INF] Translation found: &lt;c&gt;true&lt;/c&gt; if &lt;paramref name="value"/&gt; matches the end of &lt;paramref name="builder"/&gt;; otherwise, &lt;c&gt;false&lt;/c&gt;.</text:p>
      <text:p text:style-name="P2">2023-10-16 19:12:53.853 +02:00 [INF] Try to translate: <text:s/>Die Methode führt einen Ordinalzeichenvergleich durch. </text:p>
      <text:p text:style-name="P2">2023-10-16 19:12:53.855 +02:00 [INF] Translation found: The method performs an ordinal character comparison.</text:p>
      <text:p text:style-name="P2">2023-10-16 19:12:53.856 +02:00 [INF] Try to translate: &lt;paramref name="builder" /&gt; ist &lt;c&gt;null&lt;/c&gt;.</text:p>
      <text:p text:style-name="P2">2023-10-16 19:12:53.857 +02:00 [INF] Translation found: &lt;paramref name="builder"/&gt; is &lt;c&gt;null&lt;/c&gt;.</text:p>
      <text:p text:style-name="P2">2023-10-16 19:12:53.858 +02:00 [INF] Save<text:line-break/>C:\Users\fkinz\source\repos\FolkerKinzel.Strings\src\FolkerKinzel.Strings\StringBuilderExtension_EndsWith.cs to<text:line-break/>C:\Users\fkinz\source\repos\FolkerKinzel.Strings\src\FolkerKinzel.Strings\StringBuilderExtension_EndsWith.cs.</text:p>
      <text:p text:style-name="P2">2023-10-16 19:12:53.860 +02:00 [INF] Start translating C:\Users\fkinz\source\repos\FolkerKinzel.Strings\src\FolkerKinzel.Strings\StringBuilderExtension_GetPersistentHashCode.cs</text:p>
      <text:p text:style-name="P2">2023-10-16 19:12:53.861 +02:00 [INF] Try to translate: <text:s/>Erweiterungsmethoden für die &lt;see cref="StringBuilder" /&gt;-Klasse. </text:p>
      <text:p text:style-name="P2">2023-10-16 19:12:53.862 +02:00 [INF] Translation found: Extension methods for the &lt;see cref="StringBuilder"/&gt; class.</text:p>
      <text:p text:style-name="P2">2023-10-16 19:12:53.862 +02:00 [INF] Try to translate: </text:p>
      <text:p text:style-name="P2">2023-10-16 19:12:53.863 +02:00 [INF] Translation found: </text:p>
      <text:p text:style-name="P2">2023-10-16 19:12:53.864 +02:00 [INF] Try to translate: <text:s/>Erzeugt bei jedem Programmlauf denselben &lt;see cref="int" /&gt;-Hashcode für eine identische Zeichenfolge. </text:p>
      <text:p text:style-name="P2">2023-10-16 19:12:53.865 +02:00 [INF] Translation found: Generates the same &lt;see cref="int"/&gt; hash code for an identical string of characters each time the program is run.</text:p>
      <text:p text:style-name="P2">2023-10-16 19:12:53.866 +02:00 [INF] Try to translate: Die zu hashende Zeichenfolge.</text:p>
      <text:p text:style-name="P2">2023-10-16 19:12:53.867 +02:00 [INF] Translation found: The Char sequence to be hashed.</text:p>
      <text:p text:style-name="P2">2023-10-16 19:12:53.868 +02:00 [INF] Try to translate: Die Art des zu erzeugenden Hashcodes.</text:p>
      <text:p text:style-name="P2">2023-10-16 19:12:53.871 +02:00 [INF] Translation found: The kind of hashcode to be generated.</text:p>
      <text:p text:style-name="P2">2023-10-16 19:12:53.873 +02:00 [INF] Try to translate: Der Hashcode.</text:p>
      <text:p text:style-name="P2">2023-10-16 19:12:53.875 +02:00 [INF] Translation found: The hashcode.</text:p>
      <text:p text:style-name="P2">2023-10-16 19:12:53.875 +02:00 [INF] Try to translate: &lt;para&gt; Die Methode &lt;see cref="string.GetHashCode()"&gt;String.GetHashCode()&lt;/see&gt; gibt aus Sicherheitsgründen bei jedem Programmlauf einen unterschiedlichen Hashcode für eine identische Zeichenfolge zurück. Abgesehen davon, dass auch der Hash-Algorithmus von &lt;see cref="string.GetHashCode()"&gt;String.GetHashCode()&lt;/see&gt; in unterschiedlichen Frameworkversionen unterschiedlich sein könnte, macht es schon deshalb keinen Sinn, den Rückgabewert von &lt;see cref="string.GetHashCode()" /&gt; für die Wiederverwendung zu speichern. Die Alternativen, z.B. &lt;see cref="MD5" /&gt; oder &lt;see cref="SHA256" /&gt;, verbrauchen mehr Speicherplatz und sind langsamer. So bietet diese Methode eine schlanke Alternative, die sich zum Hashen sehr kurzer Zeichenfolgen eignet, die nicht in einem sicherheitskritischen Zusammenhang verwendet werden. &lt;/para&gt;&lt;para&gt; Der von dieser Methode erzeugte Hashcode ist nicht identisch mit dem Hashcode, der von .NET-Framework 4.0 erzeugt wird, denn er verwendet Roundshifting, um mehr Information zu bewahren. &lt;/para&gt;&lt;para&gt;Die mit unterschiedlichen Werten für &lt;paramref name="hashType" /&gt; erzeugten Hashcodes können für eine identische Zeichenfolge verschiedene Hashcodes liefern und dürfen deshalb nicht vermischt werden.&lt;/para&gt;&lt;para&gt; Verwenden Sie die von der Methode erzeugten Hashcodes nicht in sicherheitskritischen Anwendungen (wie z.B. dem Hashen von Passwörtern)! &lt;/para&gt;</text:p>
      <text:p text:style-name="P2">2023-10-16 19:12:53.878 +02:00 [INF] Translation found: &lt;para&gt;<text:line-break/>The method &lt;see cref="string.GetHashCode"&gt;String.GetHashCode()&lt;/see&gt; returns a different hash code for an identical string with each program run for security reasons. Apart from the fact that the hash algorithm of &lt;see cref="string.GetHashCode"&gt;String.GetHashCode()&lt;/see&gt; could be different in different framework versions, it makes no sense to use the return value of &lt;see cref="string.GetHashCode"/&gt; for reuse. The alternatives, e.g. &lt;see cref="MD5"/&gt; or &lt;see cref="SHA256"/&gt;, use more storage space and are slower. This method offers a slim alternative that is suitable for hashing very short strings that are not used in a security-critical context.<text:line-break/>&lt;/para&gt;<text:line-break/>&lt;para&gt;<text:line-break/>The hashcode generated by this method is not identical to the hashcode generated by the .NET Framework 4.0, because it uses roundshifting to preserve more information.<text:line-break/>&lt;/para&gt;<text:line-break/>&lt;para&gt;<text:line-break/>The hashcodes generated with different values for &lt;paramref name ="hashType"/&gt; may provide different hashcodes for an identical Char sequence and MUST therefore not be mixed.<text:line-break/>&lt;/para&gt;<text:line-break/>&lt;para&gt;<text:line-break/>Do not use the hashcodes generated by this method for security-critical purposes (such as hashing passwords)!<text:line-break/>&lt;/para&gt;</text:p>
      <text:p text:style-name="P2">2023-10-16 19:12:53.880 +02:00 [INF] Try to translate: &lt;paramref name="builder" /&gt; ist &lt;c&gt;null&lt;/c&gt;.</text:p>
      <text:p text:style-name="P2">2023-10-16 19:12:53.881 +02:00 [INF] Translation found: &lt;paramref name="builder"/&gt; is &lt;c&gt;null&lt;/c&gt;.</text:p>
      <text:p text:style-name="P2">2023-10-16 19:12:53.882 +02:00 [INF] Try to translate: &lt;paramref name="hashType" /&gt; ist kein definierter Wert der &lt;see cref="HashType" /&gt;-Enum.</text:p>
      <text:p text:style-name="P3">2023-10-16 19:12:53.883 +02:00 [WRN] No translation found.</text:p>
      <text:p text:style-name="P2">2023-10-16 19:12:53.884 +02:00 [INF] Try to translate: &lt;code language="cs" source="..\Examples\Example.cs" /&gt;</text:p>
      <text:p text:style-name="P2">2023-10-16 19:12:53.886 +02:00 [INF] Translation found: &lt;code/&gt;</text:p>
      <text:p text:style-name="P2">2023-10-16 19:12:53.888 +02:00 [INF] Save<text:line-break/>C:\Users\fkinz\source\repos\FolkerKinzel.Strings\src\FolkerKinzel.Strings\StringBuilderExtension_GetPersistentHashCode.cs to<text:line-break/>C:\Users\fkinz\source\repos\FolkerKinzel.Strings\src\FolkerKinzel.Strings\StringBuilderExtension_GetPersistentHashCode.cs.</text:p>
      <text:p text:style-name="P2">2023-10-16 19:12:53.891 +02:00 [INF] Start translating C:\Users\fkinz\source\repos\FolkerKinzel.Strings\src\FolkerKinzel.Strings\StringBuilderExtension_IndexOf.cs</text:p>
      <text:p text:style-name="P2">2023-10-16 19:12:53.894 +02:00 [INF] Try to translate: <text:s/>Gibt den NULL-basierten Index des ersten Vorkommens des angegebenen Zeichens in &lt;paramref name="builder" /&gt; an. </text:p>
      <text:p text:style-name="P2">2023-10-16 19:12:53.895 +02:00 [INF] Translation found: Specifies the zero-based index of the first occurrence of the specified character in &lt;paramref name ="builder"/&gt;.</text:p>
      <text:p text:style-name="P2">2023-10-16 19:12:53.896 +02:00 [INF] Try to translate: Der zu durchsuchende &lt;see cref="StringBuilder" /&gt;.</text:p>
      <text:p text:style-name="P2">2023-10-16 19:12:53.897 +02:00 [INF] Translation found: The &lt;see cref="StringBuilder"/&gt; to search.</text:p>
      <text:p text:style-name="P2">2023-10-16 19:12:53.898 +02:00 [INF] Try to translate: Das zu suchende Unicode-Zeichen.</text:p>
      <text:p text:style-name="P2">2023-10-16 19:12:53.899 +02:00 [INF] Translation found: The Unicode character to search for.</text:p>
      <text:p text:style-name="P2">2023-10-16 19:12:53.899 +02:00 [INF] Try to translate: Die nullbasierte Indexposition von &lt;paramref name="value" /&gt; ab dem Anfang des &lt;see cref="StringBuilder" /&gt;s, wenn dieses Zeichen gefunden wurde, andernfalls -1.</text:p>
      <text:p text:style-name="P2">2023-10-16 19:12:53.902 +02:00 [INF] Translation found: The zero-based index position of &lt;paramref name ="value"/&gt; from the beginning of the &lt;see cref="StringBuilder"/&gt;, if this character was found, otherwise -1.</text:p>
      <text:p text:style-name="P2">2023-10-16 19:12:53.905 +02:00 [INF] Try to translate: <text:s/>Die Methode führt einen Ordinalzeichenvergleich durch. </text:p>
      <text:p text:style-name="P2">2023-10-16 19:12:53.905 +02:00 [INF] Translation found: The method performs an ordinal character comparison.</text:p>
      <text:p text:style-name="P2">2023-10-16 19:12:53.907 +02:00 [INF] Try to translate: &lt;paramref name="builder" /&gt; ist &lt;c&gt;null&lt;/c&gt;.</text:p>
      <text:p text:style-name="P2">2023-10-16 19:12:53.909 +02:00 [INF] Translation found: &lt;paramref name="builder"/&gt; is &lt;c&gt;null&lt;/c&gt;.</text:p>
      <text:p text:style-name="P2">2023-10-16 19:12:53.910 +02:00 [INF] Try to translate: <text:s/>Gibt den NULL-basierten Index des ersten Vorkommens des angegebenen Zeichens in &lt;paramref name="builder" /&gt; an. Die Suche beginnt an der angegebenen Zeichenposition. </text:p>
      <text:p text:style-name="P2">2023-10-16 19:12:53.911 +02:00 [INF] Translation found: Returns the zero-based index of the first occurrence of the specified character in &lt;paramref name ="builder"/&gt;. The search starts at the specified index.</text:p>
      <text:p text:style-name="P2">2023-10-16 19:12:53.912 +02:00 [INF] Try to translate: Der zu durchsuchende &lt;see cref="StringBuilder" /&gt;.</text:p>
      <text:p text:style-name="P2">2023-10-16 19:12:53.913 +02:00 [INF] Translation found: The &lt;see cref="StringBuilder"/&gt; to search.</text:p>
      <text:p text:style-name="P2">2023-10-16 19:12:53.914 +02:00 [INF] Try to translate: Das zu suchende Unicode-Zeichen.</text:p>
      <text:p text:style-name="P2">2023-10-16 19:12:53.914 +02:00 [INF] Translation found: The Unicode character to search for.</text:p>
      <text:p text:style-name="P2">2023-10-16 19:12:53.915 +02:00 [INF] Try to translate: Die Anfangsposition der Suche.</text:p>
      <text:p text:style-name="P2">2023-10-16 19:12:53.918 +02:00 [INF] Translation found: The start index of the search.</text:p>
      <text:p text:style-name="P2">2023-10-16 19:12:53.919 +02:00 [INF] Try to translate: Die nullbasierte Indexposition von &lt;paramref name="value" /&gt; ab dem Anfang des &lt;see cref="StringBuilder" /&gt;s, wenn dieses Zeichen gefunden wurde, andernfalls -1.</text:p>
      <text:p text:style-name="P2">2023-10-16 19:12:53.920 +02:00 [INF] Translation found: The zero-based index position of &lt;paramref name ="value"/&gt; from the beginning of the &lt;see cref="StringBuilder"/&gt;, if this character was found, otherwise -1.</text:p>
      <text:p text:style-name="P2">2023-10-16 19:12:53.921 +02:00 [INF] Try to translate: <text:s/>Die Methode führt einen Ordinalzeichenvergleich durch. </text:p>
      <text:p text:style-name="P2">2023-10-16 19:12:53.922 +02:00 [INF] Translation found: The method performs an ordinal character comparison.</text:p>
      <text:p text:style-name="P2">2023-10-16 19:12:53.923 +02:00 [INF] Try to translate: &lt;paramref name="builder" /&gt; ist &lt;c&gt;null&lt;/c&gt;.</text:p>
      <text:p text:style-name="P2">2023-10-16 19:12:53.924 +02:00 [INF] Translation found: &lt;paramref name="builder"/&gt; is &lt;c&gt;null&lt;/c&gt;.</text:p>
      <text:p text:style-name="P2">2023-10-16 19:12:53.926 +02:00 [INF] Try to translate: &lt;paramref name="startIndex" /&gt; ist kleiner als 0 oder größer als die Anzahl der Zeichen in &lt;paramref name="builder" /&gt;.</text:p>
      <text:p text:style-name="P2">2023-10-16 19:12:53.927 +02:00 [INF] Translation found: &lt;paramref name="startIndex"/&gt; is less than zero or greater than the number of characters in &lt;paramref name="builder"/&gt;.</text:p>
      <text:p text:style-name="P2">2023-10-16 19:12:53.928 +02:00 [INF] Try to translate: <text:s/>Gibt den NULL-basierten Index des ersten Vorkommens des angegebenen Zeichens in &lt;paramref name="builder" /&gt; an. Die Suche beginnt an einer angegebenen Zeichenposition, und es wird eine angegebene Anzahl von Zeichenpositionen überprüft. </text:p>
      <text:p text:style-name="P2">2023-10-16 19:12:53.929 +02:00 [INF] Translation found: Returns the zero-based index of the first occurrence of the specified character in &lt;paramref name ="builder"/&gt;. The search begins at a specified index and a specified number of character positions are checked.</text:p>
      <text:p text:style-name="P2">2023-10-16 19:12:53.930 +02:00 [INF] Try to translate: Der zu durchsuchende &lt;see cref="StringBuilder" /&gt;.</text:p>
      <text:p text:style-name="P2">2023-10-16 19:12:53.931 +02:00 [INF] Translation found: The &lt;see cref="StringBuilder"/&gt; to search.</text:p>
      <text:p text:style-name="P2">2023-10-16 19:12:53.934 +02:00 [INF] Try to translate: Das zu suchende Unicode-Zeichen.</text:p>
      <text:p text:style-name="P2">2023-10-16 19:12:53.935 +02:00 [INF] Translation found: The Unicode character to search for.</text:p>
      <text:p text:style-name="P2">2023-10-16 19:12:53.936 +02:00 [INF] Try to translate: Die Anfangsposition der Suche.</text:p>
      <text:p text:style-name="P2">2023-10-16 19:12:53.937 +02:00 [INF] Translation found: The start index of the search.</text:p>
      <text:p text:style-name="P2">2023-10-16 19:12:53.938 +02:00 [INF] Try to translate: Die Anzahl der zu überprüfenden Zeichenpositionen.</text:p>
      <text:p text:style-name="P2">2023-10-16 19:12:53.939 +02:00 [INF] Translation found: The number of character positions to examine.</text:p>
      <text:p text:style-name="P2">2023-10-16 19:12:53.940 +02:00 [INF] Try to translate: Die nullbasierte Indexposition von &lt;paramref name="value" /&gt; ab dem Anfang des &lt;see cref="StringBuilder" /&gt;s, wenn dieses Zeichen gefunden wurde, andernfalls -1.</text:p>
      <text:p text:style-name="P2">2023-10-16 19:12:53.941 +02:00 [INF] Translation found: The zero-based index position of &lt;paramref name ="value"/&gt; from the beginning of the &lt;see cref="StringBuilder"/&gt;, if this character was found, otherwise -1.</text:p>
      <text:p text:style-name="P2">2023-10-16 19:12:53.944 +02:00 [INF] Try to translate: <text:s/>Die Methode führt einen Ordinalzeichenvergleich durch. </text:p>
      <text:p text:style-name="P2">2023-10-16 19:12:53.945 +02:00 [INF] Translation found: The method performs an ordinal character comparison.</text:p>
      <text:p text:style-name="P2">2023-10-16 19:12:53.946 +02:00 [INF] Try to translate: &lt;paramref name="builder" /&gt; ist &lt;c&gt;null&lt;/c&gt;.</text:p>
      <text:p text:style-name="P2">2023-10-16 19:12:53.946 +02:00 [INF] Translation found: &lt;paramref name="builder"/&gt; is &lt;c&gt;null&lt;/c&gt;.</text:p>
      <text:p text:style-name="P2">2023-10-16 19:12:53.949 +02:00 [INF] Try to translate: &lt;para&gt;&lt;paramref name="startIndex" /&gt; oder &lt;paramref name="count" /&gt; sind kleiner als 0 oder größer als die Anzahl der Zeichen in &lt;paramref name="builder" /&gt;&lt;/para&gt;&lt;para&gt; - oder - &lt;/para&gt;&lt;para&gt;&lt;paramref name="startIndex" /&gt; + &lt;paramref name="count" /&gt; ist größer als die Anzahl der Zeichen in &lt;paramref name="builder" /&gt;. &lt;/para&gt;</text:p>
      <text:p text:style-name="P2">2023-10-16 19:12:53.951 +02:00 [INF] Translation found: &lt;para&gt;<text:line-break/>&lt;paramref name ="startIndex"/&gt; or &lt;paramref name ="count"/&gt; are smaller than zero or larger than the number of characters in &lt;paramref name ="builder"/&gt;<text:line-break/>&lt;/para&gt;<text:line-break/>&lt;para&gt;<text:line-break/>- or -<text:line-break/>&lt;/para&gt;<text:line-break/>&lt;para&gt;<text:line-break/>&lt;paramref name ="startIndex"/&gt; + &lt;paramref name ="count"/&gt; is larger than the number of characters in &lt;paramref name ="builder"/&gt;.<text:line-break/>&lt;/para&gt;</text:p>
      <text:p text:style-name="P2">2023-10-16 19:12:53.953 +02:00 [INF] Save<text:line-break/>C:\Users\fkinz\source\repos\FolkerKinzel.Strings\src\FolkerKinzel.Strings\StringBuilderExtension_IndexOf.cs to<text:line-break/>C:\Users\fkinz\source\repos\FolkerKinzel.Strings\src\FolkerKinzel.Strings\StringBuilderExtension_IndexOf.cs.</text:p>
      <text:p text:style-name="P2">2023-10-16 19:12:53.957 +02:00 [INF] Start translating C:\Users\fkinz\source\repos\FolkerKinzel.Strings\src\FolkerKinzel.Strings\StringBuilderExtension_LastIndexOf.cs</text:p>
      <text:p text:style-name="P2">2023-10-16 19:12:53.959 +02:00 [INF] Try to translate: <text:s/>Gibt den NULL-basierten Index des letzten Vorkommens des angegebenen Zeichens in &lt;paramref name="builder" /&gt; an. </text:p>
      <text:p text:style-name="P2">2023-10-16 19:12:53.964 +02:00 [INF] Translation found: Returns the zero-based index of the last occurrence of the specified character in &lt;paramref name ="builder"/&gt;.</text:p>
      <text:p text:style-name="P2">2023-10-16 19:12:53.966 +02:00 [INF] Try to translate: Der zu durchsuchende &lt;see cref="StringBuilder" /&gt;.</text:p>
      <text:p text:style-name="P2">2023-10-16 19:12:53.967 +02:00 [INF] Translation found: The &lt;see cref="StringBuilder"/&gt; to search.</text:p>
      <text:p text:style-name="P2">2023-10-16 19:12:53.968 +02:00 [INF] Try to translate: Das zu suchende Unicode-Zeichen.</text:p>
      <text:p text:style-name="P2">2023-10-16 19:12:53.969 +02:00 [INF] Translation found: The Unicode character to search for.</text:p>
      <text:p text:style-name="P2">2023-10-16 19:12:53.969 +02:00 [INF] Try to translate: Die nullbasierte Indexposition des letzten Vorkommens von &lt;paramref name="value" /&gt;, wenn dieses Zeichen gefunden wurde, andernfalls -1.</text:p>
      <text:p text:style-name="P2">2023-10-16 19:12:53.971 +02:00 [INF] Translation found: The zero-based index of the last occurence of &lt;paramref name="value"/&gt; if that character is found, or -1 if it's not.</text:p>
      <text:p text:style-name="P2">2023-10-16 19:12:53.972 +02:00 [INF] Try to translate: <text:s/>Die Methode führt einen Ordinalzeichenvergleich durch. </text:p>
      <text:p text:style-name="P2">2023-10-16 19:12:53.973 +02:00 [INF] Translation found: The method performs an ordinal character comparison.</text:p>
      <text:p text:style-name="P2">2023-10-16 19:12:53.973 +02:00 [INF] Try to translate: &lt;paramref name="builder" /&gt; ist &lt;c&gt;null&lt;/c&gt;.</text:p>
      <text:p text:style-name="P2">2023-10-16 19:12:53.977 +02:00 [INF] Translation found: &lt;paramref name="builder"/&gt; is &lt;c&gt;null&lt;/c&gt;.</text:p>
      <text:p text:style-name="P2">2023-10-16 19:12:53.978 +02:00 [INF] Try to translate: <text:s/>Gibt den NULL-basierten Index des letzten Vorkommens des angegebenen Zeichens in &lt;paramref name="builder" /&gt; an. Die Suche beginnt an einer angegebenen Zeichenposition und verläuft rückwärts zum Anfang des &lt;see cref="StringBuilder" /&gt;s. </text:p>
      <text:p text:style-name="P2">2023-10-16 19:12:53.979 +02:00 [INF] Translation found: Returns the zero-based index of the last occurrence of the specified character in &lt;paramref name ="builder"/&gt;. The search begins at a specified character position and runs backwards to the beginning of the &lt;see cref="StringBuilder"/&gt;.</text:p>
      <text:p text:style-name="P2">2023-10-16 19:12:53.980 +02:00 [INF] Try to translate: Der zu durchsuchende &lt;see cref="StringBuilder" /&gt;.</text:p>
      <text:p text:style-name="P2">2023-10-16 19:12:53.981 +02:00 [INF] Translation found: The &lt;see cref="StringBuilder"/&gt; to search.</text:p>
      <text:p text:style-name="P2">2023-10-16 19:12:53.982 +02:00 [INF] Try to translate: Das zu suchende Unicode-Zeichen.</text:p>
      <text:p text:style-name="P2">2023-10-16 19:12:53.983 +02:00 [INF] Translation found: The Unicode character to search for.</text:p>
      <text:p text:style-name="P2">2023-10-16 19:12:53.984 +02:00 [INF] Try to translate: Die Anfangsposition der Suche. Die Suche erfolgt rückwärts zum Anfang von &lt;paramref name="builder" /&gt;.</text:p>
      <text:p text:style-name="P2">2023-10-16 19:12:53.985 +02:00 [INF] Translation found: The start index of the search. The search is done backwards to the beginning of &lt;paramref name ="builder"/&gt;.</text:p>
      <text:p text:style-name="P2">2023-10-16 19:12:53.986 +02:00 [INF] Try to translate: Die nullbasierte Indexposition des letzten Vorkommens von &lt;paramref name="value" /&gt;, wenn dieses Zeichen gefunden wurde, andernfalls -1.</text:p>
      <text:p text:style-name="P2">2023-10-16 19:12:53.987 +02:00 [INF] Translation found: The zero-based index of the last occurence of &lt;paramref name="value"/&gt; if that character is found, or -1 if it's not.</text:p>
      <text:p text:style-name="P2">2023-10-16 19:12:53.988 +02:00 [INF] Try to translate: <text:s/>Die Methode führt einen Ordinalzeichenvergleich durch. </text:p>
      <text:p text:style-name="P2">2023-10-16 19:12:53.989 +02:00 [INF] Translation found: The method performs an ordinal character comparison.</text:p>
      <text:p text:style-name="P2">2023-10-16 19:12:53.989 +02:00 [INF] Try to translate: &lt;paramref name="builder" /&gt; ist &lt;c&gt;null&lt;/c&gt;.</text:p>
      <text:p text:style-name="P2">2023-10-16 19:12:53.990 +02:00 [INF] Translation found: &lt;paramref name="builder"/&gt; is &lt;c&gt;null&lt;/c&gt;.</text:p>
      <text:p text:style-name="P2">2023-10-16 19:12:53.995 +02:00 [INF] Try to translate: &lt;paramref name="builder" /&gt; ist nicht leer und &lt;paramref name="startIndex" /&gt; ist kleiner als 0 oder größer oder gleich der Länge von &lt;paramref name="builder" /&gt;.</text:p>
      <text:p text:style-name="P2">2023-10-16 19:12:53.996 +02:00 [INF] Translation found: &lt;paramref name ="builder"/&gt; is not empty and &lt;paramref name ="startIndex"/&gt; is less than zero or greater than or equal to the length of &lt;paramref name ="builder"/&gt;.</text:p>
      <text:p text:style-name="P2">2023-10-16 19:12:53.999 +02:00 [INF] Try to translate: <text:s/>Gibt den NULL-basierten Index des letzten Vorkommens des angegebenen Zeichens in &lt;paramref name="builder" /&gt; an. Die Suche beginnt an einer angegebenen Zeichenposition und verläuft für eine angegebene Anzahl von Zeichenpositionen rückwärts zum Anfang des &lt;see cref="StringBuilder" /&gt;s. </text:p>
      <text:p text:style-name="P2">2023-10-16 19:12:54.000 +02:00 [INF] Translation found: Specifies the zero-based index of the last occurrence of the specified character in &lt;paramref name ="builder"/&gt;. The search begins at a specified index and runs backwards for a specified number of character positions to the beginning of the &lt;see cref="StringBuilder"/&gt;.</text:p>
      <text:p text:style-name="P2">2023-10-16 19:12:54.001 +02:00 [INF] Try to translate: Der zu durchsuchende &lt;see cref="StringBuilder" /&gt;.</text:p>
      <text:p text:style-name="P2">2023-10-16 19:12:54.002 +02:00 [INF] Translation found: The &lt;see cref="StringBuilder"/&gt; to search.</text:p>
      <text:p text:style-name="P2">2023-10-16 19:12:54.004 +02:00 [INF] Try to translate: Das zu suchende Unicode-Zeichen.</text:p>
      <text:p text:style-name="P2">2023-10-16 19:12:54.006 +02:00 [INF] Translation found: The Unicode character to search for.</text:p>
      <text:p text:style-name="P2">2023-10-16 19:12:54.010 +02:00 [INF] Try to translate: Die Anfangsposition der Suche. Die Suche erfolgt rückwärts zum Anfang von &lt;paramref name="builder" /&gt;.</text:p>
      <text:p text:style-name="P2">2023-10-16 19:12:54.012 +02:00 [INF] Translation found: The start index of the search. The search is done backwards to the beginning of &lt;paramref name ="builder"/&gt;.</text:p>
      <text:p text:style-name="P2">2023-10-16 19:12:54.013 +02:00 [INF] Try to translate: Die Anzahl der zu überprüfenden Zeichenpositionen.</text:p>
      <text:p text:style-name="P2">2023-10-16 19:12:54.014 +02:00 [INF] Translation found: The number of character positions to examine.</text:p>
      <text:p text:style-name="P2">2023-10-16 19:12:54.015 +02:00 [INF] Try to translate: Die nullbasierte Indexposition des letzten Vorkommens von &lt;paramref name="value" /&gt;, innerhalb des zu durchsuchenden Abschnitts wenn dieses Zeichen gefunden wurde, andernfalls -1.</text:p>
      <text:p text:style-name="P2">2023-10-16 19:12:54.016 +02:00 [INF] Translation found: If &lt;paramref name ="value"/&gt; was found, the zero-based index position of its last occurrence within the section to be searched, otherwise -1.</text:p>
      <text:p text:style-name="P2">2023-10-16 19:12:54.017 +02:00 [INF] Try to translate: <text:s/>Die Methode führt einen Ordinalzeichenvergleich durch. </text:p>
      <text:p text:style-name="P2">2023-10-16 19:12:54.018 +02:00 [INF] Translation found: The method performs an ordinal character comparison.</text:p>
      <text:p text:style-name="P2">2023-10-16 19:12:54.019 +02:00 [INF] Try to translate: &lt;paramref name="builder" /&gt; ist &lt;c&gt;null&lt;/c&gt;.</text:p>
      <text:p text:style-name="P2">2023-10-16 19:12:54.020 +02:00 [INF] Translation found: &lt;paramref name="builder"/&gt; is &lt;c&gt;null&lt;/c&gt;.</text:p>
      <text:p text:style-name="P2">2023-10-16 19:12:54.021 +02:00 [INF] Try to translate: &lt;para&gt;&lt;paramref name="builder" /&gt; ist nicht leer und &lt;paramref name="startIndex" /&gt; ist kleiner als 0 oder größer oder gleich der Länge von &lt;paramref name="builder" /&gt;&lt;/para&gt;&lt;para&gt; - oder - &lt;/para&gt;&lt;para&gt;&lt;paramref name="builder" /&gt; ist nicht leer und &lt;paramref name="startIndex" /&gt; - &lt;paramref name="count" /&gt; + 1 ist kleiner als 0. &lt;/para&gt;</text:p>
      <text:p text:style-name="P2">2023-10-16 19:12:54.022 +02:00 [INF] Translation found: &lt;para&gt;<text:line-break/>&lt;paramref name ="builder"/&gt; is not empty and &lt;paramref name ="startIndex"/&gt; is less than zero or greater than or equal to the length of &lt;paramref name ="builder"/&gt;<text:line-break/>&lt;/para&gt;<text:line-break/>&lt;para&gt;<text:line-break/>- or -<text:line-break/>&lt;/para&gt;<text:line-break/>&lt;para&gt;<text:line-break/>&lt;paramref name ="builder"/&gt; is not empty and &lt;paramref name ="startIndex"/&gt; - &lt;paramref name ="count"/&gt; + 1 is less than zero.<text:line-break/>&lt;/para&gt;</text:p>
      <text:p text:style-name="P2">2023-10-16 19:12:54.026 +02:00 [INF] Save<text:line-break/>C:\Users\fkinz\source\repos\FolkerKinzel.Strings\src\FolkerKinzel.Strings\StringBuilderExtension_LastIndexOf.cs to<text:line-break/>C:\Users\fkinz\source\repos\FolkerKinzel.Strings\src\FolkerKinzel.Strings\StringBuilderExtension_LastIndexOf.cs.</text:p>
      <text:p text:style-name="P2">2023-10-16 19:12:54.028 +02:00 [INF] Start translating C:\Users\fkinz\source\repos\FolkerKinzel.Strings\src\FolkerKinzel.Strings\StringBuilderExtension_NormalizeNewLinesTo.cs</text:p>
      <text:p text:style-name="P2">2023-10-16 19:12:54.029 +02:00 [INF] Try to translate: <text:s/>Ersetzt alle Zeilenumbrüche in &lt;paramref name="builder" /&gt; durch &lt;paramref name="newLine" /&gt;. </text:p>
      <text:p text:style-name="P2">2023-10-16 19:12:54.030 +02:00 [INF] Translation found: Replaces all newlines in &lt;paramref name="builder"/&gt; with &lt;paramref name="newLine"/&gt;.</text:p>
      <text:p text:style-name="P2">2023-10-16 19:12:54.031 +02:00 [INF] Try to translate: Der &lt;see cref="StringBuilder" /&gt;, dessen Inhalt verändert wird.</text:p>
      <text:p text:style-name="P2">2023-10-16 19:12:54.032 +02:00 [INF] Translation found: The &lt;see cref="StringBuilder"/&gt; whose content is changed.</text:p>
      <text:p text:style-name="P2">2023-10-16 19:12:54.033 +02:00 [INF] Try to translate: Eine schreibgeschützte Zeichenspanne, durch deren Inhalt jeder Zeilenumbruch ersetzt wird. Wenn eine leere Spanne übergeben wird, werden alle Zeilenumbrüche entfernt.</text:p>
      <text:p text:style-name="P2">2023-10-16 19:12:54.034 +02:00 [INF] Translation found: A read-only character span that is the replacement for all newlines. If an empty span is passed to the parameter, all newline characters will be completely removed.</text:p>
      <text:p text:style-name="P2">2023-10-16 19:12:54.034 +02:00 [INF] Try to translate: Ein Verweis auf &lt;paramref name="builder" /&gt;.</text:p>
      <text:p text:style-name="P2">2023-10-16 19:12:54.035 +02:00 [INF] Translation found: A reference to &lt;paramref name ="builder"/&gt;.</text:p>
      <text:p text:style-name="P2">2023-10-16 19:12:54.036 +02:00 [INF] Try to translate: &lt;para&gt; Für die Identifizierung von Zeilenwechselzeichen wird &lt;see cref="CharExtension.IsNewLine(char)" /&gt; verwendet. Die Sequenzen CRLF und LFCR werden als ein Zeilenumbruch behandelt. &lt;/para&gt;&lt;note type="caution"&gt; Diese Methode unterscheidet sich von &lt;see cref="ReplaceLineEndings(StringBuilder, string?)" /&gt; dahingehend, dass sie zusätzlich LFCR-Sequenzen und Vertical Tab (VT: U+000B) als Zeilenwechsel behandelt. &lt;/note&gt;</text:p>
      <text:p text:style-name="P3">2023-10-16 19:12:54.037 +02:00 [WRN] No translation found.</text:p>
      <text:p text:style-name="P2">2023-10-16 19:12:54.038 +02:00 [INF] Try to translate: &lt;paramref name="builder" /&gt; ist &lt;c&gt;null&lt;/c&gt;.</text:p>
      <text:p text:style-name="P2">2023-10-16 19:12:54.039 +02:00 [INF] Translation found: &lt;paramref name="builder"/&gt; is &lt;c&gt;null&lt;/c&gt;.</text:p>
      <text:p text:style-name="P2">2023-10-16 19:12:54.040 +02:00 [INF] Save<text:line-break/>C:\Users\fkinz\source\repos\FolkerKinzel.Strings\src\FolkerKinzel.Strings\StringBuilderExtension_NormalizeNewLinesTo.cs to<text:line-break/>C:\Users\fkinz\source\repos\FolkerKinzel.Strings\src\FolkerKinzel.Strings\StringBuilderExtension_NormalizeNewLinesTo.cs.</text:p>
      <text:p text:style-name="P2">2023-10-16 19:12:54.045 +02:00 [INF] Start translating C:\Users\fkinz\source\repos\FolkerKinzel.Strings\src\FolkerKinzel.Strings\StringBuilderExtension_Replace.cs</text:p>
      <text:p text:style-name="P2">2023-10-16 19:12:54.047 +02:00 [INF] Try to translate: <text:s/>Ersetzt alle Vorkommen einer angegebenen Zeichenfolge in einer Teilzeichenfolge von &lt;paramref name="builder" /&gt; durch eine andere angegebene Zeichenfolge. </text:p>
      <text:p text:style-name="P2">2023-10-16 19:12:54.048 +02:00 [INF] Translation found: Replaces all occurrences of a specified string in a substring of &lt;paramref name="builder"/&gt; with another specified string.</text:p>
      <text:p text:style-name="P2">2023-10-16 19:12:54.049 +02:00 [INF] Try to translate: Der &lt;see cref="StringBuilder" /&gt;, dessen Inhalt geändert wird.</text:p>
      <text:p text:style-name="P2">2023-10-16 19:12:54.050 +02:00 [INF] Translation found: The &lt;see cref="StringBuilder"/&gt; whose content is changed.</text:p>
      <text:p text:style-name="P2">2023-10-16 19:12:54.051 +02:00 [INF] Try to translate: Die zu ersetzende Zeichenfolge.</text:p>
      <text:p text:style-name="P2">2023-10-16 19:12:54.052 +02:00 [INF] Translation found: The string to replace.</text:p>
      <text:p text:style-name="P2">2023-10-16 19:12:54.053 +02:00 [INF] Try to translate: Die Zeichenfolge, die &lt;paramref name="oldValue" /&gt; ersetzt, oder &lt;c&gt;null&lt;/c&gt;.</text:p>
      <text:p text:style-name="P2">2023-10-16 19:12:54.054 +02:00 [INF] Translation found: The string that replaces &lt;paramref name="oldValue"/&gt;, or &lt;c&gt;null&lt;/c&gt;.</text:p>
      <text:p text:style-name="P2">2023-10-16 19:12:54.055 +02:00 [INF] Try to translate: Die Position in &lt;paramref name="builder" /&gt;, an der die Teilzeichenfolge beginnt.</text:p>
      <text:p text:style-name="P2">2023-10-16 19:12:54.056 +02:00 [INF] Translation found: The position in &lt;paramref name="builder"/&gt; where the substring begins.</text:p>
      <text:p text:style-name="P2">2023-10-16 19:12:54.056 +02:00 [INF] Try to translate: Ein Verweis auf &lt;paramref name="builder" /&gt;, bei dem alle Instanzen von &lt;paramref name="oldValue" /&gt; im Bereich von &lt;paramref name="startIndex" /&gt; bis zum Ende von &lt;paramref name="builder" /&gt; durch &lt;paramref name="newValue" /&gt; ersetzt wurden.</text:p>
      <text:p text:style-name="P2">2023-10-16 19:12:54.060 +02:00 [INF] Translation found: A reference to &lt;paramref name="builder"/&gt; with all instances of &lt;paramref name="oldValue"/&gt; replaced by &lt;paramref name="newValue"/&gt; in the range from &lt;paramref name="startIndex"/&gt; to the end of &lt;paramref name="builder"/&gt;.</text:p>
      <text:p text:style-name="P2">2023-10-16 19:12:54.062 +02:00 [INF] Try to translate: <text:s/>Diese Methode führt einen Ordnungsvergleich zwischen Groß- und Kleinschreibung durch, um Vorkommen von &lt;paramref name="oldValue" /&gt; in der angegebenen Teilzeichenfolge zu identifizieren. Wenn &lt;paramref name="newValue" /&gt;  &lt;c&gt;null&lt;/c&gt; oder &lt;see cref="string.Empty" /&gt; ist, werden alle Vorkommen von &lt;paramref name="oldValue" /&gt; entfernt. </text:p>
      <text:p text:style-name="P2">2023-10-16 19:12:54.063 +02:00 [INF] Translation found: This method performs an ordinal, case-sensitive comparison to identify occurrences of &lt;paramref name="oldValue"/&gt; in the specified substring. If &lt;paramref name="newValue"/&gt; is &lt;c&gt;null&lt;/c&gt; or &lt;see cref="string.Empty"/&gt;, all occurrences of &lt;paramref name="oldValue"/&gt; are removed.</text:p>
      <text:p text:style-name="P2">2023-10-16 19:12:54.064 +02:00 [INF] Try to translate: &lt;paramref name="builder" /&gt; oder &lt;paramref name="oldValue" /&gt; ist &lt;c&gt;null&lt;/c&gt;. </text:p>
      <text:p text:style-name="P2">2023-10-16 19:12:54.065 +02:00 [INF] Translation found: &lt;paramref name="builder"/&gt; or &lt;paramref name="oldValue"/&gt; is &lt;c&gt;null&lt;/c&gt;.</text:p>
      <text:p text:style-name="P2">2023-10-16 19:12:54.066 +02:00 [INF] Try to translate: &lt;paramref name="oldValue" /&gt; ist &lt;see cref="string.Empty" /&gt;.</text:p>
      <text:p text:style-name="P2">2023-10-16 19:12:54.067 +02:00 [INF] Translation found: &lt;paramref name="oldValue"/&gt; is &lt;see cref="string.Empty"/&gt;.</text:p>
      <text:p text:style-name="P2">2023-10-16 19:12:54.068 +02:00 [INF] Try to translate: &lt;para&gt;&lt;paramref name="startIndex" /&gt; ist kleiner als &lt;c&gt;0&lt;/c&gt;&lt;/para&gt;&lt;para&gt;- oder -&lt;/para&gt;&lt;para&gt;&lt;paramref name="startIndex" /&gt; gibt eine Zeichenposition außerhalb von &lt;paramref name="builder" /&gt; an&lt;/para&gt;&lt;para&gt;- oder -&lt;/para&gt;&lt;para&gt;durch Verlängerung des Inhalts von &lt;paramref name="builder" /&gt; würde &lt;see cref="StringBuilder.MaxCapacity" /&gt; überschritten.&lt;/para&gt;</text:p>
      <text:p text:style-name="P2">2023-10-16 19:12:54.069 +02:00 [INF] Translation found: &lt;para&gt;<text:line-break/>&lt;paramref name="startIndex"/&gt; is less than zero.<text:line-break/>&lt;/para&gt;<text:line-break/>&lt;para&gt;<text:line-break/>- or -<text:line-break/>&lt;/para&gt;<text:line-break/>&lt;para&gt;<text:line-break/>&lt;paramref name="startIndex"/&gt; indicates a character position not within <text:s/>&lt;paramref name="builder"/&gt;.<text:line-break/>&lt;/para&gt;<text:line-break/>&lt;para&gt;<text:line-break/>- or -<text:line-break/>&lt;/para&gt;<text:line-break/>&lt;para&gt;<text:line-break/>Increasing the capacity of &lt;paramref name="builder"/&gt; would exceed &lt;see cref="StringBuilder.MaxCapacity"/&gt;.<text:line-break/>&lt;/para&gt;</text:p>
      <text:p text:style-name="P2">2023-10-16 19:12:54.070 +02:00 [INF] Try to translate: <text:s/>Ersetzt alle Vorkommen eines angegebenen Zeichens in einer Teilzeichenfolge von &lt;paramref name="builder" /&gt; durch ein anderes angegebenes Zeichen. </text:p>
      <text:p text:style-name="P2">2023-10-16 19:12:54.071 +02:00 [INF] Translation found: Replaces, within a substring of &lt;paramref name="builder"/&gt;, all occurrences of a specified character with another specified character.</text:p>
      <text:p text:style-name="P2">2023-10-16 19:12:54.072 +02:00 [INF] Try to translate: Der &lt;see cref="StringBuilder" /&gt;, dessen Inhalt geändert wird.</text:p>
      <text:p text:style-name="P2">2023-10-16 19:12:54.075 +02:00 [INF] Translation found: The &lt;see cref="StringBuilder"/&gt; whose content is changed.</text:p>
      <text:p text:style-name="P2">2023-10-16 19:12:54.077 +02:00 [INF] Try to translate: Das zu ersetzende Zeichen.</text:p>
      <text:p text:style-name="P2">2023-10-16 19:12:54.078 +02:00 [INF] Translation found: The character to replace.</text:p>
      <text:p text:style-name="P2">2023-10-16 19:12:54.078 +02:00 [INF] Try to translate: Das Zeichen, das &lt;paramref name="oldChar" /&gt; ersetzt.</text:p>
      <text:p text:style-name="P2">2023-10-16 19:12:54.079 +02:00 [INF] Translation found: The character that replaces &lt;paramref name="oldChar"/&gt;.</text:p>
      <text:p text:style-name="P2">2023-10-16 19:12:54.080 +02:00 [INF] Try to translate: Die Position in &lt;paramref name="builder" /&gt;, an der die Teilzeichenfolge beginnt.</text:p>
      <text:p text:style-name="P2">2023-10-16 19:12:54.081 +02:00 [INF] Translation found: The position in &lt;paramref name="builder"/&gt; where the substring begins.</text:p>
      <text:p text:style-name="P2">2023-10-16 19:12:54.082 +02:00 [INF] Try to translate: Ein Verweis auf &lt;paramref name="builder" /&gt;, bei dem &lt;paramref name="oldChar" /&gt; im Bereich von &lt;paramref name="startIndex" /&gt; bis zum Ende von &lt;paramref name="builder" /&gt; durch &lt;paramref name="newChar" /&gt; ersetzt wurde.</text:p>
      <text:p text:style-name="P2">2023-10-16 19:12:54.083 +02:00 [INF] Translation found: A reference to &lt;paramref name="builder"/&gt; with &lt;paramref name="oldChar"/&gt; replaced by &lt;paramref name="newChar"/&gt; in the range from &lt;paramref name="startIndex"/&gt; to the end of &lt;paramref name="builder"/&gt;.</text:p>
      <text:p text:style-name="P2">2023-10-16 19:12:54.084 +02:00 [INF] Try to translate: <text:s/>Diese Methode führt einen Ordnungsvergleich zwischen Groß- und Kleinschreibung durch, um Vorkommen von &lt;paramref name="oldChar" /&gt; in der angegebenen Teilzeichenfolge zu identifizieren. Die Länge von &lt;paramref name="builder" /&gt; bleibt durch das Ersetzen unverändert. </text:p>
      <text:p text:style-name="P2">2023-10-16 19:12:54.086 +02:00 [INF] Translation found: This method performs an ordinal, case-sensitive comparison to identify occurrences of &lt;paramref name="oldChar"/&gt; in the current instance. The size of &lt;paramref name="builder"/&gt; is unchanged after the replacement.</text:p>
      <text:p text:style-name="P2">2023-10-16 19:12:54.087 +02:00 [INF] Try to translate: &lt;paramref name="builder" /&gt; ist &lt;c&gt;null&lt;/c&gt;. </text:p>
      <text:p text:style-name="P2">2023-10-16 19:12:54.088 +02:00 [INF] Translation found: &lt;paramref name="builder"/&gt; is &lt;c&gt;null&lt;/c&gt;.</text:p>
      <text:p text:style-name="P2">2023-10-16 19:12:54.090 +02:00 [INF] Try to translate: &lt;para&gt;&lt;paramref name="startIndex" /&gt; ist kleiner als &lt;c&gt;0&lt;/c&gt;&lt;/para&gt;&lt;para&gt;- oder -&lt;/para&gt;&lt;para&gt;&lt;paramref name="startIndex" /&gt; gibt eine Zeichenposition außerhalb von &lt;paramref name="builder" /&gt; an&lt;/para&gt;. </text:p>
      <text:p text:style-name="P2">2023-10-16 19:12:54.094 +02:00 [INF] Translation found: &lt;para&gt;<text:line-break/>&lt;paramref name="startIndex"/&gt; is less than zero.<text:line-break/>&lt;/para&gt;<text:line-break/>&lt;para&gt;<text:line-break/>- or -<text:line-break/>&lt;/para&gt;<text:line-break/>&lt;para&gt;<text:line-break/>&lt;paramref name="startIndex"/&gt; indicates a character position not within <text:s/>&lt;paramref name="builder"/&gt;.<text:line-break/>&lt;/para&gt;</text:p>
      <text:p text:style-name="P2">2023-10-16 19:12:54.095 +02:00 [INF] Save<text:line-break/>C:\Users\fkinz\source\repos\FolkerKinzel.Strings\src\FolkerKinzel.Strings\StringBuilderExtension_Replace.cs to<text:line-break/>C:\Users\fkinz\source\repos\FolkerKinzel.Strings\src\FolkerKinzel.Strings\StringBuilderExtension_Replace.cs.</text:p>
      <text:p text:style-name="P2">2023-10-16 19:12:54.097 +02:00 [INF] Start translating C:\Users\fkinz\source\repos\FolkerKinzel.Strings\src\FolkerKinzel.Strings\StringBuilderExtension_ReplaceLineEndings.cs</text:p>
      <text:p text:style-name="P2">2023-10-16 19:12:54.099 +02:00 [INF] Try to translate: <text:s/>Ersetzt alle Newlinesequenzen in &lt;paramref name="builder" /&gt; durch &lt;paramref name="replacementText" /&gt;. </text:p>
      <text:p text:style-name="P2">2023-10-16 19:12:54.100 +02:00 [INF] Translation found: Replaces all newlines in &lt;paramref name="builder"/&gt; with &lt;paramref name="newLine"/&gt;.</text:p>
      <text:p text:style-name="P2">2023-10-16 19:12:54.101 +02:00 [INF] Try to translate: Der &lt;see cref="StringBuilder" /&gt;, dessen Inhalt bearbeitet wird.</text:p>
      <text:p text:style-name="P2">2023-10-16 19:12:54.101 +02:00 [INF] Translation found: The &lt;see cref="StringBuilder"/&gt; whose content is changed.</text:p>
      <text:p text:style-name="P2">2023-10-16 19:12:54.102 +02:00 [INF] Try to translate: Der Text, der als Ersatz verwendet werden soll. Wenn &lt;paramref name="replacementText" /&gt;  &lt;c&gt;null&lt;/c&gt; oder &lt;see cref="string.Empty" /&gt; ist, werden alle Newlinesequenzen in &lt;paramref name="builder" /&gt; entfernt.</text:p>
      <text:p text:style-name="P2">2023-10-16 19:12:54.103 +02:00 [INF] Translation found: The text to use as replacement. If &lt;paramref name="replacementText"/&gt; is &lt;c&gt;null&lt;/c&gt; or &lt;see cref="string.Empty"/&gt;, all newlines will be removed.</text:p>
      <text:p text:style-name="P2">2023-10-16 19:12:54.106 +02:00 [INF] Try to translate: Eine Referenz auf &lt;paramref name="builder" /&gt;.</text:p>
      <text:p text:style-name="P2">2023-10-16 19:12:54.108 +02:00 [INF] Translation found: A reference to &lt;paramref name ="builder"/&gt;.</text:p>
      <text:p text:style-name="P2">2023-10-16 19:12:54.109 +02:00 [INF] Try to translate: &lt;para&gt; Die Liste der behandelten Newlinesequenzen ist: &lt;/para&gt;&lt;list type="bullet"&gt;&lt;item&gt;CR (U+000D)&lt;/item&gt;&lt;item&gt;LF (U+000A)&lt;/item&gt;&lt;item&gt;CRLF (U+000D U+000A)&lt;/item&gt;&lt;item&gt;NEL (U+0085)&lt;/item&gt;&lt;item&gt;LS (U+2028)&lt;/item&gt;&lt;item&gt;FF (U+000C)&lt;/item&gt;&lt;item&gt;PS (U+2029)&lt;/item&gt;&lt;/list&gt;&lt;para&gt; Diese Liste ist vom Unicode-Standard vorgegeben (Sec. 5.8, Recommendation R4 und Table 5-2). &lt;/para&gt;</text:p>
      <text:p text:style-name="P2">2023-10-16 19:12:54.111 +02:00 [INF] Translation found: &lt;para&gt;<text:line-break/>The list of recognized newline sequences is:<text:line-break/>&lt;/para&gt;<text:line-break/>&lt;list type="bullet"&gt;<text:line-break/>&lt;item&gt;<text:line-break/>CR (U+000D)<text:line-break/>&lt;/item&gt;<text:line-break/>&lt;item&gt;<text:line-break/>LF (U+000A)<text:line-break/>&lt;/item&gt;<text:line-break/>&lt;item&gt;<text:line-break/>CRLF (U+000D U+000A)<text:line-break/>&lt;/item&gt;<text:line-break/>&lt;item&gt;<text:line-break/>NEL (U+0085)<text:line-break/>&lt;/item&gt;<text:line-break/>&lt;item&gt;<text:line-break/>LS (U+2028)<text:line-break/>&lt;/item&gt;<text:line-break/>&lt;item&gt;<text:line-break/>FF (U+000C)<text:line-break/>&lt;/item&gt;<text:line-break/>&lt;item&gt;<text:line-break/>PS (U+2029)<text:line-break/>&lt;/item&gt;<text:line-break/>&lt;/list&gt;<text:line-break/>&lt;para&gt;<text:line-break/>This list is given by the Unicode Standard, Sec. 5.8, Recommendation R4 and Table 5-2.<text:line-break/>&lt;/para&gt;</text:p>
      <text:p text:style-name="P2">2023-10-16 19:12:54.112 +02:00 [INF] Try to translate: &lt;paramref name="builder" /&gt; ist &lt;c&gt;null&lt;/c&gt;.</text:p>
      <text:p text:style-name="P2">2023-10-16 19:12:54.113 +02:00 [INF] Translation found: &lt;paramref name="builder"/&gt; is &lt;c&gt;null&lt;/c&gt;.</text:p>
      <text:p text:style-name="P2">2023-10-16 19:12:54.114 +02:00 [INF] Save<text:line-break/>C:\Users\fkinz\source\repos\FolkerKinzel.Strings\src\FolkerKinzel.Strings\StringBuilderExtension_ReplaceLineEndings.cs to<text:line-break/>C:\Users\fkinz\source\repos\FolkerKinzel.Strings\src\FolkerKinzel.Strings\StringBuilderExtension_ReplaceLineEndings.cs.</text:p>
      <text:p text:style-name="P2">2023-10-16 19:12:54.116 +02:00 [INF] Start translating C:\Users\fkinz\source\repos\FolkerKinzel.Strings\src\FolkerKinzel.Strings\StringBuilderExtension_ReplaceWhiteSpaceWith.cs</text:p>
      <text:p text:style-name="P2">2023-10-16 19:12:54.118 +02:00 [INF] Try to translate: <text:s/>Ersetzt in &lt;paramref name="builder" /&gt; alle Sequenzen von Leerzeichen durch &lt;paramref name="replacement" /&gt;. </text:p>
      <text:p text:style-name="P2">2023-10-16 19:12:54.119 +02:00 [INF] Translation found: Replaces in &lt;paramref name="builder"/&gt; all sequences of white space with &lt;paramref name="replacement"/&gt;.</text:p>
      <text:p text:style-name="P2">2023-10-16 19:12:54.123 +02:00 [INF] Try to translate: Der &lt;see cref="StringBuilder" /&gt;, dessen Inhalt bearbeitet wird.</text:p>
      <text:p text:style-name="P2">2023-10-16 19:12:54.125 +02:00 [INF] Translation found: The &lt;see cref="StringBuilder"/&gt; whose content is changed.</text:p>
      <text:p text:style-name="P2">2023-10-16 19:12:54.126 +02:00 [INF] Try to translate: Eine schreibgeschützte Zeichenspanne, durch deren Inhalt die Leerzeichen-Sequenzen ersetzt werden.</text:p>
      <text:p text:style-name="P2">2023-10-16 19:12:54.127 +02:00 [INF] Translation found: A read-only character span that is the replacement for all white space sequences. If an empty span is passed to the parameter, each white space will be completely removed.</text:p>
      <text:p text:style-name="P2">2023-10-16 19:12:54.128 +02:00 [INF] Try to translate: Übergeben Sie &lt;c&gt;true&lt;/c&gt;, um Zeilenumbruchzeichen von der Ersetzung auszunehmen. Der Standardwert ist &lt;c&gt;false&lt;/c&gt;.</text:p>
      <text:p text:style-name="P2">2023-10-16 19:12:54.129 +02:00 [INF] Translation found: Pass &lt;c&gt;true&lt;/c&gt; to exclude newline characters from the replacement. The default value is &lt;c&gt;false&lt;/c&gt;.</text:p>
      <text:p text:style-name="P2">2023-10-16 19:12:54.130 +02:00 [INF] Try to translate: Eine Referenz auf &lt;paramref name="builder" /&gt;</text:p>
      <text:p text:style-name="P2">2023-10-16 19:12:54.131 +02:00 [INF] Translation found: A reference to &lt;paramref name ="builder"/&gt;.</text:p>
      <text:p text:style-name="P2">2023-10-16 19:12:54.132 +02:00 [INF] Try to translate: &lt;para&gt; Die Methode verwendet &lt;see cref="char.IsWhiteSpace(char)" /&gt; zur Identifizierung von Leerraumzeichen und arbeitet damit gründlicher als &lt;see cref="Regex.Replace(string, string, string)"&gt;Regex.Replace(string input, @"\s+", string replacement)&lt;/see&gt;. &lt;/para&gt;&lt;para&gt;(Zur Identifizierung von Zeilenumbruchzeichen wird &lt;see cref="CharExtension.IsNewLine(char)" /&gt; verwendet.) &lt;/para&gt;</text:p>
      <text:p text:style-name="P3">2023-10-16 19:12:54.134 +02:00 [WRN] No translation found.</text:p>
      <text:p text:style-name="P2">2023-10-16 19:12:54.134 +02:00 [INF] Try to translate: &lt;paramref name="builder" /&gt; ist &lt;c&gt;null&lt;/c&gt;.</text:p>
      <text:p text:style-name="P2">2023-10-16 19:12:54.137 +02:00 [INF] Translation found: &lt;paramref name="builder"/&gt; is &lt;c&gt;null&lt;/c&gt;.</text:p>
      <text:p text:style-name="P2">2023-10-16 19:12:54.139 +02:00 [INF] Try to translate: <text:s/>Ersetzt in einem Abschnitt von &lt;paramref name="builder" /&gt;, der bei &lt;paramref name="startIndex" /&gt; beginnt und bis zum Ende von &lt;paramref name="builder" /&gt; reicht, alle Sequenzen von Leerzeichen durch &lt;paramref name="replacement" /&gt;. </text:p>
      <text:p text:style-name="P2">2023-10-16 19:12:54.140 +02:00 [INF] Translation found: Replaces in a section of &lt;paramref name="builder"/&gt;, which starts at &lt;paramref name="startIndex"/&gt; and extends to the end of &lt;paramref name="builder"/&gt;, all sequences of white space with &lt;paramref name="replacement"/&gt;.</text:p>
      <text:p text:style-name="P2">2023-10-16 19:12:54.142 +02:00 [INF] Try to translate: Der &lt;see cref="StringBuilder" /&gt;, dessen Inhalt bearbeitet wird.</text:p>
      <text:p text:style-name="P2">2023-10-16 19:12:54.142 +02:00 [INF] Translation found: The &lt;see cref="StringBuilder"/&gt; whose content is changed.</text:p>
      <text:p text:style-name="P2">2023-10-16 19:12:54.143 +02:00 [INF] Try to translate: Eine schreibgeschützte Zeichenspanne, durch deren Inhalt die Leerzeichen-Sequenzen ersetzt werden.</text:p>
      <text:p text:style-name="P2">2023-10-16 19:12:54.144 +02:00 [INF] Translation found: A read-only character span that is the replacement for all white space sequences. If an empty span is passed to the parameter, each white space will be completely removed.</text:p>
      <text:p text:style-name="P2">2023-10-16 19:12:54.146 +02:00 [INF] Try to translate: Der nullbasierte Index in &lt;paramref name="builder" /&gt;, an dem der Abschnitt beginnt, in dem die Ersetzungen vorgenommen werden.</text:p>
      <text:p text:style-name="P2">2023-10-16 19:12:54.147 +02:00 [INF] Translation found: The zero-based index in &lt;paramref name ="builder"/&gt; at which the replacement starts.</text:p>
      <text:p text:style-name="P2">2023-10-16 19:12:54.148 +02:00 [INF] Try to translate: Übergeben Sie &lt;c&gt;true&lt;/c&gt;, um Zeilenumbruchzeichen von der Ersetzung auszunehmen. Der Standardwert ist &lt;c&gt;false&lt;/c&gt;.</text:p>
      <text:p text:style-name="P2">2023-10-16 19:12:54.149 +02:00 [INF] Translation found: Pass &lt;c&gt;true&lt;/c&gt; to exclude newline characters from the replacement. The default value is &lt;c&gt;false&lt;/c&gt;.</text:p>
      <text:p text:style-name="P2">2023-10-16 19:12:54.150 +02:00 [INF] Try to translate: Eine Referenz auf &lt;paramref name="builder" /&gt;</text:p>
      <text:p text:style-name="P2">2023-10-16 19:12:54.153 +02:00 [INF] Translation found: A reference to &lt;paramref name ="builder"/&gt;.</text:p>
      <text:p text:style-name="P2">2023-10-16 19:12:54.155 +02:00 [INF] Try to translate: &lt;para&gt; Die Methode verwendet &lt;see cref="char.IsWhiteSpace(char)" /&gt; zur Identifizierung von Leerraumzeichen und arbeitet damit gründlicher als &lt;see cref="Regex.Replace(string, string, string)"&gt;Regex.Replace(string input, @"\s+", string replacement)&lt;/see&gt;. &lt;/para&gt;&lt;para&gt;(Zur Identifizierung von Zeilenumbruchzeichen wird &lt;see cref="CharExtension.IsNewLine(char)" /&gt; verwendet.) &lt;/para&gt;</text:p>
      <text:p text:style-name="P3">2023-10-16 19:12:54.159 +02:00 [WRN] No translation found.</text:p>
      <text:p text:style-name="P2">2023-10-16 19:12:54.160 +02:00 [INF] Try to translate: &lt;paramref name="builder" /&gt; ist &lt;c&gt;null&lt;/c&gt;.</text:p>
      <text:p text:style-name="P2">2023-10-16 19:12:54.161 +02:00 [INF] Translation found: &lt;paramref name="builder"/&gt; is &lt;c&gt;null&lt;/c&gt;.</text:p>
      <text:p text:style-name="P2">2023-10-16 19:12:54.163 +02:00 [INF] Try to translate: &lt;paramref name="startIndex" /&gt; ist kleiner als 0 oder größer als die Anzahl der Zeichen in &lt;paramref name="builder" /&gt;. </text:p>
      <text:p text:style-name="P2">2023-10-16 19:12:54.164 +02:00 [INF] Translation found: &lt;paramref name="startIndex"/&gt; is less than zero or greater than the number of characters in &lt;paramref name="builder"/&gt;.</text:p>
      <text:p text:style-name="P2">2023-10-16 19:12:54.168 +02:00 [INF] Try to translate: <text:s/>Ersetzt in einem Abschnitt von &lt;paramref name="builder" /&gt;, der bei &lt;paramref name="startIndex" /&gt; beginnt und &lt;paramref name="count" /&gt; Zeichen umfasst, alle Sequenzen von Leerzeichen durch &lt;paramref name="replacement" /&gt;. </text:p>
      <text:p text:style-name="P2">2023-10-16 19:12:54.169 +02:00 [INF] Translation found: Replaces in a section of &lt;paramref name="builder"/&gt;, which starts at &lt;paramref name="startIndex"/&gt; and which is &lt;paramref name="count"/&gt; characters long, all sequences of white space with &lt;paramref name="replacement"/&gt;.</text:p>
      <text:p text:style-name="P2">2023-10-16 19:12:54.170 +02:00 [INF] Try to translate: Der &lt;see cref="StringBuilder" /&gt;, dessen Inhalt bearbeitet wird.</text:p>
      <text:p text:style-name="P2">2023-10-16 19:12:54.171 +02:00 [INF] Translation found: The &lt;see cref="StringBuilder"/&gt; whose content is changed.</text:p>
      <text:p text:style-name="P2">2023-10-16 19:12:54.172 +02:00 [INF] Try to translate: Eine schreibgeschützte Zeichenspanne, durch deren Inhalt die Leerzeichen-Sequenzen ersetzt werden.</text:p>
      <text:p text:style-name="P2">2023-10-16 19:12:54.172 +02:00 [INF] Translation found: A read-only character span that is the replacement for all white space sequences. If an empty span is passed to the parameter, each white space will be completely removed.</text:p>
      <text:p text:style-name="P2">2023-10-16 19:12:54.173 +02:00 [INF] Try to translate: Der nullbasierte Index in &lt;paramref name="builder" /&gt;, an dem der Abschnitt beginnt, in dem die Ersetzungen vorgenommen werden.</text:p>
      <text:p text:style-name="P2">2023-10-16 19:12:54.176 +02:00 [INF] Translation found: The zero-based index in &lt;paramref name ="builder"/&gt; at which the replacement starts.</text:p>
      <text:p text:style-name="P2">2023-10-16 19:12:54.177 +02:00 [INF] Try to translate: Die Länge des Abschnitts, in dem Ersetzungen vorgenommen werden.</text:p>
      <text:p text:style-name="P2">2023-10-16 19:12:54.178 +02:00 [INF] Translation found: The length of the specified section in &lt;paramref name="builder"/&gt; where replacement operations take place.</text:p>
      <text:p text:style-name="P2">2023-10-16 19:12:54.179 +02:00 [INF] Try to translate: Übergeben Sie &lt;c&gt;true&lt;/c&gt;, um Zeilenumbruchzeichen von der Ersetzung auszunehmen. Der Standardwert ist &lt;c&gt;false&lt;/c&gt;.</text:p>
      <text:p text:style-name="P2">2023-10-16 19:12:54.180 +02:00 [INF] Translation found: Pass &lt;c&gt;true&lt;/c&gt; to exclude newline characters from the replacement. The default value is &lt;c&gt;false&lt;/c&gt;.</text:p>
      <text:p text:style-name="P2">2023-10-16 19:12:54.182 +02:00 [INF] Try to translate: Eine Referenz auf &lt;paramref name="builder" /&gt;</text:p>
      <text:p text:style-name="P2">2023-10-16 19:12:54.183 +02:00 [INF] Translation found: A reference to &lt;paramref name ="builder"/&gt;.</text:p>
      <text:p text:style-name="P2">2023-10-16 19:12:54.184 +02:00 [INF] Try to translate: &lt;para&gt; Die Methode verwendet &lt;see cref="char.IsWhiteSpace(char)" /&gt; zur Identifizierung von Leerraumzeichen und arbeitet damit gründlicher als &lt;see cref="Regex.Replace(string, string, string)"&gt;Regex.Replace(string input, @"\s+", string replacement)&lt;/see&gt;. &lt;/para&gt;&lt;para&gt;(Zur Identifizierung von Zeilenumbruchzeichen wird &lt;see cref="CharExtension.IsNewLine(char)" /&gt; verwendet.) &lt;/para&gt;</text:p>
      <text:p text:style-name="P3">2023-10-16 19:12:54.185 +02:00 [WRN] No translation found.</text:p>
      <text:p text:style-name="P2">2023-10-16 19:12:54.186 +02:00 [INF] Try to translate: &lt;paramref name="builder" /&gt; ist &lt;c&gt;null&lt;/c&gt;.</text:p>
      <text:p text:style-name="P2">2023-10-16 19:12:54.187 +02:00 [INF] Translation found: &lt;paramref name="builder"/&gt; is &lt;c&gt;null&lt;/c&gt;.</text:p>
      <text:p text:style-name="P2">2023-10-16 19:12:54.188 +02:00 [INF] Try to translate: &lt;para&gt;&lt;paramref name="startIndex" /&gt; oder &lt;paramref name="count" /&gt; ist kleiner als 0 &lt;/para&gt;&lt;para&gt;- oder -&lt;/para&gt;&lt;para&gt;&lt;paramref name="startIndex" /&gt; + &lt;paramref name="count" /&gt; ist größer als die Anzahl der Zeichen in &lt;paramref name="builder" /&gt;. &lt;/para&gt;</text:p>
      <text:p text:style-name="P2">2023-10-16 19:12:54.189 +02:00 [INF] Translation found: &lt;para&gt;<text:line-break/>&lt;paramref name ="startIndex"/&gt; or &lt;paramref name ="count"/&gt; are smaller than zero or larger than the number of characters in &lt;paramref name ="builder"/&gt;<text:line-break/>&lt;/para&gt;<text:line-break/>&lt;para&gt;<text:line-break/>- or -<text:line-break/>&lt;/para&gt;<text:line-break/>&lt;para&gt;<text:line-break/>&lt;paramref name ="startIndex"/&gt; + &lt;paramref name ="count"/&gt; is larger than the number of characters in &lt;paramref name ="builder"/&gt;.<text:line-break/>&lt;/para&gt;</text:p>
      <text:p text:style-name="P2">2023-10-16 19:12:54.190 +02:00 [INF] Save<text:line-break/>C:\Users\fkinz\source\repos\FolkerKinzel.Strings\src\FolkerKinzel.Strings\StringBuilderExtension_ReplaceWhiteSpaceWith.cs to<text:line-break/>C:\Users\fkinz\source\repos\FolkerKinzel.Strings\src\FolkerKinzel.Strings\StringBuilderExtension_ReplaceWhiteSpaceWith.cs.</text:p>
      <text:p text:style-name="P2">2023-10-16 19:12:54.196 +02:00 [INF] Start translating C:\Users\fkinz\source\repos\FolkerKinzel.Strings\src\FolkerKinzel.Strings\StringBuilderExtension_StartsWith.cs</text:p>
      <text:p text:style-name="P2">2023-10-16 19:12:54.198 +02:00 [INF] Try to translate: <text:s/>Gibt an, ob der Inhalt eines &lt;see cref="StringBuilder" /&gt;s mit dem angegebenen Unicode-Zeichen beginnt. </text:p>
      <text:p text:style-name="P2">2023-10-16 19:12:54.199 +02:00 [INF] Translation found: Indicates whether the specified Unicode character matches the beginning of &lt;paramref name="builder"/&gt;.</text:p>
      <text:p text:style-name="P2">2023-10-16 19:12:54.200 +02:00 [INF] Try to translate: Der zu untersuchende &lt;see cref="StringBuilder" /&gt;.</text:p>
      <text:p text:style-name="P2">2023-10-16 19:12:54.200 +02:00 [INF] Translation found: The &lt;see cref="StringBuilder"/&gt; whose content is examined.</text:p>
      <text:p text:style-name="P2">2023-10-16 19:12:54.201 +02:00 [INF] Try to translate: Das Zeichen, nach dem gesucht wird.</text:p>
      <text:p text:style-name="P2">2023-10-16 19:12:54.202 +02:00 [INF] Translation found: The Unicode character to search for.</text:p>
      <text:p text:style-name="P2">2023-10-16 19:12:54.203 +02:00 [INF] Try to translate: &lt;c&gt;true&lt;/c&gt;, wenn &lt;paramref name="builder" /&gt; mit &lt;paramref name="value" /&gt; beginnt, andernfalls &lt;c&gt;false&lt;/c&gt;.</text:p>
      <text:p text:style-name="P2">2023-10-16 19:12:54.204 +02:00 [INF] Translation found: &lt;c&gt;true&lt;/c&gt; if value matches the beginning of &lt;paramref name="builder"/&gt;; otherwise, &lt;c&gt;false&lt;/c&gt;.</text:p>
      <text:p text:style-name="P2">2023-10-16 19:12:54.205 +02:00 [INF] Try to translate: <text:s/>Die Methode führt einen Ordinalzeichenvergleich durch. </text:p>
      <text:p text:style-name="P2">2023-10-16 19:12:54.206 +02:00 [INF] Translation found: The method performs an ordinal character comparison.</text:p>
      <text:p text:style-name="P2">2023-10-16 19:12:54.207 +02:00 [INF] Try to translate: &lt;paramref name="builder" /&gt; ist &lt;c&gt;null&lt;/c&gt;.</text:p>
      <text:p text:style-name="P2">2023-10-16 19:12:54.211 +02:00 [INF] Translation found: &lt;paramref name="builder"/&gt; is &lt;c&gt;null&lt;/c&gt;.</text:p>
      <text:p text:style-name="P2">2023-10-16 19:12:54.213 +02:00 [INF] Save<text:line-break/>C:\Users\fkinz\source\repos\FolkerKinzel.Strings\src\FolkerKinzel.Strings\StringBuilderExtension_StartsWith.cs to<text:line-break/>C:\Users\fkinz\source\repos\FolkerKinzel.Strings\src\FolkerKinzel.Strings\StringBuilderExtension_StartsWith.cs.</text:p>
      <text:p text:style-name="P2">2023-10-16 19:12:54.215 +02:00 [INF] Start translating C:\Users\fkinz\source\repos\FolkerKinzel.Strings\src\FolkerKinzel.Strings\StringBuilderExtension_ToLowerInvariant.cs</text:p>
      <text:p text:style-name="P2">2023-10-16 19:12:54.216 +02:00 [INF] Try to translate: <text:s/>Wandelt den gesamten Inhalt eines &lt;see cref="StringBuilder" /&gt;s in Kleinbuchstaben um und verwendet dabei die Regeln der invarianten Kultur. </text:p>
      <text:p text:style-name="P2">2023-10-16 19:12:54.217 +02:00 [INF] Translation found: Converts the entire content of a &lt;see cref="StringBuilder"/&gt; to lowercase letters using the rules of the invariant culture.</text:p>
      <text:p text:style-name="P2">2023-10-16 19:12:54.218 +02:00 [INF] Try to translate: Der &lt;see cref="StringBuilder" /&gt;, dessen Inhalt bearbeitet wird.</text:p>
      <text:p text:style-name="P2">2023-10-16 19:12:54.219 +02:00 [INF] Translation found: The &lt;see cref="StringBuilder"/&gt; whose content is changed.</text:p>
      <text:p text:style-name="P2">2023-10-16 19:12:54.220 +02:00 [INF] Try to translate: Eine Referenz auf &lt;paramref name="builder" /&gt;.</text:p>
      <text:p text:style-name="P2">2023-10-16 19:12:54.221 +02:00 [INF] Translation found: A reference to &lt;paramref name ="builder"/&gt;.</text:p>
      <text:p text:style-name="P2">2023-10-16 19:12:54.222 +02:00 [INF] Try to translate: &lt;paramref name="builder" /&gt; ist &lt;c&gt;null&lt;/c&gt;.</text:p>
      <text:p text:style-name="P2">2023-10-16 19:12:54.223 +02:00 [INF] Translation found: &lt;paramref name="builder"/&gt; is &lt;c&gt;null&lt;/c&gt;.</text:p>
      <text:p text:style-name="P2">2023-10-16 19:12:54.225 +02:00 [INF] Try to translate: <text:s/>Wandelt den Inhalt eines &lt;see cref="StringBuilder" /&gt;s beginnend bei &lt;paramref name="startIndex" /&gt; in Kleinbuchstaben um und verwendet dabei die Regeln der invarianten Kultur. </text:p>
      <text:p text:style-name="P2">2023-10-16 19:12:54.226 +02:00 [INF] Translation found: Converts the content of a &lt;see cref="StringBuilder"/&gt; starting with &lt;paramref name="startIndex"/&gt; into lowercase letters and uses the rules of the invariant culture.</text:p>
      <text:p text:style-name="P2">2023-10-16 19:12:54.227 +02:00 [INF] Try to translate: Der &lt;see cref="StringBuilder" /&gt;, dessen Inhalt bearbeitet wird.</text:p>
      <text:p text:style-name="P2">2023-10-16 19:12:54.228 +02:00 [INF] Translation found: The &lt;see cref="StringBuilder"/&gt; whose content is changed.</text:p>
      <text:p text:style-name="P2">2023-10-16 19:12:54.229 +02:00 [INF] Try to translate: Der nullbasierte Index in &lt;paramref name="builder" /&gt;, an dem die Umwandlung beginnt.</text:p>
      <text:p text:style-name="P2">2023-10-16 19:12:54.230 +02:00 [INF] Translation found: The zero-based index in &lt;paramref name ="builder"/&gt; at which the conversion starts.</text:p>
      <text:p text:style-name="P2">2023-10-16 19:12:54.231 +02:00 [INF] Try to translate: Eine Referenz auf &lt;paramref name="builder" /&gt;.</text:p>
      <text:p text:style-name="P2">2023-10-16 19:12:54.232 +02:00 [INF] Translation found: A reference to &lt;paramref name ="builder"/&gt;.</text:p>
      <text:p text:style-name="P2">2023-10-16 19:12:54.233 +02:00 [INF] Try to translate: &lt;paramref name="builder" /&gt; ist &lt;c&gt;null&lt;/c&gt;.</text:p>
      <text:p text:style-name="P2">2023-10-16 19:12:54.234 +02:00 [INF] Translation found: &lt;paramref name="builder"/&gt; is &lt;c&gt;null&lt;/c&gt;.</text:p>
      <text:p text:style-name="P2">2023-10-16 19:12:54.234 +02:00 [INF] Try to translate: &lt;paramref name="startIndex" /&gt; ist kleiner als 0 oder größer als die Anzahl der Zeichen in &lt;paramref name="builder" /&gt;.</text:p>
      <text:p text:style-name="P2">2023-10-16 19:12:54.236 +02:00 [INF] Translation found: &lt;paramref name="startIndex"/&gt; is less than zero or greater than the number of characters in &lt;paramref name="builder"/&gt;.</text:p>
      <text:p text:style-name="P2">2023-10-16 19:12:54.237 +02:00 [INF] Try to translate: <text:s/>Wandelt den Inhalt eines Abschnitts in &lt;see cref="StringBuilder" /&gt;, der bei &lt;paramref name="startIndex" /&gt; beginnt und &lt;paramref name="count" /&gt; Zeichen umfasst, in Kleinbuchstaben um und verwendet dabei die Regeln der invarianten Kultur. </text:p>
      <text:p text:style-name="P2">2023-10-16 19:12:54.238 +02:00 [INF] Translation found: Converts the content of a section in &lt;see cref="StringBuilder"/&gt; that begins at &lt;paramref name ="startIndex"/&gt; and includes &lt;paramref name ="count"/&gt; characters to lowercase using the rules of the invariant culture.</text:p>
      <text:p text:style-name="P2">2023-10-16 19:12:54.242 +02:00 [INF] Try to translate: Der &lt;see cref="StringBuilder" /&gt;, dessen Inhalt bearbeitet wird.</text:p>
      <text:p text:style-name="P2">2023-10-16 19:12:54.243 +02:00 [INF] Translation found: The &lt;see cref="StringBuilder"/&gt; whose content is changed.</text:p>
      <text:p text:style-name="P2">2023-10-16 19:12:54.244 +02:00 [INF] Try to translate: Der nullbasierte Index in &lt;paramref name="builder" /&gt;, an dem die Umwandlung beginnt.</text:p>
      <text:p text:style-name="P2">2023-10-16 19:12:54.245 +02:00 [INF] Translation found: The zero-based index in &lt;paramref name ="builder"/&gt; at which the conversion starts.</text:p>
      <text:p text:style-name="P2">2023-10-16 19:12:54.246 +02:00 [INF] Try to translate: Die Anzahl der zu bearbeitenden Zeichen.</text:p>
      <text:p text:style-name="P2">2023-10-16 19:12:54.247 +02:00 [INF] Translation found: The number of characters to convert.</text:p>
      <text:p text:style-name="P2">2023-10-16 19:12:54.248 +02:00 [INF] Try to translate: Eine Referenz auf &lt;paramref name="builder" /&gt;.</text:p>
      <text:p text:style-name="P2">2023-10-16 19:12:54.248 +02:00 [INF] Translation found: A reference to &lt;paramref name ="builder"/&gt;.</text:p>
      <text:p text:style-name="P2">2023-10-16 19:12:54.249 +02:00 [INF] Try to translate: &lt;paramref name="builder" /&gt; ist &lt;c&gt;null&lt;/c&gt;.</text:p>
      <text:p text:style-name="P2">2023-10-16 19:12:54.250 +02:00 [INF] Translation found: &lt;paramref name="builder"/&gt; is &lt;c&gt;null&lt;/c&gt;.</text:p>
      <text:p text:style-name="P2">2023-10-16 19:12:54.251 +02:00 [INF] Try to translate: &lt;para&gt;&lt;paramref name="startIndex" /&gt; oder &lt;paramref name="count" /&gt; sind kleiner als 0 oder größer als die Anzahl der Zeichen in &lt;paramref name="builder" /&gt;&lt;/para&gt;&lt;para&gt; - oder - &lt;/para&gt;&lt;para&gt;&lt;paramref name="startIndex" /&gt; + &lt;paramref name="count" /&gt; ist größer als die Anzahl der Zeichen in &lt;paramref name="builder" /&gt;. &lt;/para&gt;</text:p>
      <text:p text:style-name="P2">2023-10-16 19:12:54.252 +02:00 [INF] Translation found: &lt;para&gt;<text:line-break/>&lt;paramref name ="startIndex"/&gt; or &lt;paramref name ="count"/&gt; are smaller than zero or larger than the number of characters in &lt;paramref name ="builder"/&gt;<text:line-break/>&lt;/para&gt;<text:line-break/>&lt;para&gt;<text:line-break/>- or -<text:line-break/>&lt;/para&gt;<text:line-break/>&lt;para&gt;<text:line-break/>&lt;paramref name ="startIndex"/&gt; + &lt;paramref name ="count"/&gt; is larger than the number of characters in &lt;paramref name ="builder"/&gt;.<text:line-break/>&lt;/para&gt;</text:p>
      <text:p text:style-name="P2">2023-10-16 19:12:54.253 +02:00 [INF] Save<text:line-break/>C:\Users\fkinz\source\repos\FolkerKinzel.Strings\src\FolkerKinzel.Strings\StringBuilderExtension_ToLowerInvariant.cs to<text:line-break/>C:\Users\fkinz\source\repos\FolkerKinzel.Strings\src\FolkerKinzel.Strings\StringBuilderExtension_ToLowerInvariant.cs.</text:p>
      <text:p text:style-name="P2">2023-10-16 19:12:54.257 +02:00 [INF] Start translating C:\Users\fkinz\source\repos\FolkerKinzel.Strings\src\FolkerKinzel.Strings\StringBuilderExtension_ToUpperInvariant.cs</text:p>
      <text:p text:style-name="P2">2023-10-16 19:12:54.260 +02:00 [INF] Try to translate: <text:s/>Wandelt den gesamten Inhalt eines &lt;see cref="StringBuilder" /&gt;s in Großbuchstaben um und verwendet dabei die Regeln der invarianten Kultur. </text:p>
      <text:p text:style-name="P2">2023-10-16 19:12:54.260 +02:00 [INF] Translation found: Converts the entire content of a &lt;see cref="StringBuilder"/&gt; to uppercase letters using the rules of the invariant culture.</text:p>
      <text:p text:style-name="P2">2023-10-16 19:12:54.261 +02:00 [INF] Try to translate: Der &lt;see cref="StringBuilder" /&gt;, dessen Inhalt bearbeitet wird.</text:p>
      <text:p text:style-name="P2">2023-10-16 19:12:54.262 +02:00 [INF] Translation found: The &lt;see cref="StringBuilder"/&gt; whose content is changed.</text:p>
      <text:p text:style-name="P2">2023-10-16 19:12:54.263 +02:00 [INF] Try to translate: Eine Referenz auf &lt;paramref name="builder" /&gt;.</text:p>
      <text:p text:style-name="P2">2023-10-16 19:12:54.264 +02:00 [INF] Translation found: A reference to &lt;paramref name ="builder"/&gt;.</text:p>
      <text:p text:style-name="P2">2023-10-16 19:12:54.265 +02:00 [INF] Try to translate: &lt;paramref name="builder" /&gt; ist &lt;c&gt;null&lt;/c&gt;.</text:p>
      <text:p text:style-name="P2">2023-10-16 19:12:54.266 +02:00 [INF] Translation found: &lt;paramref name="builder"/&gt; is &lt;c&gt;null&lt;/c&gt;.</text:p>
      <text:p text:style-name="P2">2023-10-16 19:12:54.267 +02:00 [INF] Try to translate: <text:s/>Wandelt den Inhalt eines &lt;see cref="StringBuilder" /&gt;s beginnend bei &lt;paramref name="startIndex" /&gt; in Großbuchstaben um und verwendet dabei die Regeln der invarianten Kultur. </text:p>
      <text:p text:style-name="P2">2023-10-16 19:12:54.268 +02:00 [INF] Translation found: Converts the content of a &lt;see cref="StringBuilder"/&gt; starting with &lt;paramref name="startIndex"/&gt; into uppercase letters and uses the rules of the invariant culture.</text:p>
      <text:p text:style-name="P2">2023-10-16 19:12:54.268 +02:00 [INF] Try to translate: Der &lt;see cref="StringBuilder" /&gt;, dessen Inhalt bearbeitet wird.</text:p>
      <text:p text:style-name="P2">2023-10-16 19:12:54.269 +02:00 [INF] Translation found: The &lt;see cref="StringBuilder"/&gt; whose content is changed.</text:p>
      <text:p text:style-name="P2">2023-10-16 19:12:54.272 +02:00 [INF] Try to translate: Der nullbasierte Index in &lt;paramref name="builder" /&gt;, an dem die Umwandlung beginnt.</text:p>
      <text:p text:style-name="P2">2023-10-16 19:12:54.273 +02:00 [INF] Translation found: The zero-based index in &lt;paramref name ="builder"/&gt; at which the conversion starts.</text:p>
      <text:p text:style-name="P2">2023-10-16 19:12:54.275 +02:00 [INF] Try to translate: Eine Referenz auf &lt;paramref name="builder" /&gt;.</text:p>
      <text:p text:style-name="P2">2023-10-16 19:12:54.276 +02:00 [INF] Translation found: A reference to &lt;paramref name ="builder"/&gt;.</text:p>
      <text:p text:style-name="P2">2023-10-16 19:12:54.277 +02:00 [INF] Try to translate: &lt;paramref name="builder" /&gt; ist &lt;c&gt;null&lt;/c&gt;.</text:p>
      <text:p text:style-name="P2">2023-10-16 19:12:54.278 +02:00 [INF] Translation found: &lt;paramref name="builder"/&gt; is &lt;c&gt;null&lt;/c&gt;.</text:p>
      <text:p text:style-name="P2">2023-10-16 19:12:54.279 +02:00 [INF] Try to translate: &lt;paramref name="startIndex" /&gt; ist kleiner als 0 oder größer als die Anzahl der Zeichen in &lt;paramref name="builder" /&gt;.</text:p>
      <text:p text:style-name="P2">2023-10-16 19:12:54.280 +02:00 [INF] Translation found: &lt;paramref name="startIndex"/&gt; is less than zero or greater than the number of characters in &lt;paramref name="builder"/&gt;.</text:p>
      <text:p text:style-name="P2">2023-10-16 19:12:54.280 +02:00 [INF] Try to translate: <text:s/>Wandelt den Inhalt eines Abschnitts in &lt;see cref="StringBuilder" /&gt;, der bei &lt;paramref name="startIndex" /&gt; beginnt und &lt;paramref name="count" /&gt; Zeichen umfasst, in Großbuchstaben um und verwendet dabei die Regeln der invarianten Kultur. </text:p>
      <text:p text:style-name="P2">2023-10-16 19:12:54.282 +02:00 [INF] Translation found: Converts the content of a section in &lt;see cref="StringBuilder"/&gt; that begins at &lt;paramref name ="startIndex"/&gt; and includes &lt;paramref name ="count"/&gt; characters to uppercase using the rules of the invariant culture.</text:p>
      <text:p text:style-name="P2">2023-10-16 19:12:54.283 +02:00 [INF] Try to translate: Der &lt;see cref="StringBuilder" /&gt;, dessen Inhalt bearbeitet wird.</text:p>
      <text:p text:style-name="P2">2023-10-16 19:12:54.284 +02:00 [INF] Translation found: The &lt;see cref="StringBuilder"/&gt; whose content is changed.</text:p>
      <text:p text:style-name="P2">2023-10-16 19:12:54.285 +02:00 [INF] Try to translate: Der nullbasierte Index in &lt;paramref name="builder" /&gt;, an dem die Umwandlung beginnt.</text:p>
      <text:p text:style-name="P2">2023-10-16 19:12:54.285 +02:00 [INF] Translation found: The zero-based index in &lt;paramref name ="builder"/&gt; at which the conversion starts.</text:p>
      <text:p text:style-name="P2">2023-10-16 19:12:54.288 +02:00 [INF] Try to translate: Die Anzahl der zu bearbeitenden Zeichen.</text:p>
      <text:p text:style-name="P2">2023-10-16 19:12:54.289 +02:00 [INF] Translation found: The number of characters to convert.</text:p>
      <text:p text:style-name="P2">2023-10-16 19:12:54.289 +02:00 [INF] Try to translate: Eine Referenz auf &lt;paramref name="builder" /&gt;.</text:p>
      <text:p text:style-name="P2">2023-10-16 19:12:54.290 +02:00 [INF] Translation found: A reference to &lt;paramref name ="builder"/&gt;.</text:p>
      <text:p text:style-name="P2">2023-10-16 19:12:54.293 +02:00 [INF] Try to translate: &lt;paramref name="builder" /&gt; ist &lt;c&gt;null&lt;/c&gt;.</text:p>
      <text:p text:style-name="P2">2023-10-16 19:12:54.294 +02:00 [INF] Translation found: &lt;paramref name="builder"/&gt; is &lt;c&gt;null&lt;/c&gt;.</text:p>
      <text:p text:style-name="P2">2023-10-16 19:12:54.294 +02:00 [INF] Try to translate: &lt;para&gt;&lt;paramref name="startIndex" /&gt; oder &lt;paramref name="count" /&gt; sind kleiner als 0 oder größer als die Anzahl der Zeichen in &lt;paramref name="builder" /&gt;&lt;/para&gt;&lt;para&gt; - oder - &lt;/para&gt;&lt;para&gt;&lt;paramref name="startIndex" /&gt; + &lt;paramref name="count" /&gt; ist größer als die Anzahl der Zeichen in &lt;paramref name="builder" /&gt;. &lt;/para&gt;</text:p>
      <text:p text:style-name="P2">2023-10-16 19:12:54.296 +02:00 [INF] Translation found: &lt;para&gt;<text:line-break/>&lt;paramref name ="startIndex"/&gt; or &lt;paramref name ="count"/&gt; are smaller than zero or larger than the number of characters in &lt;paramref name ="builder"/&gt;<text:line-break/>&lt;/para&gt;<text:line-break/>&lt;para&gt;<text:line-break/>- or -<text:line-break/>&lt;/para&gt;<text:line-break/>&lt;para&gt;<text:line-break/>&lt;paramref name ="startIndex"/&gt; + &lt;paramref name ="count"/&gt; is larger than the number of characters in &lt;paramref name ="builder"/&gt;.<text:line-break/>&lt;/para&gt;</text:p>
      <text:p text:style-name="P2">2023-10-16 19:12:54.298 +02:00 [INF] Save<text:line-break/>C:\Users\fkinz\source\repos\FolkerKinzel.Strings\src\FolkerKinzel.Strings\StringBuilderExtension_ToUpperInvariant.cs to<text:line-break/>C:\Users\fkinz\source\repos\FolkerKinzel.Strings\src\FolkerKinzel.Strings\StringBuilderExtension_ToUpperInvariant.cs.</text:p>
      <text:p text:style-name="P2">2023-10-16 19:12:54.300 +02:00 [INF] Start translating C:\Users\fkinz\source\repos\FolkerKinzel.Strings\src\FolkerKinzel.Strings\StringBuilderExtension_Trim.cs</text:p>
      <text:p text:style-name="P2">2023-10-16 19:12:54.305 +02:00 [INF] Try to translate: <text:s/>Entfernt alle führenden und nachgestellten Leerraumzeichen aus dem &lt;see cref="StringBuilder" /&gt;. </text:p>
      <text:p text:style-name="P2">2023-10-16 19:12:54.307 +02:00 [INF] Translation found: Removes all leading and trailing white-space characters from the &lt;see cref="StringBuilder"/&gt;.</text:p>
      <text:p text:style-name="P2">2023-10-16 19:12:54.309 +02:00 [INF] Try to translate: Der &lt;see cref="StringBuilder" /&gt;, dessen Inhalt verändert wird.</text:p>
      <text:p text:style-name="P2">2023-10-16 19:12:54.310 +02:00 [INF] Translation found: The &lt;see cref="StringBuilder"/&gt; whose content is changed.</text:p>
      <text:p text:style-name="P2">2023-10-16 19:12:54.311 +02:00 [INF] Try to translate: Ein Verweis auf &lt;paramref name="builder" /&gt;.</text:p>
      <text:p text:style-name="P2">2023-10-16 19:12:54.311 +02:00 [INF] Translation found: A reference to &lt;paramref name ="builder"/&gt;.</text:p>
      <text:p text:style-name="P2">2023-10-16 19:12:54.312 +02:00 [INF] Try to translate: &lt;paramref name="builder" /&gt; ist &lt;c&gt;null&lt;/c&gt;.</text:p>
      <text:p text:style-name="P2">2023-10-16 19:12:54.313 +02:00 [INF] Translation found: &lt;paramref name="builder"/&gt; is &lt;c&gt;null&lt;/c&gt;.</text:p>
      <text:p text:style-name="P2">2023-10-16 19:12:54.314 +02:00 [INF] Try to translate: <text:s/>Entfernt alle führenden und nachgestellten Instanzen eines Zeichens aus dem &lt;see cref="StringBuilder" /&gt;. </text:p>
      <text:p text:style-name="P2">2023-10-16 19:12:54.315 +02:00 [INF] Translation found: Removes all leading and trailing instances of a character from the &lt;see cref="StringBuilder"/&gt;.</text:p>
      <text:p text:style-name="P2">2023-10-16 19:12:54.316 +02:00 [INF] Try to translate: Der &lt;see cref="StringBuilder" /&gt;, dessen Inhalt verändert wird.</text:p>
      <text:p text:style-name="P2">2023-10-16 19:12:54.319 +02:00 [INF] Translation found: The &lt;see cref="StringBuilder"/&gt; whose content is changed.</text:p>
      <text:p text:style-name="P2">2023-10-16 19:12:54.320 +02:00 [INF] Try to translate: Ein zu entfernendes Unicode-Zeichen.</text:p>
      <text:p text:style-name="P2">2023-10-16 19:12:54.320 +02:00 [INF] Translation found: A Unicode character to remove.</text:p>
      <text:p text:style-name="P2">2023-10-16 19:12:54.321 +02:00 [INF] Try to translate: Ein Verweis auf &lt;paramref name="builder" /&gt;.</text:p>
      <text:p text:style-name="P2">2023-10-16 19:12:54.322 +02:00 [INF] Translation found: A reference to &lt;paramref name ="builder"/&gt;.</text:p>
      <text:p text:style-name="P2">2023-10-16 19:12:54.323 +02:00 [INF] Try to translate: &lt;paramref name="builder" /&gt; ist &lt;c&gt;null&lt;/c&gt;.</text:p>
      <text:p text:style-name="P2">2023-10-16 19:12:54.325 +02:00 [INF] Translation found: &lt;paramref name="builder"/&gt; is &lt;c&gt;null&lt;/c&gt;.</text:p>
      <text:p text:style-name="P2">2023-10-16 19:12:54.327 +02:00 [INF] Try to translate: <text:s/>Entfernt alle führenden und nachgestellten Vorkommen der Zeichen im angegebenen Array aus dem &lt;see cref="StringBuilder" /&gt;. </text:p>
      <text:p text:style-name="P2">2023-10-16 19:12:54.328 +02:00 [INF] Translation found: Removes all leading and trailing occurrences of a set of characters specified in an array from the &lt;see cref="StringBuilder"/&gt;.</text:p>
      <text:p text:style-name="P2">2023-10-16 19:12:54.329 +02:00 [INF] Try to translate: Der &lt;see cref="StringBuilder" /&gt;, dessen Inhalt verändert wird.</text:p>
      <text:p text:style-name="P2">2023-10-16 19:12:54.330 +02:00 [INF] Translation found: The &lt;see cref="StringBuilder"/&gt; whose content is changed.</text:p>
      <text:p text:style-name="P2">2023-10-16 19:12:54.331 +02:00 [INF] Try to translate: Ein Array mit den zu entfernenden Unicode-Zeichen oder &lt;c&gt;null&lt;/c&gt;. Wenn &lt;paramref name="trimChars" /&gt; &lt;c&gt;null&lt;/c&gt; oder ein leeres Array ist, werden stattdessen Leerzeichen entfernt.</text:p>
      <text:p text:style-name="P2">2023-10-16 19:12:54.335 +02:00 [INF] Translation found: An array of Unicode characters to remove, or &lt;c&gt;null&lt;/c&gt;. If &lt;paramref name="trimChars"/&gt; is &lt;c&gt;null&lt;/c&gt; or an empty array, Unicode white-space characters are removed instead.</text:p>
      <text:p text:style-name="P2">2023-10-16 19:12:54.337 +02:00 [INF] Try to translate: Ein Verweis auf &lt;paramref name="builder" /&gt;.</text:p>
      <text:p text:style-name="P2">2023-10-16 19:12:54.337 +02:00 [INF] Translation found: A reference to &lt;paramref name ="builder"/&gt;.</text:p>
      <text:p text:style-name="P2">2023-10-16 19:12:54.338 +02:00 [INF] Try to translate: &lt;paramref name="builder" /&gt; ist &lt;c&gt;null&lt;/c&gt;.</text:p>
      <text:p text:style-name="P2">2023-10-16 19:12:54.339 +02:00 [INF] Translation found: &lt;paramref name="builder"/&gt; is &lt;c&gt;null&lt;/c&gt;.</text:p>
      <text:p text:style-name="P2">2023-10-16 19:12:54.340 +02:00 [INF] Try to translate: <text:s/>Entfernt alle führenden und nachgestellten Vorkommen der Zeichen in der angegebenen Spanne aus dem &lt;see cref="StringBuilder" /&gt;. </text:p>
      <text:p text:style-name="P2">2023-10-16 19:12:54.342 +02:00 [INF] Translation found: Removes all leading and trailing occurrences of a set of characters specified in a Span from the &lt;see cref="StringBuilder"/&gt;.</text:p>
      <text:p text:style-name="P2">2023-10-16 19:12:54.344 +02:00 [INF] Try to translate: Der &lt;see cref="StringBuilder" /&gt;, dessen Inhalt verändert wird.</text:p>
      <text:p text:style-name="P2">2023-10-16 19:12:54.345 +02:00 [INF] Translation found: The &lt;see cref="StringBuilder"/&gt; whose content is changed.</text:p>
      <text:p text:style-name="P2">2023-10-16 19:12:54.345 +02:00 [INF] Try to translate: Eine Spanne mit den zu entfernenden Unicode-Zeichen. Wenn &lt;paramref name="trimChars" /&gt; eine leere Spanne ist, werden stattdessen Leerzeichen entfernt.</text:p>
      <text:p text:style-name="P2">2023-10-16 19:12:54.346 +02:00 [INF] Translation found: A Span of Unicode characters to remove. If &lt;paramref name="trimChars"/&gt; is an empty Span, Unicode white-space characters are removed instead.</text:p>
      <text:p text:style-name="P2">2023-10-16 19:12:54.347 +02:00 [INF] Try to translate: Ein Verweis auf &lt;paramref name="builder" /&gt;.</text:p>
      <text:p text:style-name="P2">2023-10-16 19:12:54.348 +02:00 [INF] Translation found: A reference to &lt;paramref name ="builder"/&gt;.</text:p>
      <text:p text:style-name="P2">2023-10-16 19:12:54.352 +02:00 [INF] Try to translate: &lt;paramref name="builder" /&gt; ist &lt;c&gt;null&lt;/c&gt;.</text:p>
      <text:p text:style-name="P2">2023-10-16 19:12:54.352 +02:00 [INF] Translation found: &lt;paramref name="builder"/&gt; is &lt;c&gt;null&lt;/c&gt;.</text:p>
      <text:p text:style-name="P2">2023-10-16 19:12:54.353 +02:00 [INF] Save<text:line-break/>C:\Users\fkinz\source\repos\FolkerKinzel.Strings\src\FolkerKinzel.Strings\StringBuilderExtension_Trim.cs to<text:line-break/>C:\Users\fkinz\source\repos\FolkerKinzel.Strings\src\FolkerKinzel.Strings\StringBuilderExtension_Trim.cs.</text:p>
      <text:p text:style-name="P2">2023-10-16 19:12:54.356 +02:00 [INF] Start translating C:\Users\fkinz\source\repos\FolkerKinzel.Strings\src\FolkerKinzel.Strings\StringBuilderExtension_TrimEnd.cs</text:p>
      <text:p text:style-name="P2">2023-10-16 19:12:54.357 +02:00 [INF] Try to translate: <text:s/>Entfernt alle nachgestellten Leerraumzeichen aus dem &lt;see cref="StringBuilder" /&gt;. </text:p>
      <text:p text:style-name="P2">2023-10-16 19:12:54.359 +02:00 [INF] Translation found: Removes all the trailing white-space characters from the &lt;see cref="StringBuilder"/&gt;.</text:p>
      <text:p text:style-name="P2">2023-10-16 19:12:54.360 +02:00 [INF] Try to translate: Der &lt;see cref="StringBuilder" /&gt;, dessen Inhalt verändert wird.</text:p>
      <text:p text:style-name="P2">2023-10-16 19:12:54.361 +02:00 [INF] Translation found: The &lt;see cref="StringBuilder"/&gt; whose content is changed.</text:p>
      <text:p text:style-name="P2">2023-10-16 19:12:54.362 +02:00 [INF] Try to translate: Ein Verweis auf &lt;paramref name="builder" /&gt;.</text:p>
      <text:p text:style-name="P2">2023-10-16 19:12:54.362 +02:00 [INF] Translation found: A reference to &lt;paramref name ="builder"/&gt;.</text:p>
      <text:p text:style-name="P2">2023-10-16 19:12:54.363 +02:00 [INF] Try to translate: &lt;paramref name="builder" /&gt; ist &lt;c&gt;null&lt;/c&gt;.</text:p>
      <text:p text:style-name="P2">2023-10-16 19:12:54.366 +02:00 [INF] Translation found: &lt;paramref name="builder"/&gt; is &lt;c&gt;null&lt;/c&gt;.</text:p>
      <text:p text:style-name="P2">2023-10-16 19:12:54.368 +02:00 [INF] Try to translate: <text:s/>Entfernt alle nachgestellten Instanzen eines Zeichens aus dem &lt;see cref="StringBuilder" /&gt;. </text:p>
      <text:p text:style-name="P2">2023-10-16 19:12:54.370 +02:00 [INF] Translation found: Removes all the trailing white-space characters from the &lt;see cref="StringBuilder"/&gt;.</text:p>
      <text:p text:style-name="P2">2023-10-16 19:12:54.372 +02:00 [INF] Try to translate: Der &lt;see cref="StringBuilder" /&gt;, dessen Inhalt verändert wird.</text:p>
      <text:p text:style-name="P2">2023-10-16 19:12:54.373 +02:00 [INF] Translation found: The &lt;see cref="StringBuilder"/&gt; whose content is changed.</text:p>
      <text:p text:style-name="P2">2023-10-16 19:12:54.376 +02:00 [INF] Try to translate: Ein zu entfernendes Unicode-Zeichen.</text:p>
      <text:p text:style-name="P2">2023-10-16 19:12:54.379 +02:00 [INF] Translation found: A Unicode character to remove.</text:p>
      <text:p text:style-name="P2">2023-10-16 19:12:54.380 +02:00 [INF] Try to translate: Ein Verweis auf &lt;paramref name="builder" /&gt;.</text:p>
      <text:p text:style-name="P2">2023-10-16 19:12:54.381 +02:00 [INF] Translation found: A reference to &lt;paramref name ="builder"/&gt;.</text:p>
      <text:p text:style-name="P2">2023-10-16 19:12:54.382 +02:00 [INF] Try to translate: &lt;paramref name="builder" /&gt; ist &lt;c&gt;null&lt;/c&gt;.</text:p>
      <text:p text:style-name="P2">2023-10-16 19:12:54.382 +02:00 [INF] Translation found: &lt;paramref name="builder"/&gt; is &lt;c&gt;null&lt;/c&gt;.</text:p>
      <text:p text:style-name="P2">2023-10-16 19:12:54.383 +02:00 [INF] Try to translate: <text:s/>Entfernt alle nachgestellten Vorkommen der Zeichen im angegebenen Array aus dem &lt;see cref="StringBuilder" /&gt;. </text:p>
      <text:p text:style-name="P2">2023-10-16 19:12:54.384 +02:00 [INF] Translation found: Removes all the trailing occurrences of a set of characters specified in an array from the &lt;see cref="StringBuilder"/&gt;.</text:p>
      <text:p text:style-name="P2">2023-10-16 19:12:54.385 +02:00 [INF] Try to translate: Der &lt;see cref="StringBuilder" /&gt;, dessen Inhalt verändert wird.</text:p>
      <text:p text:style-name="P2">2023-10-16 19:12:54.386 +02:00 [INF] Translation found: The &lt;see cref="StringBuilder"/&gt; whose content is changed.</text:p>
      <text:p text:style-name="P2">2023-10-16 19:12:54.387 +02:00 [INF] Try to translate: Ein Array mit den zu entfernenden Unicode-Zeichen oder &lt;c&gt;null&lt;/c&gt;. Wenn &lt;paramref name="trimChars" /&gt; &lt;c&gt;null&lt;/c&gt; oder ein leeres Array ist, werden stattdessen Leerzeichen entfernt.</text:p>
      <text:p text:style-name="P2">2023-10-16 19:12:54.388 +02:00 [INF] Translation found: An array of Unicode characters to remove, or &lt;c&gt;null&lt;/c&gt;. If &lt;paramref name="trimChars"/&gt; is &lt;c&gt;null&lt;/c&gt; or an empty array, Unicode white-space characters are removed instead.</text:p>
      <text:p text:style-name="P2">2023-10-16 19:12:54.389 +02:00 [INF] Try to translate: Ein Verweis auf &lt;paramref name="builder" /&gt;.</text:p>
      <text:p text:style-name="P2">2023-10-16 19:12:54.390 +02:00 [INF] Translation found: A reference to &lt;paramref name ="builder"/&gt;.</text:p>
      <text:p text:style-name="P2">2023-10-16 19:12:54.393 +02:00 [INF] Try to translate: &lt;paramref name="builder" /&gt; ist &lt;c&gt;null&lt;/c&gt;.</text:p>
      <text:p text:style-name="P2">2023-10-16 19:12:54.397 +02:00 [INF] Translation found: &lt;paramref name="builder"/&gt; is &lt;c&gt;null&lt;/c&gt;.</text:p>
      <text:p text:style-name="P2">2023-10-16 19:12:54.398 +02:00 [INF] Try to translate: <text:s/>Entfernt alle nachgestellten Vorkommen der Zeichen in der angegebenen Spanne aus dem &lt;see cref="StringBuilder" /&gt;. </text:p>
      <text:p text:style-name="P2">2023-10-16 19:12:54.399 +02:00 [INF] Translation found: Removes all trailing occurrences of a set of characters specified in a Span from the &lt;see cref="StringBuilder"/&gt;.</text:p>
      <text:p text:style-name="P2">2023-10-16 19:12:54.400 +02:00 [INF] Try to translate: Der &lt;see cref="StringBuilder" /&gt;, dessen Inhalt verändert wird.</text:p>
      <text:p text:style-name="P2">2023-10-16 19:12:54.400 +02:00 [INF] Translation found: The &lt;see cref="StringBuilder"/&gt; whose content is changed.</text:p>
      <text:p text:style-name="P2">2023-10-16 19:12:54.401 +02:00 [INF] Try to translate: Eine Spanne mit den zu entfernenden Unicode-Zeichen. Wenn &lt;paramref name="trimChars" /&gt; eine leere Spanne ist, werden stattdessen Leerzeichen entfernt.</text:p>
      <text:p text:style-name="P2">2023-10-16 19:12:54.402 +02:00 [INF] Translation found: A Span of Unicode characters to remove. If &lt;paramref name="trimChars"/&gt; is an empty Span, Unicode white-space characters are removed instead.</text:p>
      <text:p text:style-name="P2">2023-10-16 19:12:54.403 +02:00 [INF] Try to translate: Ein Verweis auf &lt;paramref name="builder" /&gt;.</text:p>
      <text:p text:style-name="P2">2023-10-16 19:12:54.404 +02:00 [INF] Translation found: A reference to &lt;paramref name ="builder"/&gt;.</text:p>
      <text:p text:style-name="P2">2023-10-16 19:12:54.405 +02:00 [INF] Try to translate: &lt;paramref name="builder" /&gt; ist &lt;c&gt;null&lt;/c&gt;.</text:p>
      <text:p text:style-name="P2">2023-10-16 19:12:54.406 +02:00 [INF] Translation found: &lt;paramref name="builder"/&gt; is &lt;c&gt;null&lt;/c&gt;.</text:p>
      <text:p text:style-name="P2">2023-10-16 19:12:54.407 +02:00 [INF] Save<text:line-break/>C:\Users\fkinz\source\repos\FolkerKinzel.Strings\src\FolkerKinzel.Strings\StringBuilderExtension_TrimEnd.cs to<text:line-break/>C:\Users\fkinz\source\repos\FolkerKinzel.Strings\src\FolkerKinzel.Strings\StringBuilderExtension_TrimEnd.cs.</text:p>
      <text:p text:style-name="P2">2023-10-16 19:12:54.413 +02:00 [INF] Start translating C:\Users\fkinz\source\repos\FolkerKinzel.Strings\src\FolkerKinzel.Strings\StringBuilderExtension_TrimStart.cs</text:p>
      <text:p text:style-name="P2">2023-10-16 19:12:54.414 +02:00 [INF] Try to translate: <text:s/>Entfernt alle führenden Leerraumzeichen aus dem &lt;see cref="StringBuilder" /&gt;. </text:p>
      <text:p text:style-name="P2">2023-10-16 19:12:54.415 +02:00 [INF] Translation found: Removes all the leading white-space characters from the &lt;see cref="StringBuilder"/&gt;.</text:p>
      <text:p text:style-name="P2">2023-10-16 19:12:54.416 +02:00 [INF] Try to translate: Der &lt;see cref="StringBuilder" /&gt;, dessen Inhalt verändert wird.</text:p>
      <text:p text:style-name="P2">2023-10-16 19:12:54.417 +02:00 [INF] Translation found: The &lt;see cref="StringBuilder"/&gt; whose content is changed.</text:p>
      <text:p text:style-name="P2">2023-10-16 19:12:54.417 +02:00 [INF] Try to translate: Ein Verweis auf &lt;paramref name="builder" /&gt;.</text:p>
      <text:p text:style-name="P2">2023-10-16 19:12:54.418 +02:00 [INF] Translation found: A reference to &lt;paramref name ="builder"/&gt;.</text:p>
      <text:p text:style-name="P2">2023-10-16 19:12:54.419 +02:00 [INF] Try to translate: &lt;paramref name="builder" /&gt; ist &lt;c&gt;null&lt;/c&gt;.</text:p>
      <text:p text:style-name="P2">2023-10-16 19:12:54.420 +02:00 [INF] Translation found: &lt;paramref name="builder"/&gt; is &lt;c&gt;null&lt;/c&gt;.</text:p>
      <text:p text:style-name="P2">2023-10-16 19:12:54.421 +02:00 [INF] Try to translate: <text:s/>Entfernt alle führenden Instanzen eines Zeichens aus dem &lt;see cref="StringBuilder" /&gt;. </text:p>
      <text:p text:style-name="P2">2023-10-16 19:12:54.422 +02:00 [INF] Translation found: Removes all the leading occurrences of a specified character from the &lt;see cref="StringBuilder"/&gt;.</text:p>
      <text:p text:style-name="P2">2023-10-16 19:12:54.423 +02:00 [INF] Try to translate: Der &lt;see cref="StringBuilder" /&gt;, dessen Inhalt verändert wird.</text:p>
      <text:p text:style-name="P2">2023-10-16 19:12:54.426 +02:00 [INF] Translation found: The &lt;see cref="StringBuilder"/&gt; whose content is changed.</text:p>
      <text:p text:style-name="P2">2023-10-16 19:12:54.428 +02:00 [INF] Try to translate: Ein zu entfernendes Unicode-Zeichen.</text:p>
      <text:p text:style-name="P2">2023-10-16 19:12:54.429 +02:00 [INF] Translation found: A Unicode character to remove.</text:p>
      <text:p text:style-name="P2">2023-10-16 19:12:54.430 +02:00 [INF] Try to translate: Ein Verweis auf &lt;paramref name="builder" /&gt;.</text:p>
      <text:p text:style-name="P2">2023-10-16 19:12:54.431 +02:00 [INF] Translation found: A reference to &lt;paramref name ="builder"/&gt;.</text:p>
      <text:p text:style-name="P2">2023-10-16 19:12:54.432 +02:00 [INF] Try to translate: &lt;paramref name="builder" /&gt; ist &lt;c&gt;null&lt;/c&gt;.</text:p>
      <text:p text:style-name="P2">2023-10-16 19:12:54.433 +02:00 [INF] Translation found: &lt;paramref name="builder"/&gt; is &lt;c&gt;null&lt;/c&gt;.</text:p>
      <text:p text:style-name="P2">2023-10-16 19:12:54.433 +02:00 [INF] Try to translate: <text:s/>Entfernt alle führenden Vorkommen der Zeichen im angegebenen Array aus dem &lt;see cref="StringBuilder" /&gt;. </text:p>
      <text:p text:style-name="P2">2023-10-16 19:12:54.435 +02:00 [INF] Translation found: Removes all the leading occurrences of a set of characters specified in an array from the &lt;see cref="StringBuilder"/&gt;.</text:p>
      <text:p text:style-name="P2">2023-10-16 19:12:54.437 +02:00 [INF] Try to translate: Der &lt;see cref="StringBuilder" /&gt;, dessen Inhalt verändert wird.</text:p>
      <text:p text:style-name="P2">2023-10-16 19:12:54.437 +02:00 [INF] Translation found: The &lt;see cref="StringBuilder"/&gt; whose content is changed.</text:p>
      <text:p text:style-name="P2">2023-10-16 19:12:54.438 +02:00 [INF] Try to translate: Ein Array mit den zu entfernenden Unicode-Zeichen oder &lt;c&gt;null&lt;/c&gt;. Wenn &lt;paramref name="trimChars" /&gt; &lt;c&gt;null&lt;/c&gt; oder ein leeres Array ist, werden stattdessen Leerzeichen entfernt.</text:p>
      <text:p text:style-name="P2">2023-10-16 19:12:54.441 +02:00 [INF] Translation found: An array of Unicode characters to remove, or &lt;c&gt;null&lt;/c&gt;. If &lt;paramref name="trimChars"/&gt; is &lt;c&gt;null&lt;/c&gt; or an empty array, Unicode white-space characters are removed instead.</text:p>
      <text:p text:style-name="P2">2023-10-16 19:12:54.443 +02:00 [INF] Try to translate: Ein Verweis auf &lt;paramref name="builder" /&gt;.</text:p>
      <text:p text:style-name="P2">2023-10-16 19:12:54.444 +02:00 [INF] Translation found: A reference to &lt;paramref name ="builder"/&gt;.</text:p>
      <text:p text:style-name="P2">2023-10-16 19:12:54.445 +02:00 [INF] Try to translate: &lt;paramref name="builder" /&gt; ist &lt;c&gt;null&lt;/c&gt;.</text:p>
      <text:p text:style-name="P2">2023-10-16 19:12:54.446 +02:00 [INF] Translation found: &lt;paramref name="builder"/&gt; is &lt;c&gt;null&lt;/c&gt;.</text:p>
      <text:p text:style-name="P2">2023-10-16 19:12:54.447 +02:00 [INF] Try to translate: <text:s/>Entfernt alle führenden Vorkommen der Zeichen in der angegebenen Spanne aus dem &lt;see cref="StringBuilder" /&gt;. </text:p>
      <text:p text:style-name="P2">2023-10-16 19:12:54.448 +02:00 [INF] Translation found: Removes all leading occurrences of a set of characters specified in a Span from the &lt;see cref="StringBuilder"/&gt;.</text:p>
      <text:p text:style-name="P2">2023-10-16 19:12:54.449 +02:00 [INF] Try to translate: Der &lt;see cref="StringBuilder" /&gt;, dessen Inhalt verändert wird.</text:p>
      <text:p text:style-name="P2">2023-10-16 19:12:54.450 +02:00 [INF] Translation found: The &lt;see cref="StringBuilder"/&gt; whose content is changed.</text:p>
      <text:p text:style-name="P2">2023-10-16 19:12:54.451 +02:00 [INF] Try to translate: Eine Spanne mit den zu entfernenden Unicode-Zeichen oder &lt;c&gt;null&lt;/c&gt;. Wenn &lt;paramref name="trimChars" /&gt; eine leere Spanne ist, werden stattdessen Leerzeichen entfernt.</text:p>
      <text:p text:style-name="P2">2023-10-16 19:12:54.451 +02:00 [INF] Translation found: A Span of Unicode characters to remove. If &lt;paramref name="trimChars"/&gt; is an empty Span, Unicode white-space characters are removed instead.</text:p>
      <text:p text:style-name="P2">2023-10-16 19:12:54.452 +02:00 [INF] Try to translate: Ein Verweis auf &lt;paramref name="builder" /&gt;.</text:p>
      <text:p text:style-name="P2">2023-10-16 19:12:54.453 +02:00 [INF] Translation found: A reference to &lt;paramref name ="builder"/&gt;.</text:p>
      <text:p text:style-name="P2">2023-10-16 19:12:54.454 +02:00 [INF] Try to translate: &lt;paramref name="builder" /&gt; ist &lt;c&gt;null&lt;/c&gt;.</text:p>
      <text:p text:style-name="P2">2023-10-16 19:12:54.457 +02:00 [INF] Translation found: &lt;paramref name="builder"/&gt; is &lt;c&gt;null&lt;/c&gt;.</text:p>
      <text:p text:style-name="P2">2023-10-16 19:12:54.459 +02:00 [INF] Save<text:line-break/>C:\Users\fkinz\source\repos\FolkerKinzel.Strings\src\FolkerKinzel.Strings\StringBuilderExtension_TrimStart.cs to<text:line-break/>C:\Users\fkinz\source\repos\FolkerKinzel.Strings\src\FolkerKinzel.Strings\StringBuilderExtension_TrimStart.cs.</text:p>
      <text:p text:style-name="P2">2023-10-16 19:12:54.462 +02:00 [INF] Start translating C:\Users\fkinz\source\repos\FolkerKinzel.Strings\src\FolkerKinzel.Strings\StringExtension_ContainsAny.cs</text:p>
      <text:p text:style-name="P2">2023-10-16 19:12:54.464 +02:00 [INF] Try to translate: <text:s/>Gibt an, ob in einem &lt;see cref="string" /&gt; eines der beiden Zeichen vorkommt, die der Methode als Argumente übergeben werden. </text:p>
      <text:p text:style-name="P2">2023-10-16 19:12:54.465 +02:00 [INF] Translation found: Indicates whether a &lt;see cref="string"/&gt; contains one of the two characters that are passed to the method as arguments.</text:p>
      <text:p text:style-name="P2">2023-10-16 19:12:54.467 +02:00 [INF] Try to translate: Der zu untersuchende &lt;see cref="string" /&gt;.</text:p>
      <text:p text:style-name="P2">2023-10-16 19:12:54.468 +02:00 [INF] Translation found: The &lt;see cref="string"/&gt; to search.</text:p>
      <text:p text:style-name="P2">2023-10-16 19:12:54.468 +02:00 [INF] Try to translate: Das erste zu suchende Zeichen.</text:p>
      <text:p text:style-name="P2">2023-10-16 19:12:54.469 +02:00 [INF] Translation found: The first character to search for.</text:p>
      <text:p text:style-name="P2">2023-10-16 19:12:54.470 +02:00 [INF] Try to translate: Das zweite zu suchende Zeichen.</text:p>
      <text:p text:style-name="P2">2023-10-16 19:12:54.471 +02:00 [INF] Translation found: The second character to search for.</text:p>
      <text:p text:style-name="P2">2023-10-16 19:12:54.472 +02:00 [INF] Try to translate: &lt;c&gt;true&lt;/c&gt;, wenn eines der zu suchenden Zeichen in &lt;paramref name="s" /&gt; gefunden wird, andernfalls &lt;c&gt;false&lt;/c&gt;.</text:p>
      <text:p text:style-name="P2">2023-10-16 19:12:54.473 +02:00 [INF] Translation found: &lt;c&gt;true&lt;/c&gt; if one of the characters to be searched for is found, otherwise &lt;c&gt;false&lt;/c&gt;.</text:p>
      <text:p text:style-name="P2">2023-10-16 19:12:54.476 +02:00 [INF] Try to translate: <text:s/>Für den Vergleich wird &lt;see cref="MemoryExtensions.IndexOfAny{T}(ReadOnlySpan{T}, T, T)"&gt;MemoryExtensions.IndexOfAny&amp;lt;T&amp;gt;(ReadOnlySpan&amp;lt;T&amp;gt;, T, T)&lt;/see&gt; verwendet. </text:p>
      <text:p text:style-name="P3">2023-10-16 19:12:54.478 +02:00 [WRN] No translation found.</text:p>
      <text:p text:style-name="P2">2023-10-16 19:12:54.479 +02:00 [INF] Try to translate: &lt;paramref name="s" /&gt; ist &lt;c&gt;null&lt;/c&gt;.</text:p>
      <text:p text:style-name="P2">2023-10-16 19:12:54.480 +02:00 [INF] Translation found: &lt;paramref name="s"/&gt; is &lt;c&gt;null&lt;/c&gt;.</text:p>
      <text:p text:style-name="P2">2023-10-16 19:12:54.481 +02:00 [INF] Try to translate: <text:s/>Gibt an, ob in einem &lt;see cref="string" /&gt; eines der drei Zeichen vorkommt, die der Methode als Argumente übergeben werden. </text:p>
      <text:p text:style-name="P2">2023-10-16 19:12:54.481 +02:00 [INF] Translation found: Indicates whether a &lt;see cref="string"/&gt; contains one of the 3 characters that are passed to the method as arguments.</text:p>
      <text:p text:style-name="P2">2023-10-16 19:12:54.482 +02:00 [INF] Try to translate: Der zu untersuchende &lt;see cref="string" /&gt;.</text:p>
      <text:p text:style-name="P2">2023-10-16 19:12:54.483 +02:00 [INF] Translation found: The &lt;see cref="string"/&gt; to search.</text:p>
      <text:p text:style-name="P2">2023-10-16 19:12:54.484 +02:00 [INF] Try to translate: Das erste zu suchende Zeichen.</text:p>
      <text:p text:style-name="P2">2023-10-16 19:12:54.485 +02:00 [INF] Translation found: The first character to search for.</text:p>
      <text:p text:style-name="P2">2023-10-16 19:12:54.486 +02:00 [INF] Try to translate: Das zweite zu suchende Zeichen.</text:p>
      <text:p text:style-name="P2">2023-10-16 19:12:54.487 +02:00 [INF] Translation found: The second character to search for.</text:p>
      <text:p text:style-name="P2">2023-10-16 19:12:54.488 +02:00 [INF] Try to translate: Das dritte zu suchende Zeichen.</text:p>
      <text:p text:style-name="P2">2023-10-16 19:12:54.489 +02:00 [INF] Translation found: The third character to search for.</text:p>
      <text:p text:style-name="P2">2023-10-16 19:12:54.489 +02:00 [INF] Try to translate: &lt;c&gt;true&lt;/c&gt;, wenn eines der zu suchenden Zeichen in &lt;paramref name="s" /&gt; gefunden wird, andernfalls &lt;c&gt;false&lt;/c&gt;.</text:p>
      <text:p text:style-name="P2">2023-10-16 19:12:54.493 +02:00 [INF] Translation found: &lt;c&gt;true&lt;/c&gt; if one of the characters to be searched for is found, otherwise &lt;c&gt;false&lt;/c&gt;.</text:p>
      <text:p text:style-name="P2">2023-10-16 19:12:54.495 +02:00 [INF] Try to translate: <text:s/>Für den Vergleich wird &lt;see cref="MemoryExtensions.IndexOfAny{T}(ReadOnlySpan{T}, T, T, T)"&gt;MemoryExtensions.IndexOfAny&amp;lt;T&amp;gt;(ReadOnlySpan&amp;lt;T&amp;gt;, T, T, T)&lt;/see&gt; verwendet. </text:p>
      <text:p text:style-name="P3">2023-10-16 19:12:54.496 +02:00 [WRN] No translation found.</text:p>
      <text:p text:style-name="P2">2023-10-16 19:12:54.497 +02:00 [INF] Try to translate: &lt;paramref name="s" /&gt; ist &lt;c&gt;null&lt;/c&gt;.</text:p>
      <text:p text:style-name="P2">2023-10-16 19:12:54.498 +02:00 [INF] Translation found: &lt;paramref name="s"/&gt; is &lt;c&gt;null&lt;/c&gt;.</text:p>
      <text:p text:style-name="P2">2023-10-16 19:12:54.499 +02:00 [INF] Try to translate: <text:s/>Gibt an, ob in einem &lt;see cref="string" /&gt; eines der Zeichen vorkommt, die der Methode in einer schreibgeschützten Zeichenspanne übergeben werden. </text:p>
      <text:p text:style-name="P2">2023-10-16 19:12:54.500 +02:00 [INF] Translation found: Indicates whether a &lt;see cref="string"/&gt; contains one of the Unicode characters that are passed to the method in a read-only span.</text:p>
      <text:p text:style-name="P2">2023-10-16 19:12:54.501 +02:00 [INF] Try to translate: Der zu untersuchende &lt;see cref="string" /&gt;.</text:p>
      <text:p text:style-name="P2">2023-10-16 19:12:54.502 +02:00 [INF] Translation found: The &lt;see cref="string"/&gt; to search.</text:p>
      <text:p text:style-name="P2">2023-10-16 19:12:54.502 +02:00 [INF] Try to translate: Eine schreibgeschützte Zeichenspanne, die die zu suchenden Zeichen enthält.</text:p>
      <text:p text:style-name="P2">2023-10-16 19:12:54.503 +02:00 [INF] Translation found: A read-only character span that contains the characters to search for.</text:p>
      <text:p text:style-name="P2">2023-10-16 19:12:54.504 +02:00 [INF] Try to translate: &lt;c&gt;true&lt;/c&gt;, wenn eines der zu suchenden Zeichen in &lt;paramref name="s" /&gt; gefunden wird, andernfalls &lt;c&gt;false&lt;/c&gt;. Wenn &lt;paramref name="s" /&gt; oder &lt;paramref name="anyOf" /&gt; die Länge 0 haben, wird &lt;c&gt;false&lt;/c&gt; zurückgegeben.</text:p>
      <text:p text:style-name="P2">2023-10-16 19:12:54.505 +02:00 [INF] Translation found: &lt;c&gt;true&lt;/c&gt; if one of the characters to be searched for is found in &lt;paramref name ="s"/&gt;, otherwise &lt;c&gt;false&lt;/c&gt;. If &lt;paramref name ="s"/&gt; or &lt;paramref name ="anyOf"/&gt; have the length zero, &lt;c&gt;false&lt;/c&gt; is returned.</text:p>
      <text:p text:style-name="P2">2023-10-16 19:12:54.509 +02:00 [INF] Try to translate: <text:s/>Wenn die Länge von &lt;paramref name="anyOf" /&gt; kleiner als 5 ist, verwendet die Methode für den Vergleich &lt;see cref="MemoryExtensions.IndexOfAny{T}(ReadOnlySpan{T}, ReadOnlySpan{T})"&gt;MemoryExtensions.IndexOfAny&amp;lt;T&amp;gt;(ReadOnlySpan&amp;lt;T&amp;gt;, ReadOnlySpan&amp;lt;T&amp;gt;)&lt;/see&gt;. Ist die Länge von &lt;paramref name="anyOf" /&gt; größer, wird &lt;see cref="string.IndexOfAny(char[])"&gt;String.IndexOfAny(char[])&lt;/see&gt; verwendet. </text:p>
      <text:p text:style-name="P2">2023-10-16 19:12:54.510 +02:00 [INF] Translation found: If the length of &lt;paramref name="anyOf"/&gt; is less than 5, the method uses &lt;see cref="MemoryExtensions.IndexOfAny{T}(ReadOnlySpan{T}, ReadOnlySpan{T})"&gt;MemoryExtensions.IndexOfAny&amp;lt;T&amp;gt;(ReadOnlySpan&amp;lt;T&amp;gt;, ReadOnlySpan&amp;lt;T&amp;gt;)&lt;/see&gt; for the comparison. If the length of &lt;paramref name="anyOf"/&gt; is greater, &lt;see cref="string.IndexOfAny(char[])"&gt;String.IndexOfAny(char[])&lt;/see&gt; is used.</text:p>
      <text:p text:style-name="P2">2023-10-16 19:12:54.511 +02:00 [INF] Try to translate: &lt;paramref name="s" /&gt; ist &lt;c&gt;null&lt;/c&gt;.</text:p>
      <text:p text:style-name="P2">2023-10-16 19:12:54.512 +02:00 [INF] Translation found: &lt;paramref name="s"/&gt; is &lt;c&gt;null&lt;/c&gt;.</text:p>
      <text:p text:style-name="P2">2023-10-16 19:12:54.513 +02:00 [INF] Try to translate: <text:s/>Gibt an, ob in einem &lt;see cref="string" /&gt; eines der Zeichen vorkommt, die der Methode als Zeichenarray übergeben werden. </text:p>
      <text:p text:style-name="P2">2023-10-16 19:12:54.514 +02:00 [INF] Translation found: Indicates whether a &lt;see cref="string"/&gt; contains one of the Unicode characters that are passed to the method as an array.</text:p>
      <text:p text:style-name="P2">2023-10-16 19:12:54.515 +02:00 [INF] Try to translate: Der zu untersuchende &lt;see cref="string" /&gt;.</text:p>
      <text:p text:style-name="P2">2023-10-16 19:12:54.516 +02:00 [INF] Translation found: The &lt;see cref="string"/&gt; to search.</text:p>
      <text:p text:style-name="P2">2023-10-16 19:12:54.517 +02:00 [INF] Try to translate: Ein Array, das die zu suchenden Zeichen enthält.</text:p>
      <text:p text:style-name="P2">2023-10-16 19:12:54.518 +02:00 [INF] Translation found: An array, which contains the characters to search for.</text:p>
      <text:p text:style-name="P2">2023-10-16 19:12:54.519 +02:00 [INF] Try to translate: &lt;c&gt;true&lt;/c&gt;, wenn eines der zu suchenden Zeichen in &lt;paramref name="s" /&gt; gefunden wird, andernfalls &lt;c&gt;false&lt;/c&gt;. Wenn &lt;paramref name="s" /&gt; oder &lt;paramref name="anyOf" /&gt; die Länge 0 haben, wird &lt;c&gt;false&lt;/c&gt; zurückgegeben.</text:p>
      <text:p text:style-name="P2">2023-10-16 19:12:54.520 +02:00 [INF] Translation found: &lt;c&gt;true&lt;/c&gt; if one of the characters to be searched for is found in &lt;paramref name ="s"/&gt;, otherwise &lt;c&gt;false&lt;/c&gt;. If &lt;paramref name ="s"/&gt; or &lt;paramref name ="anyOf"/&gt; have the length zero, &lt;c&gt;false&lt;/c&gt; is returned.</text:p>
      <text:p text:style-name="P2">2023-10-16 19:12:54.521 +02:00 [INF] Try to translate: Für den Vergleich wird &lt;see cref="string.IndexOfAny(char[])" /&gt; verwendet.</text:p>
      <text:p text:style-name="P2">2023-10-16 19:12:54.523 +02:00 [INF] Translation found: &lt;see cref="string.IndexOfAny(char[])"/&gt; is used for the comparison.</text:p>
      <text:p text:style-name="P2">2023-10-16 19:12:54.526 +02:00 [INF] Try to translate: &lt;paramref name="s" /&gt; oder &lt;paramref name="anyOf" /&gt; ist &lt;c&gt;null&lt;/c&gt;.</text:p>
      <text:p text:style-name="P2">2023-10-16 19:12:54.528 +02:00 [INF] Translation found: &lt;paramref name="s"/&gt; or &lt;paramref name="anyOf"/&gt; is &lt;c&gt;null&lt;/c&gt;.</text:p>
      <text:p text:style-name="P2">2023-10-16 19:12:54.528 +02:00 [INF] Save<text:line-break/>C:\Users\fkinz\source\repos\FolkerKinzel.Strings\src\FolkerKinzel.Strings\StringExtension_ContainsAny.cs to<text:line-break/>C:\Users\fkinz\source\repos\FolkerKinzel.Strings\src\FolkerKinzel.Strings\StringExtension_ContainsAny.cs.</text:p>
      <text:p text:style-name="P2">2023-10-16 19:12:54.530 +02:00 [INF] Start translating C:\Users\fkinz\source\repos\FolkerKinzel.Strings\src\FolkerKinzel.Strings\StringExtension_ContainsNewLine.cs</text:p>
      <text:p text:style-name="P2">2023-10-16 19:12:54.532 +02:00 [INF] Try to translate: <text:s/>Gibt an, ob der &lt;see cref="string" /&gt; ein Zeilenwechselzeichen enthält. </text:p>
      <text:p text:style-name="P2">2023-10-16 19:12:54.533 +02:00 [INF] Translation found: Indicates whether the &lt;see cref="string"/&gt; contains a newline character.</text:p>
      <text:p text:style-name="P2">2023-10-16 19:12:54.534 +02:00 [INF] Try to translate: Der zu durchsuchende &lt;see cref="string" /&gt;.</text:p>
      <text:p text:style-name="P2">2023-10-16 19:12:54.535 +02:00 [INF] Translation found: The &lt;see cref="string"/&gt; to search.</text:p>
      <text:p text:style-name="P2">2023-10-16 19:12:54.536 +02:00 [INF] Try to translate: &lt;c&gt;true&lt;/c&gt;, wenn &lt;paramref name="s" /&gt; ein Leerraumzeichen enthält, andernfalls &lt;c&gt;false&lt;/c&gt;.</text:p>
      <text:p text:style-name="P2">2023-10-16 19:12:54.537 +02:00 [INF] Translation found: &lt;c&gt;true&lt;/c&gt; if &lt;paramref name="s"/&gt; contains white space, otherwise &lt;c&gt;false&lt;/c&gt;.</text:p>
      <text:p text:style-name="P2">2023-10-16 19:12:54.539 +02:00 [INF] Try to translate: Für den Vergleich wird &lt;see cref="CharExtension.IsNewLine(char)" /&gt; verwendet.</text:p>
      <text:p text:style-name="P2">2023-10-16 19:12:54.541 +02:00 [INF] Translation found: &lt;see cref="CharExtension.IsNewLine(char)"/&gt; is used for the comparison.</text:p>
      <text:p text:style-name="P2">2023-10-16 19:12:54.542 +02:00 [INF] Try to translate: &lt;paramref name="s" /&gt; ist &lt;c&gt;null&lt;/c&gt;.</text:p>
      <text:p text:style-name="P2">2023-10-16 19:12:54.542 +02:00 [INF] Translation found: &lt;paramref name="s"/&gt; is &lt;c&gt;null&lt;/c&gt;.</text:p>
      <text:p text:style-name="P2">2023-10-16 19:12:54.543 +02:00 [INF] Save<text:line-break/>C:\Users\fkinz\source\repos\FolkerKinzel.Strings\src\FolkerKinzel.Strings\StringExtension_ContainsNewLine.cs to<text:line-break/>C:\Users\fkinz\source\repos\FolkerKinzel.Strings\src\FolkerKinzel.Strings\StringExtension_ContainsNewLine.cs.</text:p>
      <text:p text:style-name="P2">2023-10-16 19:12:54.545 +02:00 [INF] Start translating C:\Users\fkinz\source\repos\FolkerKinzel.Strings\src\FolkerKinzel.Strings\StringExtension_ContainsWhiteSpace.cs</text:p>
      <text:p text:style-name="P2">2023-10-16 19:12:54.547 +02:00 [INF] Try to translate: <text:s/>Gibt an, ob der &lt;see cref="string" /&gt; ein Leerraumzeichen enthält. </text:p>
      <text:p text:style-name="P2">2023-10-16 19:12:54.547 +02:00 [INF] Translation found: Indicates whether a &lt;see cref="string"/&gt; contains white space.</text:p>
      <text:p text:style-name="P2">2023-10-16 19:12:54.548 +02:00 [INF] Try to translate: Der zu durchsuchende &lt;see cref="string" /&gt;.</text:p>
      <text:p text:style-name="P2">2023-10-16 19:12:54.549 +02:00 [INF] Translation found: The &lt;see cref="string"/&gt; to search.</text:p>
      <text:p text:style-name="P2">2023-10-16 19:12:54.550 +02:00 [INF] Try to translate: &lt;c&gt;true&lt;/c&gt;, wenn &lt;paramref name="s" /&gt; ein Leerraumzeichen enthält, andernfalls &lt;c&gt;false&lt;/c&gt;.</text:p>
      <text:p text:style-name="P2">2023-10-16 19:12:54.551 +02:00 [INF] Translation found: &lt;c&gt;true&lt;/c&gt; if &lt;paramref name="s"/&gt; contains white space, otherwise &lt;c&gt;false&lt;/c&gt;.</text:p>
      <text:p text:style-name="P2">2023-10-16 19:12:54.552 +02:00 [INF] Try to translate: Für den Vergleich wird &lt;see cref="char.IsWhiteSpace(char)" /&gt; verwendet.</text:p>
      <text:p text:style-name="P2">2023-10-16 19:12:54.554 +02:00 [INF] Translation found: &lt;see cref="char.IsWhiteSpace(char)"/&gt; is used for the comparison.</text:p>
      <text:p text:style-name="P2">2023-10-16 19:12:54.555 +02:00 [INF] Try to translate: &lt;paramref name="s" /&gt; ist &lt;c&gt;null&lt;/c&gt;.</text:p>
      <text:p text:style-name="P2">2023-10-16 19:12:54.556 +02:00 [INF] Translation found: &lt;paramref name="s"/&gt; is &lt;c&gt;null&lt;/c&gt;.</text:p>
      <text:p text:style-name="P2">2023-10-16 19:12:54.558 +02:00 [INF] Save<text:line-break/>C:\Users\fkinz\source\repos\FolkerKinzel.Strings\src\FolkerKinzel.Strings\StringExtension_ContainsWhiteSpace.cs to<text:line-break/>C:\Users\fkinz\source\repos\FolkerKinzel.Strings\src\FolkerKinzel.Strings\StringExtension_ContainsWhiteSpace.cs.</text:p>
      <text:p text:style-name="P2">2023-10-16 19:12:54.561 +02:00 [INF] Start translating C:\Users\fkinz\source\repos\FolkerKinzel.Strings\src\FolkerKinzel.Strings\StringExtension_GetPersistentHashCode.cs</text:p>
      <text:p text:style-name="P2">2023-10-16 19:12:54.562 +02:00 [INF] Try to translate: <text:s/>Erweiterungsmethoden für die &lt;see cref="string" /&gt;-Klasse. </text:p>
      <text:p text:style-name="P2">2023-10-16 19:12:54.563 +02:00 [INF] Translation found: Extension methods for the &lt;see cref="string"/&gt; class.</text:p>
      <text:p text:style-name="P2">2023-10-16 19:12:54.564 +02:00 [INF] Try to translate: </text:p>
      <text:p text:style-name="P2">2023-10-16 19:12:54.565 +02:00 [INF] Translation found: </text:p>
      <text:p text:style-name="P2">2023-10-16 19:12:54.566 +02:00 [INF] Try to translate: <text:s/>Erzeugt bei jedem Programmlauf denselben &lt;see cref="int" /&gt;-Hashcode für eine identische Zeichenfolge. </text:p>
      <text:p text:style-name="P2">2023-10-16 19:12:54.567 +02:00 [INF] Translation found: Generates the same &lt;see cref="int"/&gt; hash code for an identical string of characters each time the program is run.</text:p>
      <text:p text:style-name="P2">2023-10-16 19:12:54.568 +02:00 [INF] Try to translate: Die zu hashende Zeichenfolge.</text:p>
      <text:p text:style-name="P2">2023-10-16 19:12:54.570 +02:00 [INF] Translation found: The Char sequence to be hashed.</text:p>
      <text:p text:style-name="P2">2023-10-16 19:12:54.572 +02:00 [INF] Try to translate: Die Art des zu erzeugenden Hashcodes.</text:p>
      <text:p text:style-name="P2">2023-10-16 19:12:54.573 +02:00 [INF] Translation found: The kind of hashcode to be generated.</text:p>
      <text:p text:style-name="P2">2023-10-16 19:12:54.575 +02:00 [INF] Try to translate: Der Hashcode.</text:p>
      <text:p text:style-name="P2">2023-10-16 19:12:54.577 +02:00 [INF] Translation found: The hashcode.</text:p>
      <text:p text:style-name="P2">2023-10-16 19:12:54.578 +02:00 [INF] Try to translate: &lt;para&gt; Die Methode &lt;see cref="string.GetHashCode"&gt;String.GetHashCode()&lt;/see&gt; gibt aus Sicherheitsgründen bei jedem Programmlauf einen unterschiedlichen Hashcode für eine identische Zeichenfolge zurück. Abgesehen davon, dass auch der Hash-Algorithmus von &lt;see cref="string.GetHashCode()"&gt;String.GetHashCode()&lt;/see&gt; in unterschiedlichen Frameworkversionen unterschiedlich sein könnte, macht es schon deshalb keinen Sinn, den Rückgabewert von &lt;see cref="string.GetHashCode()" /&gt; für die Wiederverwendung zu speichern. Die Alternativen, z.B. &lt;see cref="MD5" /&gt; oder &lt;see cref="SHA256" /&gt;, verbrauchen mehr Speicherplatz und sind langsamer. So bietet diese Methode eine schlanke Alternative, die sich zum Hashen sehr kurzer Zeichenfolgen eignet, die nicht in einem sicherheitskritischen Zusammenhang verwendet werden. &lt;/para&gt;&lt;para&gt; Der von dieser Methode erzeugte Hashcode ist nicht identisch mit dem Hashcode, der von .NET-Framework 4.0 erzeugt wird, denn er verwendet Roundshifting, um mehr Information zu bewahren. &lt;/para&gt;&lt;para&gt;Die mit unterschiedlichen Werten für &lt;paramref name="hashType" /&gt; erzeugten Hashcodes können für eine identische Zeichenfolge verschiedene Hashcodes liefern und dürfen deshalb nicht vermischt werden.&lt;/para&gt;&lt;para&gt; Verwenden Sie die von der Methode erzeugten Hashcodes nicht in sicherheitskritischen Anwendungen (wie z.B. dem Hashen von Passwörtern)! &lt;/para&gt;</text:p>
      <text:p text:style-name="P2">2023-10-16 19:12:54.582 +02:00 [INF] Translation found: &lt;para&gt;<text:line-break/>The method &lt;see cref="string.GetHashCode"&gt;String.GetHashCode()&lt;/see&gt; returns a different hash code for an identical string with each program run for security reasons. Apart from the fact that the hash algorithm of &lt;see cref="string.GetHashCode"&gt;String.GetHashCode()&lt;/see&gt; could be different in different framework versions, it makes no sense to use the return value of &lt;see cref="string.GetHashCode"/&gt; for reuse. The alternatives, e.g. &lt;see cref="MD5"/&gt; or &lt;see cref="SHA256"/&gt;, use more storage space and are slower. This method offers a slim alternative that is suitable for hashing very short strings that are not used in a security-critical context.<text:line-break/>&lt;/para&gt;<text:line-break/>&lt;para&gt;<text:line-break/>The hashcode generated by this method is not identical to the hashcode generated by the .NET Framework 4.0, because it uses roundshifting to preserve more information.<text:line-break/>&lt;/para&gt;<text:line-break/>&lt;para&gt;<text:line-break/>The hashcodes generated with different values for &lt;paramref name ="hashType"/&gt; may provide different hashcodes for an identical Char sequence and MUST therefore not be mixed.<text:line-break/>&lt;/para&gt;<text:line-break/>&lt;para&gt;<text:line-break/>Do not use the hashcodes generated by this method for security-critical purposes (such as hashing passwords)!<text:line-break/>&lt;/para&gt;</text:p>
      <text:p text:style-name="P2">2023-10-16 19:12:54.584 +02:00 [INF] Try to translate: &lt;paramref name="s" /&gt; ist &lt;c&gt;null&lt;/c&gt;.</text:p>
      <text:p text:style-name="P2">2023-10-16 19:12:54.586 +02:00 [INF] Translation found: &lt;paramref name="s"/&gt; is &lt;c&gt;null&lt;/c&gt;.</text:p>
      <text:p text:style-name="P2">2023-10-16 19:12:54.587 +02:00 [INF] Try to translate: &lt;paramref name="hashType" /&gt; ist kein definierter Wert der &lt;see cref="HashType" /&gt;-Enum.</text:p>
      <text:p text:style-name="P3">2023-10-16 19:12:54.588 +02:00 [WRN] No translation found.</text:p>
      <text:p text:style-name="P2">2023-10-16 19:12:54.588 +02:00 [INF] Try to translate: &lt;code language="cs" source="..\Examples\Example.cs" /&gt;</text:p>
      <text:p text:style-name="P2">2023-10-16 19:12:54.592 +02:00 [INF] Translation found: &lt;code/&gt;</text:p>
      <text:p text:style-name="P2">2023-10-16 19:12:54.594 +02:00 [INF] Save<text:line-break/>C:\Users\fkinz\source\repos\FolkerKinzel.Strings\src\FolkerKinzel.Strings\StringExtension_GetPersistentHashCode.cs to<text:line-break/>C:\Users\fkinz\source\repos\FolkerKinzel.Strings\src\FolkerKinzel.Strings\StringExtension_GetPersistentHashCode.cs.</text:p>
      <text:p text:style-name="P2">2023-10-16 19:12:54.596 +02:00 [INF] Start translating C:\Users\fkinz\source\repos\FolkerKinzel.Strings\src\FolkerKinzel.Strings\StringExtension_IndexOfAny.cs</text:p>
      <text:p text:style-name="P2">2023-10-16 19:12:54.597 +02:00 [INF] Try to translate: <text:s/>Sucht nach dem NULL-basierten Index des ersten Vorkommens eines beliebigen Zeichens aus einer schreibgeschützten Zeichenspanne in &lt;paramref name="s" /&gt;. Die Suche beginnt an einer angegebenen Zeichenposition, und es wird eine angegebene Anzahl von Zeichenpositionen überprüft. </text:p>
      <text:p text:style-name="P2">2023-10-16 19:12:54.598 +02:00 [INF] Translation found: Returns the zero-based index of the first occurrence of one of the the specified characters in &lt;paramref name="s"/&gt;. The search begins at a specified index and a specified number of character positions are checked.</text:p>
      <text:p text:style-name="P2">2023-10-16 19:12:54.599 +02:00 [INF] Try to translate: Der zu durchsuchende &lt;see cref="string" /&gt;.</text:p>
      <text:p text:style-name="P2">2023-10-16 19:12:54.600 +02:00 [INF] Translation found: The &lt;see cref="string"/&gt; to search.</text:p>
      <text:p text:style-name="P2">2023-10-16 19:12:54.601 +02:00 [INF] Try to translate: Eine schreibgeschützte Zeichenspanne, die die zu suchenden Zeichen enthält.</text:p>
      <text:p text:style-name="P2">2023-10-16 19:12:54.602 +02:00 [INF] Translation found: A read-only character span that contains the characters to search for.</text:p>
      <text:p text:style-name="P2">2023-10-16 19:12:54.603 +02:00 [INF] Try to translate: Der NULL-basierte Index in &lt;paramref name="s" /&gt;, an dem die Suche beginnt.</text:p>
      <text:p text:style-name="P2">2023-10-16 19:12:54.604 +02:00 [INF] Translation found: The zero-based index in &lt;paramref name="s"/&gt; at which the search starts.</text:p>
      <text:p text:style-name="P2">2023-10-16 19:12:54.605 +02:00 [INF] Try to translate: Die Anzahl der in &lt;paramref name="s" /&gt; zu überprüfenden Zeichen.</text:p>
      <text:p text:style-name="P2">2023-10-16 19:12:54.606 +02:00 [INF] Translation found: The number of characters positions to examine in &lt;paramref name="s"/&gt;.</text:p>
      <text:p text:style-name="P2">2023-10-16 19:12:54.606 +02:00 [INF] Try to translate: Der NULL-basierte Index des ersten Vorkommens eines beliebigen Zeichens aus &lt;paramref name="anyOf" /&gt; in &lt;paramref name="s" /&gt; oder -1, wenn keines dieser Zeichen gefunden wurde. Wenn &lt;paramref name="anyOf" /&gt; eine leere Spanne ist, wird -1 zurückgegeben.</text:p>
      <text:p text:style-name="P2">2023-10-16 19:12:54.611 +02:00 [INF] Translation found: The zero-based index of the first occurrence of one of the specified Unicode characters in &lt;paramref name="s"/&gt; or -1 if none of these characters have been found. If &lt;paramref name="anyOf"/&gt; is an empty span, the method returns -1.</text:p>
      <text:p text:style-name="P2">2023-10-16 19:12:54.612 +02:00 [INF] Try to translate: <text:s/>Wenn die Länge von &lt;paramref name="anyOf" /&gt; kleiner als 5 ist, verwendet die Methode für den Vergleich &lt;see cref="MemoryExtensions.IndexOfAny{T}(ReadOnlySpan{T}, ReadOnlySpan{T})"&gt;MemoryExtensions.IndexOfAny&amp;lt;T&amp;gt;(ReadOnlySpan&amp;lt;T&amp;gt;, ReadOnlySpan&amp;lt;T&amp;gt;)&lt;/see&gt;. Ist die Länge von &lt;paramref name="anyOf" /&gt; größer, wird &lt;see cref="string.IndexOfAny(char[])"&gt;String.IndexOfAny(char[])&lt;/see&gt; verwendet. </text:p>
      <text:p text:style-name="P2">2023-10-16 19:12:54.614 +02:00 [INF] Translation found: If the length of &lt;paramref name="anyOf"/&gt; is less than 5, the method uses &lt;see cref="MemoryExtensions.IndexOfAny{T}(ReadOnlySpan{T}, ReadOnlySpan{T})"&gt;MemoryExtensions.IndexOfAny&amp;lt;T&amp;gt;(ReadOnlySpan&amp;lt;T&amp;gt;, ReadOnlySpan&amp;lt;T&amp;gt;)&lt;/see&gt; for the comparison. If the length of &lt;paramref name="anyOf"/&gt; is greater, &lt;see cref="string.IndexOfAny(char[])"&gt;String.IndexOfAny(char[])&lt;/see&gt; is used.</text:p>
      <text:p text:style-name="P2">2023-10-16 19:12:54.615 +02:00 [INF] Try to translate: &lt;paramref name="s" /&gt; oder &lt;paramref name="anyOf" /&gt; ist &lt;c&gt;null&lt;/c&gt;.</text:p>
      <text:p text:style-name="P2">2023-10-16 19:12:54.616 +02:00 [INF] Translation found: &lt;paramref name="s"/&gt; or &lt;paramref name="anyOf"/&gt; is &lt;c&gt;null&lt;/c&gt;.</text:p>
      <text:p text:style-name="P2">2023-10-16 19:12:54.616 +02:00 [INF] Try to translate: &lt;para&gt;&lt;paramref name="startIndex" /&gt; oder &lt;paramref name="count" /&gt; sind kleiner als 0 &lt;/para&gt;&lt;para&gt; - oder - &lt;/para&gt;&lt;para&gt;&lt;paramref name="startIndex" /&gt; + &lt;paramref name="count" /&gt; ist größer als die Anzahl der Zeichen in &lt;paramref name="s" /&gt;. &lt;/para&gt;</text:p>
      <text:p text:style-name="P2">2023-10-16 19:12:54.617 +02:00 [INF] Translation found: &lt;para&gt;<text:line-break/>&lt;paramref name ="startIndex"/&gt; or &lt;paramref name ="count"/&gt; are smaller than zero<text:line-break/>&lt;/para&gt;<text:line-break/>&lt;para&gt;<text:line-break/>- or -<text:line-break/>&lt;/para&gt;<text:line-break/>&lt;para&gt;<text:line-break/>&lt;paramref name ="startIndex"/&gt; + &lt;paramref name ="count"/&gt; is larger than the number of characters in &lt;paramref name ="value"/&gt;.<text:line-break/>&lt;/para&gt;</text:p>
      <text:p text:style-name="P2">2023-10-16 19:12:54.619 +02:00 [INF] Save<text:line-break/>C:\Users\fkinz\source\repos\FolkerKinzel.Strings\src\FolkerKinzel.Strings\StringExtension_IndexOfAny.cs to<text:line-break/>C:\Users\fkinz\source\repos\FolkerKinzel.Strings\src\FolkerKinzel.Strings\StringExtension_IndexOfAny.cs.</text:p>
      <text:p text:style-name="P2">2023-10-16 19:12:54.621 +02:00 [INF] Start translating C:\Users\fkinz\source\repos\FolkerKinzel.Strings\src\FolkerKinzel.Strings\StringExtension_IsAscii.cs</text:p>
      <text:p text:style-name="P2">2023-10-16 19:12:54.622 +02:00 [INF] Try to translate: <text:s/>Untersucht, ob der &lt;see cref="string" /&gt; Unicode-Zeichen enthält, die nicht zum ASCII-Zeichensatz gehören. </text:p>
      <text:p text:style-name="P2">2023-10-16 19:12:54.625 +02:00 [INF] Translation found: Indicates whether the &lt;see cref="string"/&gt; contains Unicode characters that do not belong to the ASCII character set.</text:p>
      <text:p text:style-name="P2">2023-10-16 19:12:54.626 +02:00 [INF] Try to translate: Der zu durchsuchende &lt;see cref="string" /&gt;.</text:p>
      <text:p text:style-name="P2">2023-10-16 19:12:54.628 +02:00 [INF] Translation found: The &lt;see cref="string"/&gt; to search.</text:p>
      <text:p text:style-name="P2">2023-10-16 19:12:54.629 +02:00 [INF] Try to translate: &lt;c&gt;false&lt;/c&gt;, wenn &lt;paramref name="s" /&gt; ein Unicode-Zeichen enthält, das nicht zum ASCII-Zeichensatz gehört, andernfalls &lt;c&gt;true&lt;/c&gt;.</text:p>
      <text:p text:style-name="P2">2023-10-16 19:12:54.630 +02:00 [INF] Translation found: &lt;c&gt;false&lt;/c&gt; if &lt;paramref name="s"/&gt; contains a Unicode character, which doesn't belong to the ASCII character set; otherwise, &lt;c&gt;true&lt;/c&gt;.</text:p>
      <text:p text:style-name="P2">2023-10-16 19:12:54.631 +02:00 [INF] Try to translate: &lt;paramref name="s" /&gt; ist &lt;c&gt;null&lt;/c&gt;.</text:p>
      <text:p text:style-name="P2">2023-10-16 19:12:54.632 +02:00 [INF] Translation found: &lt;paramref name="s"/&gt; is &lt;c&gt;null&lt;/c&gt;.</text:p>
      <text:p text:style-name="P2">2023-10-16 19:12:54.633 +02:00 [INF] Save<text:line-break/>C:\Users\fkinz\source\repos\FolkerKinzel.Strings\src\FolkerKinzel.Strings\StringExtension_IsAscii.cs to<text:line-break/>C:\Users\fkinz\source\repos\FolkerKinzel.Strings\src\FolkerKinzel.Strings\StringExtension_IsAscii.cs.</text:p>
      <text:p text:style-name="P2">2023-10-16 19:12:54.635 +02:00 [INF] Start translating C:\Users\fkinz\source\repos\FolkerKinzel.Strings\src\FolkerKinzel.Strings\StringExtension_LastIndexOfAny.cs</text:p>
      <text:p text:style-name="P2">2023-10-16 19:12:54.637 +02:00 [INF] Try to translate: <text:s/>Gibt die nullbasierte Indexposition des letzten Vorkommens eines der angegebenen Zeichen in &lt;paramref name="s" /&gt; an. Die Suche beginnt an einer angegebenen Zeichenposition und verläuft für eine angegebene Anzahl von Zeichenpositionen rückwärts zum Anfang der Zeichenfolge. </text:p>
      <text:p text:style-name="P2">2023-10-16 19:12:54.638 +02:00 [INF] Translation found: Returns the zero-based index position of the last occurrence of one of the specified characters in &lt;paramref name ="s"/&gt;. The search begins at a specified index and runs backwards to the beginning of the &lt;see cref="string"/&gt; for a specified number of character positions.</text:p>
      <text:p text:style-name="P2">2023-10-16 19:12:54.640 +02:00 [INF] Try to translate: Der zu durchsuchende &lt;see cref="string" /&gt;.</text:p>
      <text:p text:style-name="P2">2023-10-16 19:12:54.642 +02:00 [INF] Translation found: The &lt;see cref="string"/&gt; to search.</text:p>
      <text:p text:style-name="P2">2023-10-16 19:12:54.643 +02:00 [INF] Try to translate: Eine schreibgeschützte Zeichenspanne, die die zu suchenden Zeichen enthält.</text:p>
      <text:p text:style-name="P2">2023-10-16 19:12:54.644 +02:00 [INF] Translation found: A read-only character span that contains the characters to search for.</text:p>
      <text:p text:style-name="P2">2023-10-16 19:12:54.645 +02:00 [INF] Try to translate: Die Anfangsposition der Suche. Die Suche erfolgt rückwärts zum Anfang von &lt;paramref name="s" /&gt;.</text:p>
      <text:p text:style-name="P2">2023-10-16 19:12:54.646 +02:00 [INF] Translation found: The start index of the search. The search is done backwards to the beginning of &lt;paramref name="s"/&gt;.</text:p>
      <text:p text:style-name="P2">2023-10-16 19:12:54.647 +02:00 [INF] Try to translate: Die Anzahl der zu überprüfenden Zeichenpositionen.</text:p>
      <text:p text:style-name="P2">2023-10-16 19:12:54.648 +02:00 [INF] Translation found: The number of character positions to examine.</text:p>
      <text:p text:style-name="P2">2023-10-16 19:12:54.649 +02:00 [INF] Try to translate: Der nullbasierte Index des letzten Vorkommens eines beliebigen Zeichens aus &lt;paramref name="anyOf" /&gt; in &lt;paramref name="s" /&gt; oder -1, wenn keines dieser Zeichen gefunden wurde.</text:p>
      <text:p text:style-name="P2">2023-10-16 19:12:54.650 +02:00 [INF] Translation found: The zero-based index of the last occurrence of one of the specified Unicode characters in the specified part of &lt;paramref name="s"/&gt; or -1 if none of these characters have been found in this area.</text:p>
      <text:p text:style-name="P2">2023-10-16 19:12:54.651 +02:00 [INF] Try to translate: &lt;paramref name="s" /&gt; ist &lt;c&gt;null&lt;/c&gt;.</text:p>
      <text:p text:style-name="P2">2023-10-16 19:12:54.652 +02:00 [INF] Translation found: &lt;paramref name="s"/&gt; is &lt;c&gt;null&lt;/c&gt;.</text:p>
      <text:p text:style-name="P2">2023-10-16 19:12:54.653 +02:00 [INF] Try to translate: &lt;para&gt;&lt;paramref name="s" /&gt; ist nicht &lt;see cref="string.Empty" /&gt; und &lt;paramref name="startIndex" /&gt; ist kleiner als 0 oder größer oder gleich der Länge von &lt;paramref name="s" /&gt;&lt;/para&gt;&lt;para&gt; - oder - &lt;/para&gt;&lt;para&gt;&lt;paramref name="s" /&gt; ist nicht &lt;see cref="string.Empty" /&gt; und &lt;paramref name="startIndex" /&gt; - &lt;paramref name="count" /&gt; + 1 ist kleiner als 0. &lt;/para&gt;</text:p>
      <text:p text:style-name="P2">2023-10-16 19:12:54.653 +02:00 [INF] Translation found: &lt;para&gt;<text:line-break/>&lt;paramref name="s"/&gt; is not &lt;see cref="string.Empty"/&gt; and &lt;paramref name ="startIndex"/&gt; is less than zero or greater than or equal to the length of &lt;paramref name="s"/&gt;<text:line-break/>&lt;/para&gt;<text:line-break/>&lt;para&gt;<text:line-break/>- or -<text:line-break/>&lt;/para&gt;<text:line-break/>&lt;para&gt;<text:line-break/>&lt;paramref name ="s"/&gt; is not &lt;see cref="string.Empty"/&gt; and &lt;paramref name ="startIndex"/&gt; - &lt;paramref name ="count"/&gt; + 1 is less than zero.<text:line-break/>&lt;/para&gt;</text:p>
      <text:p text:style-name="P2">2023-10-16 19:12:54.655 +02:00 [INF] Try to translate: <text:s/>Wenn die Länge von &lt;paramref name="anyOf" /&gt; kleiner als 5 ist, verwendet die Methode für den Vergleich &lt;see cref="MemoryExtensions.LastIndexOfAny{T}(ReadOnlySpan{T}, ReadOnlySpan{T})" /&gt;. Ist die Länge von &lt;paramref name="anyOf" /&gt; größer, wird &lt;see cref="string.LastIndexOfAny(char[])" /&gt; verwendet. </text:p>
      <text:p text:style-name="P2">2023-10-16 19:12:54.656 +02:00 [INF] Translation found: If the length of &lt;paramref name ="anyOf"/&gt; is less than 5, the method uses MemoryExtensions.LastIndexOfAny&amp;lt;T&amp;gt;(ReadOnlySpan&amp;lt;T&amp;gt;, ReadOnlySpan&amp;lt;T&amp;gt;) for the comparison. If the length of &lt;paramref name ="values"/&gt; is greater, &lt;see cref="string.LastIndexOfAny(char[])"/&gt; is used.</text:p>
      <text:p text:style-name="P2">2023-10-16 19:12:54.658 +02:00 [INF] Save<text:line-break/>C:\Users\fkinz\source\repos\FolkerKinzel.Strings\src\FolkerKinzel.Strings\StringExtension_LastIndexOfAny.cs to<text:line-break/>C:\Users\fkinz\source\repos\FolkerKinzel.Strings\src\FolkerKinzel.Strings\StringExtension_LastIndexOfAny.cs.</text:p>
      <text:p text:style-name="P2">2023-10-16 19:12:54.662 +02:00 [INF] Start translating C:\Users\fkinz\source\repos\FolkerKinzel.Strings\src\FolkerKinzel.Strings\StringExtension_NormalizeNewLinesTo.cs</text:p>
      <text:p text:style-name="P2">2023-10-16 19:12:54.663 +02:00 [INF] Try to translate: <text:s/>Erzeugt einen neuen &lt;see cref="string" /&gt;, in dem alle Zeilenumbrüche durch &lt;paramref name="newLine" /&gt; ersetzt sind. </text:p>
      <text:p text:style-name="P2">2023-10-16 19:12:54.664 +02:00 [INF] Translation found: Generates a &lt;see cref="string"/&gt; in which all newlines are replaced by &lt;paramref name="newLine"/&gt;.</text:p>
      <text:p text:style-name="P2">2023-10-16 19:12:54.666 +02:00 [INF] Try to translate: Der Quellstring.</text:p>
      <text:p text:style-name="P2">2023-10-16 19:12:54.666 +02:00 [INF] Translation found: The source &lt;see cref="string"/&gt;.</text:p>
      <text:p text:style-name="P2">2023-10-16 19:12:54.667 +02:00 [INF] Try to translate: Eine schreibgeschützte Zeichenspanne, durch deren Inhalt jeder Zeilenumbruch ersetzt wird. Wenn eine leere Spanne übergeben wird, werden alle Zeilenumbrüche entfernt.</text:p>
      <text:p text:style-name="P2">2023-10-16 19:12:54.668 +02:00 [INF] Translation found: A read-only character span that is the replacement for all newlines. If an empty span is passed to the parameter, all newline characters will be completely removed.</text:p>
      <text:p text:style-name="P2">2023-10-16 19:12:54.670 +02:00 [INF] Try to translate: Ein neuer &lt;see cref="string" /&gt;, in dem alle Zeilenumbrüche durch &lt;paramref name="newLine" /&gt; ersetzt sind. Wenn &lt;paramref name="s" /&gt; keine Zeilenwechselzeichen enthält, wird &lt;paramref name="s" /&gt; unverändert zurückgegeben.</text:p>
      <text:p text:style-name="P2">2023-10-16 19:12:54.671 +02:00 [INF] Translation found: A new &lt;see cref="string"/&gt; in which all newlines are replaced by &lt;paramref name="replacement"/&gt;. If &lt;paramref name="s"/&gt; doesn't contain a newline character, &lt;paramref name="s"/&gt; is returned.</text:p>
      <text:p text:style-name="P2">2023-10-16 19:12:54.672 +02:00 [INF] Try to translate: &lt;para&gt; Für die Identifizierung von Zeilenwechselzeichen wird &lt;see cref="CharExtension.IsNewLine(char)" /&gt; verwendet. Die Sequenzen CRLF und LFCR werden als ein Zeilenumbruch behandelt. &lt;/para&gt;&lt;note type="caution"&gt; Diese Methode unterscheidet sich von &lt;see cref="ReplaceLineEndings(string, string)" /&gt; dahingehend, dass sie zusätzlich LFCR-Sequenzen und Vertical Tab (VT: U+000B) als Zeilenwechsel behandelt. &lt;/note&gt;</text:p>
      <text:p text:style-name="P3">2023-10-16 19:12:54.675 +02:00 [WRN] No translation found.</text:p>
      <text:p text:style-name="P2">2023-10-16 19:12:54.676 +02:00 [INF] Try to translate: &lt;paramref name="s" /&gt; ist &lt;c&gt;null&lt;/c&gt;.</text:p>
      <text:p text:style-name="P2">2023-10-16 19:12:54.677 +02:00 [INF] Translation found: &lt;paramref name="s"/&gt; is &lt;c&gt;null&lt;/c&gt;.</text:p>
      <text:p text:style-name="P2">2023-10-16 19:12:54.679 +02:00 [INF] Save<text:line-break/>C:\Users\fkinz\source\repos\FolkerKinzel.Strings\src\FolkerKinzel.Strings\StringExtension_NormalizeNewLinesTo.cs to<text:line-break/>C:\Users\fkinz\source\repos\FolkerKinzel.Strings\src\FolkerKinzel.Strings\StringExtension_NormalizeNewLinesTo.cs.</text:p>
      <text:p text:style-name="P2">2023-10-16 19:12:54.681 +02:00 [INF] Start translating C:\Users\fkinz\source\repos\FolkerKinzel.Strings\src\FolkerKinzel.Strings\StringExtension_ReplaceLineEndings.cs</text:p>
      <text:p text:style-name="P2">2023-10-16 19:12:54.682 +02:00 [INF] Try to translate: <text:s/>Ersetzt alle Newlinesequenzen in &lt;paramref name="s" /&gt; durch &lt;see cref="Environment.NewLine" /&gt;. </text:p>
      <text:p text:style-name="P2">2023-10-16 19:12:54.683 +02:00 [INF] Translation found: Replaces all newlines in &lt;paramref name="s"/&gt; with &lt;see cref="Environment.NewLine"/&gt;.</text:p>
      <text:p text:style-name="P2">2023-10-16 19:12:54.684 +02:00 [INF] Try to translate: Der Quell-&lt;see cref="string" /&gt;.</text:p>
      <text:p text:style-name="P2">2023-10-16 19:12:54.685 +02:00 [INF] Translation found: The source &lt;see cref="string"/&gt;.</text:p>
      <text:p text:style-name="P2">2023-10-16 19:12:54.686 +02:00 [INF] Try to translate: Eine &lt;see cref="string" /&gt;, dessen Inhalt mit &lt;paramref name="s" /&gt; übereinstimmt - außer, dass alle Newlinesequenzen durch &lt;see cref="Environment.NewLine" /&gt; ersetzt wurden.</text:p>
      <text:p text:style-name="P2">2023-10-16 19:12:54.687 +02:00 [INF] Translation found: A &lt;see cref="string"/&gt; whose contents match the content of &lt;paramref name="s"/&gt;, but with all newline sequences replaced with &lt;see cref="Environment.NewLine"/&gt;.</text:p>
      <text:p text:style-name="P2">2023-10-16 19:12:54.688 +02:00 [INF] Try to translate: &lt;para&gt; Die Methode ist ein Polyfill für die .NET 6.0-Methode String.ReplaceLineEndings(). Die Methode sollte deshalb nur in der Erweiterungsmethodensyntax verwendet werden. Sie wirft eine &lt;see cref="NullReferenceException" /&gt;, wenn &lt;paramref name="s" /&gt;  &lt;c&gt;null&lt;/c&gt; ist, um ein identisches Verhalten mit der originalen .NET-Methode zu zeigen. &lt;/para&gt;&lt;para&gt; Diese Methode sucht nach allen Newlinesequenzen innerhalb von &lt;paramref name="s" /&gt; und kanonisiert sie so, dass sie mit der Newlinesequenz für die aktuelle Umgebung übereinstimmen. Wenn z.B. auf Windows ausgeführt wird, werden alle Vorkommen von Nicht-Windows Newlinesequenzen durch die Sequenz CRLF ersetzt. Bei der Ausführung unter Unix werden alle Vorkommen von Nicht-Unix-Newlinesequenzen durch ein einzelnes LF-Zeichen ersetzt. &lt;/para&gt;&lt;para&gt; Die Liste der behandelten Newlinesequenzen ist: &lt;/para&gt;&lt;list type="bullet"&gt;&lt;item&gt;CR (U+000D)&lt;/item&gt;&lt;item&gt;LF (U+000A)&lt;/item&gt;&lt;item&gt;CRLF (U+000D U+000A)&lt;/item&gt;&lt;item&gt;NEL (U+0085)&lt;/item&gt;&lt;item&gt;LS (U+2028)&lt;/item&gt;&lt;item&gt;FF (U+000C)&lt;/item&gt;&lt;item&gt;PS (U+2029)&lt;/item&gt;&lt;/list&gt;&lt;para&gt; Diese Liste ist vom Unicode-Standard vorgegeben (Sec. 5.8, Recommendation R4 und Table 5-2). &lt;/para&gt;</text:p>
      <text:p text:style-name="P2">2023-10-16 19:12:54.693 +02:00 [INF] Translation found: &lt;para&gt;<text:line-break/>This is a polyfill for the .NET 6.0 method String.ReplaceLineEndings(). The method should therefore only be used in the extension method syntax. It throws a &lt;see cref="NullReferenceException"/&gt; if &lt;paramref name ="s"/&gt; is &lt;c&gt;null&lt;/c&gt; in order to show identical behavior to the original .NET method.<text:line-break/>&lt;/para&gt;<text:line-break/>&lt;para&gt;<text:line-break/>The method searches for all newline sequences within &lt;paramref name ="s"/&gt; and canonicalizes them to match the newline sequence for the current environment. For example, when running on Windows, all occurrences of non-Windows Newline sequences are replaced with the sequence CRLF. When running on Unix, all occurrences of non-Unix Newline sequences are replaced with a single LF character.<text:line-break/>&lt;/para&gt;<text:line-break/>&lt;para&gt;<text:line-break/>The list of recognized newline sequences is:<text:line-break/>&lt;/para&gt;<text:line-break/>&lt;list type ="bullet"&gt;<text:line-break/>&lt;item&gt;<text:line-break/>CR (U+000D)<text:line-break/>&lt;/item&gt;<text:line-break/>&lt;item&gt;<text:line-break/>LF (U+000A)<text:line-break/>&lt;/item&gt;<text:line-break/>&lt;item&gt;<text:line-break/>CRLF (U+000D U+000A)<text:line-break/>&lt;/item&gt;<text:line-break/>&lt;item&gt;<text:line-break/>NEL (U+0085)<text:line-break/>&lt;/item&gt;<text:line-break/>&lt;item&gt;<text:line-break/>LS (U+2028)<text:line-break/>&lt;/item&gt;<text:line-break/>&lt;item&gt;<text:line-break/>FF (U+000C)<text:line-break/>&lt;/item&gt;<text:line-break/>&lt;item&gt;<text:line-break/>PS (U+2029)<text:line-break/>&lt;/item&gt;<text:line-break/>&lt;/list&gt;<text:line-break/>&lt;para&gt;<text:line-break/>This list is specified by the Unicode standard (Sec. 5.8, Recommendation R4 and Table 5-2).<text:line-break/>&lt;/para&gt;</text:p>
      <text:p text:style-name="P2">2023-10-16 19:12:54.695 +02:00 [INF] Try to translate: &lt;paramref name="s" /&gt; ist &lt;c&gt;null&lt;/c&gt;.</text:p>
      <text:p text:style-name="P2">2023-10-16 19:12:54.696 +02:00 [INF] Translation found: &lt;paramref name="s"/&gt; is &lt;c&gt;null&lt;/c&gt;.</text:p>
      <text:p text:style-name="P2">2023-10-16 19:12:54.697 +02:00 [INF] Try to translate: <text:s/>Ersetzt alle Newlinesequenzen in &lt;paramref name="s" /&gt; durch &lt;paramref name="replacementText" /&gt;. </text:p>
      <text:p text:style-name="P2">2023-10-16 19:12:54.699 +02:00 [INF] Translation found: Replaces all newlines in &lt;paramref name="s"/&gt; with &lt;paramref name="replacementText"/&gt;.</text:p>
      <text:p text:style-name="P2">2023-10-16 19:12:54.700 +02:00 [INF] Try to translate: Der Quell-&lt;see cref="string" /&gt;.</text:p>
      <text:p text:style-name="P2">2023-10-16 19:12:54.700 +02:00 [INF] Translation found: The source &lt;see cref="string"/&gt;.</text:p>
      <text:p text:style-name="P2">2023-10-16 19:12:54.701 +02:00 [INF] Try to translate: Der Text, der als Ersatz verwendet werden soll. Wenn &lt;paramref name="replacementText" /&gt;  &lt;see cref="string.Empty" /&gt; ist, werden alle Newlinesequenzen entfernt.</text:p>
      <text:p text:style-name="P2">2023-10-16 19:12:54.702 +02:00 [INF] Translation found: The text to use as replacement. If &lt;paramref name="replacementText"/&gt; is &lt;see cref="string.Empty"/&gt;, all newline sequences within &lt;paramref name="s"/&gt; will be removed.</text:p>
      <text:p text:style-name="P2">2023-10-16 19:12:54.703 +02:00 [INF] Try to translate: Ein &lt;see cref="string" /&gt;, dessen Inhalt mit &lt;paramref name="s" /&gt; übereinstimmt - außer, dass alle Newlinesequenzen durch &lt;paramref name="replacementText" /&gt; ersetzt wurden.</text:p>
      <text:p text:style-name="P2">2023-10-16 19:12:54.704 +02:00 [INF] Translation found: A &lt;see cref="string"/&gt; whose contents match the content of &lt;paramref name="s"/&gt;, but with all newline sequences replaced with &lt;paramref name="replacementText"/&gt;.</text:p>
      <text:p text:style-name="P2">2023-10-16 19:12:54.706 +02:00 [INF] Try to translate: &lt;para&gt; Die Methode ist ein Polyfill für die .NET 6.0-Methode String.ReplaceLineEndings(String). Die Methode sollte deshalb nur in der Erweiterungsmethodensyntax verwendet werden. Sie wirft eine &lt;see cref="NullReferenceException" /&gt;, wenn &lt;paramref name="s" /&gt;  &lt;c&gt;null&lt;/c&gt; ist, um ein identisches Verhalten mit der originalen .NET-Methode zu zeigen. &lt;/para&gt;&lt;para&gt; Die Liste der behandelten Newlinesequenzen ist: &lt;/para&gt;&lt;list type="bullet"&gt;&lt;item&gt;CR (U+000D)&lt;/item&gt;&lt;item&gt;LF (U+000A)&lt;/item&gt;&lt;item&gt;CRLF (U+000D U+000A)&lt;/item&gt;&lt;item&gt;NEL (U+0085)&lt;/item&gt;&lt;item&gt;LS (U+2028)&lt;/item&gt;&lt;item&gt;FF (U+000C)&lt;/item&gt;&lt;item&gt;PS (U+2029)&lt;/item&gt;&lt;/list&gt;&lt;para&gt; Diese Liste ist vom Unicode-Standard vorgegeben (Sec. 5.8, Recommendation R4 und Table 5-2). &lt;/para&gt;</text:p>
      <text:p text:style-name="P2">2023-10-16 19:12:54.709 +02:00 [INF] Translation found: &lt;para&gt;<text:line-break/>This is a polyfill for the .NET 6.0 method String.ReplaceLineEndings(String). The method should therefore only be used in the extension method syntax. It throws a &lt;see cref="NullReferenceException"/&gt; if &lt;paramref name ="s"/&gt; is &lt;c&gt;null&lt;/c&gt; in order to show identical behavior to the original .NET method.<text:line-break/>&lt;/para&gt;<text:line-break/>&lt;para&gt;<text:line-break/>The method searches for all newline sequences within &lt;paramref name ="s"/&gt; and canonicalizes them to match &lt;paramref name="replacementText"/&gt;.<text:line-break/>&lt;/para&gt;<text:line-break/>&lt;para&gt;<text:line-break/>The list of recognized newline sequences is:<text:line-break/>&lt;/para&gt;<text:line-break/>&lt;list type ="bullet"&gt;<text:line-break/>&lt;item&gt;<text:line-break/>CR (U+000D)<text:line-break/>&lt;/item&gt;<text:line-break/>&lt;item&gt;<text:line-break/>LF (U+000A)<text:line-break/>&lt;/item&gt;<text:line-break/>&lt;item&gt;<text:line-break/>CRLF (U+000D U+000A)<text:line-break/>&lt;/item&gt;<text:line-break/>&lt;item&gt;<text:line-break/>NEL (U+0085)<text:line-break/>&lt;/item&gt;<text:line-break/>&lt;item&gt;<text:line-break/>LS (U+2028)<text:line-break/>&lt;/item&gt;<text:line-break/>&lt;item&gt;<text:line-break/>FF (U+000C)<text:line-break/>&lt;/item&gt;<text:line-break/>&lt;item&gt;<text:line-break/>PS (U+2029)<text:line-break/>&lt;/item&gt;<text:line-break/>&lt;/list&gt;<text:line-break/>&lt;para&gt;<text:line-break/>This list is specified by the Unicode standard (Sec. 5.8, Recommendation R4 and Table 5-2).<text:line-break/>&lt;/para&gt;</text:p>
      <text:p text:style-name="P2">2023-10-16 19:12:54.711 +02:00 [INF] Try to translate: &lt;paramref name="s" /&gt; ist &lt;c&gt;null&lt;/c&gt;.</text:p>
      <text:p text:style-name="P2">2023-10-16 19:12:54.712 +02:00 [INF] Translation found: &lt;paramref name="s"/&gt; is &lt;c&gt;null&lt;/c&gt;.</text:p>
      <text:p text:style-name="P2">2023-10-16 19:12:54.713 +02:00 [INF] Try to translate: &lt;paramref name="replacementText" /&gt; ist &lt;c&gt;null&lt;/c&gt;.</text:p>
      <text:p text:style-name="P2">2023-10-16 19:12:54.714 +02:00 [INF] Translation found: &lt;paramref name="replacementText"/&gt; is &lt;c&gt;null&lt;/c&gt;.</text:p>
      <text:p text:style-name="P2">2023-10-16 19:12:54.715 +02:00 [INF] Save<text:line-break/>C:\Users\fkinz\source\repos\FolkerKinzel.Strings\src\FolkerKinzel.Strings\StringExtension_ReplaceLineEndings.cs to<text:line-break/>C:\Users\fkinz\source\repos\FolkerKinzel.Strings\src\FolkerKinzel.Strings\StringExtension_ReplaceLineEndings.cs.</text:p>
      <text:p text:style-name="P2">2023-10-16 19:12:54.717 +02:00 [INF] Start translating C:\Users\fkinz\source\repos\FolkerKinzel.Strings\src\FolkerKinzel.Strings\StringExtension_ReplaceWhiteSpaceWith.cs</text:p>
      <text:p text:style-name="P2">2023-10-16 19:12:54.719 +02:00 [INF] Try to translate: <text:s/>Erzeugt einen neuen &lt;see cref="string" /&gt;, in dem alle Sequenzen von Leerzeichen in &lt;paramref name="s" /&gt; durch &lt;paramref name="replacement" /&gt; ersetzt sind. </text:p>
      <text:p text:style-name="P2">2023-10-16 19:12:54.722 +02:00 [INF] Translation found: Generates a &lt;see cref="string"/&gt; in which all sequences of white space are replaced by &lt;paramref name="replacement"/&gt;.</text:p>
      <text:p text:style-name="P2">2023-10-16 19:12:54.723 +02:00 [INF] Try to translate: Der Quell-&lt;see cref="string" /&gt;.</text:p>
      <text:p text:style-name="P2">2023-10-16 19:12:54.726 +02:00 [INF] Translation found: The source &lt;see cref="string"/&gt;.</text:p>
      <text:p text:style-name="P2">2023-10-16 19:12:54.727 +02:00 [INF] Try to translate: Eine schreibgeschützte Zeichenspanne, durch deren Inhalt die Leerzeichen-Sequenzen ersetzt werden.</text:p>
      <text:p text:style-name="P2">2023-10-16 19:12:54.728 +02:00 [INF] Translation found: A read-only character span that is the replacement for all white space sequences. If an empty span is passed to the parameter, each white space will be completely removed.</text:p>
      <text:p text:style-name="P2">2023-10-16 19:12:54.729 +02:00 [INF] Try to translate: Übergeben Sie &lt;c&gt;true&lt;/c&gt;, um Zeilenumbruchzeichen von der Ersetzung auszunehmen. Der Standardwert ist &lt;c&gt;false&lt;/c&gt;.</text:p>
      <text:p text:style-name="P2">2023-10-16 19:12:54.730 +02:00 [INF] Translation found: Pass &lt;c&gt;true&lt;/c&gt; to exclude newline characters from the replacement. The default value is &lt;c&gt;false&lt;/c&gt;.</text:p>
      <text:p text:style-name="P2">2023-10-16 19:12:54.730 +02:00 [INF] Try to translate: Ein neuer &lt;see cref="string" /&gt;, in in dem alle Sequenzen von Leerzeichen in &lt;paramref name="s" /&gt; durch &lt;paramref name="replacement" /&gt; ersetzt sind. Wenn &lt;paramref name="s" /&gt; kein Leerzeichen enthält, wird &lt;paramref name="s" /&gt; zurückgegeben.</text:p>
      <text:p text:style-name="P2">2023-10-16 19:12:54.732 +02:00 [INF] Translation found: A new &lt;see cref="string"/&gt; in which all sequences of white space are replaced by &lt;paramref name="replacement"/&gt;. If &lt;paramref name="s"/&gt; doesn't contain a white space character, &lt;paramref name="s"/&gt; is returned.</text:p>
      <text:p text:style-name="P2">2023-10-16 19:12:54.733 +02:00 [INF] Try to translate: &lt;para&gt; Die Methode verwendet &lt;see cref="char.IsWhiteSpace(char)" /&gt; zur Identifizierung von Leerraumzeichen und arbeitet damit gründlicher als &lt;see cref="Regex.Replace(string, string, string)"&gt;Regex.Replace(string input, @"\s+", string replacement)&lt;/see&gt;. &lt;/para&gt;&lt;para&gt;(Zur Identifizierung von Zeilenumbruchzeichen wird &lt;see cref="CharExtension.IsNewLine(char)" /&gt; verwendet.) &lt;/para&gt;</text:p>
      <text:p text:style-name="P3">2023-10-16 19:12:54.734 +02:00 [WRN] No translation found.</text:p>
      <text:p text:style-name="P2">2023-10-16 19:12:54.735 +02:00 [INF] Try to translate: &lt;paramref name="s" /&gt; ist &lt;c&gt;null&lt;/c&gt;.</text:p>
      <text:p text:style-name="P2">2023-10-16 19:12:54.737 +02:00 [INF] Translation found: &lt;paramref name="s"/&gt; is &lt;c&gt;null&lt;/c&gt;.</text:p>
      <text:p text:style-name="P2">2023-10-16 19:12:54.738 +02:00 [INF] Save<text:line-break/>C:\Users\fkinz\source\repos\FolkerKinzel.Strings\src\FolkerKinzel.Strings\StringExtension_ReplaceWhiteSpaceWith.cs to<text:line-break/>C:\Users\fkinz\source\repos\FolkerKinzel.Strings\src\FolkerKinzel.Strings\StringExtension_ReplaceWhiteSpaceWith.cs.</text:p>
      <text:p text:style-name="P2">2023-10-16 19:12:54.740 +02:00 [INF] Start translating C:\Users\fkinz\source\repos\FolkerKinzel.Strings\src\FolkerKinzel.Strings\StringExtension_Trim.cs</text:p>
      <text:p text:style-name="P2">2023-10-16 19:12:54.743 +02:00 [INF] Try to translate: <text:s/>Erzeugt einen &lt;see cref="string" /&gt;, aus dem alle führenden und nachgestellten Vorkommen der Zeichen in der angegebenen Spanne entfernt sind. </text:p>
      <text:p text:style-name="P2">2023-10-16 19:12:54.744 +02:00 [INF] Translation found: Generates a &lt;see cref="string"/&gt; from which all leading and trailing occurrences of the characters in the specified Span are removed.</text:p>
      <text:p text:style-name="P2">2023-10-16 19:12:54.745 +02:00 [INF] Try to translate: Die zu untersuchende Zeichenfolge.</text:p>
      <text:p text:style-name="P2">2023-10-16 19:12:54.746 +02:00 [INF] Translation found: The &lt;see cref="string"/&gt; to search.</text:p>
      <text:p text:style-name="P2">2023-10-16 19:12:54.747 +02:00 [INF] Try to translate: Eine Spanne mit den zu entfernenden Unicode-Zeichen. Wenn &lt;paramref name="trimChars" /&gt; eine leere Spanne ist, werden stattdessen Leerzeichen entfernt.</text:p>
      <text:p text:style-name="P2">2023-10-16 19:12:54.748 +02:00 [INF] Translation found: A Span of Unicode characters to remove. If &lt;paramref name="trimChars"/&gt; is an empty Span, Unicode white-space characters are removed instead.</text:p>
      <text:p text:style-name="P2">2023-10-16 19:12:54.749 +02:00 [INF] Try to translate: Die resultierende Zeichenfolge, nachdem alle im &lt;paramref name="trimChars" /&gt;-Parameter übergebenen Zeichen am Anfang und Ende der Zeichenfolge entfernt wurden. </text:p>
      <text:p text:style-name="P2">2023-10-16 19:12:54.750 +02:00 [INF] Translation found: The resulting &lt;see cref="string"/&gt; after removing all characters passed in the &lt;paramref name ="trimChars"/&gt; parameter from the beginning and end of the &lt;see cref="string"/&gt;.</text:p>
      <text:p text:style-name="P2">2023-10-16 19:12:54.751 +02:00 [INF] Try to translate: &lt;paramref name="s" /&gt; ist &lt;c&gt;null&lt;/c&gt;.</text:p>
      <text:p text:style-name="P2">2023-10-16 19:12:54.753 +02:00 [INF] Translation found: &lt;paramref name="s"/&gt; is &lt;c&gt;null&lt;/c&gt;.</text:p>
      <text:p text:style-name="P2">2023-10-16 19:12:54.755 +02:00 [INF] Save<text:line-break/>C:\Users\fkinz\source\repos\FolkerKinzel.Strings\src\FolkerKinzel.Strings\StringExtension_Trim.cs to<text:line-break/>C:\Users\fkinz\source\repos\FolkerKinzel.Strings\src\FolkerKinzel.Strings\StringExtension_Trim.cs.</text:p>
      <text:p text:style-name="P2">2023-10-16 19:12:54.757 +02:00 [INF] Start translating C:\Users\fkinz\source\repos\FolkerKinzel.Strings\src\FolkerKinzel.Strings\StringExtension_TrimEnd.cs</text:p>
      <text:p text:style-name="P2">2023-10-16 19:12:54.759 +02:00 [INF] Try to translate: <text:s/>Erzeugt einen &lt;see cref="string" /&gt;, aus dem alle nachgestellten Vorkommen der Zeichen in der angegebenen Spanne entfernt sind. </text:p>
      <text:p text:style-name="P2">2023-10-16 19:12:54.760 +02:00 [INF] Translation found: Generates a &lt;see cref="string"/&gt; from which all trailing occurrences of the characters in the specified Span are removed.</text:p>
      <text:p text:style-name="P2">2023-10-16 19:12:54.761 +02:00 [INF] Try to translate: Die zu untersuchende Zeichenfolge.</text:p>
      <text:p text:style-name="P2">2023-10-16 19:12:54.762 +02:00 [INF] Translation found: The &lt;see cref="string"/&gt; to search.</text:p>
      <text:p text:style-name="P2">2023-10-16 19:12:54.763 +02:00 [INF] Try to translate: Eine Spanne mit den zu entfernenden Unicode-Zeichen. Wenn &lt;paramref name="trimChars" /&gt; eine leere Spanne ist, werden stattdessen Leerzeichen entfernt.</text:p>
      <text:p text:style-name="P2">2023-10-16 19:12:54.764 +02:00 [INF] Translation found: A Span of Unicode characters to remove. If &lt;paramref name="trimChars"/&gt; is an empty Span, Unicode white-space characters are removed instead.</text:p>
      <text:p text:style-name="P2">2023-10-16 19:12:54.765 +02:00 [INF] Try to translate: Die resultierende Zeichenfolge, nachdem alle im &lt;paramref name="trimChars" /&gt;-Parameter übergebenen Zeichen am Ende der Zeichenfolge entfernt wurden. </text:p>
      <text:p text:style-name="P2">2023-10-16 19:12:54.766 +02:00 [INF] Translation found: The resulting &lt;see cref="string"/&gt; after removing all characters passed in the &lt;paramref name ="trimChars"/&gt; parameter from the end of the &lt;see cref="string"/&gt;.</text:p>
      <text:p text:style-name="P2">2023-10-16 19:12:54.768 +02:00 [INF] Try to translate: &lt;paramref name="s" /&gt; ist &lt;c&gt;null&lt;/c&gt;.</text:p>
      <text:p text:style-name="P2">2023-10-16 19:12:54.769 +02:00 [INF] Translation found: &lt;paramref name="s"/&gt; is &lt;c&gt;null&lt;/c&gt;.</text:p>
      <text:p text:style-name="P2">2023-10-16 19:12:54.770 +02:00 [INF] Save<text:line-break/>C:\Users\fkinz\source\repos\FolkerKinzel.Strings\src\FolkerKinzel.Strings\StringExtension_TrimEnd.cs to<text:line-break/>C:\Users\fkinz\source\repos\FolkerKinzel.Strings\src\FolkerKinzel.Strings\StringExtension_TrimEnd.cs.</text:p>
      <text:p text:style-name="P2">2023-10-16 19:12:54.772 +02:00 [INF] Start translating C:\Users\fkinz\source\repos\FolkerKinzel.Strings\src\FolkerKinzel.Strings\StringExtension_TrimStart.cs</text:p>
      <text:p text:style-name="P2">2023-10-16 19:12:54.774 +02:00 [INF] Try to translate: <text:s/>Erzeugt einen &lt;see cref="string" /&gt;, aus dem alle führenden Vorkommen der Zeichen in der angegebenen Spanne entfernt sind. </text:p>
      <text:p text:style-name="P2">2023-10-16 19:12:54.776 +02:00 [INF] Translation found: Generates a &lt;see cref="string"/&gt; from which all leading occurrences of the characters in the specified Span are removed.</text:p>
      <text:p text:style-name="P2">2023-10-16 19:12:54.777 +02:00 [INF] Try to translate: Die zu untersuchende Zeichenfolge.</text:p>
      <text:p text:style-name="P2">2023-10-16 19:12:54.779 +02:00 [INF] Translation found: The &lt;see cref="string"/&gt; to search.</text:p>
      <text:p text:style-name="P2">2023-10-16 19:12:54.780 +02:00 [INF] Try to translate: Eine Spanne mit den zu entfernenden Unicode-Zeichen. Wenn &lt;paramref name="trimChars" /&gt; eine leere Spanne ist, werden stattdessen Leerzeichen entfernt.</text:p>
      <text:p text:style-name="P2">2023-10-16 19:12:54.781 +02:00 [INF] Translation found: A Span of Unicode characters to remove. If &lt;paramref name="trimChars"/&gt; is an empty Span, Unicode white-space characters are removed instead.</text:p>
      <text:p text:style-name="P2">2023-10-16 19:12:54.782 +02:00 [INF] Try to translate: Die resultierende Zeichenfolge, nachdem alle im &lt;paramref name="trimChars" /&gt;-Parameter übergebenen Zeichen am Anfang der Zeichenfolge entfernt wurden. </text:p>
      <text:p text:style-name="P2">2023-10-16 19:12:54.786 +02:00 [INF] Translation found: The resulting &lt;see cref="string"/&gt; after removing all characters passed in the &lt;paramref name ="trimChars"/&gt; parameter from the beginning of the &lt;see cref="string"/&gt;.</text:p>
      <text:p text:style-name="P2">2023-10-16 19:12:54.788 +02:00 [INF] Try to translate: &lt;paramref name="s" /&gt; ist &lt;c&gt;null&lt;/c&gt;.</text:p>
      <text:p text:style-name="P2">2023-10-16 19:12:54.790 +02:00 [INF] Translation found: &lt;paramref name="s"/&gt; is &lt;c&gt;null&lt;/c&gt;.</text:p>
      <text:p text:style-name="P2">2023-10-16 19:12:54.792 +02:00 [INF] Save<text:line-break/>C:\Users\fkinz\source\repos\FolkerKinzel.Strings\src\FolkerKinzel.Strings\StringExtension_TrimStart.cs to<text:line-break/>C:\Users\fkinz\source\repos\FolkerKinzel.Strings\src\FolkerKinzel.Strings\StringExtension_TrimStart.cs.</text:p>
      <text:p text:style-name="P2">2023-10-16 19:12:54.795 +02:00 [INF] Start translating C:\Users\fkinz\source\repos\FolkerKinzel.Strings\src\FolkerKinzel.Strings\TextEncodingConverter.cs</text:p>
      <text:p text:style-name="P2">2023-10-16 19:12:54.796 +02:00 [INF] Try to translate: <text:s/>Kapselt Methoden, die das Erzeugen geeigneter Instanzen der &lt;see cref="Encoding" /&gt;-Klasse unterstützen. </text:p>
      <text:p text:style-name="P2">2023-10-16 19:12:54.799 +02:00 [INF] Translation found: Encapsulates methods that support creating appropriate instances of the &lt;see cref="Encoding"/&gt; class.</text:p>
      <text:p text:style-name="P2">2023-10-16 19:12:54.800 +02:00 [INF] Try to translate: <text:s/>Gibt für den angegebenen Bezeichner eines Zeichensatzes ein entsprechendes &lt;see cref="Encoding" /&gt;-Objekt zurück. </text:p>
      <text:p text:style-name="P2">2023-10-16 19:12:54.801 +02:00 [INF] Translation found: Returns a corresponding &lt;see cref="Encoding"/&gt; object for the specified identifier of a character set.</text:p>
      <text:p text:style-name="P2">2023-10-16 19:12:54.802 +02:00 [INF] Try to translate: Der Bezeichner des Zeichensatzes.</text:p>
      <text:p text:style-name="P2">2023-10-16 19:12:54.803 +02:00 [INF] Translation found: The identifier of the character set.</text:p>
      <text:p text:style-name="P2">2023-10-16 19:12:54.804 +02:00 [INF] Try to translate: Geben Sie &lt;c&gt;true&lt;/c&gt; an, damit die Methode eine &lt;see cref="ArgumentException" /&gt; wirft, falls &lt;paramref name="encodingWebName" /&gt; nicht übersetzt werden konnte.</text:p>
      <text:p text:style-name="P2">2023-10-16 19:12:54.805 +02:00 [INF] Translation found: Pass &lt;c&gt;true&lt;/c&gt; to have the method throw an &lt;see cref="ArgumentException"/&gt; if &lt;paramref name="encodingWebName"/&gt; could not be converted.</text:p>
      <text:p text:style-name="P2">2023-10-16 19:12:54.806 +02:00 [INF] Try to translate: Ein &lt;see cref="Encoding" /&gt;-Objekt, das dem angegebenen Bezeichner des Zeichensatzes entspricht. Falls keine Entsprechung gefunden wurde, wird in der Standardeinstellung &lt;see cref="Encoding.UTF8" /&gt; zurückgegeben. Wenn die Methode mit &lt;c&gt;true&lt;/c&gt; als Argument für den Parameter &lt;paramref name="throwOnInvalidWebName" /&gt; aufgerufen wird, wird in diesem Fall eine &lt;see cref="ArgumentException" /&gt; geworfen.</text:p>
      <text:p text:style-name="P2">2023-10-16 19:12:54.811 +02:00 [INF] Translation found: An &lt;see cref="Encoding"/&gt; object that corresponds to the specified character set identifier. If no match is found, &lt;see cref="Encoding.UTF8"/&gt; is returned by default. If the method is called with &lt;c&gt;true&lt;/c&gt; as an argument for the &lt;paramref name="throwOnInvalidWebName"/&gt; parameter, an &lt;see cref="ArgumentException"/&gt; will be thrown instead.</text:p>
      <text:p text:style-name="P2">2023-10-16 19:12:54.813 +02:00 [INF] Try to translate: &lt;para&gt; .NET Standard und .NET 5.0 oder höher erkennen in der Standardeinstellung nur eine geringe Anzahl von Zeichensätzen. Die Methode überschreibt diese Standardeinstellung. &lt;/para&gt;&lt;para&gt; Die Eigenschaften &lt;see cref="Encoding.EncoderFallback" /&gt; und &lt;see cref="Encoding.DecoderFallback" /&gt; des erzeugten &lt;see cref="Encoding" /&gt;-Objekts sind auf ReplacementFallback eingestellt. &lt;/para&gt;</text:p>
      <text:p text:style-name="P2">2023-10-16 19:12:54.814 +02:00 [INF] Translation found: &lt;para&gt;<text:line-break/>.NET Standard and .NET 5.0 or later only recognize a small number of character sets by default. The method overrides this default.<text:line-break/>&lt;/para&gt;<text:line-break/>&lt;para&gt;<text:line-break/>The properties &lt;see cref="Encoding.EncoderFallback"/&gt; and &lt;see cref="Encoding.DecoderFallback"/&gt; of the generated &lt;see cref="Encoding"/&gt; object are set to ReplacementFallback.<text:line-break/>&lt;/para&gt;</text:p>
      <text:p text:style-name="P2">2023-10-16 19:12:54.815 +02:00 [INF] Try to translate: &lt;paramref name="encodingWebName" /&gt; konnte keinem &lt;see cref="Encoding" /&gt;-Objekt zugeordnet werden. Eine Ausnahme wird nur dann geworfen, wenn für den optionalen Parameter &lt;paramref name="throwOnInvalidWebName" /&gt; &lt;c&gt;true&lt;/c&gt; übergeben wurde. </text:p>
      <text:p text:style-name="P2">2023-10-16 19:12:54.816 +02:00 [INF] Translation found: &lt;paramref name="encodingWebName"/&gt; could not be mapped to a &lt;see cref="Encoding"/&gt; object. An exception is only thrown if the optional parameter &lt;paramref name="throwOnInvalidWebName"/&gt; is &lt;c&gt;true&lt;/c&gt;.</text:p>
      <text:p text:style-name="P2">2023-10-16 19:12:54.817 +02:00 [INF] Try to translate: <text:s/>Gibt für den angegebenen Bezeichner eines Zeichensatzes ein entsprechendes &lt;see cref="Encoding" /&gt;-Objekt zurück, dessen Eigenschaften &lt;see cref="Encoding.EncoderFallback" /&gt; und &lt;see cref="Encoding.DecoderFallback" /&gt; auf die gewünschten Werte eingestellt sind. </text:p>
      <text:p text:style-name="P2">2023-10-16 19:12:54.818 +02:00 [INF] Translation found: Returns a corresponding &lt;see cref="Encoding"/&gt; object for the specified identifier of a character set, whose properties &lt;see cref="Encoding.EncoderFallback"/&gt; and &lt;see cref="Encoding.DecoderFallback"/&gt; are set to the desired values.</text:p>
      <text:p text:style-name="P2">2023-10-16 19:12:54.819 +02:00 [INF] Try to translate: Der Bezeichner des Zeichensatzes.</text:p>
      <text:p text:style-name="P2">2023-10-16 19:12:54.820 +02:00 [INF] Translation found: The identifier of the character set.</text:p>
      <text:p text:style-name="P2">2023-10-16 19:12:54.821 +02:00 [INF] Try to translate: Ein Objekt, das einen Fehlerbehandlungsmechanismus zur Verfügung stellt, falls ein Zeichen mit dem &lt;see cref="Encoding" /&gt;-Objekt nicht enkodiert werden kann.</text:p>
      <text:p text:style-name="P2">2023-10-16 19:12:54.822 +02:00 [INF] Translation found: An object that provides an error handling mechanism if a character cannot be encoded with the &lt;see cref="Encoding"/&gt; object.</text:p>
      <text:p text:style-name="P2">2023-10-16 19:12:54.823 +02:00 [INF] Try to translate: <text:s/>Ein Objekt, das einen Fehlerbehandlungsmechanismus zur Verfügung stellt, falls eine &lt;see cref="byte" /&gt;-Sequenz mit dem &lt;see cref="Encoding" /&gt;-Objekt nicht dekodiert werden kann.</text:p>
      <text:p text:style-name="P2">2023-10-16 19:12:54.826 +02:00 [INF] Translation found: An object that provides an error handling mechanism if a &lt;see cref="byte"/&gt; sequence cannot be decoded with the &lt;see cref="Encoding"/&gt; object .</text:p>
      <text:p text:style-name="P2">2023-10-16 19:12:54.827 +02:00 [INF] Try to translate: Geben Sie &lt;c&gt;true&lt;/c&gt; an, damit die Methode eine &lt;see cref="ArgumentException" /&gt; wirft, falls &lt;paramref name="encodingWebName" /&gt; nicht übersetzt werden konnte.</text:p>
      <text:p text:style-name="P2">2023-10-16 19:12:54.828 +02:00 [INF] Translation found: Pass &lt;c&gt;true&lt;/c&gt; to have the method throw an &lt;see cref="ArgumentException"/&gt; if &lt;paramref name="encodingWebName"/&gt; could not be converted.</text:p>
      <text:p text:style-name="P2">2023-10-16 19:12:54.830 +02:00 [INF] Try to translate: Ein &lt;see cref="Encoding" /&gt;-Objekt, das dem angegebenen Bezeichner des Zeichensatzes entspricht und dessen Eigenschaften &lt;see cref="Encoding.EncoderFallback" /&gt; und &lt;see cref="Encoding.DecoderFallback" /&gt; auf die gewünschten Werte eingestellt sind. Falls keine Entsprechung gefunden wurde, wird in der Standardeinstellung ein entsprechendes &lt;see cref="Encoding" /&gt;-Objekt für UTF-8 zurückgegeben. Wenn die Methode mit &lt;c&gt;true&lt;/c&gt; als Argument für den Parameter &lt;paramref name="throwOnInvalidWebName" /&gt; aufgerufen wird, wird in diesem Fall eine &lt;see cref="ArgumentException" /&gt; geworfen.</text:p>
      <text:p text:style-name="P2">2023-10-16 19:12:54.831 +02:00 [INF] Translation found: An &lt;see cref="Encoding"/&gt; object that corresponds to the specified identifier of a character set and whose properties &lt;see cref="Encoding.EncoderFallback"/&gt; and &lt;see cref="Encoding.DecoderFallback"/&gt; are set to the desired values. If no match is found, a corresponding &lt;see cref="P:System.Text.Encoding"/&gt; object for UTF-8 is returned by default. If the method is called with &lt;c&gt;true&lt;/c&gt; as an argument for the &lt;paramref name="throwOnInvalidWebName"/&gt; parameter, an &lt;see cref="ArgumentException"/&gt; will be thrown instead.</text:p>
      <text:p text:style-name="P2">2023-10-16 19:12:54.833 +02:00 [INF] Try to translate: <text:s/>.NET Standard und .NET 5.0 oder höher erkennen in der Standardeinstellung nur eine geringe Anzahl von Zeichensätzen. Die Methode überschreibt diese Standardeinstellung. </text:p>
      <text:p text:style-name="P2">2023-10-16 19:12:54.834 +02:00 [INF] Translation found: .NET Standard and .NET 5.0 or higher recognize by default only a small number of character sets. The method overrides this default setting.</text:p>
      <text:p text:style-name="P2">2023-10-16 19:12:54.835 +02:00 [INF] Try to translate: &lt;paramref name="encoderFallback" /&gt; oder &lt;paramref name="decoderFallback" /&gt; ist &lt;c&gt;null&lt;/c&gt;. </text:p>
      <text:p text:style-name="P2">2023-10-16 19:12:54.836 +02:00 [INF] Translation found: &lt;paramref name="encoderFallback"/&gt; or &lt;paramref name="decoderFallback"/&gt; is &lt;c&gt;null&lt;/c&gt;.</text:p>
      <text:p text:style-name="P2">2023-10-16 19:12:54.838 +02:00 [INF] Try to translate: &lt;paramref name="encodingWebName" /&gt; konnte keinem &lt;see cref="Encoding" /&gt;-Objekt zugeordnet werden. Diese Ausnahme wird nur dann geworfen, wenn für den optionalen Parameter &lt;paramref name="throwOnInvalidWebName" /&gt; &lt;c&gt;true&lt;/c&gt; übergeben wurde. </text:p>
      <text:p text:style-name="P2">2023-10-16 19:12:54.839 +02:00 [INF] Translation found: &lt;paramref name="encodingWebName"/&gt; could not be mapped to a &lt;see cref="Encoding"/&gt; object. An exception is only thrown if the optional parameter &lt;paramref name="throwOnInvalidWebName"/&gt; is &lt;c&gt;true&lt;/c&gt;.</text:p>
      <text:p text:style-name="P2">2023-10-16 19:12:54.840 +02:00 [INF] Try to translate: <text:s/>Gibt für die angegebene Nummer einer Codepage ein entsprechendes &lt;see cref="Encoding" /&gt;-Objekt zurück. </text:p>
      <text:p text:style-name="P2">2023-10-16 19:12:54.845 +02:00 [INF] Translation found: Returns a corresponding &lt;see cref="Encoding"/&gt; object for the specified code page number.</text:p>
      <text:p text:style-name="P2">2023-10-16 19:12:54.847 +02:00 [INF] Try to translate: &lt;para&gt; Die Nummer der Codepage. &lt;/para&gt;&lt;note type="caution"&gt;&lt;c&gt;0&lt;/c&gt; wird als ungültiges Argument behandelt. Das Verhalten unterscheidet sich damit von dem der &lt;see cref="Encoding" /&gt;-Klasse. &lt;/note&gt;</text:p>
      <text:p text:style-name="P2">2023-10-16 19:12:54.848 +02:00 [INF] Translation found: &lt;para&gt;<text:line-break/>The code page number.<text:line-break/>&lt;/para&gt;<text:line-break/>&lt;note type="caution"&gt;<text:line-break/>&lt;c&gt;0&lt;/c&gt; is treated as an invalid argument. This behavior is different from that of the &lt;see cref="Encoding"/&gt; class.<text:line-break/>&lt;/note&gt;</text:p>
      <text:p text:style-name="P2">2023-10-16 19:12:54.849 +02:00 [INF] Try to translate: Geben Sie &lt;c&gt;true&lt;/c&gt; an, damit die Methode eine &lt;see cref="ArgumentException" /&gt; wirft, falls &lt;paramref name="codePage" /&gt; nicht übersetzt werden konnte.</text:p>
      <text:p text:style-name="P2">2023-10-16 19:12:54.850 +02:00 [INF] Translation found: Pass &lt;c&gt;true&lt;/c&gt; to have the method throw an &lt;see cref="ArgumentException"/&gt; if &lt;paramref name="codePage"/&gt; could not be converted.</text:p>
      <text:p text:style-name="P2">2023-10-16 19:12:54.851 +02:00 [INF] Try to translate: <text:s/>Ein &lt;see cref="Encoding" /&gt;-Objekt, das der angegebenen Nummer der Codepage entspricht. Falls keine Entsprechung gefunden wurde, wird in der Standardeinstellung &lt;see cref="Encoding.UTF8" /&gt; zurückgegeben. Wenn die Methode mit &lt;c&gt;true&lt;/c&gt; als Argument für den Parameter &lt;paramref name="throwOnInvalidCodePage" /&gt; aufgerufen wird, wird in diesem Fall eine &lt;see cref="ArgumentException" /&gt; geworfen. </text:p>
      <text:p text:style-name="P2">2023-10-16 19:12:54.852 +02:00 [INF] Translation found: An &lt;see cref="Encoding"/&gt; object that corresponds to the specified code page number. If no match is found, &lt;see cref="Encoding.UTF8"/&gt; is returned by default. If the method is called with &lt;c&gt;true&lt;/c&gt; as an argument for the &lt;paramref name="throwOnInvalidCodePage"/&gt; parameter, an &lt;see cref="ArgumentException"/&gt; will be thrown instead.</text:p>
      <text:p text:style-name="P2">2023-10-16 19:12:54.854 +02:00 [INF] Try to translate: &lt;para&gt; .NET Standard und .NET 5.0 oder höher erkennen in der Standardeinstellung nur eine geringe Anzahl von Zeichensätzen. Die Methode überschreibt diese Standardeinstellung. &lt;/para&gt;&lt;para&gt; Die Eigenschaften &lt;see cref="Encoding.EncoderFallback" /&gt; und &lt;see cref="Encoding.DecoderFallback" /&gt; des erzeugten &lt;see cref="Encoding" /&gt;-Objekts sind auf ReplacementFallback eingestellt. &lt;/para&gt;</text:p>
      <text:p text:style-name="P2">2023-10-16 19:12:54.855 +02:00 [INF] Translation found: &lt;para&gt;<text:line-break/>.NET Standard and .NET 5.0 or later only recognize a small number of character sets by default. The method overrides this default.<text:line-break/>&lt;/para&gt;<text:line-break/>&lt;para&gt;<text:line-break/>The properties &lt;see cref="Encoding.EncoderFallback"/&gt; and &lt;see cref="Encoding.DecoderFallback"/&gt; of the generated &lt;see cref="Encoding"/&gt; object are set to ReplacementFallback.<text:line-break/>&lt;/para&gt;</text:p>
      <text:p text:style-name="P2">2023-10-16 19:12:54.860 +02:00 [INF] Try to translate: &lt;paramref name="codePage" /&gt; ist kleiner als 1 oder größer als 65535. Diese Ausnahme wird nur dann geworfen, wenn für den optionalen Parameter &lt;paramref name="throwOnInvalidCodePage" /&gt; &lt;c&gt;true&lt;/c&gt; übergeben wurde. </text:p>
      <text:p text:style-name="P2">2023-10-16 19:12:54.861 +02:00 [INF] Translation found: &lt;paramref name="codePage"/&gt; is less than 1 or greater than 65535. This exception is only thrown if the optional parameter &lt;paramref name="throwOnInvalidCodePage"/&gt; is <text:line-break/>&lt;c&gt;true&lt;/c&gt;.</text:p>
      <text:p text:style-name="P2">2023-10-16 19:12:54.862 +02:00 [INF] Try to translate: &lt;paramref name="codePage" /&gt; konnte keinem &lt;see cref="Encoding" /&gt;-Objekt zugeordnet werden. Diese Ausnahme wird nur dann geworfen, wenn für den optionalen Parameter &lt;paramref name="throwOnInvalidCodePage" /&gt; &lt;c&gt;true&lt;/c&gt; übergeben wurde. </text:p>
      <text:p text:style-name="P2">2023-10-16 19:12:54.863 +02:00 [INF] Translation found: &lt;paramref name="codePage"/&gt; could not be mapped to a &lt;see cref="Encoding"/&gt; object. This exception is only thrown if the optional parameter &lt;paramref name="throwOnInvalidCodePage"/&gt; is &lt;c&gt;true&lt;/c&gt;.</text:p>
      <text:p text:style-name="P2">2023-10-16 19:12:54.865 +02:00 [INF] Try to translate: <text:s/>Gibt für die angegebene Nummer einer Codepage ein entsprechendes &lt;see cref="Encoding" /&gt;-Objekt zurück, dessen Eigenschaften &lt;see cref="Encoding.EncoderFallback" /&gt; und &lt;see cref="Encoding.DecoderFallback" /&gt; auf die gewünschten Werte eingestellt sind. </text:p>
      <text:p text:style-name="P2">2023-10-16 19:12:54.866 +02:00 [INF] Translation found: Returns a corresponding &lt;see cref="Encoding"/&gt; object for a specified code page number, whose properties &lt;see cref="Encoding.EncoderFallback"/&gt; and &lt;see cref="Encoding.DecoderFallback"/&gt; are set to the desired values.</text:p>
      <text:p text:style-name="P2">2023-10-16 19:12:54.867 +02:00 [INF] Try to translate: &lt;para&gt; Die Nummer der Codepage. &lt;/para&gt;&lt;note type="caution"&gt;&lt;c&gt;0&lt;/c&gt; wird als ungültiges Argument behandelt. Das Verhalten unterscheidet sich damit von dem der &lt;see cref="Encoding" /&gt;-Klasse. &lt;/note&gt;</text:p>
      <text:p text:style-name="P2">2023-10-16 19:12:54.868 +02:00 [INF] Translation found: &lt;para&gt;<text:line-break/>The code page number.<text:line-break/>&lt;/para&gt;<text:line-break/>&lt;note type="caution"&gt;<text:line-break/>&lt;c&gt;0&lt;/c&gt; is treated as an invalid argument. This behavior is different from that of the &lt;see cref="Encoding"/&gt; class.<text:line-break/>&lt;/note&gt;</text:p>
      <text:p text:style-name="P2">2023-10-16 19:12:54.869 +02:00 [INF] Try to translate: Ein Objekt, das einen Fehlerbehandlungsmechanismus zur Verfügung stellt, falls ein Zeichen mit dem &lt;see cref="Encoding" /&gt;-Objekt nicht enkodiert werden kann.</text:p>
      <text:p text:style-name="P2">2023-10-16 19:12:54.870 +02:00 [INF] Translation found: An object that provides an error handling mechanism if a character cannot be encoded with the &lt;see cref="Encoding"/&gt; object.</text:p>
      <text:p text:style-name="P2">2023-10-16 19:12:54.871 +02:00 [INF] Try to translate: <text:s/>Ein Objekt, das einen Fehlerbehandlungsmechanismus zur Verfügung stellt, falls eine &lt;see cref="byte" /&gt;-Sequenz mit dem &lt;see cref="Encoding" /&gt;-Objekt nicht dekodiert werden kann.</text:p>
      <text:p text:style-name="P2">2023-10-16 19:12:54.872 +02:00 [INF] Translation found: An object that provides an error handling mechanism if a &lt;see cref="byte"/&gt; sequence cannot be decoded with the &lt;see cref="Encoding"/&gt; object .</text:p>
      <text:p text:style-name="P2">2023-10-16 19:12:54.873 +02:00 [INF] Try to translate: Geben Sie &lt;c&gt;true&lt;/c&gt; an, damit die Methode eine &lt;see cref="ArgumentException" /&gt; wirft, falls &lt;paramref name="codePage" /&gt; nicht übersetzt werden konnte.</text:p>
      <text:p text:style-name="P2">2023-10-16 19:12:54.877 +02:00 [INF] Translation found: Pass &lt;c&gt;true&lt;/c&gt; to have the method throw an &lt;see cref="ArgumentException"/&gt; if &lt;paramref name="codePage"/&gt; could not be converted.</text:p>
      <text:p text:style-name="P2">2023-10-16 19:12:54.878 +02:00 [INF] Try to translate: Ein &lt;see cref="Encoding" /&gt;-Objekt, das der angegebenen Nummer der Codepage entspricht und dessen Eigenschaften &lt;see cref="Encoding.EncoderFallback" /&gt; und &lt;see cref="Encoding.DecoderFallback" /&gt; auf die gewünschten Werte eingestellt sind. Falls keine Entsprechung gefunden wurde, wird in der Standardeinstellung ein entsprechendes &lt;see cref="Encoding" /&gt;-Objekt für UTF-8 zurückgegeben. Wenn die Methode mit &lt;c&gt;true&lt;/c&gt; als Argument für den Parameter &lt;paramref name="throwOnInvalidCodePage" /&gt; aufgerufen wird, wird in diesem Fall eine &lt;see cref="ArgumentException" /&gt; geworfen.</text:p>
      <text:p text:style-name="P2">2023-10-16 19:12:54.880 +02:00 [INF] Translation found: An &lt;see cref="Encoding"/&gt; object that corresponds to the specified code page number and whose properties &lt;see cref="Encoding.EncoderFallback"/&gt; and &lt;see cref="Encoding.DecoderFallback"/&gt; are set to the desired values. If no match is found, a corresponding &lt;see cref="P:System.Text.Encoding"/&gt; object for UTF-8 is returned by default. If the method is called with &lt;c&gt;true&lt;/c&gt; as an argument for the &lt;paramref name="throwOnInvalidCodePage"/&gt; parameter, an &lt;see cref="ArgumentException"/&gt; will be thrown instead.</text:p>
      <text:p text:style-name="P2">2023-10-16 19:12:54.881 +02:00 [INF] Try to translate: <text:s/>.NET Standard und .NET 5.0 oder höher erkennen in der Standardeinstellung nur eine geringe Anzahl von Zeichensätzen. Die Methode überschreibt diese Standardeinstellung. </text:p>
      <text:p text:style-name="P2">2023-10-16 19:12:54.882 +02:00 [INF] Translation found: .NET Standard and .NET 5.0 or higher recognize by default only a small number of character sets. The method overrides this default setting.</text:p>
      <text:p text:style-name="P2">2023-10-16 19:12:54.883 +02:00 [INF] Try to translate: &lt;paramref name="encoderFallback" /&gt; oder &lt;paramref name="decoderFallback" /&gt; ist &lt;c&gt;null&lt;/c&gt;. </text:p>
      <text:p text:style-name="P2">2023-10-16 19:12:54.885 +02:00 [INF] Translation found: &lt;paramref name="encoderFallback"/&gt; or &lt;paramref name="decoderFallback"/&gt; is &lt;c&gt;null&lt;/c&gt;.</text:p>
      <text:p text:style-name="P2">2023-10-16 19:12:54.886 +02:00 [INF] Try to translate: &lt;paramref name="codePage" /&gt; ist kleiner als 1 oder größer als 65535. Diese Ausnahme wird nur dann geworfen, wenn für den optionalen Parameter &lt;paramref name="throwOnInvalidCodePage" /&gt; &lt;c&gt;true&lt;/c&gt; übergeben wurde. </text:p>
      <text:p text:style-name="P2">2023-10-16 19:12:54.887 +02:00 [INF] Translation found: &lt;paramref name="codePage"/&gt; is less than 1 or greater than 65535. This exception is only thrown if the optional parameter &lt;paramref name="throwOnInvalidCodePage"/&gt; is <text:line-break/>&lt;c&gt;true&lt;/c&gt;.</text:p>
      <text:p text:style-name="P2">2023-10-16 19:12:54.888 +02:00 [INF] Try to translate: &lt;paramref name="codePage" /&gt; konnte keinem &lt;see cref="Encoding" /&gt;-Objekt zugeordnet werden. Diese Ausnahme wird nur dann geworfen, wenn für den optionalen Parameter &lt;paramref name="throwOnInvalidCodePage" /&gt; &lt;c&gt;true&lt;/c&gt; übergeben wurde. </text:p>
      <text:p text:style-name="P2">2023-10-16 19:12:54.889 +02:00 [INF] Translation found: &lt;paramref name="codePage"/&gt; could not be mapped to a &lt;see cref="Encoding"/&gt; object. This exception is only thrown if the optional parameter &lt;paramref name="throwOnInvalidCodePage"/&gt; is &lt;c&gt;true&lt;/c&gt;.</text:p>
      <text:p text:style-name="P2">2023-10-16 19:12:54.894 +02:00 [INF] Try to translate: <text:s/>Versucht, für den angegebenen Bezeichner eines Zeichensatzes ein entsprechendes &lt;see cref="Encoding" /&gt;-Objekt zurückzugeben. </text:p>
      <text:p text:style-name="P2">2023-10-16 19:12:54.896 +02:00 [INF] Translation found: Tries to return a corresponding &lt;see cref="Encoding"/&gt; object for the specified identifier of a character set.</text:p>
      <text:p text:style-name="P2">2023-10-16 19:12:54.897 +02:00 [INF] Try to translate: Der Bezeichner des Zeichensatzes.</text:p>
      <text:p text:style-name="P2">2023-10-16 19:12:54.898 +02:00 [INF] Translation found: The identifier of the character set.</text:p>
      <text:p text:style-name="P2">2023-10-16 19:12:54.899 +02:00 [INF] Try to translate: Enthält nach dem erfolgreichen Beenden der Methode ein &lt;see cref="Encoding" /&gt;-Objekt, das dem angegebenen Bezeichner des Zeichensatzes entspricht, andernfalls &lt;c&gt;null&lt;/c&gt;. Der Parameter wird uninitialisiert übergeben.</text:p>
      <text:p text:style-name="P2">2023-10-16 19:12:54.900 +02:00 [INF] Translation found: When this method returns &lt;c&gt;true&lt;/c&gt;, contains an &lt;see cref="Encoding"/&gt; object that matches the specified identifier of a character set, &lt;c&gt;null&lt;/c&gt; otherwise. This parameter is passed uninitialized.</text:p>
      <text:p text:style-name="P2">2023-10-16 19:12:54.901 +02:00 [INF] Try to translate: &lt;c&gt;true&lt;/c&gt;, wenn die Konvertierung erfolgreich war, andernfalls &lt;c&gt;false&lt;/c&gt;.</text:p>
      <text:p text:style-name="P2">2023-10-16 19:12:54.902 +02:00 [INF] Translation found: &lt;c&gt;true&lt;/c&gt; if the conversion was successful, &lt;c&gt;false&lt;/c&gt; otherwise.</text:p>
      <text:p text:style-name="P2">2023-10-16 19:12:54.903 +02:00 [INF] Try to translate: &lt;para&gt; .NET Standard und .NET 5.0 oder höher erkennen in der Standardeinstellung nur eine geringe Anzahl von Zeichensätzen. Die Methode überschreibt diese Standardeinstellung. &lt;/para&gt;&lt;para&gt; Die Eigenschaften &lt;see cref="Encoding.EncoderFallback" /&gt; und &lt;see cref="Encoding.DecoderFallback" /&gt; des erzeugten &lt;see cref="Encoding" /&gt;-Objekts sind auf ReplacementFallback eingestellt. &lt;/para&gt;</text:p>
      <text:p text:style-name="P2">2023-10-16 19:12:54.904 +02:00 [INF] Translation found: &lt;para&gt;<text:line-break/>.NET Standard and .NET 5.0 or later only recognize a small number of character sets by default. The method overrides this default.<text:line-break/>&lt;/para&gt;<text:line-break/>&lt;para&gt;<text:line-break/>The properties &lt;see cref="Encoding.EncoderFallback"/&gt; and &lt;see cref="Encoding.DecoderFallback"/&gt; of the generated &lt;see cref="Encoding"/&gt; object are set to ReplacementFallback.<text:line-break/>&lt;/para&gt;</text:p>
      <text:p text:style-name="P2">2023-10-16 19:12:54.909 +02:00 [INF] Try to translate: <text:s/>Versucht, für den angegebenen Bezeichner eines Zeichensatzes ein entsprechendes &lt;see cref="Encoding" /&gt;-Objekt zurückzugeben, dessen Eigenschaften &lt;see cref="Encoding.EncoderFallback" /&gt; und &lt;see cref="Encoding.DecoderFallback" /&gt; auf die gewünschten Werte eingestellt sind. </text:p>
      <text:p text:style-name="P2">2023-10-16 19:12:54.910 +02:00 [INF] Translation found: Tries to return a corresponding &lt;see cref="Encoding"/&gt; object for the specified identifier of a character set, whose properties &lt;see cref="Encoding.EncoderFallback"/&gt; and &lt;see cref="Encoding.DecoderFallback"/&gt; are set to the desired values.</text:p>
      <text:p text:style-name="P2">2023-10-16 19:12:54.911 +02:00 [INF] Try to translate: Der Bezeichner des Zeichensatzes.</text:p>
      <text:p text:style-name="P2">2023-10-16 19:12:54.912 +02:00 [INF] Translation found: The identifier of the character set.</text:p>
      <text:p text:style-name="P2">2023-10-16 19:12:54.913 +02:00 [INF] Try to translate: Ein Objekt, das einen Fehlerbehandlungsmechanismus zur Verfügung stellt, falls ein Zeichen mit dem &lt;see cref="Encoding" /&gt;-Objekt nicht enkodiert werden kann.</text:p>
      <text:p text:style-name="P2">2023-10-16 19:12:54.914 +02:00 [INF] Translation found: An object that provides an error handling mechanism if a character cannot be encoded with the &lt;see cref="Encoding"/&gt; object.</text:p>
      <text:p text:style-name="P2">2023-10-16 19:12:54.916 +02:00 [INF] Try to translate: <text:s/>Ein Objekt, das einen Fehlerbehandlungsmechanismus zur Verfügung stellt, falls eine &lt;see cref="byte" /&gt;-Sequenz mit dem &lt;see cref="Encoding" /&gt;-Objekt nicht dekodiert werden kann.</text:p>
      <text:p text:style-name="P2">2023-10-16 19:12:54.917 +02:00 [INF] Translation found: An object that provides an error handling mechanism if a &lt;see cref="byte"/&gt; sequence cannot be decoded with the &lt;see cref="Encoding"/&gt; object .</text:p>
      <text:p text:style-name="P2">2023-10-16 19:12:54.918 +02:00 [INF] Try to translate: Enthält nach dem erfolgreichen Beenden der Methode ein &lt;see cref="Encoding" /&gt;-Objekt, das dem angegebenen Bezeichner des Zeichensatzes entspricht und dessen Eigenschaften &lt;see cref="Encoding.EncoderFallback" /&gt; und &lt;see cref="Encoding.DecoderFallback" /&gt; auf die gewünschten Werte eingestellt sind, andernfalls &lt;c&gt;null&lt;/c&gt;. Der Parameter wird uninitialisiert übergeben.</text:p>
      <text:p text:style-name="P2">2023-10-16 19:12:54.920 +02:00 [INF] Translation found: When this method returns &lt;c&gt;true&lt;/c&gt;, contains an &lt;see cref="Encoding"/&gt; object that matches the specified identifier of a character set and whose properties &lt;see cref="Encoding.EncoderFallback"/&gt; und &lt;see cref="Encoding.DecoderFallback"/&gt; are set to the desired values, &lt;c&gt;null&lt;/c&gt; otherwise. This parameter is passed uninitialized.</text:p>
      <text:p text:style-name="P2">2023-10-16 19:12:54.922 +02:00 [INF] Try to translate: &lt;c&gt;true&lt;/c&gt;, wenn die Konvertierung erfolgreich war, andernfalls &lt;c&gt;false&lt;/c&gt;.</text:p>
      <text:p text:style-name="P2">2023-10-16 19:12:54.925 +02:00 [INF] Translation found: &lt;c&gt;true&lt;/c&gt; if the conversion was successful, &lt;c&gt;false&lt;/c&gt; otherwise.</text:p>
      <text:p text:style-name="P2">2023-10-16 19:12:54.926 +02:00 [INF] Try to translate: <text:s/>.NET Standard und .NET 5.0 oder höher erkennen in der Standardeinstellung nur eine geringe Anzahl von Zeichensätzen. Die Methode überschreibt diese Standardeinstellung. </text:p>
      <text:p text:style-name="P2">2023-10-16 19:12:54.927 +02:00 [INF] Translation found: .NET Standard and .NET 5.0 or higher recognize by default only a small number of character sets. The method overrides this default setting.</text:p>
      <text:p text:style-name="P2">2023-10-16 19:12:54.928 +02:00 [INF] Try to translate: &lt;paramref name="encoderFallback" /&gt; oder &lt;paramref name="decoderFallback" /&gt; ist &lt;c&gt;null&lt;/c&gt;. </text:p>
      <text:p text:style-name="P2">2023-10-16 19:12:54.929 +02:00 [INF] Translation found: &lt;paramref name="encoderFallback"/&gt; or &lt;paramref name="decoderFallback"/&gt; is &lt;c&gt;null&lt;/c&gt;.</text:p>
      <text:p text:style-name="P2">2023-10-16 19:12:54.930 +02:00 [INF] Try to translate: <text:s/>Versucht, für die angegebene Nummer einer Codepage ein entsprechendes &lt;see cref="Encoding" /&gt;-Objekt zurückzugeben. </text:p>
      <text:p text:style-name="P2">2023-10-16 19:12:54.931 +02:00 [INF] Translation found: Tries to return a corresponding &lt;see cref="Encoding"/&gt; object for the specified code page number.</text:p>
      <text:p text:style-name="P2">2023-10-16 19:12:54.932 +02:00 [INF] Try to translate: &lt;para&gt; Die Nummer der Codepage. &lt;/para&gt;&lt;note type="caution"&gt;&lt;c&gt;0&lt;/c&gt; wird als ungültiges Argument behandelt. Das Verhalten unterscheidet sich damit von dem der &lt;see cref="Encoding" /&gt;-Klasse. &lt;/note&gt;</text:p>
      <text:p text:style-name="P2">2023-10-16 19:12:54.934 +02:00 [INF] Translation found: &lt;para&gt;<text:line-break/>The code page number.<text:line-break/>&lt;/para&gt;<text:line-break/>&lt;note type="caution"&gt;<text:line-break/>&lt;c&gt;0&lt;/c&gt; is treated as an invalid argument. This behavior is different from that of the &lt;see cref="Encoding"/&gt; class.<text:line-break/>&lt;/note&gt;</text:p>
      <text:p text:style-name="P2">2023-10-16 19:12:54.935 +02:00 [INF] Try to translate: Enthält nach dem erfolgreichen Beenden der Methode ein &lt;see cref="Encoding" /&gt;-Objekt, das der angegebenen Nummer der Codepage entspricht, andernfalls &lt;c&gt;null&lt;/c&gt;. Der Parameter wird uninitialisiert übergeben.</text:p>
      <text:p text:style-name="P2">2023-10-16 19:12:54.936 +02:00 [INF] Translation found: When this method returns &lt;c&gt;true&lt;/c&gt;, contains an &lt;see cref="Encoding"/&gt; object that matches the specified code page number, &lt;c&gt;null&lt;/c&gt; otherwise. This parameter is passed uninitialized.</text:p>
      <text:p text:style-name="P2">2023-10-16 19:12:54.939 +02:00 [INF] Try to translate: &lt;c&gt;true&lt;/c&gt;, wenn die Konvertierung erfolgreich war, andernfalls &lt;c&gt;false&lt;/c&gt;.</text:p>
      <text:p text:style-name="P2">2023-10-16 19:12:54.941 +02:00 [INF] Translation found: &lt;c&gt;true&lt;/c&gt; if the conversion was successful, &lt;c&gt;false&lt;/c&gt; otherwise.</text:p>
      <text:p text:style-name="P2">2023-10-16 19:12:54.942 +02:00 [INF] Try to translate: &lt;para&gt; .NET Standard und .NET 5.0 oder höher erkennen in der Standardeinstellung nur eine geringe Anzahl von Zeichensätzen. Die Methode überschreibt diese Standardeinstellung. &lt;/para&gt;&lt;para&gt; Die Eigenschaften &lt;see cref="Encoding.EncoderFallback" /&gt; und &lt;see cref="Encoding.DecoderFallback" /&gt; des erzeugten &lt;see cref="Encoding" /&gt;-Objekts sind auf ReplacementFallback eingestellt. &lt;/para&gt;</text:p>
      <text:p text:style-name="P2">2023-10-16 19:12:54.944 +02:00 [INF] Translation found: &lt;para&gt;<text:line-break/>.NET Standard and .NET 5.0 or later only recognize a small number of character sets by default. The method overrides this default.<text:line-break/>&lt;/para&gt;<text:line-break/>&lt;para&gt;<text:line-break/>The properties &lt;see cref="Encoding.EncoderFallback"/&gt; and &lt;see cref="Encoding.DecoderFallback"/&gt; of the generated &lt;see cref="Encoding"/&gt; object are set to ReplacementFallback.<text:line-break/>&lt;/para&gt;</text:p>
      <text:p text:style-name="P2">2023-10-16 19:12:54.945 +02:00 [INF] Try to translate: <text:s/>Versucht, für die angegebene Nummer einer Codepage ein entsprechendes &lt;see cref="Encoding" /&gt;-Objekt zurückzugeben, dessen Eigenschaften &lt;see cref="Encoding.EncoderFallback" /&gt; und &lt;see cref="Encoding.DecoderFallback" /&gt; auf die gewünschten Werte eingestellt sind. </text:p>
      <text:p text:style-name="P2">2023-10-16 19:12:54.946 +02:00 [INF] Translation found: Tries to return a corresponding &lt;see cref="Encoding"/&gt; object for the specified code page number, whose properties &lt;see cref="Encoding.EncoderFallback"/&gt; and &lt;see cref="Encoding.DecoderFallback"/&gt; are set to the desired values.</text:p>
      <text:p text:style-name="P2">2023-10-16 19:12:54.948 +02:00 [INF] Try to translate: &lt;para&gt; Die Nummer der Codepage. &lt;/para&gt;&lt;note type="caution"&gt;&lt;c&gt;0&lt;/c&gt; wird als ungültiges Argument behandelt. Das Verhalten unterscheidet sich damit von dem der &lt;see cref="Encoding" /&gt;-Klasse. &lt;/note&gt;</text:p>
      <text:p text:style-name="P2">2023-10-16 19:12:54.949 +02:00 [INF] Translation found: &lt;para&gt;<text:line-break/>The code page number.<text:line-break/>&lt;/para&gt;<text:line-break/>&lt;note type="caution"&gt;<text:line-break/>&lt;c&gt;0&lt;/c&gt; is treated as an invalid argument. This behavior is different from that of the &lt;see cref="Encoding"/&gt; class.<text:line-break/>&lt;/note&gt;</text:p>
      <text:p text:style-name="P2">2023-10-16 19:12:54.950 +02:00 [INF] Try to translate: Ein Objekt, das einen Fehlerbehandlungsmechanismus zur Verfügung stellt, falls ein Zeichen mit dem &lt;see cref="Encoding" /&gt;-Objekt nicht enkodiert werden kann.</text:p>
      <text:p text:style-name="P2">2023-10-16 19:12:54.951 +02:00 [INF] Translation found: An object that provides an error handling mechanism if a character cannot be encoded with the &lt;see cref="Encoding"/&gt; object.</text:p>
      <text:p text:style-name="P2">2023-10-16 19:12:54.953 +02:00 [INF] Try to translate: <text:s/>Ein Objekt, das einen Fehlerbehandlungsmechanismus zur Verfügung stellt, falls eine &lt;see cref="byte" /&gt;-Sequenz mit dem &lt;see cref="Encoding" /&gt;-Objekt nicht dekodiert werden kann.</text:p>
      <text:p text:style-name="P2">2023-10-16 19:12:54.954 +02:00 [INF] Translation found: An object that provides an error handling mechanism if a &lt;see cref="byte"/&gt; sequence cannot be decoded with the &lt;see cref="Encoding"/&gt; object .</text:p>
      <text:p text:style-name="P2">2023-10-16 19:12:54.955 +02:00 [INF] Try to translate: Enthält nach dem erfolgreichen Beenden der Methode ein &lt;see cref="Encoding" /&gt;-Objekt, das der angegebenen Nummer der Codepage entspricht und dessen Eigenschaften &lt;see cref="Encoding.EncoderFallback" /&gt; und &lt;see cref="Encoding.DecoderFallback" /&gt; auf die gewünschten Werte eingestellt sind, andernfalls &lt;c&gt;null&lt;/c&gt;. Der Parameter wird uninitialisiert übergeben.</text:p>
      <text:p text:style-name="P2">2023-10-16 19:12:54.956 +02:00 [INF] Translation found: When this method returns &lt;c&gt;true&lt;/c&gt;, contains an &lt;see cref="Encoding"/&gt; object that matches the specified code page number and whose properties &lt;see cref="Encoding.EncoderFallback"/&gt; und &lt;see cref="Encoding.DecoderFallback"/&gt; are set to the desired values, &lt;c&gt;null&lt;/c&gt; otherwise. This parameter is passed uninitialized.</text:p>
      <text:p text:style-name="P2">2023-10-16 19:12:54.959 +02:00 [INF] Try to translate: &lt;c&gt;true&lt;/c&gt;, wenn die Konvertierung erfolgreich war, andernfalls &lt;c&gt;false&lt;/c&gt;.</text:p>
      <text:p text:style-name="P2">2023-10-16 19:12:54.960 +02:00 [INF] Translation found: &lt;c&gt;true&lt;/c&gt; if the conversion was successful, &lt;c&gt;false&lt;/c&gt; otherwise.</text:p>
      <text:p text:style-name="P2">2023-10-16 19:12:54.961 +02:00 [INF] Try to translate: <text:s/>.NET Standard und .NET 5.0 oder höher erkennen in der Standardeinstellung nur eine geringe Anzahl von Zeichensätzen. Die Methode überschreibt diese Standardeinstellung. </text:p>
      <text:p text:style-name="P2">2023-10-16 19:12:54.962 +02:00 [INF] Translation found: .NET Standard and .NET 5.0 or higher recognize by default only a small number of character sets. The method overrides this default setting.</text:p>
      <text:p text:style-name="P2">2023-10-16 19:12:54.963 +02:00 [INF] Try to translate: &lt;paramref name="encoderFallback" /&gt; oder &lt;paramref name="decoderFallback" /&gt; ist &lt;c&gt;null&lt;/c&gt;. </text:p>
      <text:p text:style-name="P2">2023-10-16 19:12:54.964 +02:00 [INF] Translation found: &lt;paramref name="encoderFallback"/&gt; or &lt;paramref name="decoderFallback"/&gt; is &lt;c&gt;null&lt;/c&gt;.</text:p>
      <text:p text:style-name="P2">2023-10-16 19:12:54.966 +02:00 [INF] Try to translate: <text:s/>Untersucht eine schreibgeschützte &lt;see cref="byte" /&gt;-Spanne, die den Inhalt einer Textdatei darstellt, daraufhin, ob sie mit einem Byte Order Mark (BOM) beginnt und gibt eine geeignete Codepage zurück. (Das Fallback-Value ist 65001 für UTF-8.) </text:p>
      <text:p text:style-name="P2">2023-10-16 19:12:54.967 +02:00 [INF] Translation found: Examines a read-only &lt;see cref="byte"/&gt; span, that represents the contents of a text file, to see if it starts with a Byte Order Mark (BOM), and returns an appropriate code page. (The fallback value is 65001 for UTF-8.)</text:p>
      <text:p text:style-name="P2">2023-10-16 19:12:54.970 +02:00 [INF] Try to translate: Die zu untersuchende Spanne.</text:p>
      <text:p text:style-name="P2">2023-10-16 19:12:54.972 +02:00 [INF] Translation found: The span to examine.</text:p>
      <text:p text:style-name="P2">2023-10-16 19:12:54.973 +02:00 [INF] Try to translate: Enthält nach Beendigung der Methode die Länge des gefundenen BOM oder 0, wenn kein BOM gefunden wurde. Der Parameter wird uninitialisiert übergeben.</text:p>
      <text:p text:style-name="P2">2023-10-16 19:12:54.974 +02:00 [INF] Translation found: When the method returns, it contains the length of the BOM found or zero if no BOM was found. The parameter is passed uninitialized.</text:p>
      <text:p text:style-name="P2">2023-10-16 19:12:54.976 +02:00 [INF] Try to translate: Eine geeignete Codepage für &lt;paramref name="data" /&gt; oder die Codepage für UTF-8 (65001), falls die Codepage nicht aus &lt;paramref name="data" /&gt; ermittelt werden konnte.</text:p>
      <text:p text:style-name="P2">2023-10-16 19:12:54.977 +02:00 [INF] Translation found: An appropriate code page for &lt;paramref name ="data"/&gt; or the code page for UTF-8 (65001) if the code page could not be determined from &lt;paramref name ="data"/&gt;.</text:p>
      <text:p text:style-name="P2">2023-10-16 19:12:54.978 +02:00 [INF] Try to translate: <text:s/>Die Methode erkennt die Byte Order Marks für die folgenden Zeichensätze: &lt;list type="bullet"&gt;&lt;item&gt;UTF-8&lt;/item&gt;&lt;item&gt;UTF-16LE&lt;/item&gt;&lt;item&gt;UTF-16BE&lt;/item&gt;&lt;item&gt;UTF-32LE&lt;/item&gt;&lt;item&gt;UTF-32BE&lt;/item&gt;&lt;item&gt;UTF-7&lt;/item&gt;&lt;item&gt;GB18030&lt;/item&gt;&lt;/list&gt;&lt;para&gt; UTF-16LE, UTF-16BE, UTF-32LE und UTF-32BE können von der Methode u.U. auch dann aus den Daten erkannt werden, wenn kein Byte Order Mark vorliegt. &lt;/para&gt;</text:p>
      <text:p text:style-name="P2">2023-10-16 19:12:54.979 +02:00 [INF] Translation found: The method recognizes the Byte Order Marks for the following character sets:<text:line-break/>&lt;list type="bullet"&gt;<text:line-break/>&lt;item&gt;<text:line-break/>UTF-8<text:line-break/>&lt;/item&gt;<text:line-break/>&lt;item&gt;<text:line-break/>UTF-16LE<text:line-break/>&lt;/item&gt;<text:line-break/>&lt;item&gt;<text:line-break/>UTF-16BE<text:line-break/>&lt;/item&gt;<text:line-break/>&lt;item&gt;<text:line-break/>UTF-32LE<text:line-break/>&lt;/item&gt;<text:line-break/>&lt;item&gt;<text:line-break/>UTF-32BE<text:line-break/>&lt;/item&gt;<text:line-break/>&lt;item&gt;<text:line-break/>UTF-7<text:line-break/>&lt;/item&gt;<text:line-break/>&lt;item&gt;<text:line-break/>GB18030<text:line-break/>&lt;/item&gt;<text:line-break/>&lt;/list&gt;<text:line-break/>&lt;para&gt;<text:line-break/>UTF-16LE, UTF-16BE, UTF-32LE and UTF-32BE can also be recognized by the method from the data if there is no Byte Order Mark.<text:line-break/>&lt;/para&gt;</text:p>
      <text:p text:style-name="P2">2023-10-16 19:12:54.980 +02:00 [INF] Save<text:line-break/>C:\Users\fkinz\source\repos\FolkerKinzel.Strings\src\FolkerKinzel.Strings\TextEncodingConverter.cs to<text:line-break/>C:\Users\fkinz\source\repos\FolkerKinzel.Strings\src\FolkerKinzel.Strings\TextEncodingConverter.cs.</text:p>
      <text:p text:style-name="P2">2023-10-16 19:12:54.982 +02:00 [INF] Start translating C:\Users\fkinz\source\repos\FolkerKinzel.Strings\src\FolkerKinzel.Strings\UrlEncoding.cs</text:p>
      <text:p text:style-name="P2">2023-10-16 19:12:54.985 +02:00 [INF] Try to translate: <text:s/>Statische Klasse, die Methoden zur Behandlung von URL-Enkodierung (RFC 3986) zur Verfügung stellt. </text:p>
      <text:p text:style-name="P2">2023-10-16 19:12:54.987 +02:00 [INF] Translation found: Static class that provides methods for handling URL encoding (RFC 3986).</text:p>
      <text:p text:style-name="P2">2023-10-16 19:12:54.988 +02:00 [INF] Try to translate: <text:s/>Faktor, mit dem die Anzahl der zu kodierenden Bytes multipliziert wird, um die Länge der kodierten Ausgabe abzuschätzen. </text:p>
      <text:p text:style-name="P2">2023-10-16 19:12:54.990 +02:00 [INF] Translation found: Factor by which the number of bytes to be encoded is multiplied to estimate the length of the encoded output.</text:p>
      <text:p text:style-name="P2">2023-10-16 19:12:54.991 +02:00 [INF] Try to translate: <text:s/>Versucht, einen URL-kodierten &lt;see cref="string" /&gt; unter Verwendung eines angegebenen Zeichensatzes zu dekodieren und erlaubt es anzugeben, ob Pluszeichen ('+', U+002B) als Leerzeichen (' ', U+0020) dekodiert werden. </text:p>
      <text:p text:style-name="P2">2023-10-16 19:12:54.992 +02:00 [INF] Translation found: Tries to decode a URL-encoded &lt;see cref="string"/&gt; using a specified character set and allows to specify whether or not PLUS characters ('+', U+002B) should be decoded as SPACE characters (' ', U+0020).</text:p>
      <text:p text:style-name="P2">2023-10-16 19:12:54.993 +02:00 [INF] Try to translate: Der zu dekodierende &lt;see cref="string" /&gt; oder &lt;c&gt;null&lt;/c&gt;.</text:p>
      <text:p text:style-name="P2">2023-10-16 19:12:54.994 +02:00 [INF] Translation found: The &lt;see cref="string"/&gt; to decode, or &lt;c&gt;null&lt;/c&gt;.</text:p>
      <text:p text:style-name="P2">2023-10-16 19:12:54.996 +02:00 [INF] Try to translate: Der standardisierte Internetname des zu verwendenden Zeichensatzes oder &lt;c&gt;null&lt;/c&gt; bzw. ein leerer &lt;see cref="string" /&gt; als Ersatz für "utf-8".</text:p>
      <text:p text:style-name="P2">2023-10-16 19:12:54.997 +02:00 [INF] Translation found: The standardized web name of the character set to use, or &lt;c&gt;null&lt;/c&gt; or &lt;see cref="string.Empty"/&gt; as a replacement for "utf-8".</text:p>
      <text:p text:style-name="P2">2023-10-16 19:12:54.998 +02:00 [INF] Try to translate: &lt;c&gt;true&lt;/c&gt;, um Pluszeichen ('+', U+002B) als Leerzeichen (' ', U+0020) zu dekodieren oder &lt;c&gt;false&lt;/c&gt;, um Pluszeichen unverändert in &lt;paramref name="decoded" /&gt; zu übertragen.</text:p>
      <text:p text:style-name="P2">2023-10-16 19:12:55.001 +02:00 [INF] Translation found: &lt;c&gt;true&lt;/c&gt; to decode PLUS characters ('+', U+002B) as SPACE characters (' ', U+0020), or <text:s/>&lt;c&gt;false&lt;/c&gt; to include the PLUS characters unchanged in &lt;paramref name="decoded"/&gt;.</text:p>
      <text:p text:style-name="P2">2023-10-16 19:12:55.003 +02:00 [INF] Try to translate: Enthält nach erfolgreicher Beendigung der Methode einen &lt;see cref="string" /&gt;, der den dekodierten Inhalt von &lt;paramref name="value" /&gt; repräsentiert.</text:p>
      <text:p text:style-name="P2">2023-10-16 19:12:55.004 +02:00 [INF] Translation found: After the method completes successfully, contains a &lt;see cref="string"/&gt; that represents the decoded content of &lt;paramref name="value"/&gt;.</text:p>
      <text:p text:style-name="P2">2023-10-16 19:12:55.006 +02:00 [INF] Try to translate: &lt;c&gt;true&lt;/c&gt;, wenn die Dekodierung erfolgreich war, andernfalls &lt;c&gt;false&lt;/c&gt;.</text:p>
      <text:p text:style-name="P2">2023-10-16 19:12:55.008 +02:00 [INF] Translation found: &lt;c&gt;true&lt;/c&gt; if the decoding was successful, otherwise &lt;c&gt;false&lt;/c&gt;.</text:p>
      <text:p text:style-name="P2">2023-10-16 19:12:55.010 +02:00 [INF] Try to translate: <text:s/>Versucht, einen URL-kodierten &lt;see cref="string" /&gt; unter Verwendung einer angegebenen Codepage zu dekodieren und erlaubt es anzugeben, ob Pluszeichen ('+', U+002B) als Leerzeichen (' ', U+0020) dekodiert werden. </text:p>
      <text:p text:style-name="P2">2023-10-16 19:12:55.012 +02:00 [INF] Translation found: Tries to decode a URL-encoded &lt;see cref="string"/&gt; using a specified code page and allows to specify whether or not PLUS characters ('+', U+002B) should be decoded as SPACE characters (' ', U+0020).</text:p>
      <text:p text:style-name="P2">2023-10-16 19:12:55.015 +02:00 [INF] Try to translate: Der zu dekodierende &lt;see cref="string" /&gt; oder &lt;c&gt;null&lt;/c&gt;.</text:p>
      <text:p text:style-name="P2">2023-10-16 19:12:55.017 +02:00 [INF] Translation found: The &lt;see cref="string"/&gt; to decode, or &lt;c&gt;null&lt;/c&gt;.</text:p>
      <text:p text:style-name="P2">2023-10-16 19:12:55.018 +02:00 [INF] Try to translate: Die Codepage des zu verwendenden Zeichensatzes.</text:p>
      <text:p text:style-name="P2">2023-10-16 19:12:55.019 +02:00 [INF] Translation found: The code page to use.</text:p>
      <text:p text:style-name="P2">2023-10-16 19:12:55.020 +02:00 [INF] Try to translate: &lt;c&gt;true&lt;/c&gt;, um Pluszeichen ('+', U+002B) als Leerzeichen (' ', U+0020) zu dekodieren oder &lt;c&gt;false&lt;/c&gt;, um Pluszeichen unverändert in &lt;paramref name="decoded" /&gt; zu übertragen.</text:p>
      <text:p text:style-name="P2">2023-10-16 19:12:55.021 +02:00 [INF] Translation found: &lt;c&gt;true&lt;/c&gt; to decode PLUS characters ('+', U+002B) as SPACE characters (' ', U+0020), or <text:s/>&lt;c&gt;false&lt;/c&gt; to include the PLUS characters unchanged in &lt;paramref name="decoded"/&gt;.</text:p>
      <text:p text:style-name="P2">2023-10-16 19:12:55.023 +02:00 [INF] Try to translate: Enthält nach erfolgreicher Beendigung der Methode einen &lt;see cref="string" /&gt;, der den dekodierten Inhalt von &lt;paramref name="value" /&gt; repräsentiert.</text:p>
      <text:p text:style-name="P2">2023-10-16 19:12:55.025 +02:00 [INF] Translation found: After the method completes successfully, contains a &lt;see cref="string"/&gt; that represents the decoded content of &lt;paramref name="value"/&gt;.</text:p>
      <text:p text:style-name="P2">2023-10-16 19:12:55.026 +02:00 [INF] Try to translate: &lt;c&gt;true&lt;/c&gt;, wenn die Dekodierung erfolgreich war, andernfalls &lt;c&gt;false&lt;/c&gt;.</text:p>
      <text:p text:style-name="P2">2023-10-16 19:12:55.027 +02:00 [INF] Translation found: &lt;c&gt;true&lt;/c&gt; if the decoding was successful, otherwise &lt;c&gt;false&lt;/c&gt;.</text:p>
      <text:p text:style-name="P2">2023-10-16 19:12:55.028 +02:00 [INF] Try to translate: <text:s/>Versucht, einen URL-kodierten &lt;see cref="string" /&gt; unter Verwendung des UTF-8-Zeichensatzes zu dekodieren und erlaubt es anzugeben, ob Pluszeichen ('+', U+002B) als Leerzeichen (' ', U+0020) dekodiert werden. </text:p>
      <text:p text:style-name="P2">2023-10-16 19:12:55.031 +02:00 [INF] Translation found: Tries to decode a URL-encoded &lt;see cref="string"/&gt; using the UTF-8 character set and allows to specify whether or not PLUS characters ('+', U+002B) should be decoded as SPACE characters (' ', U+0020).</text:p>
      <text:p text:style-name="P2">2023-10-16 19:12:55.032 +02:00 [INF] Try to translate: Der zu dekodierende &lt;see cref="string" /&gt; oder &lt;c&gt;null&lt;/c&gt;.</text:p>
      <text:p text:style-name="P2">2023-10-16 19:12:55.033 +02:00 [INF] Translation found: The &lt;see cref="string"/&gt; to decode, or &lt;c&gt;null&lt;/c&gt;.</text:p>
      <text:p text:style-name="P2">2023-10-16 19:12:55.034 +02:00 [INF] Try to translate: &lt;c&gt;true&lt;/c&gt;, um Pluszeichen ('+', U+002B) als Leerzeichen (' ', U+0020) zu dekodieren oder &lt;c&gt;false&lt;/c&gt;, um Pluszeichen unverändert in &lt;paramref name="decoded" /&gt; zu übertragen.</text:p>
      <text:p text:style-name="P2">2023-10-16 19:12:55.035 +02:00 [INF] Translation found: &lt;c&gt;true&lt;/c&gt; to decode PLUS characters ('+', U+002B) as SPACE characters (' ', U+0020), or <text:s/>&lt;c&gt;false&lt;/c&gt; to include the PLUS characters unchanged in &lt;paramref name="decoded"/&gt;.</text:p>
      <text:p text:style-name="P2">2023-10-16 19:12:55.036 +02:00 [INF] Try to translate: Enthält nach erfolgreicher Beendigung der Methode einen &lt;see cref="string" /&gt;, der den dekodierten Inhalt von &lt;paramref name="value" /&gt; repräsentiert.</text:p>
      <text:p text:style-name="P2">2023-10-16 19:12:55.036 +02:00 [INF] Translation found: After the method completes successfully, contains a &lt;see cref="string"/&gt; that represents the decoded content of &lt;paramref name="value"/&gt;.</text:p>
      <text:p text:style-name="P2">2023-10-16 19:12:55.038 +02:00 [INF] Try to translate: &lt;c&gt;true&lt;/c&gt;, wenn die Dekodierung erfolgreich war, andernfalls &lt;c&gt;false&lt;/c&gt;.</text:p>
      <text:p text:style-name="P2">2023-10-16 19:12:55.039 +02:00 [INF] Translation found: &lt;c&gt;true&lt;/c&gt; if the decoding was successful, otherwise &lt;c&gt;false&lt;/c&gt;.</text:p>
      <text:p text:style-name="P2">2023-10-16 19:12:55.040 +02:00 [INF] Try to translate: <text:s/>Versucht, einen URL-kodierten &lt;see cref="string" /&gt; als &lt;see cref="byte" /&gt;-Array zu dekodieren und erlaubt es anzugeben, ob Pluszeichen ('+', U+002B) als &lt;c&gt;0x20&lt;/c&gt; (SPACE ' ') dekodiert werden. </text:p>
      <text:p text:style-name="P2">2023-10-16 19:12:55.043 +02:00 [INF] Translation found: Tries to decode a URL-encoded &lt;see cref="string"/&gt; to a &lt;see cref="byte"/&gt; array and allows to specify whether or not PLUS characters ('+', U+002B) should be decoded to &lt;c&gt;0x20&lt;/c&gt; (SPACE ' ').</text:p>
      <text:p text:style-name="P2">2023-10-16 19:12:55.045 +02:00 [INF] Try to translate: Der zu dekodierende &lt;see cref="string" /&gt; oder &lt;c&gt;null&lt;/c&gt;.</text:p>
      <text:p text:style-name="P2">2023-10-16 19:12:55.045 +02:00 [INF] Translation found: The &lt;see cref="string"/&gt; to decode, or &lt;c&gt;null&lt;/c&gt;.</text:p>
      <text:p text:style-name="P2">2023-10-16 19:12:55.046 +02:00 [INF] Try to translate: &lt;c&gt;true&lt;/c&gt;, um Pluszeichen ('+', U+002B) als &lt;c&gt;0x20&lt;/c&gt; (SPACE ' ') zu dekodieren oder &lt;c&gt;false&lt;/c&gt;, um Pluszeichen unverändert als &lt;c&gt;0x2B&lt;/c&gt; in &lt;paramref name="bytes" /&gt; zu übertragen.</text:p>
      <text:p text:style-name="P2">2023-10-16 19:12:55.048 +02:00 [INF] Translation found: &lt;c&gt;true&lt;/c&gt; to decode PLUS characters ('+', U+002B) to &lt;c&gt;0x20&lt;/c&gt; (SPACE ' '), or <text:s/>&lt;c&gt;false&lt;/c&gt; to include the PLUS characters unchanged as &lt;c&gt;0x2B&lt;/c&gt; in &lt;paramref name="bytes"/&gt;.</text:p>
      <text:p text:style-name="P2">2023-10-16 19:12:55.049 +02:00 [INF] Try to translate: Enthält nach erfolgreicher Beendigung der Methode ein &lt;see cref="byte" /&gt;-Array, das den dekodierten Inhalt von &lt;paramref name="value" /&gt; repräsentiert.</text:p>
      <text:p text:style-name="P2">2023-10-16 19:12:55.050 +02:00 [INF] Translation found: After the method completes successfully, contains a &lt;see cref="byte"/&gt; array that represents the decoded content of &lt;paramref name="value"/&gt;.</text:p>
      <text:p text:style-name="P2">2023-10-16 19:12:55.051 +02:00 [INF] Try to translate: &lt;c&gt;true&lt;/c&gt;, wenn die Dekodierung erfolgreich war, andernfalls &lt;c&gt;false&lt;/c&gt;.</text:p>
      <text:p text:style-name="P2">2023-10-16 19:12:55.052 +02:00 [INF] Translation found: &lt;c&gt;true&lt;/c&gt; if the decoding was successful, otherwise &lt;c&gt;false&lt;/c&gt;.</text:p>
      <text:p text:style-name="P2">2023-10-16 19:12:55.053 +02:00 [INF] Try to translate: <text:s/>Versucht, den URL-kodierten Inhalt einer schreibgeschützten Zeichenspanne unter Verwendung eines angegebenen Zeichensatzes zu dekodieren und erlaubt es anzugeben, ob Pluszeichen ('+', U+002B) als Leerzeichen (' ', U+0020) dekodiert werden. </text:p>
      <text:p text:style-name="P2">2023-10-16 19:12:55.054 +02:00 [INF] Translation found: Tries to decode a URL-encoded read-only character span using a specified character set and allows to specify whether or not PLUS characters ('+', U+002B) should be decoded as SPACE characters (' ', U+0020).</text:p>
      <text:p text:style-name="P2">2023-10-16 19:12:55.055 +02:00 [INF] Try to translate: Die zu dekodierende schreibgeschützte Zeichenspanne.</text:p>
      <text:p text:style-name="P2">2023-10-16 19:12:55.059 +02:00 [INF] Translation found: The read-only character span to decode.</text:p>
      <text:p text:style-name="P2">2023-10-16 19:12:55.060 +02:00 [INF] Try to translate: Der standardisierte Internetname des zu verwendenden Zeichensatzes oder &lt;c&gt;null&lt;/c&gt; bzw. ein leerer &lt;see cref="string" /&gt; als Ersatz für "utf-8".</text:p>
      <text:p text:style-name="P2">2023-10-16 19:12:55.062 +02:00 [INF] Translation found: The standardized web name of the character set to use, or &lt;c&gt;null&lt;/c&gt; or &lt;see cref="string.Empty"/&gt; as a replacement for "utf-8".</text:p>
      <text:p text:style-name="P2">2023-10-16 19:12:55.063 +02:00 [INF] Try to translate: &lt;c&gt;true&lt;/c&gt;, um Pluszeichen ('+', U+002B) als Leerzeichen (' ', U+0020) zu dekodieren oder &lt;c&gt;false&lt;/c&gt;, um Pluszeichen unverändert in &lt;paramref name="decoded" /&gt; zu übertragen.</text:p>
      <text:p text:style-name="P2">2023-10-16 19:12:55.064 +02:00 [INF] Translation found: &lt;c&gt;true&lt;/c&gt; to decode PLUS characters ('+', U+002B) as SPACE characters (' ', U+0020), or <text:s/>&lt;c&gt;false&lt;/c&gt; to include the PLUS characters unchanged in &lt;paramref name="decoded"/&gt;.</text:p>
      <text:p text:style-name="P2">2023-10-16 19:12:55.065 +02:00 [INF] Try to translate: Enthält nach erfolgreicher Beendigung der Methode einen &lt;see cref="string" /&gt;, der den dekodierten Inhalt von &lt;paramref name="value" /&gt; repräsentiert.</text:p>
      <text:p text:style-name="P2">2023-10-16 19:12:55.066 +02:00 [INF] Translation found: After the method completes successfully, contains a &lt;see cref="string"/&gt; that represents the decoded content of &lt;paramref name="value"/&gt;.</text:p>
      <text:p text:style-name="P2">2023-10-16 19:12:55.067 +02:00 [INF] Try to translate: &lt;c&gt;true&lt;/c&gt;, wenn die Dekodierung erfolgreich war, andernfalls &lt;c&gt;false&lt;/c&gt;.</text:p>
      <text:p text:style-name="P2">2023-10-16 19:12:55.068 +02:00 [INF] Translation found: &lt;c&gt;true&lt;/c&gt; if the decoding was successful, otherwise &lt;c&gt;false&lt;/c&gt;.</text:p>
      <text:p text:style-name="P2">2023-10-16 19:12:55.069 +02:00 [INF] Try to translate: <text:s/>Versucht, den URL-kodierten Inhalt einer schreibgeschützten Zeichenspanne unter Verwendung einer angegebenen Codepage zu dekodieren und erlaubt es anzugeben, ob Pluszeichen ('+', U+002B) als Leerzeichen (' ', U+0020) dekodiert werden. </text:p>
      <text:p text:style-name="P2">2023-10-16 19:12:55.070 +02:00 [INF] Translation found: Tries to decode a URL-encoded read-only character span using a specified code page and allows to specify whether or not PLUS characters ('+', U+002B) should be decoded as SPACE characters (' ', U+0020).</text:p>
      <text:p text:style-name="P2">2023-10-16 19:12:55.071 +02:00 [INF] Try to translate: Die zu dekodierende schreibgeschützte Zeichenspanne.</text:p>
      <text:p text:style-name="P2">2023-10-16 19:12:55.072 +02:00 [INF] Translation found: The read-only character span to decode.</text:p>
      <text:p text:style-name="P2">2023-10-16 19:12:55.073 +02:00 [INF] Try to translate: Die Codepage des zu verwendenden Zeichensatzes.</text:p>
      <text:p text:style-name="P2">2023-10-16 19:12:55.077 +02:00 [INF] Translation found: The code page to use.</text:p>
      <text:p text:style-name="P2">2023-10-16 19:12:55.078 +02:00 [INF] Try to translate: &lt;c&gt;true&lt;/c&gt;, um Pluszeichen ('+', U+002B) als Leerzeichen (' ', U+0020) zu dekodieren oder &lt;c&gt;false&lt;/c&gt;, um Pluszeichen unverändert in &lt;paramref name="decoded" /&gt; zu übertragen.</text:p>
      <text:p text:style-name="P2">2023-10-16 19:12:55.079 +02:00 [INF] Translation found: &lt;c&gt;true&lt;/c&gt; to decode PLUS characters ('+', U+002B) as SPACE characters (' ', U+0020), or <text:s/>&lt;c&gt;false&lt;/c&gt; to include the PLUS characters unchanged in &lt;paramref name="decoded"/&gt;.</text:p>
      <text:p text:style-name="P2">2023-10-16 19:12:55.081 +02:00 [INF] Try to translate: Enthält nach erfolgreicher Beendigung der Methode einen &lt;see cref="string" /&gt;, der den dekodierten Inhalt von &lt;paramref name="value" /&gt; repräsentiert.</text:p>
      <text:p text:style-name="P2">2023-10-16 19:12:55.082 +02:00 [INF] Translation found: After the method completes successfully, contains a &lt;see cref="string"/&gt; that represents the decoded content of &lt;paramref name="value"/&gt;.</text:p>
      <text:p text:style-name="P2">2023-10-16 19:12:55.083 +02:00 [INF] Try to translate: &lt;c&gt;true&lt;/c&gt;, wenn die Dekodierung erfolgreich war, andernfalls &lt;c&gt;false&lt;/c&gt;.</text:p>
      <text:p text:style-name="P2">2023-10-16 19:12:55.084 +02:00 [INF] Translation found: &lt;c&gt;true&lt;/c&gt; if the decoding was successful, otherwise &lt;c&gt;false&lt;/c&gt;.</text:p>
      <text:p text:style-name="P2">2023-10-16 19:12:55.085 +02:00 [INF] Try to translate: <text:s/>Versucht, den URL-kodierten Inhalt einer schreibgeschützten Zeichenspanne unter Verwendung des UTF-8-Zeichensatzes zu dekodieren und erlaubt es anzugeben, ob Pluszeichen ('+', U+002B) als Leerzeichen (' ', U+0020) dekodiert werden. </text:p>
      <text:p text:style-name="P2">2023-10-16 19:12:55.086 +02:00 [INF] Translation found: Tries to decode a URL-encoded read-only character span using the UTF-8 character set and allows to specify whether or not PLUS characters ('+', U+002B) should be decoded as SPACE characters (' ', U+0020).</text:p>
      <text:p text:style-name="P2">2023-10-16 19:12:55.087 +02:00 [INF] Try to translate: Die zu dekodierende schreibgeschützte Zeichenspanne.</text:p>
      <text:p text:style-name="P2">2023-10-16 19:12:55.088 +02:00 [INF] Translation found: The read-only character span to decode.</text:p>
      <text:p text:style-name="P2">2023-10-16 19:12:55.089 +02:00 [INF] Try to translate: &lt;c&gt;true&lt;/c&gt;, um Pluszeichen ('+', U+002B) als Leerzeichen (' ', U+0020) zu dekodieren oder &lt;c&gt;false&lt;/c&gt;, um Pluszeichen unverändert in &lt;paramref name="decoded" /&gt; zu übertragen.</text:p>
      <text:p text:style-name="P2">2023-10-16 19:12:55.092 +02:00 [INF] Translation found: &lt;c&gt;true&lt;/c&gt; to decode PLUS characters ('+', U+002B) as SPACE characters (' ', U+0020), or <text:s/>&lt;c&gt;false&lt;/c&gt; to include the PLUS characters unchanged in &lt;paramref name="decoded"/&gt;.</text:p>
      <text:p text:style-name="P2">2023-10-16 19:12:55.094 +02:00 [INF] Try to translate: Enthält nach erfolgreicher Beendigung der Methode einen &lt;see cref="string" /&gt;, der den dekodierten Inhalt von &lt;paramref name="value" /&gt; repräsentiert.</text:p>
      <text:p text:style-name="P2">2023-10-16 19:12:55.095 +02:00 [INF] Translation found: After the method completes successfully, contains a &lt;see cref="string"/&gt; that represents the decoded content of &lt;paramref name="value"/&gt;.</text:p>
      <text:p text:style-name="P2">2023-10-16 19:12:55.098 +02:00 [INF] Try to translate: &lt;c&gt;true&lt;/c&gt;, wenn die Dekodierung erfolgreich war, andernfalls &lt;c&gt;false&lt;/c&gt;.</text:p>
      <text:p text:style-name="P2">2023-10-16 19:12:55.098 +02:00 [INF] Translation found: &lt;c&gt;true&lt;/c&gt; if the decoding was successful, otherwise &lt;c&gt;false&lt;/c&gt;.</text:p>
      <text:p text:style-name="P2">2023-10-16 19:12:55.099 +02:00 [INF] Try to translate: <text:s/>Versucht, den URL-kodierten Inhalt einer schreibgeschützten Zeichenspanne als &lt;see cref="byte" /&gt;-Array zu dekodieren und erlaubt es anzugeben, ob Pluszeichen ('+', U+002B) als &lt;c&gt;0x20&lt;/c&gt; (SPACE ' ') dekodiert werden. </text:p>
      <text:p text:style-name="P2">2023-10-16 19:12:55.100 +02:00 [INF] Translation found: Tries to decode a URL-encoded read-only character span to a &lt;see cref="byte"/&gt; array and allows to specify whether or not PLUS characters ('+', U+002B) should be decoded as &lt;c&gt;0x20&lt;/c&gt; (SPACE ' ').</text:p>
      <text:p text:style-name="P2">2023-10-16 19:12:55.102 +02:00 [INF] Try to translate: Die zu dekodierende schreibgeschützte Zeichenspanne.</text:p>
      <text:p text:style-name="P2">2023-10-16 19:12:55.102 +02:00 [INF] Translation found: The read-only character span to decode.</text:p>
      <text:p text:style-name="P2">2023-10-16 19:12:55.103 +02:00 [INF] Try to translate: &lt;c&gt;true&lt;/c&gt;, um Pluszeichen ('+', U+002B) als &lt;c&gt;0x20&lt;/c&gt; (SPACE ' ') zu dekodieren oder &lt;c&gt;false&lt;/c&gt;, um Pluszeichen unverändert als &lt;c&gt;0x2B&lt;/c&gt; in &lt;paramref name="bytes" /&gt; zu übertragen.</text:p>
      <text:p text:style-name="P2">2023-10-16 19:12:55.104 +02:00 [INF] Translation found: &lt;c&gt;true&lt;/c&gt; to decode PLUS characters ('+', U+002B) to &lt;c&gt;0x20&lt;/c&gt; (SPACE ' '), or <text:s/>&lt;c&gt;false&lt;/c&gt; to include the PLUS characters unchanged as &lt;c&gt;0x2B&lt;/c&gt; in &lt;paramref name="bytes"/&gt;.</text:p>
      <text:p text:style-name="P2">2023-10-16 19:12:55.105 +02:00 [INF] Try to translate: Enthält nach erfolgreicher Beendigung der Methode ein &lt;see cref="byte" /&gt;-Array, das den dekodierten Inhalt von &lt;paramref name="value" /&gt; repräsentiert.</text:p>
      <text:p text:style-name="P2">2023-10-16 19:12:55.108 +02:00 [INF] Translation found: After the method completes successfully, contains a &lt;see cref="byte"/&gt; array that represents the decoded content of &lt;paramref name="value"/&gt;.</text:p>
      <text:p text:style-name="P2">2023-10-16 19:12:55.109 +02:00 [INF] Try to translate: &lt;c&gt;true&lt;/c&gt;, wenn die Dekodierung erfolgreich war, andernfalls &lt;c&gt;false&lt;/c&gt;.</text:p>
      <text:p text:style-name="P2">2023-10-16 19:12:55.110 +02:00 [INF] Translation found: &lt;c&gt;true&lt;/c&gt; if the decoding was successful, otherwise &lt;c&gt;false&lt;/c&gt;.</text:p>
      <text:p text:style-name="P1">2023-10-16 19:12:55.111 +02:00 [INF] Try to translate: <text:s/>Removes URL encoding from &lt;paramref name="value" /&gt;. </text:p>
      <text:p text:style-name="P1">2023-10-16 19:12:55.112 +02:00 [INF] Translation found: </text:p>
      <text:p text:style-name="P1">2023-10-16 19:12:55.113 +02:00 [INF] Try to translate: </text:p>
      <text:p text:style-name="P1">2023-10-16 19:12:55.113 +02:00 [INF] Translation found: </text:p>
      <text:p text:style-name="P1">2023-10-16 19:12:55.115 +02:00 [INF] Try to translate: </text:p>
      <text:p text:style-name="P1">2023-10-16 19:12:55.116 +02:00 [INF] Translation found: </text:p>
      <text:p text:style-name="P1">2023-10-16 19:12:55.117 +02:00 [INF] Try to translate: </text:p>
      <text:p text:style-name="P1">2023-10-16 19:12:55.118 +02:00 [INF] Translation found: </text:p>
      <text:p text:style-name="P1">2023-10-16 19:12:55.118 +02:00 [INF] Try to translate: </text:p>
      <text:p text:style-name="P1">2023-10-16 19:12:55.119 +02:00 [INF] Translation found: </text:p>
      <text:p text:style-name="P1">2023-10-16 19:12:55.120 +02:00 [INF] Save<text:line-break/>C:\Users\fkinz\source\repos\FolkerKinzel.Strings\src\FolkerKinzel.Strings\UrlEncoding.cs to<text:line-break/>C:\Users\fkinz\source\repos\FolkerKinzel.Strings\src\FolkerKinzel.Strings\UrlEncoding.c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6T19:16:36.888000000</meta:creation-date>
    <dc:date>2023-10-17T13:38:52.294000000</dc:date>
    <meta:editing-duration>PT4H37M28S</meta:editing-duration>
    <meta:editing-cycles>5</meta:editing-cycles>
    <meta:generator>LibreOffice/7.5.7.1$Windows_X86_64 LibreOffice_project/47eb0cf7efbacdee9b19ae25d6752381ede23126</meta:generator>
    <meta:document-statistic meta:table-count="0" meta:image-count="0" meta:object-count="0" meta:page-count="5" meta:paragraph-count="3192" meta:word-count="62844" meta:character-count="531854" meta:non-whitespace-character-count="471287"/>
  </office:meta>
</office:document-meta>
</file>